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94642C6FA7144733.png" manifest:media-type="image/png"/>
  <manifest:file-entry manifest:full-path="Object 2/Pictures/100000000000000800000008B2AA4E6A4F6D2D73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4642C6FA7144733.png" manifest:media-type="image/png"/>
  <manifest:file-entry manifest:full-path="Object 1/Pictures/100000000000000800000008B2AA4E6A4F6D2D73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1.4043in"/>
    </style:style>
    <style:style style:name="co6" style:family="table-column">
      <style:table-column-properties fo:break-before="auto" style:column-width="1.3508in"/>
    </style:style>
    <style:style style:name="co7" style:family="table-column">
      <style:table-column-properties fo:break-before="auto" style:column-width="2.1228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1.0181in"/>
    </style:style>
    <style:style style:name="co10" style:family="table-column">
      <style:table-column-properties fo:break-before="auto" style:column-width="0.5354in"/>
    </style:style>
    <style:style style:name="co11" style:family="table-column">
      <style:table-column-properties fo:break-before="auto" style:column-width="1.7366in"/>
    </style:style>
    <style:style style:name="co12" style:family="table-column">
      <style:table-column-properties fo:break-before="auto" style:column-width="1.4689in"/>
    </style:style>
    <style:style style:name="co13" style:family="table-column">
      <style:table-column-properties fo:break-before="auto" style:column-width="1.3937in"/>
    </style:style>
    <style:style style:name="co14" style:family="table-column">
      <style:table-column-properties fo:break-before="auto" style:column-width="0.8575in"/>
    </style:style>
    <style:style style:name="co15" style:family="table-column">
      <style:table-column-properties fo:break-before="auto" style:column-width="1.2508in"/>
    </style:style>
    <style:style style:name="co16" style:family="table-column">
      <style:table-column-properties fo:break-before="auto" style:column-width="1.4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8429in" svg:height="5.9295in" svg:x="1.013in" svg:y="5.0587in">
            <draw:object draw:notify-on-update-of-ranges="Sheet1.C11:Sheet1.C20 Sheet1.D10:Sheet1.D10 Sheet1.D11:Sheet1.D20 Sheet1.C11:Sheet1.C20 Sheet1.F10:Sheet1.F10 Sheet1.F11:Sheet1.F20 Sheet1.C11:Sheet1.C20 Sheet1.H10:Sheet1.H10 Sheet1.H11:Sheet1.H20 Sheet1.C11:Sheet1.C20 Sheet1.J10:Sheet1.J10 Sheet1.J11:Sheet1.J20 Sheet1.C11:Sheet1.C20 Sheet1.L10:Sheet1.L10 Sheet1.L11:Sheet1.L20 Sheet1.C11:Sheet1.C20 Sheet1.N10:Sheet1.N10 Sheet1.N11:Sheet1.N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8429in" svg:height="5.9295in" svg:x="11.5531in" svg:y="5.1295in">
            <draw:object draw:notify-on-update-of-ranges="Sheet1.C11:Sheet1.C20 Sheet1.D10:Sheet1.D10 Sheet1.D11:Sheet1.D20 Sheet1.C11:Sheet1.C20 Sheet1.P10:Sheet1.P10 Sheet1.P11:Sheet1.P20 Sheet1.C11:Sheet1.C20 Sheet1.H10:Sheet1.H10 Sheet1.H11:Sheet1.H20 Sheet1.C11:Sheet1.C20 Sheet1.T10:Sheet1.T10 Sheet1.T11:Sheet1.T20 Sheet1.C11:Sheet1.C20 Sheet1.J10:Sheet1.J10 Sheet1.J11:Sheet1.J20 Sheet1.C11:Sheet1.C20 Sheet1.V10:Sheet1.V10 Sheet1.V11:Sheet1.V20 Sheet1.C11:Sheet1.C20 Sheet1.L10:Sheet1.L10 Sheet1.L11:Sheet1.L20 Sheet1.C11:Sheet1.C20 Sheet1.X10:Sheet1.X10 Sheet1.X11:Sheet1.X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44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1" table:number-columns-repeated="5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number-columns-repeated="3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 table:number-rows-repeated="8">
          <table:table-cell table:number-columns-repeated="109"/>
        </table:table-row>
        <table:table-row table:style-name="ro1">
          <table:table-cell table:number-columns-repeated="32"/>
          <table:table-cell office:value-type="string" calcext:value-type="string">
            <text:p>N=30</text:p>
          </table:table-cell>
          <table:table-cell table:number-columns-repeated="8"/>
          <table:table-cell office:value-type="string" calcext:value-type="string">
            <text:p>N=5</text:p>
          </table:table-cell>
          <table:table-cell table:number-columns-repeated="6"/>
          <table:table-cell office:value-type="string" calcext:value-type="string">
            <text:p>N=20</text:p>
          </table:table-cell>
          <table:table-cell table:number-columns-repeated="6"/>
          <table:table-cell office:value-type="string" calcext:value-type="string">
            <text:p>N=10</text:p>
          </table:table-cell>
          <table:table-cell table:number-columns-repeated="6"/>
          <table:table-cell office:value-type="string" calcext:value-type="string">
            <text:p>N=5,C=6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p </text:p>
          </table:table-cell>
          <table:table-cell office:value-type="string" calcext:value-type="string">
            <text:p>N=30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 = 25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=20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 = 15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=10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=5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=30 NoChange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=25 NoChange</text:p>
          </table:table-cell>
          <table:table-cell/>
          <table:table-cell office:value-type="string" calcext:value-type="string">
            <text:p>N=20 NoChange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=15 NoChange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=10 NoChange</text:p>
          </table:table-cell>
          <table:table-cell office:value-type="string" calcext:value-type="string">
            <text:p>95% CI</text:p>
          </table:table-cell>
          <table:table-cell office:value-type="string" calcext:value-type="string">
            <text:p>N=5 NoChange</text:p>
          </table:table-cell>
          <table:table-cell office:value-type="string" calcext:value-type="string">
            <text:p>95% CI</text:p>
          </table:table-cell>
          <table:table-cell table:number-columns-repeated="5"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Value</text:p>
          </table:table-cell>
          <table:table-cell table:number-columns-repeated="6"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Value</text:p>
          </table:table-cell>
          <table:table-cell table:number-columns-repeated="4"/>
          <table:table-cell office:value-type="string" calcext:value-type="string">
            <text:p>value</text:p>
          </table:table-cell>
          <table:table-cell table:number-columns-repeated="4"/>
          <table:table-cell office:value-type="string" calcext:value-type="string">
            <text:p>vaue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.67518328928074" calcext:value-type="float">
            <text:p>1.67518328928074</text:p>
          </table:table-cell>
          <table:table-cell office:value-type="float" office:value="0.000627803489163154" calcext:value-type="float">
            <text:p>0.000627803489163</text:p>
          </table:table-cell>
          <table:table-cell office:value-type="float" office:value="1.53275107830713" calcext:value-type="float">
            <text:p>1.53275107830713</text:p>
          </table:table-cell>
          <table:table-cell office:value-type="float" office:value="0.00022053917607459" calcext:value-type="float">
            <text:p>0.000220539176075</text:p>
          </table:table-cell>
          <table:table-cell office:value-type="float" office:value="1.34855310678621" calcext:value-type="float">
            <text:p>1.34855310678621</text:p>
          </table:table-cell>
          <table:table-cell office:value-type="float" office:value="0.00268051424763433" calcext:value-type="float">
            <text:p>0.002680514247634</text:p>
          </table:table-cell>
          <table:table-cell office:value-type="float" office:value="1.11532769815129" calcext:value-type="float">
            <text:p>1.11532769815129</text:p>
          </table:table-cell>
          <table:table-cell office:value-type="float" office:value="0.000627803489163154" calcext:value-type="float">
            <text:p>0.000627803489163</text:p>
          </table:table-cell>
          <table:table-cell office:value-type="float" office:value="0.823090502009998" calcext:value-type="float">
            <text:p>0.823090502009998</text:p>
          </table:table-cell>
          <table:table-cell office:value-type="float" office:value="0.00022053917607459" calcext:value-type="float">
            <text:p>0.000220539176075</text:p>
          </table:table-cell>
          <table:table-cell office:value-type="float" office:value="0.457600851648226" calcext:value-type="float">
            <text:p>0.457600851648226</text:p>
          </table:table-cell>
          <table:table-cell office:value-type="float" office:value="0.00022053917607459" calcext:value-type="float">
            <text:p>0.000220539176075</text:p>
          </table:table-cell>
          <table:table-cell office:value-type="float" office:value="1.61738464836704" calcext:value-type="float">
            <text:p>1.61738464836704</text:p>
          </table:table-cell>
          <table:table-cell office:value-type="float" office:value="0.00022053917607459" calcext:value-type="float">
            <text:p>0.000220539176075</text:p>
          </table:table-cell>
          <table:table-cell office:value-type="float" office:value="1.48873368103222" calcext:value-type="float">
            <text:p>1.48873368103222</text:p>
          </table:table-cell>
          <table:table-cell office:value-type="float" office:value="0.000627803489163154" calcext:value-type="float">
            <text:p>0.000627803489163</text:p>
          </table:table-cell>
          <table:table-cell office:value-type="float" office:value="1.31917685700682" calcext:value-type="float">
            <text:p>1.31917685700682</text:p>
          </table:table-cell>
          <table:table-cell office:value-type="float" office:value="0.000265851598340808" calcext:value-type="float">
            <text:p>0.000265851598341</text:p>
          </table:table-cell>
          <table:table-cell office:value-type="float" office:value="1.09793845329787" calcext:value-type="float">
            <text:p>1.09793845329787</text:p>
          </table:table-cell>
          <table:table-cell office:value-type="float" office:value="0.00268051424763433" calcext:value-type="float">
            <text:p>0.002680514247634</text:p>
          </table:table-cell>
          <table:table-cell office:value-type="float" office:value="0.814888370292944" calcext:value-type="float">
            <text:p>0.814888370292944</text:p>
          </table:table-cell>
          <table:table-cell office:value-type="float" office:value="0.00022053917607459" calcext:value-type="float">
            <text:p>0.000220539176075</text:p>
          </table:table-cell>
          <table:table-cell office:value-type="float" office:value="0.455632046703107" calcext:value-type="float">
            <text:p>0.455632046703107</text:p>
          </table:table-cell>
          <table:table-cell office:value-type="float" office:value="0.000627803489163154" calcext:value-type="float">
            <text:p>0.000627803489163</text:p>
          </table:table-cell>
          <table:table-cell table:number-columns-repeated="5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0234989226" calcext:value-type="float">
            <text:p>1.6760234989226</text:p>
          </table:table-cell>
          <table:table-cell office:value-type="float" office:value="0.000627803489163154" calcext:value-type="float">
            <text:p>0.000627803489163</text:p>
          </table:table-cell>
          <table:table-cell table:number-columns-repeated="2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803631785651" calcext:value-type="float">
            <text:p>0.49803631785651</text:p>
          </table:table-cell>
          <table:table-cell office:value-type="float" office:value="0.00022053917607459" calcext:value-type="float">
            <text:p>0.000220539176075</text:p>
          </table:table-cell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4270006032" calcext:value-type="float">
            <text:p>1.349427000603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0833441228" calcext:value-type="float">
            <text:p>0.823083344122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55636046699" calcext:value-type="float">
            <text:p>0.457556360466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0</text:p>
          </table:table-cell>
          <table:table-cell office:value-type="float" office:value="1.1151335630173" calcext:value-type="float">
            <text:p>1.11513356301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4</text:p>
          </table:table-cell>
          <table:table-cell office:value-type="float" office:value="1.5320625978288" calcext:value-type="float">
            <text:p>1.53206259782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0</text:p>
          </table:table-cell>
          <table:table-cell office:value-type="float" office:value="0.45472478450023" calcext:value-type="float">
            <text:p>0.454724784500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5</text:p>
          </table:table-cell>
          <table:table-cell office:value-type="float" office:value="0.81550229947126" calcext:value-type="float">
            <text:p>0.815502299471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4</text:p>
          </table:table-cell>
          <table:table-cell office:value-type="float" office:value="1.3186322961765" calcext:value-type="float">
            <text:p>1.318632296176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6</text:p>
          </table:table-cell>
          <table:table-cell office:value-type="float" office:value="1.61924145343" calcext:value-type="float">
            <text:p>1.619241453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3</text:p>
          </table:table-cell>
          <table:table-cell office:value-type="float" office:value="1.4878815917036" calcext:value-type="float">
            <text:p>1.48788159170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7</text:p>
          </table:table-cell>
          <table:table-cell office:value-type="float" office:value="1.0971483187912" calcext:value-type="float">
            <text:p>1.0971483187912</text:p>
          </table:table-cell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1.95294889163274" calcext:value-type="float">
            <text:p>1.95294889163274</text:p>
          </table:table-cell>
          <table:table-cell office:value-type="float" office:value="0.00248737896711402" calcext:value-type="float">
            <text:p>0.002487378967114</text:p>
          </table:table-cell>
          <table:table-cell office:value-type="float" office:value="1.88751813343956" calcext:value-type="float">
            <text:p>1.88751813343956</text:p>
          </table:table-cell>
          <table:table-cell office:value-type="float" office:value="0.000265180255513213" calcext:value-type="float">
            <text:p>0.000265180255513</text:p>
          </table:table-cell>
          <table:table-cell office:value-type="float" office:value="1.77607521816643" calcext:value-type="float">
            <text:p>1.77607521816643</text:p>
          </table:table-cell>
          <table:table-cell office:value-type="float" office:value="0.000627803489163154" calcext:value-type="float">
            <text:p>0.000627803489163</text:p>
          </table:table-cell>
          <table:table-cell office:value-type="float" office:value="1.59262172205233" calcext:value-type="float">
            <text:p>1.59262172205233</text:p>
          </table:table-cell>
          <table:table-cell office:value-type="float" office:value="0.00154543522840483" calcext:value-type="float">
            <text:p>0.001545435228405</text:p>
          </table:table-cell>
          <table:table-cell office:value-type="float" office:value="1.29336303706146" calcext:value-type="float">
            <text:p>1.29336303706146</text:p>
          </table:table-cell>
          <table:table-cell office:value-type="float" office:value="0.000265180255513213" calcext:value-type="float">
            <text:p>0.000265180255513</text:p>
          </table:table-cell>
          <table:table-cell office:value-type="float" office:value="0.714397107652168" calcext:value-type="float">
            <text:p>0.714397107652168</text:p>
          </table:table-cell>
          <table:table-cell office:value-type="float" office:value="0.000265180255513213" calcext:value-type="float">
            <text:p>0.000265180255513</text:p>
          </table:table-cell>
          <table:table-cell office:value-type="float" office:value="1.81456510747532" calcext:value-type="float">
            <text:p>1.81456510747532</text:p>
          </table:table-cell>
          <table:table-cell office:value-type="float" office:value="0.000265180255513213" calcext:value-type="float">
            <text:p>0.000265180255513</text:p>
          </table:table-cell>
          <table:table-cell office:value-type="float" office:value="1.75614527924557" calcext:value-type="float">
            <text:p>1.75614527924557</text:p>
          </table:table-cell>
          <table:table-cell office:value-type="float" office:value="0.00154543522840483" calcext:value-type="float">
            <text:p>0.001545435228405</text:p>
          </table:table-cell>
          <table:table-cell office:value-type="float" office:value="1.66379838898415" calcext:value-type="float">
            <text:p>1.66379838898415</text:p>
          </table:table-cell>
          <table:table-cell office:value-type="float" office:value="0.000265771479806617" calcext:value-type="float">
            <text:p>0.000265771479807</text:p>
          </table:table-cell>
          <table:table-cell office:value-type="float" office:value="1.50892168985687" calcext:value-type="float">
            <text:p>1.50892168985687</text:p>
          </table:table-cell>
          <table:table-cell office:value-type="float" office:value="0.00250898105491407" calcext:value-type="float">
            <text:p>0.002508981054914</text:p>
          </table:table-cell>
          <table:table-cell office:value-type="float" office:value="1.24452605839361" calcext:value-type="float">
            <text:p>1.24452605839361</text:p>
          </table:table-cell>
          <table:table-cell office:value-type="float" office:value="0.000265180255513213" calcext:value-type="float">
            <text:p>0.000265180255513</text:p>
          </table:table-cell>
          <table:table-cell office:value-type="float" office:value="0.714398862036285" calcext:value-type="float">
            <text:p>0.714398862036285</text:p>
          </table:table-cell>
          <table:table-cell office:value-type="float" office:value="0.00154543522840483" calcext:value-type="float">
            <text:p>0.001545435228405</text:p>
          </table:table-cell>
          <table:table-cell table:number-columns-repeated="5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55256047099" calcext:value-type="float">
            <text:p>1.675525604709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837000171579" calcext:value-type="float">
            <text:p>0.498370001715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9754221311" calcext:value-type="float">
            <text:p>1.348975422131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50860788568" calcext:value-type="float">
            <text:p>0.822508607885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91374114343" calcext:value-type="float">
            <text:p>0.45913741143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2</text:p>
          </table:table-cell>
          <table:table-cell office:value-type="float" office:value="1.1154577732023" calcext:value-type="float">
            <text:p>1.11545777320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8</text:p>
          </table:table-cell>
          <table:table-cell office:value-type="float" office:value="1.5335152278787" calcext:value-type="float">
            <text:p>1.53351522787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</text:p>
          </table:table-cell>
          <table:table-cell office:value-type="float" office:value="0.45498057370466" calcext:value-type="float">
            <text:p>0.454980573704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3</text:p>
          </table:table-cell>
          <table:table-cell office:value-type="float" office:value="0.81636861434883" calcext:value-type="float">
            <text:p>0.816368614348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8</text:p>
          </table:table-cell>
          <table:table-cell office:value-type="float" office:value="1.3203891364325" calcext:value-type="float">
            <text:p>1.320389136432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7</text:p>
          </table:table-cell>
          <table:table-cell office:value-type="float" office:value="1.6173625080395" calcext:value-type="float">
            <text:p>1.617362508039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0</text:p>
          </table:table-cell>
          <table:table-cell office:value-type="float" office:value="1.4902100103053" calcext:value-type="float">
            <text:p>1.490210010305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7</text:p>
          </table:table-cell>
          <table:table-cell office:value-type="float" office:value="1.0976135814594" calcext:value-type="float">
            <text:p>1.0976135814594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2.01476268621471" calcext:value-type="float">
            <text:p>2.01476268621471</text:p>
          </table:table-cell>
          <table:table-cell office:value-type="float" office:value="0.00268051424763433" calcext:value-type="float">
            <text:p>0.002680514247634</text:p>
          </table:table-cell>
          <table:table-cell office:value-type="float" office:value="1.97037458757561" calcext:value-type="float">
            <text:p>1.97037458757561</text:p>
          </table:table-cell>
          <table:table-cell office:value-type="float" office:value="0.000265851598340808" calcext:value-type="float">
            <text:p>0.000265851598341</text:p>
          </table:table-cell>
          <table:table-cell office:value-type="float" office:value="1.89919098330774" calcext:value-type="float">
            <text:p>1.89919098330774</text:p>
          </table:table-cell>
          <table:table-cell office:value-type="float" office:value="0.00198289466114493" calcext:value-type="float">
            <text:p>0.001982894661145</text:p>
          </table:table-cell>
          <table:table-cell office:value-type="float" office:value="1.77425464364173" calcext:value-type="float">
            <text:p>1.77425464364173</text:p>
          </table:table-cell>
          <table:table-cell office:value-type="float" office:value="0.00181288553179581" calcext:value-type="float">
            <text:p>0.001812885531796</text:p>
          </table:table-cell>
          <table:table-cell office:value-type="float" office:value="1.42856319549737" calcext:value-type="float">
            <text:p>1.42856319549737</text:p>
          </table:table-cell>
          <table:table-cell office:value-type="float" office:value="0.000265851598340808" calcext:value-type="float">
            <text:p>0.000265851598341</text:p>
          </table:table-cell>
          <table:table-cell office:value-type="float" office:value="0.714396616424614" calcext:value-type="float">
            <text:p>0.714396616424614</text:p>
          </table:table-cell>
          <table:table-cell office:value-type="float" office:value="0.000265851598340808" calcext:value-type="float">
            <text:p>0.000265851598341</text:p>
          </table:table-cell>
          <table:table-cell office:value-type="float" office:value="1.84454893556253" calcext:value-type="float">
            <text:p>1.84454893556253</text:p>
          </table:table-cell>
          <table:table-cell office:value-type="float" office:value="0.000265628393648829" calcext:value-type="float">
            <text:p>0.000265628393649</text:p>
          </table:table-cell>
          <table:table-cell office:value-type="float" office:value="1.80342077835408" calcext:value-type="float">
            <text:p>1.80342077835408</text:p>
          </table:table-cell>
          <table:table-cell office:value-type="float" office:value="0.00181288553179581" calcext:value-type="float">
            <text:p>0.001812885531796</text:p>
          </table:table-cell>
          <table:table-cell office:value-type="float" office:value="1.74076564129933" calcext:value-type="float">
            <text:p>1.74076564129933</text:p>
          </table:table-cell>
          <table:table-cell office:value-type="float" office:value="0.000265747896188233" calcext:value-type="float">
            <text:p>0.000265747896188</text:p>
          </table:table-cell>
          <table:table-cell office:value-type="float" office:value="1.63548083483221" calcext:value-type="float">
            <text:p>1.63548083483221</text:p>
          </table:table-cell>
          <table:table-cell office:value-type="float" office:value="0.00248737896711402" calcext:value-type="float">
            <text:p>0.002487378967114</text:p>
          </table:table-cell>
          <table:table-cell office:value-type="float" office:value="1.42648018265244" calcext:value-type="float">
            <text:p>1.42648018265244</text:p>
          </table:table-cell>
          <table:table-cell office:value-type="float" office:value="0.000265851598340808" calcext:value-type="float">
            <text:p>0.000265851598341</text:p>
          </table:table-cell>
          <table:table-cell office:value-type="float" office:value="0.714396721687661" calcext:value-type="float">
            <text:p>0.714396721687661</text:p>
          </table:table-cell>
          <table:table-cell office:value-type="float" office:value="0.00181288553179581" calcext:value-type="float">
            <text:p>0.001812885531796</text:p>
          </table:table-cell>
          <table:table-cell table:number-columns-repeated="5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0245515531" calcext:value-type="float">
            <text:p>1.67602455155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57842360166" calcext:value-type="float">
            <text:p>0.497578423601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7875423289" calcext:value-type="float">
            <text:p>1.34787542328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76229182917" calcext:value-type="float">
            <text:p>0.8227622918291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33846595951" calcext:value-type="float">
            <text:p>0.457338465959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7</text:p>
          </table:table-cell>
          <table:table-cell office:value-type="float" office:value="1.1145283004965" calcext:value-type="float">
            <text:p>1.11452830049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</text:p>
          </table:table-cell>
          <table:table-cell office:value-type="float" office:value="1.5341489114222" calcext:value-type="float">
            <text:p>1.53414891142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0</text:p>
          </table:table-cell>
          <table:table-cell office:value-type="float" office:value="0.45500583683596" calcext:value-type="float">
            <text:p>0.455005836835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9</text:p>
          </table:table-cell>
          <table:table-cell office:value-type="float" office:value="0.81436124804079" calcext:value-type="float">
            <text:p>0.814361248040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3</text:p>
          </table:table-cell>
          <table:table-cell office:value-type="float" office:value="1.3162312460724" calcext:value-type="float">
            <text:p>1.316231246072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2</text:p>
          </table:table-cell>
          <table:table-cell office:value-type="float" office:value="1.6156372466976" calcext:value-type="float">
            <text:p>1.61563724669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1</text:p>
          </table:table-cell>
          <table:table-cell office:value-type="float" office:value="1.4911763250776" calcext:value-type="float">
            <text:p>1.49117632507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5</text:p>
          </table:table-cell>
          <table:table-cell office:value-type="float" office:value="1.0980451599525" calcext:value-type="float">
            <text:p>1.0980451599525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2.03946451986191" calcext:value-type="float">
            <text:p>2.03946451986191</text:p>
          </table:table-cell>
          <table:table-cell office:value-type="float" office:value="0.00209868397204453" calcext:value-type="float">
            <text:p>0.002098683972045</text:p>
          </table:table-cell>
          <table:table-cell office:value-type="float" office:value="2.00376922911509" calcext:value-type="float">
            <text:p>2.00376922911509</text:p>
          </table:table-cell>
          <table:table-cell office:value-type="float" office:value="0.000265771479806617" calcext:value-type="float">
            <text:p>0.000265771479807</text:p>
          </table:table-cell>
          <table:table-cell office:value-type="float" office:value="1.94975156166502" calcext:value-type="float">
            <text:p>1.94975156166502</text:p>
          </table:table-cell>
          <table:table-cell office:value-type="float" office:value="0.00198344018868811" calcext:value-type="float">
            <text:p>0.001983440188688</text:p>
          </table:table-cell>
          <table:table-cell office:value-type="float" office:value="1.85224072696465" calcext:value-type="float">
            <text:p>1.85224072696465</text:p>
          </table:table-cell>
          <table:table-cell office:value-type="float" office:value="0.00198289466114493" calcext:value-type="float">
            <text:p>0.001982894661145</text:p>
          </table:table-cell>
          <table:table-cell office:value-type="float" office:value="1.42866672922299" calcext:value-type="float">
            <text:p>1.42866672922299</text:p>
          </table:table-cell>
          <table:table-cell office:value-type="float" office:value="0.000265771479806617" calcext:value-type="float">
            <text:p>0.000265771479807</text:p>
          </table:table-cell>
          <table:table-cell office:value-type="float" office:value="0.714396686599979" calcext:value-type="float">
            <text:p>0.714396686599979</text:p>
          </table:table-cell>
          <table:table-cell office:value-type="float" office:value="0.000265771479806617" calcext:value-type="float">
            <text:p>0.000265771479807</text:p>
          </table:table-cell>
          <table:table-cell office:value-type="float" office:value="1.85368261015865" calcext:value-type="float">
            <text:p>1.85368261015865</text:p>
          </table:table-cell>
          <table:table-cell office:value-type="float" office:value="0.000265657866690978" calcext:value-type="float">
            <text:p>0.000265657866691</text:p>
          </table:table-cell>
          <table:table-cell office:value-type="float" office:value="1.81827195069118" calcext:value-type="float">
            <text:p>1.81827195069118</text:p>
          </table:table-cell>
          <table:table-cell office:value-type="float" office:value="0.00198289466114493" calcext:value-type="float">
            <text:p>0.001982894661145</text:p>
          </table:table-cell>
          <table:table-cell office:value-type="float" office:value="1.76928729548705" calcext:value-type="float">
            <text:p>1.76928729548705</text:p>
          </table:table-cell>
          <table:table-cell office:value-type="float" office:value="0.000265746831115758" calcext:value-type="float">
            <text:p>0.000265746831116</text:p>
          </table:table-cell>
          <table:table-cell office:value-type="float" office:value="1.68460824176577" calcext:value-type="float">
            <text:p>1.68460824176577</text:p>
          </table:table-cell>
          <table:table-cell office:value-type="float" office:value="0.00242845687326119" calcext:value-type="float">
            <text:p>0.002428456873261</text:p>
          </table:table-cell>
          <table:table-cell office:value-type="float" office:value="1.42843530340143" calcext:value-type="float">
            <text:p>1.42843530340143</text:p>
          </table:table-cell>
          <table:table-cell office:value-type="float" office:value="0.000265771479806617" calcext:value-type="float">
            <text:p>0.000265771479807</text:p>
          </table:table-cell>
          <table:table-cell office:value-type="float" office:value="0.71439714273985" calcext:value-type="float">
            <text:p>0.71439714273985</text:p>
          </table:table-cell>
          <table:table-cell office:value-type="float" office:value="0.00198289466114493" calcext:value-type="float">
            <text:p>0.001982894661145</text:p>
          </table:table-cell>
          <table:table-cell table:number-columns-repeated="5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32729755021" calcext:value-type="float">
            <text:p>1.673272975502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94789794958" calcext:value-type="float">
            <text:p>0.496947897949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64385826962" calcext:value-type="float">
            <text:p>1.346438582696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195281899703" calcext:value-type="float">
            <text:p>0.821952818997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88267591297" calcext:value-type="float">
            <text:p>0.4578826759129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3</text:p>
          </table:table-cell>
          <table:table-cell office:value-type="float" office:value="1.1152367208035" calcext:value-type="float">
            <text:p>1.11523672080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3</text:p>
          </table:table-cell>
          <table:table-cell office:value-type="float" office:value="1.5318278612338" calcext:value-type="float">
            <text:p>1.53182786123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1</text:p>
          </table:table-cell>
          <table:table-cell office:value-type="float" office:value="0.45548162580881" calcext:value-type="float">
            <text:p>0.455481625808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4</text:p>
          </table:table-cell>
          <table:table-cell office:value-type="float" office:value="0.814263353407" calcext:value-type="float">
            <text:p>0.8142633534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7</text:p>
          </table:table-cell>
          <table:table-cell office:value-type="float" office:value="1.3186070330452" calcext:value-type="float">
            <text:p>1.318607033045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4</text:p>
          </table:table-cell>
          <table:table-cell office:value-type="float" office:value="1.6135183015597" calcext:value-type="float">
            <text:p>1.613518301559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6</text:p>
          </table:table-cell>
          <table:table-cell office:value-type="float" office:value="1.4893773796028" calcext:value-type="float">
            <text:p>1.48937737960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5</text:p>
          </table:table-cell>
          <table:table-cell office:value-type="float" office:value="1.0989862115935" calcext:value-type="float">
            <text:p>1.0989862115935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2.05444794268638" calcext:value-type="float">
            <text:p>2.05444794268638</text:p>
          </table:table-cell>
          <table:table-cell office:value-type="float" office:value="0.00198344018868811" calcext:value-type="float">
            <text:p>0.001983440188688</text:p>
          </table:table-cell>
          <table:table-cell office:value-type="float" office:value="2.02123555659415" calcext:value-type="float">
            <text:p>2.02123555659415</text:p>
          </table:table-cell>
          <table:table-cell office:value-type="float" office:value="0.000265746831115758" calcext:value-type="float">
            <text:p>0.000265746831116</text:p>
          </table:table-cell>
          <table:table-cell office:value-type="float" office:value="1.97722518186823" calcext:value-type="float">
            <text:p>1.97722518186823</text:p>
          </table:table-cell>
          <table:table-cell office:value-type="float" office:value="0.00154543522840483" calcext:value-type="float">
            <text:p>0.001545435228405</text:p>
          </table:table-cell>
          <table:table-cell office:value-type="float" office:value="1.89745553651297" calcext:value-type="float">
            <text:p>1.89745553651297</text:p>
          </table:table-cell>
          <table:table-cell office:value-type="float" office:value="0.00198344018868811" calcext:value-type="float">
            <text:p>0.001983440188688</text:p>
          </table:table-cell>
          <table:table-cell office:value-type="float" office:value="1.42867875928553" calcext:value-type="float">
            <text:p>1.42867875928553</text:p>
          </table:table-cell>
          <table:table-cell office:value-type="float" office:value="0.000265746831115758" calcext:value-type="float">
            <text:p>0.000265746831116</text:p>
          </table:table-cell>
          <table:table-cell office:value-type="float" office:value="0.714396511161568" calcext:value-type="float">
            <text:p>0.714396511161568</text:p>
          </table:table-cell>
          <table:table-cell office:value-type="float" office:value="0.000265746831115758" calcext:value-type="float">
            <text:p>0.000265746831116</text:p>
          </table:table-cell>
          <table:table-cell office:value-type="float" office:value="1.85923972711608" calcext:value-type="float">
            <text:p>1.85923972711608</text:p>
          </table:table-cell>
          <table:table-cell office:value-type="float" office:value="0.000265668300407569" calcext:value-type="float">
            <text:p>0.000265668300408</text:p>
          </table:table-cell>
          <table:table-cell office:value-type="float" office:value="1.82719152024953" calcext:value-type="float">
            <text:p>1.82719152024953</text:p>
          </table:table-cell>
          <table:table-cell office:value-type="float" office:value="0.00198344018868811" calcext:value-type="float">
            <text:p>0.001983440188688</text:p>
          </table:table-cell>
          <table:table-cell office:value-type="float" office:value="1.78169208944692" calcext:value-type="float">
            <text:p>1.78169208944692</text:p>
          </table:table-cell>
          <table:table-cell office:value-type="float" office:value="0.000265689556700859" calcext:value-type="float">
            <text:p>0.000265689556701</text:p>
          </table:table-cell>
          <table:table-cell office:value-type="float" office:value="1.70745817260042" calcext:value-type="float">
            <text:p>1.70745817260042</text:p>
          </table:table-cell>
          <table:table-cell office:value-type="float" office:value="0.00209868397204453" calcext:value-type="float">
            <text:p>0.002098683972045</text:p>
          </table:table-cell>
          <table:table-cell office:value-type="float" office:value="1.42858144359849" calcext:value-type="float">
            <text:p>1.42858144359849</text:p>
          </table:table-cell>
          <table:table-cell office:value-type="float" office:value="0.000265746831115758" calcext:value-type="float">
            <text:p>0.000265746831116</text:p>
          </table:table-cell>
          <table:table-cell office:value-type="float" office:value="0.714396686599979" calcext:value-type="float">
            <text:p>0.714396686599979</text:p>
          </table:table-cell>
          <table:table-cell office:value-type="float" office:value="0.00198344018868811" calcext:value-type="float">
            <text:p>0.001983440188688</text:p>
          </table:table-cell>
          <table:table-cell table:number-columns-repeated="5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36024488395" calcext:value-type="float">
            <text:p>1.673602448839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85947593739" calcext:value-type="float">
            <text:p>0.4978594759373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8806853888" calcext:value-type="float">
            <text:p>1.348880685388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9022916818" calcext:value-type="float">
            <text:p>0.82290229168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04057048361" calcext:value-type="float">
            <text:p>0.458040570483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6</text:p>
          </table:table-cell>
          <table:table-cell office:value-type="float" office:value="1.1140198799791" calcext:value-type="float">
            <text:p>1.1140198799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30</text:p>
          </table:table-cell>
          <table:table-cell office:value-type="float" office:value="1.5315415457457" calcext:value-type="float">
            <text:p>1.53154154574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2</text:p>
          </table:table-cell>
          <table:table-cell office:value-type="float" office:value="0.45517636297225" calcext:value-type="float">
            <text:p>0.455176362972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8</text:p>
          </table:table-cell>
          <table:table-cell office:value-type="float" office:value="0.81378335391226" calcext:value-type="float">
            <text:p>0.813783353912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8</text:p>
          </table:table-cell>
          <table:table-cell office:value-type="float" office:value="1.317240718694" calcext:value-type="float">
            <text:p>1.31724071869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3</text:p>
          </table:table-cell>
          <table:table-cell office:value-type="float" office:value="1.617435139542" calcext:value-type="float">
            <text:p>1.6174351395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7</text:p>
          </table:table-cell>
          <table:table-cell office:value-type="float" office:value="1.4893731690809" calcext:value-type="float">
            <text:p>1.48937316908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6</text:p>
          </table:table-cell>
          <table:table-cell office:value-type="float" office:value="1.0984925279026" calcext:value-type="float">
            <text:p>1.0984925279026</text:p>
          </table:table-cell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2.06478063356424" calcext:value-type="float">
            <text:p>2.06478063356424</text:p>
          </table:table-cell>
          <table:table-cell office:value-type="float" office:value="0.00242845687326119" calcext:value-type="float">
            <text:p>0.002428456873261</text:p>
          </table:table-cell>
          <table:table-cell office:value-type="float" office:value="2.0362784279776" calcext:value-type="float">
            <text:p>2.0362784279776</text:p>
          </table:table-cell>
          <table:table-cell office:value-type="float" office:value="0.000265747896188233" calcext:value-type="float">
            <text:p>0.000265747896188</text:p>
          </table:table-cell>
          <table:table-cell office:value-type="float" office:value="1.99238313082478" calcext:value-type="float">
            <text:p>1.99238313082478</text:p>
          </table:table-cell>
          <table:table-cell office:value-type="float" office:value="0.00181288553179581" calcext:value-type="float">
            <text:p>0.001812885531796</text:p>
          </table:table-cell>
          <table:table-cell office:value-type="float" office:value="1.92122901524765" calcext:value-type="float">
            <text:p>1.92122901524765</text:p>
          </table:table-cell>
          <table:table-cell office:value-type="float" office:value="0.00209868397204453" calcext:value-type="float">
            <text:p>0.002098683972045</text:p>
          </table:table-cell>
          <table:table-cell office:value-type="float" office:value="1.42846748131242" calcext:value-type="float">
            <text:p>1.42846748131242</text:p>
          </table:table-cell>
          <table:table-cell office:value-type="float" office:value="0.000265747896188233" calcext:value-type="float">
            <text:p>0.000265747896188</text:p>
          </table:table-cell>
          <table:table-cell office:value-type="float" office:value="0.714397388353626" calcext:value-type="float">
            <text:p>0.714397388353626</text:p>
          </table:table-cell>
          <table:table-cell office:value-type="float" office:value="0.000265747896188233" calcext:value-type="float">
            <text:p>0.000265747896188</text:p>
          </table:table-cell>
          <table:table-cell office:value-type="float" office:value="1.86045565566072" calcext:value-type="float">
            <text:p>1.86045565566072</text:p>
          </table:table-cell>
          <table:table-cell office:value-type="float" office:value="0.000265689556700859" calcext:value-type="float">
            <text:p>0.000265689556701</text:p>
          </table:table-cell>
          <table:table-cell office:value-type="float" office:value="1.83033302070209" calcext:value-type="float">
            <text:p>1.83033302070209</text:p>
          </table:table-cell>
          <table:table-cell office:value-type="float" office:value="0.00209868397204453" calcext:value-type="float">
            <text:p>0.002098683972045</text:p>
          </table:table-cell>
          <table:table-cell office:value-type="float" office:value="1.79062583442895" calcext:value-type="float">
            <text:p>1.79062583442895</text:p>
          </table:table-cell>
          <table:table-cell office:value-type="float" office:value="0.000265668300407569" calcext:value-type="float">
            <text:p>0.000265668300408</text:p>
          </table:table-cell>
          <table:table-cell office:value-type="float" office:value="1.72333259198074" calcext:value-type="float">
            <text:p>1.72333259198074</text:p>
          </table:table-cell>
          <table:table-cell office:value-type="float" office:value="0.00198344018868811" calcext:value-type="float">
            <text:p>0.001983440188688</text:p>
          </table:table-cell>
          <table:table-cell office:value-type="float" office:value="1.42880628546707" calcext:value-type="float">
            <text:p>1.42880628546707</text:p>
          </table:table-cell>
          <table:table-cell office:value-type="float" office:value="0.000265747896188233" calcext:value-type="float">
            <text:p>0.000265747896188</text:p>
          </table:table-cell>
          <table:table-cell office:value-type="float" office:value="0.714396335723155" calcext:value-type="float">
            <text:p>0.714396335723155</text:p>
          </table:table-cell>
          <table:table-cell office:value-type="float" office:value="0.00209868397204453" calcext:value-type="float">
            <text:p>0.002098683972045</text:p>
          </table:table-cell>
          <table:table-cell table:number-columns-repeated="5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7613928827" calcext:value-type="float">
            <text:p>1.676761392882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61631829861" calcext:value-type="float">
            <text:p>0.497616318298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2112124093" calcext:value-type="float">
            <text:p>1.348211212409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13176512446" calcext:value-type="float">
            <text:p>0.823131765124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99109685148" calcext:value-type="float">
            <text:p>0.457991096851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9</text:p>
          </table:table-cell>
          <table:table-cell office:value-type="float" office:value="1.1160893514849" calcext:value-type="float">
            <text:p>1.11608935148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32</text:p>
          </table:table-cell>
          <table:table-cell office:value-type="float" office:value="1.5319152295629" calcext:value-type="float">
            <text:p>1.53191522956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3</text:p>
          </table:table-cell>
          <table:table-cell office:value-type="float" office:value="0.45492688955064" calcext:value-type="float">
            <text:p>0.454926889550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1</text:p>
          </table:table-cell>
          <table:table-cell office:value-type="float" office:value="0.81583598333054" calcext:value-type="float">
            <text:p>0.815835983330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7</text:p>
          </table:table-cell>
          <table:table-cell office:value-type="float" office:value="1.3190333483859" calcext:value-type="float">
            <text:p>1.319033348385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6</text:p>
          </table:table-cell>
          <table:table-cell office:value-type="float" office:value="1.6173109291464" calcext:value-type="float">
            <text:p>1.61731092914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</text:p>
          </table:table-cell>
          <table:table-cell office:value-type="float" office:value="1.4882394860637" calcext:value-type="float">
            <text:p>1.48823948606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4</text:p>
          </table:table-cell>
          <table:table-cell office:value-type="float" office:value="1.0978241075536" calcext:value-type="float">
            <text:p>1.0978241075536</text:p>
          </table:table-cell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2.07167073157467" calcext:value-type="float">
            <text:p>2.07167073157467</text:p>
          </table:table-cell>
          <table:table-cell office:value-type="float" office:value="0.00198289466114493" calcext:value-type="float">
            <text:p>0.001982894661145</text:p>
          </table:table-cell>
          <table:table-cell office:value-type="float" office:value="2.04573366614502" calcext:value-type="float">
            <text:p>2.04573366614502</text:p>
          </table:table-cell>
          <table:table-cell office:value-type="float" office:value="0.000265689556700859" calcext:value-type="float">
            <text:p>0.000265689556701</text:p>
          </table:table-cell>
          <table:table-cell office:value-type="float" office:value="2.00924977973707" calcext:value-type="float">
            <text:p>2.00924977973707</text:p>
          </table:table-cell>
          <table:table-cell office:value-type="float" office:value="0.00209868397204453" calcext:value-type="float">
            <text:p>0.002098683972045</text:p>
          </table:table-cell>
          <table:table-cell office:value-type="float" office:value="1.94262054160243" calcext:value-type="float">
            <text:p>1.94262054160243</text:p>
          </table:table-cell>
          <table:table-cell office:value-type="float" office:value="0.00242845687326119" calcext:value-type="float">
            <text:p>0.002428456873261</text:p>
          </table:table-cell>
          <table:table-cell office:value-type="float" office:value="1.4285341353776" calcext:value-type="float">
            <text:p>1.4285341353776</text:p>
          </table:table-cell>
          <table:table-cell office:value-type="float" office:value="0.000265689556700859" calcext:value-type="float">
            <text:p>0.000265689556701</text:p>
          </table:table-cell>
          <table:table-cell office:value-type="float" office:value="0.714396897126073" calcext:value-type="float">
            <text:p>0.714396897126073</text:p>
          </table:table-cell>
          <table:table-cell office:value-type="float" office:value="0.000265689556700859" calcext:value-type="float">
            <text:p>0.000265689556701</text:p>
          </table:table-cell>
          <table:table-cell office:value-type="float" office:value="1.86498119475665" calcext:value-type="float">
            <text:p>1.86498119475665</text:p>
          </table:table-cell>
          <table:table-cell office:value-type="float" office:value="0.000265746831115758" calcext:value-type="float">
            <text:p>0.000265746831116</text:p>
          </table:table-cell>
          <table:table-cell office:value-type="float" office:value="1.83523575238342" calcext:value-type="float">
            <text:p>1.83523575238342</text:p>
          </table:table-cell>
          <table:table-cell office:value-type="float" office:value="0.00242845687326119" calcext:value-type="float">
            <text:p>0.002428456873261</text:p>
          </table:table-cell>
          <table:table-cell office:value-type="float" office:value="1.79519625067062" calcext:value-type="float">
            <text:p>1.79519625067062</text:p>
          </table:table-cell>
          <table:table-cell office:value-type="float" office:value="0.000265657866690978" calcext:value-type="float">
            <text:p>0.000265657866691</text:p>
          </table:table-cell>
          <table:table-cell office:value-type="float" office:value="1.73326428077444" calcext:value-type="float">
            <text:p>1.73326428077444</text:p>
          </table:table-cell>
          <table:table-cell office:value-type="float" office:value="0.00198289466114493" calcext:value-type="float">
            <text:p>0.001982894661145</text:p>
          </table:table-cell>
          <table:table-cell office:value-type="float" office:value="1.42860800497403" calcext:value-type="float">
            <text:p>1.42860800497403</text:p>
          </table:table-cell>
          <table:table-cell office:value-type="float" office:value="0.000265689556700859" calcext:value-type="float">
            <text:p>0.000265689556701</text:p>
          </table:table-cell>
          <table:table-cell office:value-type="float" office:value="0.714397809405815" calcext:value-type="float">
            <text:p>0.714397809405815</text:p>
          </table:table-cell>
          <table:table-cell office:value-type="float" office:value="0.00242845687326119" calcext:value-type="float">
            <text:p>0.002428456873261</text:p>
          </table:table-cell>
          <table:table-cell table:number-columns-repeated="5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57140255642" calcext:value-type="float">
            <text:p>1.675714025564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56158151412" calcext:value-type="float">
            <text:p>0.497561581514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4406847993" calcext:value-type="float">
            <text:p>1.349440684799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54860784357" calcext:value-type="float">
            <text:p>0.822548607843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55741309746" calcext:value-type="float">
            <text:p>0.457557413097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</text:p>
          </table:table-cell>
          <table:table-cell office:value-type="float" office:value="1.1148009317885" calcext:value-type="float">
            <text:p>1.114800931788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2</text:p>
          </table:table-cell>
          <table:table-cell office:value-type="float" office:value="1.533287859697" calcext:value-type="float">
            <text:p>1.53328785969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4</text:p>
          </table:table-cell>
          <table:table-cell office:value-type="float" office:value="0.45530899441158" calcext:value-type="float">
            <text:p>0.4553089944115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</text:p>
          </table:table-cell>
          <table:table-cell office:value-type="float" office:value="0.81461914250617" calcext:value-type="float">
            <text:p>0.814619142506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6</text:p>
          </table:table-cell>
          <table:table-cell office:value-type="float" office:value="1.3198186107173" calcext:value-type="float">
            <text:p>1.319818610717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</text:p>
          </table:table-cell>
          <table:table-cell office:value-type="float" office:value="1.6172646134057" calcext:value-type="float">
            <text:p>1.61726461340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4</text:p>
          </table:table-cell>
          <table:table-cell office:value-type="float" office:value="1.4864079090443" calcext:value-type="float">
            <text:p>1.48640790904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3</text:p>
          </table:table-cell>
          <table:table-cell office:value-type="float" office:value="1.0980356862782" calcext:value-type="float">
            <text:p>1.0980356862782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2.08133970385295" calcext:value-type="float">
            <text:p>2.08133970385295</text:p>
          </table:table-cell>
          <table:table-cell office:value-type="float" office:value="0.00181288553179581" calcext:value-type="float">
            <text:p>0.001812885531796</text:p>
          </table:table-cell>
          <table:table-cell office:value-type="float" office:value="2.05561702416254" calcext:value-type="float">
            <text:p>2.05561702416254</text:p>
          </table:table-cell>
          <table:table-cell office:value-type="float" office:value="0.000265668300407569" calcext:value-type="float">
            <text:p>0.000265668300408</text:p>
          </table:table-cell>
          <table:table-cell office:value-type="float" office:value="2.01853885767838" calcext:value-type="float">
            <text:p>2.01853885767838</text:p>
          </table:table-cell>
          <table:table-cell office:value-type="float" office:value="0.00242845687326119" calcext:value-type="float">
            <text:p>0.002428456873261</text:p>
          </table:table-cell>
          <table:table-cell office:value-type="float" office:value="1.95731472162361" calcext:value-type="float">
            <text:p>1.95731472162361</text:p>
          </table:table-cell>
          <table:table-cell office:value-type="float" office:value="0.00248737896711402" calcext:value-type="float">
            <text:p>0.002487378967114</text:p>
          </table:table-cell>
          <table:table-cell office:value-type="float" office:value="1.42859172930193" calcext:value-type="float">
            <text:p>1.42859172930193</text:p>
          </table:table-cell>
          <table:table-cell office:value-type="float" office:value="0.000265668300407569" calcext:value-type="float">
            <text:p>0.000265668300408</text:p>
          </table:table-cell>
          <table:table-cell office:value-type="float" office:value="0.714396756775344" calcext:value-type="float">
            <text:p>0.714396756775344</text:p>
          </table:table-cell>
          <table:table-cell office:value-type="float" office:value="0.000265668300407569" calcext:value-type="float">
            <text:p>0.000265668300408</text:p>
          </table:table-cell>
          <table:table-cell office:value-type="float" office:value="1.86552087839908" calcext:value-type="float">
            <text:p>1.86552087839908</text:p>
          </table:table-cell>
          <table:table-cell office:value-type="float" office:value="0.000265747896188233" calcext:value-type="float">
            <text:p>0.000265747896188</text:p>
          </table:table-cell>
          <table:table-cell office:value-type="float" office:value="1.8400946044117" calcext:value-type="float">
            <text:p>1.8400946044117</text:p>
          </table:table-cell>
          <table:table-cell office:value-type="float" office:value="0.00248737896711402" calcext:value-type="float">
            <text:p>0.002487378967114</text:p>
          </table:table-cell>
          <table:table-cell office:value-type="float" office:value="1.80014003494032" calcext:value-type="float">
            <text:p>1.80014003494032</text:p>
          </table:table-cell>
          <table:table-cell office:value-type="float" office:value="0.000265628393648829" calcext:value-type="float">
            <text:p>0.000265628393649</text:p>
          </table:table-cell>
          <table:table-cell office:value-type="float" office:value="1.74128466330937" calcext:value-type="float">
            <text:p>1.74128466330937</text:p>
          </table:table-cell>
          <table:table-cell office:value-type="float" office:value="0.00181288553179581" calcext:value-type="float">
            <text:p>0.001812885531796</text:p>
          </table:table-cell>
          <table:table-cell office:value-type="float" office:value="1.42862239092381" calcext:value-type="float">
            <text:p>1.42862239092381</text:p>
          </table:table-cell>
          <table:table-cell office:value-type="float" office:value="0.000265668300407569" calcext:value-type="float">
            <text:p>0.000265668300408</text:p>
          </table:table-cell>
          <table:table-cell office:value-type="float" office:value="0.71439773923045" calcext:value-type="float">
            <text:p>0.71439773923045</text:p>
          </table:table-cell>
          <table:table-cell office:value-type="float" office:value="0.00248737896711402" calcext:value-type="float">
            <text:p>0.002487378967114</text:p>
          </table:table-cell>
          <table:table-cell table:number-columns-repeated="5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9392874323" calcext:value-type="float">
            <text:p>1.676939287432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895315899667" calcext:value-type="float">
            <text:p>0.498953158996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3017386297" calcext:value-type="float">
            <text:p>1.348301738629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175913499038" calcext:value-type="float">
            <text:p>0.821759134990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56372888029" calcext:value-type="float">
            <text:p>0.457563728880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32</text:p>
          </table:table-cell>
          <table:table-cell office:value-type="float" office:value="1.1139967221087" calcext:value-type="float">
            <text:p>1.11399672210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3</text:p>
          </table:table-cell>
          <table:table-cell office:value-type="float" office:value="1.5341625956183" calcext:value-type="float">
            <text:p>1.53416259561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5</text:p>
          </table:table-cell>
          <table:table-cell office:value-type="float" office:value="0.45587215171352" calcext:value-type="float">
            <text:p>0.455872151713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0</text:p>
          </table:table-cell>
          <table:table-cell office:value-type="float" office:value="0.81324545974162" calcext:value-type="float">
            <text:p>0.813245459741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9</text:p>
          </table:table-cell>
          <table:table-cell office:value-type="float" office:value="1.3202259787095" calcext:value-type="float">
            <text:p>1.320225978709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5</text:p>
          </table:table-cell>
          <table:table-cell office:value-type="float" office:value="1.6173709290832" calcext:value-type="float">
            <text:p>1.61737092908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</text:p>
          </table:table-cell>
          <table:table-cell office:value-type="float" office:value="1.4898900106421" calcext:value-type="float">
            <text:p>1.48989001064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2</text:p>
          </table:table-cell>
          <table:table-cell office:value-type="float" office:value="1.0976546340478" calcext:value-type="float">
            <text:p>1.0976546340478</text:p>
          </table:table-cell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2.0895147829669" calcext:value-type="float">
            <text:p>2.0895147829669</text:p>
          </table:table-cell>
          <table:table-cell office:value-type="float" office:value="0.00250898105491407" calcext:value-type="float">
            <text:p>0.002508981054914</text:p>
          </table:table-cell>
          <table:table-cell office:value-type="float" office:value="2.06567520906369" calcext:value-type="float">
            <text:p>2.06567520906369</text:p>
          </table:table-cell>
          <table:table-cell office:value-type="float" office:value="0.000265628393648829" calcext:value-type="float">
            <text:p>0.000265628393649</text:p>
          </table:table-cell>
          <table:table-cell office:value-type="float" office:value="2.02939305677923" calcext:value-type="float">
            <text:p>2.02939305677923</text:p>
          </table:table-cell>
          <table:table-cell office:value-type="float" office:value="0.00248737896711402" calcext:value-type="float">
            <text:p>0.002487378967114</text:p>
          </table:table-cell>
          <table:table-cell office:value-type="float" office:value="1.97056932421275" calcext:value-type="float">
            <text:p>1.97056932421275</text:p>
          </table:table-cell>
          <table:table-cell office:value-type="float" office:value="0.00250898105491407" calcext:value-type="float">
            <text:p>0.002508981054914</text:p>
          </table:table-cell>
          <table:table-cell office:value-type="float" office:value="1.42840131596854" calcext:value-type="float">
            <text:p>1.42840131596854</text:p>
          </table:table-cell>
          <table:table-cell office:value-type="float" office:value="0.000265628393648829" calcext:value-type="float">
            <text:p>0.000265628393649</text:p>
          </table:table-cell>
          <table:table-cell office:value-type="float" office:value="0.714396616424615" calcext:value-type="float">
            <text:p>0.714396616424615</text:p>
          </table:table-cell>
          <table:table-cell office:value-type="float" office:value="0.000265628393648829" calcext:value-type="float">
            <text:p>0.000265628393649</text:p>
          </table:table-cell>
          <table:table-cell office:value-type="float" office:value="1.86945147075284" calcext:value-type="float">
            <text:p>1.86945147075284</text:p>
          </table:table-cell>
          <table:table-cell office:value-type="float" office:value="0.000265771479806617" calcext:value-type="float">
            <text:p>0.000265771479807</text:p>
          </table:table-cell>
          <table:table-cell office:value-type="float" office:value="1.84360735259376" calcext:value-type="float">
            <text:p>1.84360735259376</text:p>
          </table:table-cell>
          <table:table-cell office:value-type="float" office:value="0.00250898105491407" calcext:value-type="float">
            <text:p>0.002508981054914</text:p>
          </table:table-cell>
          <table:table-cell office:value-type="float" office:value="1.80446645143882" calcext:value-type="float">
            <text:p>1.80446645143882</text:p>
          </table:table-cell>
          <table:table-cell office:value-type="float" office:value="0.000265180255513213" calcext:value-type="float">
            <text:p>0.000265180255513</text:p>
          </table:table-cell>
          <table:table-cell office:value-type="float" office:value="1.75004101499442" calcext:value-type="float">
            <text:p>1.75004101499442</text:p>
          </table:table-cell>
          <table:table-cell office:value-type="float" office:value="0.00154543522840483" calcext:value-type="float">
            <text:p>0.001545435228405</text:p>
          </table:table-cell>
          <table:table-cell office:value-type="float" office:value="1.42847488230714" calcext:value-type="float">
            <text:p>1.42847488230714</text:p>
          </table:table-cell>
          <table:table-cell office:value-type="float" office:value="0.000265628393648829" calcext:value-type="float">
            <text:p>0.000265628393649</text:p>
          </table:table-cell>
          <table:table-cell office:value-type="float" office:value="0.71439700238912" calcext:value-type="float">
            <text:p>0.71439700238912</text:p>
          </table:table-cell>
          <table:table-cell office:value-type="float" office:value="0.00250898105491407" calcext:value-type="float">
            <text:p>0.002508981054914</text:p>
          </table:table-cell>
          <table:table-cell table:number-columns-repeated="5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57750781315" calcext:value-type="float">
            <text:p>1.675775078131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68052875734" calcext:value-type="float">
            <text:p>0.497680528757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50519631032" calcext:value-type="float">
            <text:p>1.35051963103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417913244302" calcext:value-type="float">
            <text:p>0.8241791324430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23425449026" calcext:value-type="float">
            <text:p>0.458234254490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34</text:p>
          </table:table-cell>
          <table:table-cell office:value-type="float" office:value="1.1157030361021" calcext:value-type="float">
            <text:p>1.11570303610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6</text:p>
          </table:table-cell>
          <table:table-cell office:value-type="float" office:value="1.5300720736083" calcext:value-type="float">
            <text:p>1.53007207360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6</text:p>
          </table:table-cell>
          <table:table-cell office:value-type="float" office:value="0.45545636267751" calcext:value-type="float">
            <text:p>0.455456362677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4</text:p>
          </table:table-cell>
          <table:table-cell office:value-type="float" office:value="0.81670756136046" calcext:value-type="float">
            <text:p>0.816707561360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5</text:p>
          </table:table-cell>
          <table:table-cell office:value-type="float" office:value="1.320967030561" calcext:value-type="float">
            <text:p>1.32096703056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8</text:p>
          </table:table-cell>
          <table:table-cell office:value-type="float" office:value="1.6181467177403" calcext:value-type="float">
            <text:p>1.61814671774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8</text:p>
          </table:table-cell>
          <table:table-cell office:value-type="float" office:value="1.4893089586221" calcext:value-type="float">
            <text:p>1.48930895862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1</text:p>
          </table:table-cell>
          <table:table-cell office:value-type="float" office:value="1.0986220014505" calcext:value-type="float">
            <text:p>1.098622001450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10049891175554" calcext:value-type="float">
            <text:p>2.10049891175554</text:p>
          </table:table-cell>
          <table:table-cell office:value-type="float" office:value="0.00154543522840483" calcext:value-type="float">
            <text:p>0.001545435228405</text:p>
          </table:table-cell>
          <table:table-cell office:value-type="float" office:value="2.07488479335435" calcext:value-type="float">
            <text:p>2.07488479335435</text:p>
          </table:table-cell>
          <table:table-cell office:value-type="float" office:value="0.000265657866690978" calcext:value-type="float">
            <text:p>0.000265657866691</text:p>
          </table:table-cell>
          <table:table-cell office:value-type="float" office:value="2.03930683581737" calcext:value-type="float">
            <text:p>2.03930683581737</text:p>
          </table:table-cell>
          <table:table-cell office:value-type="float" office:value="0.00250898105491407" calcext:value-type="float">
            <text:p>0.002508981054914</text:p>
          </table:table-cell>
          <table:table-cell office:value-type="float" office:value="1.97943394646051" calcext:value-type="float">
            <text:p>1.97943394646051</text:p>
          </table:table-cell>
          <table:table-cell office:value-type="float" office:value="0.00268051424763433" calcext:value-type="float">
            <text:p>0.002680514247634</text:p>
          </table:table-cell>
          <table:table-cell office:value-type="float" office:value="1.42905963607759" calcext:value-type="float">
            <text:p>1.42905963607759</text:p>
          </table:table-cell>
          <table:table-cell office:value-type="float" office:value="0.000265657866690978" calcext:value-type="float">
            <text:p>0.000265657866691</text:p>
          </table:table-cell>
          <table:table-cell office:value-type="float" office:value="0.714397388353626" calcext:value-type="float">
            <text:p>0.714397388353626</text:p>
          </table:table-cell>
          <table:table-cell office:value-type="float" office:value="0.000265657866690978" calcext:value-type="float">
            <text:p>0.000265657866691</text:p>
          </table:table-cell>
          <table:table-cell office:value-type="float" office:value="1.87354213311354" calcext:value-type="float">
            <text:p>1.87354213311354</text:p>
          </table:table-cell>
          <table:table-cell office:value-type="float" office:value="0.000265851598340808" calcext:value-type="float">
            <text:p>0.000265851598341</text:p>
          </table:table-cell>
          <table:table-cell office:value-type="float" office:value="1.84791300219684" calcext:value-type="float">
            <text:p>1.84791300219684</text:p>
          </table:table-cell>
          <table:table-cell office:value-type="float" office:value="0.00268051424763433" calcext:value-type="float">
            <text:p>0.002680514247634</text:p>
          </table:table-cell>
          <table:table-cell office:value-type="float" office:value="1.81180732090458" calcext:value-type="float">
            <text:p>1.81180732090458</text:p>
          </table:table-cell>
          <table:table-cell office:value-type="float" office:value="0.00022053917607459" calcext:value-type="float">
            <text:p>0.000220539176075</text:p>
          </table:table-cell>
          <table:table-cell office:value-type="float" office:value="1.75611279807675" calcext:value-type="float">
            <text:p>1.75611279807675</text:p>
          </table:table-cell>
          <table:table-cell office:value-type="float" office:value="0.000627803489163154" calcext:value-type="float">
            <text:p>0.000627803489163</text:p>
          </table:table-cell>
          <table:table-cell office:value-type="float" office:value="1.42858902253787" calcext:value-type="float">
            <text:p>1.42858902253787</text:p>
          </table:table-cell>
          <table:table-cell office:value-type="float" office:value="0.000265657866690978" calcext:value-type="float">
            <text:p>0.000265657866691</text:p>
          </table:table-cell>
          <table:table-cell office:value-type="float" office:value="0.714397107652167" calcext:value-type="float">
            <text:p>0.714397107652167</text:p>
          </table:table-cell>
          <table:table-cell office:value-type="float" office:value="0.00268051424763433" calcext:value-type="float">
            <text:p>0.002680514247634</text:p>
          </table:table-cell>
          <table:table-cell table:number-columns-repeated="5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49908684307" calcext:value-type="float">
            <text:p>1.674990868430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29631863545" calcext:value-type="float">
            <text:p>0.4972963186354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219633453" calcext:value-type="float">
            <text:p>1.34821963345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46033425228" calcext:value-type="float">
            <text:p>0.824603342522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32583439386" calcext:value-type="float">
            <text:p>0.4573258343938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7</text:p>
          </table:table-cell>
          <table:table-cell office:value-type="float" office:value="1.1150430367968" calcext:value-type="float">
            <text:p>1.11504303679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5</text:p>
          </table:table-cell>
          <table:table-cell office:value-type="float" office:value="1.5346162793513" calcext:value-type="float">
            <text:p>1.53461627935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7</text:p>
          </table:table-cell>
          <table:table-cell office:value-type="float" office:value="0.45493846848582" calcext:value-type="float">
            <text:p>0.4549384684858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3</text:p>
          </table:table-cell>
          <table:table-cell office:value-type="float" office:value="0.81423914290617" calcext:value-type="float">
            <text:p>0.814239142906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5</text:p>
          </table:table-cell>
          <table:table-cell office:value-type="float" office:value="1.3211722935028" calcext:value-type="float">
            <text:p>1.321172293502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3</text:p>
          </table:table-cell>
          <table:table-cell office:value-type="float" office:value="1.6163098775685" calcext:value-type="float">
            <text:p>1.616309877568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0</text:p>
          </table:table-cell>
          <table:table-cell office:value-type="float" office:value="1.4888300117579" calcext:value-type="float">
            <text:p>1.48883001175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0</text:p>
          </table:table-cell>
          <table:table-cell office:value-type="float" office:value="1.0976777919181" calcext:value-type="float">
            <text:p>1.0976777919181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4057185203" calcext:value-type="float">
            <text:p>1.67405718520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810263357618" calcext:value-type="float">
            <text:p>0.498102633576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3648954054" calcext:value-type="float">
            <text:p>1.349364895405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80966020036" calcext:value-type="float">
            <text:p>0.822809660200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673320343873" calcext:value-type="float">
            <text:p>0.456733203438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5</text:p>
          </table:table-cell>
          <table:table-cell office:value-type="float" office:value="1.1171388240644" calcext:value-type="float">
            <text:p>1.117138824064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0</text:p>
          </table:table-cell>
          <table:table-cell office:value-type="float" office:value="1.5318162822987" calcext:value-type="float">
            <text:p>1.53181628229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8</text:p>
          </table:table-cell>
          <table:table-cell office:value-type="float" office:value="0.4552974154764" calcext:value-type="float">
            <text:p>0.45529741547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6</text:p>
          </table:table-cell>
          <table:table-cell office:value-type="float" office:value="0.81471598450949" calcext:value-type="float">
            <text:p>0.8147159845094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3</text:p>
          </table:table-cell>
          <table:table-cell office:value-type="float" office:value="1.3195322952292" calcext:value-type="float">
            <text:p>1.319532295229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6</text:p>
          </table:table-cell>
          <table:table-cell office:value-type="float" office:value="1.6183077702023" calcext:value-type="float">
            <text:p>1.61830777020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3</text:p>
          </table:table-cell>
          <table:table-cell office:value-type="float" office:value="1.4898931685335" calcext:value-type="float">
            <text:p>1.48989316853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9</text:p>
          </table:table-cell>
          <table:table-cell office:value-type="float" office:value="1.0969346348056" calcext:value-type="float">
            <text:p>1.0969346348056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55529731021" calcext:value-type="float">
            <text:p>1.675552973102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2984238964" calcext:value-type="float">
            <text:p>0.497298423896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50101736735" calcext:value-type="float">
            <text:p>1.35010173673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424544816269" calcext:value-type="float">
            <text:p>0.824245448162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07320202821" calcext:value-type="float">
            <text:p>0.458073202028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4</text:p>
          </table:table-cell>
          <table:table-cell office:value-type="float" office:value="1.1169493505796" calcext:value-type="float">
            <text:p>1.11694935057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6</text:p>
          </table:table-cell>
          <table:table-cell office:value-type="float" office:value="1.5327004918942" calcext:value-type="float">
            <text:p>1.53270049189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19</text:p>
          </table:table-cell>
          <table:table-cell office:value-type="float" office:value="0.45567004666311" calcext:value-type="float">
            <text:p>0.455670046663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5</text:p>
          </table:table-cell>
          <table:table-cell office:value-type="float" office:value="0.81570861504356" calcext:value-type="float">
            <text:p>0.815708615043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6</text:p>
          </table:table-cell>
          <table:table-cell office:value-type="float" office:value="1.3184470332136" calcext:value-type="float">
            <text:p>1.318447033213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</text:p>
          </table:table-cell>
          <table:table-cell office:value-type="float" office:value="1.6202456628993" calcext:value-type="float">
            <text:p>1.62024566289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5</text:p>
          </table:table-cell>
          <table:table-cell office:value-type="float" office:value="1.4889363274354" calcext:value-type="float">
            <text:p>1.48893632743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8</text:p>
          </table:table-cell>
          <table:table-cell office:value-type="float" office:value="1.0985598962527" calcext:value-type="float">
            <text:p>1.098559896252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7940244273" calcext:value-type="float">
            <text:p>1.676794024427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6468456349" calcext:value-type="float">
            <text:p>0.49664684563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68417401666" calcext:value-type="float">
            <text:p>1.346841740166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16755456047" calcext:value-type="float">
            <text:p>0.823167554560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03425470078" calcext:value-type="float">
            <text:p>0.458034254700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0</text:p>
          </table:table-cell>
          <table:table-cell office:value-type="float" office:value="1.1161461935303" calcext:value-type="float">
            <text:p>1.11614619353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34</text:p>
          </table:table-cell>
          <table:table-cell office:value-type="float" office:value="1.5337015434721" calcext:value-type="float">
            <text:p>1.53370154347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</text:p>
          </table:table-cell>
          <table:table-cell office:value-type="float" office:value="0.45630057231519" calcext:value-type="float">
            <text:p>0.456300572315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5</text:p>
          </table:table-cell>
          <table:table-cell office:value-type="float" office:value="0.81436651119315" calcext:value-type="float">
            <text:p>0.814366511193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2</text:p>
          </table:table-cell>
          <table:table-cell office:value-type="float" office:value="1.3171038767328" calcext:value-type="float">
            <text:p>1.317103876732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3</text:p>
          </table:table-cell>
          <table:table-cell office:value-type="float" office:value="1.6159435621647" calcext:value-type="float">
            <text:p>1.61594356216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4</text:p>
          </table:table-cell>
          <table:table-cell office:value-type="float" office:value="1.4895352741734" calcext:value-type="float">
            <text:p>1.489535274173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4</text:p>
          </table:table-cell>
          <table:table-cell office:value-type="float" office:value="1.0992135797752" calcext:value-type="float">
            <text:p>1.0992135797752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36466593193" calcext:value-type="float">
            <text:p>1.673646659319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28263443933" calcext:value-type="float">
            <text:p>0.4972826344393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500869999084" calcext:value-type="float">
            <text:p>1.350086999908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78334338595" calcext:value-type="float">
            <text:p>0.823783343385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69741295009" calcext:value-type="float">
            <text:p>0.457697412950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3</text:p>
          </table:table-cell>
          <table:table-cell office:value-type="float" office:value="1.1151072472555" calcext:value-type="float">
            <text:p>1.11510724725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8</text:p>
          </table:table-cell>
          <table:table-cell office:value-type="float" office:value="1.5320078610444" calcext:value-type="float">
            <text:p>1.53200786104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0</text:p>
          </table:table-cell>
          <table:table-cell office:value-type="float" office:value="0.45563846774898" calcext:value-type="float">
            <text:p>0.455638467748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1</text:p>
          </table:table-cell>
          <table:table-cell office:value-type="float" office:value="0.81409282727071" calcext:value-type="float">
            <text:p>0.814092827270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5</text:p>
          </table:table-cell>
          <table:table-cell office:value-type="float" office:value="1.3192070324137" calcext:value-type="float">
            <text:p>1.319207032413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8</text:p>
          </table:table-cell>
          <table:table-cell office:value-type="float" office:value="1.6176267182877" calcext:value-type="float">
            <text:p>1.61762671828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2</text:p>
          </table:table-cell>
          <table:table-cell office:value-type="float" office:value="1.491722640292" calcext:value-type="float">
            <text:p>1.4917226402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8</text:p>
          </table:table-cell>
          <table:table-cell office:value-type="float" office:value="1.0974577921497" calcext:value-type="float">
            <text:p>1.097457792149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6719192927" calcext:value-type="float">
            <text:p>1.676671919292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60052884155" calcext:value-type="float">
            <text:p>0.497600528841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72691081378" calcext:value-type="float">
            <text:p>1.347269108137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78860653831" calcext:value-type="float">
            <text:p>0.8237886065383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49109632516" calcext:value-type="float">
            <text:p>0.458491096325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9</text:p>
          </table:table-cell>
          <table:table-cell office:value-type="float" office:value="1.116319877558" calcext:value-type="float">
            <text:p>1.1163198775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1</text:p>
          </table:table-cell>
          <table:table-cell office:value-type="float" office:value="1.5359562779408" calcext:value-type="float">
            <text:p>1.53595627794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1</text:p>
          </table:table-cell>
          <table:table-cell office:value-type="float" office:value="0.45543531006809" calcext:value-type="float">
            <text:p>0.455435310068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0</text:p>
          </table:table-cell>
          <table:table-cell office:value-type="float" office:value="0.81434440595326" calcext:value-type="float">
            <text:p>0.814344405953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2</text:p>
          </table:table-cell>
          <table:table-cell office:value-type="float" office:value="1.3197649265632" calcext:value-type="float">
            <text:p>1.319764926563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0</text:p>
          </table:table-cell>
          <table:table-cell office:value-type="float" office:value="1.6149667210877" calcext:value-type="float">
            <text:p>1.61496672108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9</text:p>
          </table:table-cell>
          <table:table-cell office:value-type="float" office:value="1.4867521192083" calcext:value-type="float">
            <text:p>1.48675211920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7</text:p>
          </table:table-cell>
          <table:table-cell office:value-type="float" office:value="1.0963598985685" calcext:value-type="float">
            <text:p>1.096359898568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3927711655" calcext:value-type="float">
            <text:p>1.67392771165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04473995291" calcext:value-type="float">
            <text:p>0.497044739952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2922639029" calcext:value-type="float">
            <text:p>1.349292263902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25492288955" calcext:value-type="float">
            <text:p>0.823254922889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26162393513" calcext:value-type="float">
            <text:p>0.457261623935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8</text:p>
          </table:table-cell>
          <table:table-cell office:value-type="float" office:value="1.1159356674361" calcext:value-type="float">
            <text:p>1.11593566743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5</text:p>
          </table:table-cell>
          <table:table-cell office:value-type="float" office:value="1.5302962838986" calcext:value-type="float">
            <text:p>1.53029628389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2</text:p>
          </table:table-cell>
          <table:table-cell office:value-type="float" office:value="0.45707530834178" calcext:value-type="float">
            <text:p>0.457075308341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</text:p>
          </table:table-cell>
          <table:table-cell office:value-type="float" office:value="0.81432230071337" calcext:value-type="float">
            <text:p>0.814322300713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0</text:p>
          </table:table-cell>
          <table:table-cell office:value-type="float" office:value="1.3178975601078" calcext:value-type="float">
            <text:p>1.317897560107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7</text:p>
          </table:table-cell>
          <table:table-cell office:value-type="float" office:value="1.6197288213381" calcext:value-type="float">
            <text:p>1.61972882133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5</text:p>
          </table:table-cell>
          <table:table-cell office:value-type="float" office:value="1.4762131829335" calcext:value-type="float">
            <text:p>1.47621318293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9</text:p>
          </table:table-cell>
          <table:table-cell office:value-type="float" office:value="1.096432530071" calcext:value-type="float">
            <text:p>1.096432530071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31866598035" calcext:value-type="float">
            <text:p>1.673186659803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96474003712" calcext:value-type="float">
            <text:p>0.496964740037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5470162663" calcext:value-type="float">
            <text:p>1.3454701626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150650367736" calcext:value-type="float">
            <text:p>0.821506503677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39846589635" calcext:value-type="float">
            <text:p>0.457398465896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0</text:p>
          </table:table-cell>
          <table:table-cell office:value-type="float" office:value="1.1148083002018" calcext:value-type="float">
            <text:p>1.11480830020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7</text:p>
          </table:table-cell>
          <table:table-cell office:value-type="float" office:value="1.5321247030266" calcext:value-type="float">
            <text:p>1.53212470302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3</text:p>
          </table:table-cell>
          <table:table-cell office:value-type="float" office:value="0.45537531013125" calcext:value-type="float">
            <text:p>0.455375310131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3</text:p>
          </table:table-cell>
          <table:table-cell office:value-type="float" office:value="0.81429072179924" calcext:value-type="float">
            <text:p>0.814290721799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4</text:p>
          </table:table-cell>
          <table:table-cell office:value-type="float" office:value="1.3190596641477" calcext:value-type="float">
            <text:p>1.319059664147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8</text:p>
          </table:table-cell>
          <table:table-cell office:value-type="float" office:value="1.6154204048206" calcext:value-type="float">
            <text:p>1.61542040482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1</text:p>
          </table:table-cell>
          <table:table-cell office:value-type="float" office:value="1.4885794857058" calcext:value-type="float">
            <text:p>1.488579485705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30</text:p>
          </table:table-cell>
          <table:table-cell office:value-type="float" office:value="1.0971072662029" calcext:value-type="float">
            <text:p>1.097107266202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0656041415" calcext:value-type="float">
            <text:p>1.676065604141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66789824432" calcext:value-type="float">
            <text:p>0.496667898244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8312117566" calcext:value-type="float">
            <text:p>1.348831211756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46018688401" calcext:value-type="float">
            <text:p>0.822460186884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69425505868" calcext:value-type="float">
            <text:p>0.457694255058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30</text:p>
          </table:table-cell>
          <table:table-cell office:value-type="float" office:value="1.1143777743392" calcext:value-type="float">
            <text:p>1.1143777743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5</text:p>
          </table:table-cell>
          <table:table-cell office:value-type="float" office:value="1.5330299652316" calcext:value-type="float">
            <text:p>1.53302996523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4</text:p>
          </table:table-cell>
          <table:table-cell office:value-type="float" office:value="0.45591004641048" calcext:value-type="float">
            <text:p>0.455910046410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2</text:p>
          </table:table-cell>
          <table:table-cell office:value-type="float" office:value="0.81591914113775" calcext:value-type="float">
            <text:p>0.815919141137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6</text:p>
          </table:table-cell>
          <table:table-cell office:value-type="float" office:value="1.3179586126751" calcext:value-type="float">
            <text:p>1.317958612675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1</text:p>
          </table:table-cell>
          <table:table-cell office:value-type="float" office:value="1.620347768055" calcext:value-type="float">
            <text:p>1.6203477680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9</text:p>
          </table:table-cell>
          <table:table-cell office:value-type="float" office:value="1.4891900113789" calcext:value-type="float">
            <text:p>1.48919001137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31</text:p>
          </table:table-cell>
          <table:table-cell office:value-type="float" office:value="1.0976177919813" calcext:value-type="float">
            <text:p>1.097617791981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02919260085" calcext:value-type="float">
            <text:p>1.670291926008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28263549196" calcext:value-type="float">
            <text:p>0.496282635491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3870006453" calcext:value-type="float">
            <text:p>1.349387000645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401386945908" calcext:value-type="float">
            <text:p>0.8240138694590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25109763042" calcext:value-type="float">
            <text:p>0.457251097630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1</text:p>
          </table:table-cell>
          <table:table-cell office:value-type="float" office:value="1.1144419847979" calcext:value-type="float">
            <text:p>1.11444198479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9</text:p>
          </table:table-cell>
          <table:table-cell office:value-type="float" office:value="1.5339668063507" calcext:value-type="float">
            <text:p>1.53396680635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5</text:p>
          </table:table-cell>
          <table:table-cell office:value-type="float" office:value="0.45620899346422" calcext:value-type="float">
            <text:p>0.456208993464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9</text:p>
          </table:table-cell>
          <table:table-cell office:value-type="float" office:value="0.81580650967736" calcext:value-type="float">
            <text:p>0.815806509677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1</text:p>
          </table:table-cell>
          <table:table-cell office:value-type="float" office:value="1.3207628202497" calcext:value-type="float">
            <text:p>1.320762820249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1</text:p>
          </table:table-cell>
          <table:table-cell office:value-type="float" office:value="1.6170467188982" calcext:value-type="float">
            <text:p>1.617046718898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2</text:p>
          </table:table-cell>
          <table:table-cell office:value-type="float" office:value="1.490073168344" calcext:value-type="float">
            <text:p>1.4900731683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6</text:p>
          </table:table-cell>
          <table:table-cell office:value-type="float" office:value="1.0983609490937" calcext:value-type="float">
            <text:p>1.098360949093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26677129814" calcext:value-type="float">
            <text:p>1.672667712981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38158275623" calcext:value-type="float">
            <text:p>0.496381582756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503733153965" calcext:value-type="float">
            <text:p>1.35037331539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95597478318" calcext:value-type="float">
            <text:p>0.823955974783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674057185203" calcext:value-type="float">
            <text:p>0.456740571852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4</text:p>
          </table:table-cell>
          <table:table-cell office:value-type="float" office:value="1.1166167193508" calcext:value-type="float">
            <text:p>1.116616719350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9</text:p>
          </table:table-cell>
          <table:table-cell office:value-type="float" office:value="1.5332425965867" calcext:value-type="float">
            <text:p>1.53324259658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6</text:p>
          </table:table-cell>
          <table:table-cell office:value-type="float" office:value="0.45479425811131" calcext:value-type="float">
            <text:p>0.454794258111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8</text:p>
          </table:table-cell>
          <table:table-cell office:value-type="float" office:value="0.81424440605852" calcext:value-type="float">
            <text:p>0.814244406058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0</text:p>
          </table:table-cell>
          <table:table-cell office:value-type="float" office:value="1.3165986141067" calcext:value-type="float">
            <text:p>1.316598614106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9</text:p>
          </table:table-cell>
          <table:table-cell office:value-type="float" office:value="1.620475136342" calcext:value-type="float">
            <text:p>1.6204751363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8</text:p>
          </table:table-cell>
          <table:table-cell office:value-type="float" office:value="1.4898415896404" calcext:value-type="float">
            <text:p>1.48984158964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32</text:p>
          </table:table-cell>
          <table:table-cell office:value-type="float" office:value="1.0981735808699" calcext:value-type="float">
            <text:p>1.098173580869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74856026467" calcext:value-type="float">
            <text:p>1.67748560264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19947663213" calcext:value-type="float">
            <text:p>0.497199476632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504196311372" calcext:value-type="float">
            <text:p>1.35041963113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82755491836" calcext:value-type="float">
            <text:p>0.822827554918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22688712959" calcext:value-type="float">
            <text:p>0.457226887129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6</text:p>
          </table:table-cell>
          <table:table-cell office:value-type="float" office:value="1.1179451390051" calcext:value-type="float">
            <text:p>1.11794513900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0</text:p>
          </table:table-cell>
          <table:table-cell office:value-type="float" office:value="1.5297752318155" calcext:value-type="float">
            <text:p>1.52977523181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7</text:p>
          </table:table-cell>
          <table:table-cell office:value-type="float" office:value="0.45505531046809" calcext:value-type="float">
            <text:p>0.455055310468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8</text:p>
          </table:table-cell>
          <table:table-cell office:value-type="float" office:value="0.81495598425686" calcext:value-type="float">
            <text:p>0.814955984256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</text:p>
          </table:table-cell>
          <table:table-cell office:value-type="float" office:value="1.3194049269422" calcext:value-type="float">
            <text:p>1.319404926942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0</text:p>
          </table:table-cell>
          <table:table-cell office:value-type="float" office:value="1.6157435623752" calcext:value-type="float">
            <text:p>1.61574356237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7</text:p>
          </table:table-cell>
          <table:table-cell office:value-type="float" office:value="1.4921857976992" calcext:value-type="float">
            <text:p>1.49218579769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33</text:p>
          </table:table-cell>
          <table:table-cell office:value-type="float" office:value="1.0977009497885" calcext:value-type="float">
            <text:p>1.097700949788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4906657993" calcext:value-type="float">
            <text:p>1.67490665799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70684451911" calcext:value-type="float">
            <text:p>0.497706844519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7206845045" calcext:value-type="float">
            <text:p>1.349720684504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62544881532" calcext:value-type="float">
            <text:p>0.823625448815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393202744" calcext:value-type="float">
            <text:p>0.45739320274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6</text:p>
          </table:table-cell>
          <table:table-cell office:value-type="float" office:value="1.1140609325674" calcext:value-type="float">
            <text:p>1.11406093256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1</text:p>
          </table:table-cell>
          <table:table-cell office:value-type="float" office:value="1.5359204885047" calcext:value-type="float">
            <text:p>1.53592048850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8</text:p>
          </table:table-cell>
          <table:table-cell office:value-type="float" office:value="0.45618267770244" calcext:value-type="float">
            <text:p>0.456182677702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7</text:p>
          </table:table-cell>
          <table:table-cell office:value-type="float" office:value="0.81444335321752" calcext:value-type="float">
            <text:p>0.814443353217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3</text:p>
          </table:table-cell>
          <table:table-cell office:value-type="float" office:value="1.32060703094" calcext:value-type="float">
            <text:p>1.3206070309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9</text:p>
          </table:table-cell>
          <table:table-cell office:value-type="float" office:value="1.6181667177192" calcext:value-type="float">
            <text:p>1.61816671771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6</text:p>
          </table:table-cell>
          <table:table-cell office:value-type="float" office:value="1.4885300120737" calcext:value-type="float">
            <text:p>1.48853001207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5</text:p>
          </table:table-cell>
          <table:table-cell office:value-type="float" office:value="1.099311474409" calcext:value-type="float">
            <text:p>1.09931147440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6498140528" calcext:value-type="float">
            <text:p>1.676649814052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9857915939" calcext:value-type="float">
            <text:p>0.497985791593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67038455749" calcext:value-type="float">
            <text:p>1.346703845574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431913229565" calcext:value-type="float">
            <text:p>0.824319132295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14478195286" calcext:value-type="float">
            <text:p>0.4571447819528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8</text:p>
          </table:table-cell>
          <table:table-cell office:value-type="float" office:value="1.1147051424156" calcext:value-type="float">
            <text:p>1.11470514241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6</text:p>
          </table:table-cell>
          <table:table-cell office:value-type="float" office:value="1.5338078591496" calcext:value-type="float">
            <text:p>1.53380785914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29</text:p>
          </table:table-cell>
          <table:table-cell office:value-type="float" office:value="0.45652372997502" calcext:value-type="float">
            <text:p>0.456523729975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0</text:p>
          </table:table-cell>
          <table:table-cell office:value-type="float" office:value="0.81326230182916" calcext:value-type="float">
            <text:p>0.813262301829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4</text:p>
          </table:table-cell>
          <table:table-cell office:value-type="float" office:value="1.3198165054563" calcext:value-type="float">
            <text:p>1.319816505456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5</text:p>
          </table:table-cell>
          <table:table-cell office:value-type="float" office:value="1.61763198144" calcext:value-type="float">
            <text:p>1.617631981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5</text:p>
          </table:table-cell>
          <table:table-cell office:value-type="float" office:value="1.4882615913036" calcext:value-type="float">
            <text:p>1.48826159130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34</text:p>
          </table:table-cell>
          <table:table-cell office:value-type="float" office:value="1.0996925266394" calcext:value-type="float">
            <text:p>1.0996925266394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26571866766" calcext:value-type="float">
            <text:p>1.672657186676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91947587424" calcext:value-type="float">
            <text:p>0.497919475874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9954221101" calcext:value-type="float">
            <text:p>1.348995422110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52860681199" calcext:value-type="float">
            <text:p>0.823528606811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669425611131" calcext:value-type="float">
            <text:p>0.4566942561113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33</text:p>
          </table:table-cell>
          <table:table-cell office:value-type="float" office:value="1.113878827496" calcext:value-type="float">
            <text:p>1.1138788274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31</text:p>
          </table:table-cell>
          <table:table-cell office:value-type="float" office:value="1.5329373337502" calcext:value-type="float">
            <text:p>1.53293733375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3</text:p>
          </table:table-cell>
          <table:table-cell office:value-type="float" office:value="0.45633530912073" calcext:value-type="float">
            <text:p>0.456335309120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7</text:p>
          </table:table-cell>
          <table:table-cell office:value-type="float" office:value="0.81471177398761" calcext:value-type="float">
            <text:p>0.8147117739876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9</text:p>
          </table:table-cell>
          <table:table-cell office:value-type="float" office:value="1.3198417685876" calcext:value-type="float">
            <text:p>1.319841768587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9</text:p>
          </table:table-cell>
          <table:table-cell office:value-type="float" office:value="1.6185804014943" calcext:value-type="float">
            <text:p>1.61858040149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34</text:p>
          </table:table-cell>
          <table:table-cell office:value-type="float" office:value="1.4889015906299" calcext:value-type="float">
            <text:p>1.48890159062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4</text:p>
          </table:table-cell>
          <table:table-cell office:value-type="float" office:value="1.0977388444854" calcext:value-type="float">
            <text:p>1.0977388444854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59319200717" calcext:value-type="float">
            <text:p>1.675931920071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98684422437" calcext:value-type="float">
            <text:p>0.497986844224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68859506464" calcext:value-type="float">
            <text:p>1.346885950646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60018673665" calcext:value-type="float">
            <text:p>0.822600186736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40478167918" calcext:value-type="float">
            <text:p>0.457404781679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3</text:p>
          </table:table-cell>
          <table:table-cell office:value-type="float" office:value="1.1146756687625" calcext:value-type="float">
            <text:p>1.11467566876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7</text:p>
          </table:table-cell>
          <table:table-cell office:value-type="float" office:value="1.5330720704505" calcext:value-type="float">
            <text:p>1.53307207045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4</text:p>
          </table:table-cell>
          <table:table-cell office:value-type="float" office:value="0.45575952025314" calcext:value-type="float">
            <text:p>0.455759520253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7</text:p>
          </table:table-cell>
          <table:table-cell office:value-type="float" office:value="0.81591282535492" calcext:value-type="float">
            <text:p>0.815912825354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7</text:p>
          </table:table-cell>
          <table:table-cell office:value-type="float" office:value="1.3199596632004" calcext:value-type="float">
            <text:p>1.319959663200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2</text:p>
          </table:table-cell>
          <table:table-cell office:value-type="float" office:value="1.6143172480871" calcext:value-type="float">
            <text:p>1.61431724808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33</text:p>
          </table:table-cell>
          <table:table-cell office:value-type="float" office:value="1.4867847507529" calcext:value-type="float">
            <text:p>1.48678475075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0</text:p>
          </table:table-cell>
          <table:table-cell office:value-type="float" office:value="1.0967577928865" calcext:value-type="float">
            <text:p>1.096757792886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49035001016" calcext:value-type="float">
            <text:p>1.674903500101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807526518393" calcext:value-type="float">
            <text:p>0.498075265183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68227928181" calcext:value-type="float">
            <text:p>1.346822792818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358439622695" calcext:value-type="float">
            <text:p>0.823584396226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30583336228" calcext:value-type="float">
            <text:p>0.4583058333622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4</text:p>
          </table:table-cell>
          <table:table-cell office:value-type="float" office:value="1.1139114590406" calcext:value-type="float">
            <text:p>1.11391145904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3</text:p>
          </table:table-cell>
          <table:table-cell office:value-type="float" office:value="1.5314962826355" calcext:value-type="float">
            <text:p>1.53149628263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5</text:p>
          </table:table-cell>
          <table:table-cell office:value-type="float" office:value="0.45646899319053" calcext:value-type="float">
            <text:p>0.4564689931905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9</text:p>
          </table:table-cell>
          <table:table-cell office:value-type="float" office:value="0.81510440515326" calcext:value-type="float">
            <text:p>0.815104405153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0</text:p>
          </table:table-cell>
          <table:table-cell office:value-type="float" office:value="1.3195291373378" calcext:value-type="float">
            <text:p>1.319529137337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4</text:p>
          </table:table-cell>
          <table:table-cell office:value-type="float" office:value="1.6187098750422" calcext:value-type="float">
            <text:p>1.61870987504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32</text:p>
          </table:table-cell>
          <table:table-cell office:value-type="float" office:value="1.4900121157767" calcext:value-type="float">
            <text:p>1.49001211577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3</text:p>
          </table:table-cell>
          <table:table-cell office:value-type="float" office:value="1.0974725289763" calcext:value-type="float">
            <text:p>1.097472528976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6445509005" calcext:value-type="float">
            <text:p>1.676644550900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8521075241" calcext:value-type="float">
            <text:p>0.49785210752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2691070852" calcext:value-type="float">
            <text:p>1.348269107085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181597703581" calcext:value-type="float">
            <text:p>0.8218159770358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63530775231" calcext:value-type="float">
            <text:p>0.4576353077523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2</text:p>
          </table:table-cell>
          <table:table-cell office:value-type="float" office:value="1.1164061932566" calcext:value-type="float">
            <text:p>1.11640619325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7</text:p>
          </table:table-cell>
          <table:table-cell office:value-type="float" office:value="1.5320552294155" calcext:value-type="float">
            <text:p>1.53205522941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6</text:p>
          </table:table-cell>
          <table:table-cell office:value-type="float" office:value="0.45599846737003" calcext:value-type="float">
            <text:p>0.455998467370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6</text:p>
          </table:table-cell>
          <table:table-cell office:value-type="float" office:value="0.81361809092833" calcext:value-type="float">
            <text:p>0.813618090928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9</text:p>
          </table:table-cell>
          <table:table-cell office:value-type="float" office:value="1.3198996632635" calcext:value-type="float">
            <text:p>1.319899663263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10</text:p>
          </table:table-cell>
          <table:table-cell office:value-type="float" office:value="1.615877246445" calcext:value-type="float">
            <text:p>1.6158772464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30</text:p>
          </table:table-cell>
          <table:table-cell office:value-type="float" office:value="1.4878268549191" calcext:value-type="float">
            <text:p>1.48782685491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8</text:p>
          </table:table-cell>
          <table:table-cell office:value-type="float" office:value="1.0998683159281" calcext:value-type="float">
            <text:p>1.0998683159281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82024439974" calcext:value-type="float">
            <text:p>1.678202443997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680368757507" calcext:value-type="float">
            <text:p>0.496803687575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76543708901" calcext:value-type="float">
            <text:p>1.347654370890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44018690507" calcext:value-type="float">
            <text:p>0.822440186905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682899281159" calcext:value-type="float">
            <text:p>0.456828992811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1</text:p>
          </table:table-cell>
          <table:table-cell office:value-type="float" office:value="1.1165146141951" calcext:value-type="float">
            <text:p>1.11651461419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2</text:p>
          </table:table-cell>
          <table:table-cell office:value-type="float" office:value="1.5330036494698" calcext:value-type="float">
            <text:p>1.53300364946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7</text:p>
          </table:table-cell>
          <table:table-cell office:value-type="float" office:value="0.45496373161712" calcext:value-type="float">
            <text:p>0.454963731617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12</text:p>
          </table:table-cell>
          <table:table-cell office:value-type="float" office:value="0.81546019425243" calcext:value-type="float">
            <text:p>0.815460194252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8</text:p>
          </table:table-cell>
          <table:table-cell office:value-type="float" office:value="1.3190017694718" calcext:value-type="float">
            <text:p>1.319001769471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7</text:p>
          </table:table-cell>
          <table:table-cell office:value-type="float" office:value="1.6147288266012" calcext:value-type="float">
            <text:p>1.61472882660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4</text:p>
          </table:table-cell>
          <table:table-cell office:value-type="float" office:value="1.4890194852426" calcext:value-type="float">
            <text:p>1.48901948524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6</text:p>
          </table:table-cell>
          <table:table-cell office:value-type="float" office:value="1.0965472667924" calcext:value-type="float">
            <text:p>1.0965472667924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7845507531" calcext:value-type="float">
            <text:p>1.67678455075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747000266316" calcext:value-type="float">
            <text:p>0.497470002663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97806844414" calcext:value-type="float">
            <text:p>1.349780684441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75702867681" calcext:value-type="float">
            <text:p>0.8227570286768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730057126256" calcext:value-type="float">
            <text:p>0.457300571262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5</text:p>
          </table:table-cell>
          <table:table-cell office:value-type="float" office:value="1.1170177715602" calcext:value-type="float">
            <text:p>1.117017771560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0</text:p>
          </table:table-cell>
          <table:table-cell office:value-type="float" office:value="1.5340541746798" calcext:value-type="float">
            <text:p>1.53405417467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8</text:p>
          </table:table-cell>
          <table:table-cell office:value-type="float" office:value="0.45516583666754" calcext:value-type="float">
            <text:p>0.455165836667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6</text:p>
          </table:table-cell>
          <table:table-cell office:value-type="float" office:value="0.81644650900367" calcext:value-type="float">
            <text:p>0.816446509003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21</text:p>
          </table:table-cell>
          <table:table-cell office:value-type="float" office:value="1.3193091375693" calcext:value-type="float">
            <text:p>1.319309137569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4</text:p>
          </table:table-cell>
          <table:table-cell office:value-type="float" office:value="1.6179993494744" calcext:value-type="float">
            <text:p>1.61799934947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31</text:p>
          </table:table-cell>
          <table:table-cell office:value-type="float" office:value="1.489404747995" calcext:value-type="float">
            <text:p>1.48940474799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</text:p>
          </table:table-cell>
          <table:table-cell office:value-type="float" office:value="1.0986272646029" calcext:value-type="float">
            <text:p>1.098627264602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3840343326" calcext:value-type="float">
            <text:p>1.67384034332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820789662327" calcext:value-type="float">
            <text:p>0.498207896623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3480322652292" calcext:value-type="float">
            <text:p>1.348032265229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82279913389565" calcext:value-type="float">
            <text:p>0.822799133895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0879388548" calcext:value-type="float">
            <text:p>0.45808793885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</text:p>
          </table:table-cell>
          <table:table-cell office:value-type="float" office:value="1.1153093523059" calcext:value-type="float">
            <text:p>1.11530935230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33</text:p>
          </table:table-cell>
          <table:table-cell office:value-type="float" office:value="1.5318847032793" calcext:value-type="float">
            <text:p>1.53188470327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1</text:p>
          </table:table-cell>
          <table:table-cell office:value-type="string" calcext:value-type="string">
            <text:p>#9</text:p>
          </table:table-cell>
          <table:table-cell office:value-type="float" office:value="0.45693004533679" calcext:value-type="float">
            <text:p>0.456930045336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1</text:p>
          </table:table-cell>
          <table:table-cell office:value-type="string" calcext:value-type="string">
            <text:p>#24</text:p>
          </table:table-cell>
          <table:table-cell office:value-type="float" office:value="0.81599808842306" calcext:value-type="float">
            <text:p>0.815998088423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1</text:p>
          </table:table-cell>
          <table:table-cell office:value-type="string" calcext:value-type="string">
            <text:p>#1</text:p>
          </table:table-cell>
          <table:table-cell office:value-type="float" office:value="1.319285979699" calcext:value-type="float">
            <text:p>1.31928597969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1</text:p>
          </table:table-cell>
          <table:table-cell office:value-type="string" calcext:value-type="string">
            <text:p>#25</text:p>
          </table:table-cell>
          <table:table-cell office:value-type="float" office:value="1.620077242024" calcext:value-type="float">
            <text:p>1.6200772420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9</text:p>
          </table:table-cell>
          <table:table-cell office:value-type="float" office:value="1.4903131680914" calcext:value-type="float">
            <text:p>1.49031316809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9</text:p>
          </table:table-cell>
          <table:table-cell office:value-type="float" office:value="1.0981493703691" calcext:value-type="float">
            <text:p>1.0981493703691</text:p>
          </table:table-cell>
        </table:table-row>
        <table:table-row table:style-name="ro1">
          <table:table-cell table:number-columns-repeated="37"/>
          <table:table-cell table:formula="of:=AVERAGE([.AL11:.AL40])" office:value-type="float" office:value="1.67518328928074" calcext:value-type="float">
            <text:p>1.67518328928074</text:p>
          </table:table-cell>
          <table:table-cell/>
          <table:table-cell table:formula="of:=AVERAGE([.AU11:.AU40])" office:value-type="float" office:value="0.49751266928491" calcext:value-type="float">
            <text:p>0.49751266928491</text:p>
          </table:table-cell>
          <table:table-cell/>
          <table:table-cell table:formula="of:=AVERAGE([.BB11:.BB40])" office:value-type="float" office:value="1.34855310678621" calcext:value-type="float">
            <text:p>1.34855310678621</text:p>
          </table:table-cell>
          <table:table-cell/>
          <table:table-cell table:formula="of:=AVERAGE([.BI11:.BI40])" office:value-type="float" office:value="0.823090502009998" calcext:value-type="float">
            <text:p>0.823090502009998</text:p>
          </table:table-cell>
          <table:table-cell/>
          <table:table-cell table:formula="of:=AVERAGE([.BP11:.BP40])" office:value-type="float" office:value="0.457600851648226" calcext:value-type="float">
            <text:p>0.457600851648226</text:p>
          </table:table-cell>
          <table:table-cell table:number-columns-repeated="23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31</text:p>
          </table:table-cell>
          <table:table-cell office:value-type="float" office:value="1.1139335642805" calcext:value-type="float">
            <text:p>1.11393356428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8</text:p>
          </table:table-cell>
          <table:table-cell office:value-type="float" office:value="1.5316120719873" calcext:value-type="float">
            <text:p>1.5316120719873</text:p>
          </table:table-cell>
          <table:table-cell table:number-columns-repeated="4"/>
          <table:table-cell table:formula="of:=AVERAGE([.CE11:.CE40])" office:value-type="float" office:value="0.455632046703107" calcext:value-type="float">
            <text:p>0.455632046703107</text:p>
          </table:table-cell>
          <table:table-cell/>
          <table:table-cell table:formula="of:=AVERAGE([.CJ11:.CJ40])" office:value-type="float" office:value="0.814888370292944" calcext:value-type="float">
            <text:p>0.814888370292944</text:p>
          </table:table-cell>
          <table:table-cell/>
          <table:table-cell table:formula="of:=AVERAGE([.CO11:.CO40])" office:value-type="float" office:value="1.31917685700682" calcext:value-type="float">
            <text:p>1.31917685700682</text:p>
          </table:table-cell>
          <table:table-cell/>
          <table:table-cell table:formula="of:=AVERAGE([.CU11:.CU40])" office:value-type="float" office:value="1.61738464836704" calcext:value-type="float">
            <text:p>1.61738464836704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6</text:p>
          </table:table-cell>
          <table:table-cell office:value-type="float" office:value="1.4874973815817" calcext:value-type="float">
            <text:p>1.48749738158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</text:p>
          </table:table-cell>
          <table:table-cell office:value-type="float" office:value="1.0970262136566" calcext:value-type="float">
            <text:p>1.0970262136566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9</text:p>
          </table:table-cell>
          <table:table-cell office:value-type="float" office:value="1.1143146165109" calcext:value-type="float">
            <text:p>1.11431461651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</text:p>
          </table:table-cell>
          <table:table-cell office:value-type="float" office:value="1.5335899646421" calcext:value-type="float">
            <text:p>1.5335899646421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3</text:p>
          </table:table-cell>
          <table:table-cell office:value-type="float" office:value="1.4871900134842" calcext:value-type="float">
            <text:p>1.48719001348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2</text:p>
          </table:table-cell>
          <table:table-cell office:value-type="float" office:value="1.0979893705375" calcext:value-type="float">
            <text:p>1.097989370537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385421699556" calcext:value-type="float">
            <text:p>1.9385421699556</text:p>
          </table:table-cell>
          <table:table-cell office:value-type="float" office:value="0.00248737896711402" calcext:value-type="float">
            <text:p>0.002487378967114</text:p>
          </table:table-cell>
          <table:table-cell table:number-columns-repeated="2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5398457475" calcext:value-type="float">
            <text:p>0.71465398457475</text:p>
          </table:table-cell>
          <table:table-cell office:value-type="float" office:value="0.000265180255513213" calcext:value-type="float">
            <text:p>0.000265180255513</text:p>
          </table:table-cell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818307559676" calcext:value-type="float">
            <text:p>1.781830755967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19996926319" calcext:value-type="float">
            <text:p>1.29199969263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7714244511" calcext:value-type="float">
            <text:p>0.714677142445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7</text:p>
          </table:table-cell>
          <table:table-cell office:value-type="float" office:value="1.1140230378705" calcext:value-type="float">
            <text:p>1.11402303787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14</text:p>
          </table:table-cell>
          <table:table-cell office:value-type="float" office:value="1.5308952306366" calcext:value-type="float">
            <text:p>1.53089523063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8</text:p>
          </table:table-cell>
          <table:table-cell office:value-type="float" office:value="0.71324030185231" calcext:value-type="float">
            <text:p>0.713240301852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3</text:p>
          </table:table-cell>
          <table:table-cell office:value-type="float" office:value="1.2469397400634" calcext:value-type="float">
            <text:p>1.246939740063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7</text:p>
          </table:table-cell>
          <table:table-cell office:value-type="float" office:value="1.6609045674689" calcext:value-type="float">
            <text:p>1.660904567468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8</text:p>
          </table:table-cell>
          <table:table-cell office:value-type="float" office:value="1.8154896679056" calcext:value-type="float">
            <text:p>1.81548966790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0</text:p>
          </table:table-cell>
          <table:table-cell office:value-type="float" office:value="1.4911931671651" calcext:value-type="float">
            <text:p>1.49119316716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1</text:p>
          </table:table-cell>
          <table:table-cell office:value-type="float" office:value="1.0988735801331" calcext:value-type="float">
            <text:p>1.0988735801331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20737241329" calcext:value-type="float">
            <text:p>1.962073724132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7608970938" calcext:value-type="float">
            <text:p>0.714776089709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53718153981" calcext:value-type="float">
            <text:p>1.775371815398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09891673798" calcext:value-type="float">
            <text:p>1.29098916737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661601409" calcext:value-type="float">
            <text:p>0.714786616014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5</text:p>
          </table:table-cell>
          <table:table-cell office:value-type="float" office:value="1.1152051418893" calcext:value-type="float">
            <text:p>1.11520514188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9</text:p>
          </table:table-cell>
          <table:table-cell office:value-type="float" office:value="1.5337889118011" calcext:value-type="float">
            <text:p>1.53378891180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7</text:p>
          </table:table-cell>
          <table:table-cell office:value-type="float" office:value="0.71483608964622" calcext:value-type="float">
            <text:p>0.714836089646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8</text:p>
          </table:table-cell>
          <table:table-cell office:value-type="float" office:value="1.2442176376656" calcext:value-type="float">
            <text:p>1.24421763766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0</text:p>
          </table:table-cell>
          <table:table-cell office:value-type="float" office:value="1.6632908807464" calcext:value-type="float">
            <text:p>1.663290880746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3</text:p>
          </table:table-cell>
          <table:table-cell office:value-type="float" office:value="1.8125044078901" calcext:value-type="float">
            <text:p>1.81250440789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7</text:p>
          </table:table-cell>
          <table:table-cell office:value-type="float" office:value="1.4885805383363" calcext:value-type="float">
            <text:p>1.48858053833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3</text:p>
          </table:table-cell>
          <table:table-cell office:value-type="float" office:value="1.0975662130882" calcext:value-type="float">
            <text:p>1.0975662130882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5971625293" calcext:value-type="float">
            <text:p>1.95597162529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160907199" calcext:value-type="float">
            <text:p>0.71381609071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0181305072" calcext:value-type="float">
            <text:p>1.77601813050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6712708723" calcext:value-type="float">
            <text:p>1.29267127087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1398545896" calcext:value-type="float">
            <text:p>0.713813985458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18</text:p>
          </table:table-cell>
          <table:table-cell office:value-type="float" office:value="1.1167167192456" calcext:value-type="float">
            <text:p>1.11671671924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4</text:p>
          </table:table-cell>
          <table:table-cell office:value-type="float" office:value="1.5324015448405" calcext:value-type="float">
            <text:p>1.53240154484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2</text:p>
          </table:table-cell>
          <table:table-cell office:value-type="float" office:value="0.71472030029442" calcext:value-type="float">
            <text:p>0.714720300294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</text:p>
          </table:table-cell>
          <table:table-cell office:value-type="float" office:value="1.243842901218" calcext:value-type="float">
            <text:p>1.24384290121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</text:p>
          </table:table-cell>
          <table:table-cell office:value-type="float" office:value="1.6643287743908" calcext:value-type="float">
            <text:p>1.664328774390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</text:p>
          </table:table-cell>
          <table:table-cell office:value-type="float" office:value="1.8160886146436" calcext:value-type="float">
            <text:p>1.81608861464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1</text:p>
          </table:table-cell>
          <table:table-cell office:value-type="string" calcext:value-type="string">
            <text:p>#28</text:p>
          </table:table-cell>
          <table:table-cell office:value-type="float" office:value="1.4885458015307" calcext:value-type="float">
            <text:p>1.48854580153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1</text:p>
          </table:table-cell>
          <table:table-cell office:value-type="string" calcext:value-type="string">
            <text:p>#20</text:p>
          </table:table-cell>
          <table:table-cell office:value-type="float" office:value="1.0982062124145" calcext:value-type="float">
            <text:p>1.098206212414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811900198" calcext:value-type="float">
            <text:p>1.9481190019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609126727" calcext:value-type="float">
            <text:p>0.713296091267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9102337787" calcext:value-type="float">
            <text:p>1.77910233778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1786387593" calcext:value-type="float">
            <text:p>1.29317863875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4556500467" calcext:value-type="float">
            <text:p>0.71324556500467</text:p>
          </table:table-cell>
          <table:table-cell table:number-columns-repeated="4"/>
          <table:table-cell table:formula="of:=AVERAGE([.BU11:.BU45])" office:value-type="float" office:value="1.11532769815129" calcext:value-type="float">
            <text:p>1.11532769815129</text:p>
          </table:table-cell>
          <table:table-cell table:formula="of:=AVERAGE([.BZ11:.BZ45])" office:value-type="float" office:value="1.53275107830713" calcext:value-type="float">
            <text:p>1.53275107830713</text:p>
          </table:table-cell>
          <table:table-cell table:number-columns-repeated="5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2</text:p>
          </table:table-cell>
          <table:table-cell office:value-type="float" office:value="0.71472345818583" calcext:value-type="float">
            <text:p>0.714723458185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9</text:p>
          </table:table-cell>
          <table:table-cell office:value-type="float" office:value="1.2428607969886" calcext:value-type="float">
            <text:p>1.24286079698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0</text:p>
          </table:table-cell>
          <table:table-cell office:value-type="float" office:value="1.6608329885969" calcext:value-type="float">
            <text:p>1.660832988596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4</text:p>
          </table:table-cell>
          <table:table-cell office:value-type="float" office:value="1.8184138753538" calcext:value-type="float">
            <text:p>1.8184138753538</text:p>
          </table:table-cell>
          <table:table-cell table:number-columns-repeated="4"/>
          <table:table-cell table:formula="of:=AVERAGE([.CZ11:.CZ45])" office:value-type="float" office:value="1.48873368103222" calcext:value-type="float">
            <text:p>1.48873368103222</text:p>
          </table:table-cell>
          <table:table-cell/>
          <table:table-cell table:formula="of:=AVERAGE([.DE11:.DE45])" office:value-type="float" office:value="1.09793845329787" calcext:value-type="float">
            <text:p>1.09793845329787</text:p>
          </table:table-cell>
          <table:table-cell table:number-columns-repeated="3"/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41400482736" calcext:value-type="float">
            <text:p>1.954140048273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451172157" calcext:value-type="float">
            <text:p>0.713864511721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6318140718" calcext:value-type="float">
            <text:p>1.776631814071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5975867394" calcext:value-type="float">
            <text:p>1.29259758673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3819595979" calcext:value-type="float">
            <text:p>0.71383819595979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7</text:p>
          </table:table-cell>
          <table:table-cell office:value-type="float" office:value="0.71586661487725" calcext:value-type="float">
            <text:p>0.715866614877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5</text:p>
          </table:table-cell>
          <table:table-cell office:value-type="float" office:value="1.2438060591515" calcext:value-type="float">
            <text:p>1.24380605915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6</text:p>
          </table:table-cell>
          <table:table-cell office:value-type="float" office:value="1.6580519388927" calcext:value-type="float">
            <text:p>1.658051938892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8</text:p>
          </table:table-cell>
          <table:table-cell office:value-type="float" office:value="1.8172738765538" calcext:value-type="float">
            <text:p>1.8172738765538</text:p>
          </table:table-cell>
          <table:table-cell table:number-columns-repeated="10"/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05505888941" calcext:value-type="float">
            <text:p>1.940550588894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135418805" calcext:value-type="float">
            <text:p>0.713521354188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94202321892" calcext:value-type="float">
            <text:p>1.779420232189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9481105809" calcext:value-type="float">
            <text:p>1.29494811058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1924892711" calcext:value-type="float">
            <text:p>0.713519248927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4</text:p>
          </table:table-cell>
          <table:table-cell office:value-type="float" office:value="1.5916677982444" calcext:value-type="float">
            <text:p>1.591667798244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1</text:p>
          </table:table-cell>
          <table:table-cell office:value-type="float" office:value="1.8862948565317" calcext:value-type="float">
            <text:p>1.88629485653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6</text:p>
          </table:table-cell>
          <table:table-cell office:value-type="float" office:value="0.7138813538091" calcext:value-type="float">
            <text:p>0.71388135380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7</text:p>
          </table:table-cell>
          <table:table-cell office:value-type="float" office:value="1.2426376393288" calcext:value-type="float">
            <text:p>1.24263763932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</text:p>
          </table:table-cell>
          <table:table-cell office:value-type="float" office:value="1.6662908775885" calcext:value-type="float">
            <text:p>1.666290877588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7</text:p>
          </table:table-cell>
          <table:table-cell office:value-type="float" office:value="1.8149401947998" calcext:value-type="float">
            <text:p>1.81494019479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4</text:p>
          </table:table-cell>
          <table:table-cell office:value-type="float" office:value="1.759521305767" calcext:value-type="float">
            <text:p>1.7595213057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3</text:p>
          </table:table-cell>
          <table:table-cell office:value-type="float" office:value="1.5080499915263" calcext:value-type="float">
            <text:p>1.508049991526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31768913927" calcext:value-type="float">
            <text:p>1.953176891392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1819555979" calcext:value-type="float">
            <text:p>0.714218195559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88823380186" calcext:value-type="float">
            <text:p>1.778882338018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8470580557" calcext:value-type="float">
            <text:p>1.29484705805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3819553874" calcext:value-type="float">
            <text:p>0.714238195538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7</text:p>
          </table:table-cell>
          <table:table-cell office:value-type="float" office:value="1.5907088518854" calcext:value-type="float">
            <text:p>1.59070885188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7</text:p>
          </table:table-cell>
          <table:table-cell office:value-type="float" office:value="1.8901590629905" calcext:value-type="float">
            <text:p>1.89015906299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9</text:p>
          </table:table-cell>
          <table:table-cell office:value-type="float" office:value="0.71382872228556" calcext:value-type="float">
            <text:p>0.713828722285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</text:p>
          </table:table-cell>
          <table:table-cell office:value-type="float" office:value="1.2431407966939" calcext:value-type="float">
            <text:p>1.24314079669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7</text:p>
          </table:table-cell>
          <table:table-cell office:value-type="float" office:value="1.6661856145415" calcext:value-type="float">
            <text:p>1.666185614541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0</text:p>
          </table:table-cell>
          <table:table-cell office:value-type="float" office:value="1.8133465122668" calcext:value-type="float">
            <text:p>1.81334651226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32</text:p>
          </table:table-cell>
          <table:table-cell office:value-type="float" office:value="1.7595139373538" calcext:value-type="float">
            <text:p>1.75951393735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33</text:p>
          </table:table-cell>
          <table:table-cell office:value-type="float" office:value="1.5077405181679" calcext:value-type="float">
            <text:p>1.507740518167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47274160764" calcext:value-type="float">
            <text:p>1.954727416076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45108163" calcext:value-type="float">
            <text:p>0.71472451081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99486526856" calcext:value-type="float">
            <text:p>1.77994865268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4575858341" calcext:value-type="float">
            <text:p>1.29345758583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819501243" calcext:value-type="float">
            <text:p>0.714738195012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5</text:p>
          </table:table-cell>
          <table:table-cell office:value-type="float" office:value="1.591105693573" calcext:value-type="float">
            <text:p>1.5911056935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</text:p>
          </table:table-cell>
          <table:table-cell office:value-type="float" office:value="1.8911601145683" calcext:value-type="float">
            <text:p>1.89116011456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4</text:p>
          </table:table-cell>
          <table:table-cell office:value-type="float" office:value="0.71476977392655" calcext:value-type="float">
            <text:p>0.714769773926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5</text:p>
          </table:table-cell>
          <table:table-cell office:value-type="float" office:value="1.2438860590673" calcext:value-type="float">
            <text:p>1.24388605906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7</text:p>
          </table:table-cell>
          <table:table-cell office:value-type="float" office:value="1.6645203531365" calcext:value-type="float">
            <text:p>1.664520353136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7</text:p>
          </table:table-cell>
          <table:table-cell office:value-type="float" office:value="1.8159180885073" calcext:value-type="float">
            <text:p>1.81591808850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2</text:p>
          </table:table-cell>
          <table:table-cell office:value-type="float" office:value="1.7495676320341" calcext:value-type="float">
            <text:p>1.74956763203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7</text:p>
          </table:table-cell>
          <table:table-cell office:value-type="float" office:value="1.5108415675352" calcext:value-type="float">
            <text:p>1.5108415675352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12063566249" calcext:value-type="float">
            <text:p>1.961206356624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97297055477" calcext:value-type="float">
            <text:p>1.779729705547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896365372247" calcext:value-type="float">
            <text:p>1.28963653722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4872310661" calcext:value-type="float">
            <text:p>0.713048723106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9</text:p>
          </table:table-cell>
          <table:table-cell office:value-type="float" office:value="1.5927277971286" calcext:value-type="float">
            <text:p>1.592727797128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</text:p>
          </table:table-cell>
          <table:table-cell office:value-type="float" office:value="1.885580120442" calcext:value-type="float">
            <text:p>1.8855801204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5</text:p>
          </table:table-cell>
          <table:table-cell office:value-type="float" office:value="0.71391503798417" calcext:value-type="float">
            <text:p>0.713915037984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4</text:p>
          </table:table-cell>
          <table:table-cell office:value-type="float" office:value="1.2448513212091" calcext:value-type="float">
            <text:p>1.24485132120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9</text:p>
          </table:table-cell>
          <table:table-cell office:value-type="float" office:value="1.6643340375431" calcext:value-type="float">
            <text:p>1.664334037543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2</text:p>
          </table:table-cell>
          <table:table-cell office:value-type="float" office:value="1.819621242504" calcext:value-type="float">
            <text:p>1.8196212425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1</text:p>
          </table:table-cell>
          <table:table-cell office:value-type="float" office:value="1.7437213223986" calcext:value-type="float">
            <text:p>1.74372132239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8</text:p>
          </table:table-cell>
          <table:table-cell office:value-type="float" office:value="1.5080836757014" calcext:value-type="float">
            <text:p>1.5080836757014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83884753806" calcext:value-type="float">
            <text:p>1.948388475380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819482295" calcext:value-type="float">
            <text:p>0.714918194822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8654980363" calcext:value-type="float">
            <text:p>1.77686549803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6449530053" calcext:value-type="float">
            <text:p>1.29464495300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0977377919" calcext:value-type="float">
            <text:p>0.714909773779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5</text:p>
          </table:table-cell>
          <table:table-cell office:value-type="float" office:value="1.5911972724239" calcext:value-type="float">
            <text:p>1.591197272423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30</text:p>
          </table:table-cell>
          <table:table-cell office:value-type="float" office:value="1.8891138009328" calcext:value-type="float">
            <text:p>1.88911380093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4</text:p>
          </table:table-cell>
          <table:table-cell office:value-type="float" office:value="0.71494240532378" calcext:value-type="float">
            <text:p>0.714942405323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3</text:p>
          </table:table-cell>
          <table:table-cell office:value-type="float" office:value="1.2450102684102" calcext:value-type="float">
            <text:p>1.24501026841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4</text:p>
          </table:table-cell>
          <table:table-cell office:value-type="float" office:value="1.6615498299475" calcext:value-type="float">
            <text:p>1.661549829947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7</text:p>
          </table:table-cell>
          <table:table-cell office:value-type="float" office:value="1.8138991432641" calcext:value-type="float">
            <text:p>1.81389914326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0</text:p>
          </table:table-cell>
          <table:table-cell office:value-type="float" office:value="1.7622276187078" calcext:value-type="float">
            <text:p>1.76222761870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9</text:p>
          </table:table-cell>
          <table:table-cell office:value-type="float" office:value="1.5095457794255" calcext:value-type="float">
            <text:p>1.509545779425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71168872454" calcext:value-type="float">
            <text:p>1.957116887245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345784899" calcext:value-type="float">
            <text:p>0.715043457848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621939345327" calcext:value-type="float">
            <text:p>1.762193934532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2733765543" calcext:value-type="float">
            <text:p>1.29227337655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5187889276" calcext:value-type="float">
            <text:p>0.715051878892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5</text:p>
          </table:table-cell>
          <table:table-cell office:value-type="float" office:value="1.5938477959497" calcext:value-type="float">
            <text:p>1.593847795949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31</text:p>
          </table:table-cell>
          <table:table-cell office:value-type="float" office:value="1.891079062022" calcext:value-type="float">
            <text:p>1.8910790620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3</text:p>
          </table:table-cell>
          <table:table-cell office:value-type="float" office:value="0.71434030069442" calcext:value-type="float">
            <text:p>0.714340300694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1</text:p>
          </table:table-cell>
          <table:table-cell office:value-type="float" office:value="1.2439081643072" calcext:value-type="float">
            <text:p>1.24390816430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5</text:p>
          </table:table-cell>
          <table:table-cell office:value-type="float" office:value="1.663976143183" calcext:value-type="float">
            <text:p>1.66397614318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9</text:p>
          </table:table-cell>
          <table:table-cell office:value-type="float" office:value="1.8152391418535" calcext:value-type="float">
            <text:p>1.81523914185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8</text:p>
          </table:table-cell>
          <table:table-cell office:value-type="float" office:value="1.7574297290213" calcext:value-type="float">
            <text:p>1.75742972902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30</text:p>
          </table:table-cell>
          <table:table-cell office:value-type="float" office:value="1.5067142034587" calcext:value-type="float">
            <text:p>1.506714203458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03105786204" calcext:value-type="float">
            <text:p>1.950310578620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503802628" calcext:value-type="float">
            <text:p>0.7138750380262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7560244673" calcext:value-type="float">
            <text:p>1.776756024467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6860055937" calcext:value-type="float">
            <text:p>1.29468600559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556435204" calcext:value-type="float">
            <text:p>0.713865564352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0</text:p>
          </table:table-cell>
          <table:table-cell office:value-type="float" office:value="1.5903193786112" calcext:value-type="float">
            <text:p>1.59031937861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32</text:p>
          </table:table-cell>
          <table:table-cell office:value-type="float" office:value="1.8900916946403" calcext:value-type="float">
            <text:p>1.89009169464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4</text:p>
          </table:table-cell>
          <table:table-cell office:value-type="float" office:value="0.71561293093376" calcext:value-type="float">
            <text:p>0.715612930933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4</text:p>
          </table:table-cell>
          <table:table-cell office:value-type="float" office:value="1.2438723748712" calcext:value-type="float">
            <text:p>1.24387237487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8</text:p>
          </table:table-cell>
          <table:table-cell office:value-type="float" office:value="1.6632245650268" calcext:value-type="float">
            <text:p>1.663224565026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9</text:p>
          </table:table-cell>
          <table:table-cell office:value-type="float" office:value="1.8230043968375" calcext:value-type="float">
            <text:p>1.82300439683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7</text:p>
          </table:table-cell>
          <table:table-cell office:value-type="float" office:value="1.7578181496651" calcext:value-type="float">
            <text:p>1.75781814966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31</text:p>
          </table:table-cell>
          <table:table-cell office:value-type="float" office:value="1.5089194642953" calcext:value-type="float">
            <text:p>1.508919464295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382705912941" calcext:value-type="float">
            <text:p>1.938270591294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1187914539" calcext:value-type="float">
            <text:p>0.7148118791453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1728671865" calcext:value-type="float">
            <text:p>1.77617286718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0565325721" calcext:value-type="float">
            <text:p>1.29405653257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5819488611" calcext:value-type="float">
            <text:p>0.714858194886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4</text:p>
          </table:table-cell>
          <table:table-cell office:value-type="float" office:value="1.5918088507275" calcext:value-type="float">
            <text:p>1.59180885072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3</text:p>
          </table:table-cell>
          <table:table-cell office:value-type="float" office:value="1.8866411719567" calcext:value-type="float">
            <text:p>1.88664117195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1</text:p>
          </table:table-cell>
          <table:table-cell office:value-type="float" office:value="0.71422661660356" calcext:value-type="float">
            <text:p>0.714226616603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6</text:p>
          </table:table-cell>
          <table:table-cell office:value-type="float" office:value="1.2445197426108" calcext:value-type="float">
            <text:p>1.24451974261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5</text:p>
          </table:table-cell>
          <table:table-cell office:value-type="float" office:value="1.6662592986744" calcext:value-type="float">
            <text:p>1.666259298674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8</text:p>
          </table:table-cell>
          <table:table-cell office:value-type="float" office:value="1.8187591381483" calcext:value-type="float">
            <text:p>1.81875913814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6</text:p>
          </table:table-cell>
          <table:table-cell office:value-type="float" office:value="1.7573381501704" calcext:value-type="float">
            <text:p>1.75733815017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32</text:p>
          </table:table-cell>
          <table:table-cell office:value-type="float" office:value="1.5069005190521" calcext:value-type="float">
            <text:p>1.5069005190521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399242737639" calcext:value-type="float">
            <text:p>1.939924273763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240547115" calcext:value-type="float">
            <text:p>0.7148024054711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18412927986" calcext:value-type="float">
            <text:p>1.771841292798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6112709355" calcext:value-type="float">
            <text:p>1.29261127093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2451071104" calcext:value-type="float">
            <text:p>0.714824510711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4</text:p>
          </table:table-cell>
          <table:table-cell office:value-type="float" office:value="1.5934741121325" calcext:value-type="float">
            <text:p>1.59347411213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4</text:p>
          </table:table-cell>
          <table:table-cell office:value-type="float" office:value="1.8891864324353" calcext:value-type="float">
            <text:p>1.889186432435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</text:p>
          </table:table-cell>
          <table:table-cell office:value-type="float" office:value="0.7155897730634" calcext:value-type="float">
            <text:p>0.715589773063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4</text:p>
          </table:table-cell>
          <table:table-cell office:value-type="float" office:value="1.2447071108346" calcext:value-type="float">
            <text:p>1.24470711083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3</text:p>
          </table:table-cell>
          <table:table-cell office:value-type="float" office:value="1.6628645654057" calcext:value-type="float">
            <text:p>1.662864565405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6</text:p>
          </table:table-cell>
          <table:table-cell office:value-type="float" office:value="1.8109391463798" calcext:value-type="float">
            <text:p>1.81093914637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3</text:p>
          </table:table-cell>
          <table:table-cell office:value-type="float" office:value="1.7602444629006" calcext:value-type="float">
            <text:p>1.76024446290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34</text:p>
          </table:table-cell>
          <table:table-cell office:value-type="float" office:value="1.5071299924947" calcext:value-type="float">
            <text:p>1.507129992494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31926808498" calcext:value-type="float">
            <text:p>1.953192680849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135492489" calcext:value-type="float">
            <text:p>0.712821354924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5370773294" calcext:value-type="float">
            <text:p>1.776537077329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1975871604" calcext:value-type="float">
            <text:p>1.29219758716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767070772" calcext:value-type="float">
            <text:p>0.712827670707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3</text:p>
          </table:table-cell>
          <table:table-cell office:value-type="float" office:value="1.5956762150777" calcext:value-type="float">
            <text:p>1.59567621507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5</text:p>
          </table:table-cell>
          <table:table-cell office:value-type="float" office:value="1.882575913078" calcext:value-type="float">
            <text:p>1.8825759130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0</text:p>
          </table:table-cell>
          <table:table-cell office:value-type="float" office:value="0.71350030157863" calcext:value-type="float">
            <text:p>0.713500301578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1</text:p>
          </table:table-cell>
          <table:table-cell office:value-type="float" office:value="1.2473776343393" calcext:value-type="float">
            <text:p>1.24737763433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3</text:p>
          </table:table-cell>
          <table:table-cell office:value-type="float" office:value="1.6629761442356" calcext:value-type="float">
            <text:p>1.662976144235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6</text:p>
          </table:table-cell>
          <table:table-cell office:value-type="float" office:value="1.8118928295865" calcext:value-type="float">
            <text:p>1.811892829586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</text:p>
          </table:table-cell>
          <table:table-cell office:value-type="float" office:value="1.7566981508441" calcext:value-type="float">
            <text:p>1.75669815084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5</text:p>
          </table:table-cell>
          <table:table-cell office:value-type="float" office:value="1.5080994651585" calcext:value-type="float">
            <text:p>1.508099465158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23505764731" calcext:value-type="float">
            <text:p>1.95235057647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9188011381" calcext:value-type="float">
            <text:p>0.7138918801138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809465463721" calcext:value-type="float">
            <text:p>1.780946546372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313374407" calcext:value-type="float">
            <text:p>1.2943133744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7981960019" calcext:value-type="float">
            <text:p>0.71379819600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2</text:p>
          </table:table-cell>
          <table:table-cell office:value-type="float" office:value="1.59492147903" calcext:value-type="float">
            <text:p>1.594921479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9</text:p>
          </table:table-cell>
          <table:table-cell office:value-type="float" office:value="1.8907495886846" calcext:value-type="float">
            <text:p>1.89074958868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8</text:p>
          </table:table-cell>
          <table:table-cell office:value-type="float" office:value="0.71476345814373" calcext:value-type="float">
            <text:p>0.714763458143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7</text:p>
          </table:table-cell>
          <table:table-cell office:value-type="float" office:value="1.2446418477454" calcext:value-type="float">
            <text:p>1.24464184774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2</text:p>
          </table:table-cell>
          <table:table-cell office:value-type="float" office:value="1.6603003575786" calcext:value-type="float">
            <text:p>1.660300357578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1</text:p>
          </table:table-cell>
          <table:table-cell office:value-type="float" office:value="1.8134580910967" calcext:value-type="float">
            <text:p>1.81345809109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</text:p>
          </table:table-cell>
          <table:table-cell office:value-type="float" office:value="1.7580402546945" calcext:value-type="float">
            <text:p>1.75804025469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0</text:p>
          </table:table-cell>
          <table:table-cell office:value-type="float" office:value="1.5088899906421" calcext:value-type="float">
            <text:p>1.5088899906421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99842526482" calcext:value-type="float">
            <text:p>1.959984252648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5293068113" calcext:value-type="float">
            <text:p>0.715852930681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567603613" calcext:value-type="float">
            <text:p>1.77656760361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7765328668" calcext:value-type="float">
            <text:p>1.29377653286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0</text:p>
          </table:table-cell>
          <table:table-cell office:value-type="float" office:value="1.5949246369214" calcext:value-type="float">
            <text:p>1.59492463692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2</text:p>
          </table:table-cell>
          <table:table-cell office:value-type="float" office:value="1.8869538032065" calcext:value-type="float">
            <text:p>1.886953803206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3</text:p>
          </table:table-cell>
          <table:table-cell office:value-type="float" office:value="0.71310451252157" calcext:value-type="float">
            <text:p>0.713104512521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5</text:p>
          </table:table-cell>
          <table:table-cell office:value-type="float" office:value="1.2460218462928" calcext:value-type="float">
            <text:p>1.24602184629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6</text:p>
          </table:table-cell>
          <table:table-cell office:value-type="float" office:value="1.6654319311243" calcext:value-type="float">
            <text:p>1.665431931124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5</text:p>
          </table:table-cell>
          <table:table-cell office:value-type="float" office:value="1.8109117779876" calcext:value-type="float">
            <text:p>1.81091177798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0</text:p>
          </table:table-cell>
          <table:table-cell office:value-type="float" office:value="1.7531244703953" calcext:value-type="float">
            <text:p>1.753124470395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4</text:p>
          </table:table-cell>
          <table:table-cell office:value-type="float" office:value="1.5081173598765" calcext:value-type="float">
            <text:p>1.508117359876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75895288531" calcext:value-type="float">
            <text:p>1.94758952885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1549724684" calcext:value-type="float">
            <text:p>1.776154972468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3091649377" calcext:value-type="float">
            <text:p>1.29330916493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4556363625" calcext:value-type="float">
            <text:p>0.714545563636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6</text:p>
          </table:table-cell>
          <table:table-cell office:value-type="float" office:value="1.593473059502" calcext:value-type="float">
            <text:p>1.59347305950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34</text:p>
          </table:table-cell>
          <table:table-cell office:value-type="float" office:value="1.8883727490813" calcext:value-type="float">
            <text:p>1.88837274908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</text:p>
          </table:table-cell>
          <table:table-cell office:value-type="float" office:value="0.71434556384677" calcext:value-type="float">
            <text:p>0.714345563846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8</text:p>
          </table:table-cell>
          <table:table-cell office:value-type="float" office:value="1.2451597419371" calcext:value-type="float">
            <text:p>1.24515974193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1</text:p>
          </table:table-cell>
          <table:table-cell office:value-type="float" office:value="1.6671035083121" calcext:value-type="float">
            <text:p>1.667103508312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4</text:p>
          </table:table-cell>
          <table:table-cell office:value-type="float" office:value="1.8058307307045" calcext:value-type="float">
            <text:p>1.80583073070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2</text:p>
          </table:table-cell>
          <table:table-cell office:value-type="float" office:value="1.7583486754224" calcext:value-type="float">
            <text:p>1.75834867542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6</text:p>
          </table:table-cell>
          <table:table-cell office:value-type="float" office:value="1.5100468315297" calcext:value-type="float">
            <text:p>1.510046831529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65916246404" calcext:value-type="float">
            <text:p>1.956591624640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872178029" calcext:value-type="float">
            <text:p>0.714308721780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4391826956" calcext:value-type="float">
            <text:p>1.77643918269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0660083516" calcext:value-type="float">
            <text:p>1.29206600835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2345860689" calcext:value-type="float">
            <text:p>0.714323458606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7</text:p>
          </table:table-cell>
          <table:table-cell office:value-type="float" office:value="1.5927793760217" calcext:value-type="float">
            <text:p>1.592779376021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5</text:p>
          </table:table-cell>
          <table:table-cell office:value-type="float" office:value="1.8856548572054" calcext:value-type="float">
            <text:p>1.88565485720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7</text:p>
          </table:table-cell>
          <table:table-cell office:value-type="float" office:value="0.71465187931381" calcext:value-type="float">
            <text:p>0.714651879313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6</text:p>
          </table:table-cell>
          <table:table-cell office:value-type="float" office:value="1.245072373608" calcext:value-type="float">
            <text:p>1.2450723736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2</text:p>
          </table:table-cell>
          <table:table-cell office:value-type="float" office:value="1.6647929844284" calcext:value-type="float">
            <text:p>1.664792984428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9</text:p>
          </table:table-cell>
          <table:table-cell office:value-type="float" office:value="1.815114931458" calcext:value-type="float">
            <text:p>1.81511493145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9</text:p>
          </table:table-cell>
          <table:table-cell office:value-type="float" office:value="1.7607318308086" calcext:value-type="float">
            <text:p>1.76073183080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7</text:p>
          </table:table-cell>
          <table:table-cell office:value-type="float" office:value="1.5120510399463" calcext:value-type="float">
            <text:p>1.512051039946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6984255806" calcext:value-type="float">
            <text:p>1.95698425580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50362368" calcext:value-type="float">
            <text:p>0.71557503623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58191833482" calcext:value-type="float">
            <text:p>1.77581918334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9607431992" calcext:value-type="float">
            <text:p>1.29396074319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266164983" calcext:value-type="float">
            <text:p>0.71432661649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0</text:p>
          </table:table-cell>
          <table:table-cell office:value-type="float" office:value="1.5890709588727" calcext:value-type="float">
            <text:p>1.58907095887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0</text:p>
          </table:table-cell>
          <table:table-cell office:value-type="float" office:value="1.8871906450625" calcext:value-type="float">
            <text:p>1.88719064506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5</text:p>
          </table:table-cell>
          <table:table-cell office:value-type="float" office:value="0.71378451180578" calcext:value-type="float">
            <text:p>0.713784511805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2</text:p>
          </table:table-cell>
          <table:table-cell office:value-type="float" office:value="1.2460755304468" calcext:value-type="float">
            <text:p>1.24607553044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5</text:p>
          </table:table-cell>
          <table:table-cell office:value-type="float" office:value="1.663305617573" calcext:value-type="float">
            <text:p>1.66330561757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</text:p>
          </table:table-cell>
          <table:table-cell office:value-type="float" office:value="1.8134728279233" calcext:value-type="float">
            <text:p>1.81347282792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8</text:p>
          </table:table-cell>
          <table:table-cell office:value-type="float" office:value="1.7562318355454" calcext:value-type="float">
            <text:p>1.75623183554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8</text:p>
          </table:table-cell>
          <table:table-cell office:value-type="float" office:value="1.5110363041723" calcext:value-type="float">
            <text:p>1.511036304172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78968864243" calcext:value-type="float">
            <text:p>1.957896886424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661647725" calcext:value-type="float">
            <text:p>0.714346616477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47349739632" calcext:value-type="float">
            <text:p>1.774734973963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4154806153" calcext:value-type="float">
            <text:p>1.29341548061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13538091" calcext:value-type="float">
            <text:p>0.71388135380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34</text:p>
          </table:table-cell>
          <table:table-cell office:value-type="float" office:value="1.5940804272838" calcext:value-type="float">
            <text:p>1.59408042728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8</text:p>
          </table:table-cell>
          <table:table-cell office:value-type="float" office:value="1.8918022191556" calcext:value-type="float">
            <text:p>1.89180221915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6</text:p>
          </table:table-cell>
          <table:table-cell office:value-type="float" office:value="0.71411187988223" calcext:value-type="float">
            <text:p>0.714111879882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2</text:p>
          </table:table-cell>
          <table:table-cell office:value-type="float" office:value="1.243916585351" calcext:value-type="float">
            <text:p>1.2439165853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3</text:p>
          </table:table-cell>
          <table:table-cell office:value-type="float" office:value="1.6587172013503" calcext:value-type="float">
            <text:p>1.658717201350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0</text:p>
          </table:table-cell>
          <table:table-cell office:value-type="float" office:value="1.8155033521017" calcext:value-type="float">
            <text:p>1.81550335210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31</text:p>
          </table:table-cell>
          <table:table-cell office:value-type="float" office:value="1.758580254126" calcext:value-type="float">
            <text:p>1.7585802541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9</text:p>
          </table:table-cell>
          <table:table-cell office:value-type="float" office:value="1.5108889359064" calcext:value-type="float">
            <text:p>1.5108889359064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63032038914" calcext:value-type="float">
            <text:p>1.956303203891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030027337" calcext:value-type="float">
            <text:p>0.714740300273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9549716263" calcext:value-type="float">
            <text:p>1.77695497162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5399689053" calcext:value-type="float">
            <text:p>1.2953996890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661607725" calcext:value-type="float">
            <text:p>0.714726616077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6</text:p>
          </table:table-cell>
          <table:table-cell office:value-type="float" office:value="1.5928372706976" calcext:value-type="float">
            <text:p>1.59283727069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2</text:p>
          </table:table-cell>
          <table:table-cell office:value-type="float" office:value="1.8787306539677" calcext:value-type="float">
            <text:p>1.87873065396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6</text:p>
          </table:table-cell>
          <table:table-cell office:value-type="float" office:value="0.71549398369054" calcext:value-type="float">
            <text:p>0.715493983690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8</text:p>
          </table:table-cell>
          <table:table-cell office:value-type="float" office:value="1.2440186905066" calcext:value-type="float">
            <text:p>1.24401869050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4</text:p>
          </table:table-cell>
          <table:table-cell office:value-type="float" office:value="1.6667824560185" calcext:value-type="float">
            <text:p>1.666782456018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0</text:p>
          </table:table-cell>
          <table:table-cell office:value-type="float" office:value="1.8134170385084" calcext:value-type="float">
            <text:p>1.81341703850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34</text:p>
          </table:table-cell>
          <table:table-cell office:value-type="float" office:value="1.7543728901338" calcext:value-type="float">
            <text:p>1.75437289013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1</text:p>
          </table:table-cell>
          <table:table-cell office:value-type="float" office:value="1.5094626216183" calcext:value-type="float">
            <text:p>1.509462621618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80705809783" calcext:value-type="float">
            <text:p>1.948070580978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240639747" calcext:value-type="float">
            <text:p>0.713922406397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67444455322" calcext:value-type="float">
            <text:p>1.776744445532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13702196103" calcext:value-type="float">
            <text:p>1.29137021961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9714273985" calcext:value-type="float">
            <text:p>0.7143971427398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8</text:p>
          </table:table-cell>
          <table:table-cell office:value-type="float" office:value="1.5909183253491" calcext:value-type="float">
            <text:p>1.59091832534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6</text:p>
          </table:table-cell>
          <table:table-cell office:value-type="float" office:value="1.8809769673927" calcext:value-type="float">
            <text:p>1.880976967392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9</text:p>
          </table:table-cell>
          <table:table-cell office:value-type="float" office:value="0.71386766961298" calcext:value-type="float">
            <text:p>0.713867669612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9</text:p>
          </table:table-cell>
          <table:table-cell office:value-type="float" office:value="1.2428829022285" calcext:value-type="float">
            <text:p>1.242882902228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6</text:p>
          </table:table-cell>
          <table:table-cell office:value-type="float" office:value="1.6648582475176" calcext:value-type="float">
            <text:p>1.664858247517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3</text:p>
          </table:table-cell>
          <table:table-cell office:value-type="float" office:value="1.8181233493438" calcext:value-type="float">
            <text:p>1.81812334934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7</text:p>
          </table:table-cell>
          <table:table-cell office:value-type="float" office:value="1.7450602683576" calcext:value-type="float">
            <text:p>1.74506026835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3</text:p>
          </table:table-cell>
          <table:table-cell office:value-type="float" office:value="1.5057699939263" calcext:value-type="float">
            <text:p>1.505769993926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84674121396" calcext:value-type="float">
            <text:p>1.958467412139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187967171" calcext:value-type="float">
            <text:p>0.714311879671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692318218612" calcext:value-type="float">
            <text:p>1.769231821861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8386391172" calcext:value-type="float">
            <text:p>1.29283863911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3608880412" calcext:value-type="float">
            <text:p>0.715636088804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31</text:p>
          </table:table-cell>
          <table:table-cell office:value-type="float" office:value="1.5912951670577" calcext:value-type="float">
            <text:p>1.59129516705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3</text:p>
          </table:table-cell>
          <table:table-cell office:value-type="float" office:value="1.8861853829628" calcext:value-type="float">
            <text:p>1.88618538296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5</text:p>
          </table:table-cell>
          <table:table-cell office:value-type="float" office:value="0.7150539841537" calcext:value-type="float">
            <text:p>0.71505398415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9</text:p>
          </table:table-cell>
          <table:table-cell office:value-type="float" office:value="1.2424902710629" calcext:value-type="float">
            <text:p>1.24249027106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0</text:p>
          </table:table-cell>
          <table:table-cell office:value-type="float" office:value="1.6695919267453" calcext:value-type="float">
            <text:p>1.669591926745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4</text:p>
          </table:table-cell>
          <table:table-cell office:value-type="float" office:value="1.815150720894" calcext:value-type="float">
            <text:p>1.8151507208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6</text:p>
          </table:table-cell>
          <table:table-cell office:value-type="float" office:value="1.7568834138069" calcext:value-type="float">
            <text:p>1.75688341380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2</text:p>
          </table:table-cell>
          <table:table-cell office:value-type="float" office:value="1.5110857778044" calcext:value-type="float">
            <text:p>1.5110857778044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34853015944" calcext:value-type="float">
            <text:p>1.963485301594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7924686395" calcext:value-type="float">
            <text:p>0.715479246863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52907628518" calcext:value-type="float">
            <text:p>1.775290762851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0344273322" calcext:value-type="float">
            <text:p>1.29403442733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8451001631" calcext:value-type="float">
            <text:p>0.7154845100163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33</text:p>
          </table:table-cell>
          <table:table-cell office:value-type="float" office:value="1.5933183228228" calcext:value-type="float">
            <text:p>1.593318322822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4</text:p>
          </table:table-cell>
          <table:table-cell office:value-type="float" office:value="1.885325383868" calcext:value-type="float">
            <text:p>1.8853253838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0</text:p>
          </table:table-cell>
          <table:table-cell office:value-type="float" office:value="0.7145581952019" calcext:value-type="float">
            <text:p>0.71455819520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6</text:p>
          </table:table-cell>
          <table:table-cell office:value-type="float" office:value="1.2426839550695" calcext:value-type="float">
            <text:p>1.242683955069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1</text:p>
          </table:table-cell>
          <table:table-cell office:value-type="float" office:value="1.6637635118279" calcext:value-type="float">
            <text:p>1.663763511827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1</text:p>
          </table:table-cell>
          <table:table-cell office:value-type="float" office:value="1.8151191419799" calcext:value-type="float">
            <text:p>1.81511914197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30</text:p>
          </table:table-cell>
          <table:table-cell office:value-type="float" office:value="1.7587118329349" calcext:value-type="float">
            <text:p>1.758711832934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3</text:p>
          </table:table-cell>
          <table:table-cell office:value-type="float" office:value="1.5077047287319" calcext:value-type="float">
            <text:p>1.507704728731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69410979567" calcext:value-type="float">
            <text:p>1.95694109795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135292489" calcext:value-type="float">
            <text:p>0.714721352924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71191819798" calcext:value-type="float">
            <text:p>1.777119181979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56281098651" calcext:value-type="float">
            <text:p>1.29562810986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10030094705" calcext:value-type="float">
            <text:p>0.714100300947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8</text:p>
          </table:table-cell>
          <table:table-cell office:value-type="float" office:value="1.5899972736871" calcext:value-type="float">
            <text:p>1.58999727368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33</text:p>
          </table:table-cell>
          <table:table-cell office:value-type="float" office:value="1.879462232145" calcext:value-type="float">
            <text:p>1.8794622321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8</text:p>
          </table:table-cell>
          <table:table-cell office:value-type="float" office:value="0.71481924755869" calcext:value-type="float">
            <text:p>0.714819247558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0</text:p>
          </table:table-cell>
          <table:table-cell office:value-type="float" office:value="1.2445881635914" calcext:value-type="float">
            <text:p>1.24458816359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8</text:p>
          </table:table-cell>
          <table:table-cell office:value-type="float" office:value="1.6643729848705" calcext:value-type="float">
            <text:p>1.664372984870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15</text:p>
          </table:table-cell>
          <table:table-cell office:value-type="float" office:value="1.8048454685837" calcext:value-type="float">
            <text:p>1.80484546858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5</text:p>
          </table:table-cell>
          <table:table-cell office:value-type="float" office:value="1.7633876174867" calcext:value-type="float">
            <text:p>1.76338761748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</text:p>
          </table:table-cell>
          <table:table-cell office:value-type="float" office:value="1.5131099862" calcext:value-type="float">
            <text:p>1.5131099862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83695280321" calcext:value-type="float">
            <text:p>1.948369528032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398486949" calcext:value-type="float">
            <text:p>0.714373984869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88539169959" calcext:value-type="float">
            <text:p>1.778853916995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40417957455" calcext:value-type="float">
            <text:p>1.29404179574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8345696478" calcext:value-type="float">
            <text:p>0.715883456964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3</text:p>
          </table:table-cell>
          <table:table-cell office:value-type="float" office:value="1.5925351657525" calcext:value-type="float">
            <text:p>1.59253516575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9</text:p>
          </table:table-cell>
          <table:table-cell office:value-type="float" office:value="1.8896085372542" calcext:value-type="float">
            <text:p>1.88960853725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0</text:p>
          </table:table-cell>
          <table:table-cell office:value-type="float" office:value="0.71435503752101" calcext:value-type="float">
            <text:p>0.714355037521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3</text:p>
          </table:table-cell>
          <table:table-cell office:value-type="float" office:value="1.2460723725554" calcext:value-type="float">
            <text:p>1.24607237255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8</text:p>
          </table:table-cell>
          <table:table-cell office:value-type="float" office:value="1.6609729884495" calcext:value-type="float">
            <text:p>1.660972988449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6</text:p>
          </table:table-cell>
          <table:table-cell office:value-type="float" office:value="1.8157791412851" calcext:value-type="float">
            <text:p>1.81577914128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33</text:p>
          </table:table-cell>
          <table:table-cell office:value-type="float" office:value="1.7490497378424" calcext:value-type="float">
            <text:p>1.74904973784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4</text:p>
          </table:table-cell>
          <table:table-cell office:value-type="float" office:value="1.5079573600449" calcext:value-type="float">
            <text:p>1.507957360044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13284617595" calcext:value-type="float">
            <text:p>1.961328461759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503615259" calcext:value-type="float">
            <text:p>0.715655036152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84454963732" calcext:value-type="float">
            <text:p>1.778445496373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32133755649" calcext:value-type="float">
            <text:p>1.29321337556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5924677974" calcext:value-type="float">
            <text:p>0.715559246779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30</text:p>
          </table:table-cell>
          <table:table-cell office:value-type="float" office:value="1.5920320083874" calcext:value-type="float">
            <text:p>1.59203200838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7</text:p>
          </table:table-cell>
          <table:table-cell office:value-type="float" office:value="1.8897685370858" calcext:value-type="float">
            <text:p>1.889768537085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29</text:p>
          </table:table-cell>
          <table:table-cell office:value-type="float" office:value="0.71285398646949" calcext:value-type="float">
            <text:p>0.7128539864694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0</text:p>
          </table:table-cell>
          <table:table-cell office:value-type="float" office:value="1.2448186896645" calcext:value-type="float">
            <text:p>1.24481868966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29</text:p>
          </table:table-cell>
          <table:table-cell office:value-type="float" office:value="1.6697192950323" calcext:value-type="float">
            <text:p>1.669719295032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5</text:p>
          </table:table-cell>
          <table:table-cell office:value-type="float" office:value="1.8169001927366" calcext:value-type="float">
            <text:p>1.81690019273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4</text:p>
          </table:table-cell>
          <table:table-cell office:value-type="float" office:value="1.7593381480651" calcext:value-type="float">
            <text:p>1.75933814806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</text:p>
          </table:table-cell>
          <table:table-cell office:value-type="float" office:value="1.5100973577923" calcext:value-type="float">
            <text:p>1.510097357792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51179419811" calcext:value-type="float">
            <text:p>1.955117941981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451178472" calcext:value-type="float">
            <text:p>0.713804511784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792086534646" calcext:value-type="float">
            <text:p>1.779208653464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7386392225" calcext:value-type="float">
            <text:p>1.29273863922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5082699913" calcext:value-type="float">
            <text:p>0.714350826999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3</text:p>
          </table:table-cell>
          <table:table-cell office:value-type="float" office:value="1.595303583891" calcext:value-type="float">
            <text:p>1.5953035838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3</text:p>
          </table:table-cell>
          <table:table-cell office:value-type="float" office:value="1.8923674817184" calcext:value-type="float">
            <text:p>1.89236748171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1</text:p>
          </table:table-cell>
          <table:table-cell office:value-type="float" office:value="0.71385503804733" calcext:value-type="float">
            <text:p>0.713855038047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20</text:p>
          </table:table-cell>
          <table:table-cell office:value-type="float" office:value="1.2471039504169" calcext:value-type="float">
            <text:p>1.24710395041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4</text:p>
          </table:table-cell>
          <table:table-cell office:value-type="float" office:value="1.6640150905104" calcext:value-type="float">
            <text:p>1.664015090510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22</text:p>
          </table:table-cell>
          <table:table-cell office:value-type="float" office:value="1.8176707182413" calcext:value-type="float">
            <text:p>1.81767071824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3</text:p>
          </table:table-cell>
          <table:table-cell office:value-type="float" office:value="1.7430465862668" calcext:value-type="float">
            <text:p>1.74304658626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6</text:p>
          </table:table-cell>
          <table:table-cell office:value-type="float" office:value="1.5120847241213" calcext:value-type="float">
            <text:p>1.512084724121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32747860265" calcext:value-type="float">
            <text:p>1.953274786026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10451146894" calcext:value-type="float">
            <text:p>0.714104511468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7624423553238" calcext:value-type="float">
            <text:p>1.76244235532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2922523239449" calcext:value-type="float">
            <text:p>1.29225232394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2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503712101" calcext:value-type="float">
            <text:p>0.714735037121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6</text:p>
          </table:table-cell>
          <table:table-cell office:value-type="float" office:value="1.5930741125536" calcext:value-type="float">
            <text:p>1.59307411255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0</text:p>
          </table:table-cell>
          <table:table-cell office:value-type="float" office:value="1.8913948511633" calcext:value-type="float">
            <text:p>1.89139485116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2</text:p>
          </table:table-cell>
          <table:table-cell office:value-type="string" calcext:value-type="string">
            <text:p>#13</text:p>
          </table:table-cell>
          <table:table-cell office:value-type="float" office:value="0.71435293226007" calcext:value-type="float">
            <text:p>0.714352932260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2</text:p>
          </table:table-cell>
          <table:table-cell office:value-type="string" calcext:value-type="string">
            <text:p>#17</text:p>
          </table:table-cell>
          <table:table-cell office:value-type="float" office:value="1.244656584572" calcext:value-type="float">
            <text:p>1.2446565845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2</text:p>
          </table:table-cell>
          <table:table-cell office:value-type="string" calcext:value-type="string">
            <text:p>#19</text:p>
          </table:table-cell>
          <table:table-cell office:value-type="float" office:value="1.6606329888074" calcext:value-type="float">
            <text:p>1.660632988807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2</text:p>
          </table:table-cell>
          <table:table-cell office:value-type="string" calcext:value-type="string">
            <text:p>#3</text:p>
          </table:table-cell>
          <table:table-cell office:value-type="float" office:value="1.8083254649206" calcext:value-type="float">
            <text:p>1.80832546492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1</text:p>
          </table:table-cell>
          <table:table-cell office:value-type="float" office:value="1.7541128904075" calcext:value-type="float">
            <text:p>1.75411289040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6</text:p>
          </table:table-cell>
          <table:table-cell office:value-type="float" office:value="1.5098615685668" calcext:value-type="float">
            <text:p>1.5098615685668</text:p>
          </table:table-cell>
        </table:table-row>
        <table:table-row table:style-name="ro1">
          <table:table-cell table:number-columns-repeated="37"/>
          <table:table-cell table:formula="of:=AVERAGE([.AL43:.AL72])" office:value-type="float" office:value="1.95294889163274" calcext:value-type="float">
            <text:p>1.95294889163274</text:p>
          </table:table-cell>
          <table:table-cell/>
          <table:table-cell table:formula="of:=AVERAGE([.AU43:.AU72])" office:value-type="float" office:value="0.714395423443413" calcext:value-type="float">
            <text:p>0.714395423443413</text:p>
          </table:table-cell>
          <table:table-cell/>
          <table:table-cell table:formula="of:=AVERAGE([.BB43:.BB72])" office:value-type="float" office:value="1.77607521816643" calcext:value-type="float">
            <text:p>1.77607521816643</text:p>
          </table:table-cell>
          <table:table-cell/>
          <table:table-cell table:formula="of:=AVERAGE([.BI45:.BI74])" office:value-type="float" office:value="1.29336303706146" calcext:value-type="float">
            <text:p>1.29336303706146</text:p>
          </table:table-cell>
          <table:table-cell/>
          <table:table-cell table:formula="of:=AVERAGE([.BP43:.BP72])" office:value-type="float" office:value="0.714397107652168" calcext:value-type="float">
            <text:p>0.714397107652168</text:p>
          </table:table-cell>
          <table:table-cell table:number-columns-repeated="23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32</text:p>
          </table:table-cell>
          <table:table-cell office:value-type="float" office:value="1.5886341172272" calcext:value-type="float">
            <text:p>1.58863411722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4</text:p>
          </table:table-cell>
          <table:table-cell office:value-type="float" office:value="1.8895853793838" calcext:value-type="float">
            <text:p>1.8895853793838</text:p>
          </table:table-cell>
          <table:table-cell table:number-columns-repeated="4"/>
          <table:table-cell table:formula="of:=AVERAGE([.CE43:.CE72])" office:value-type="float" office:value="0.714398862036285" calcext:value-type="float">
            <text:p>0.714398862036285</text:p>
          </table:table-cell>
          <table:table-cell/>
          <table:table-cell table:formula="of:=AVERAGE([.CJ43:.CJ72])" office:value-type="float" office:value="1.24452605839361" calcext:value-type="float">
            <text:p>1.24452605839361</text:p>
          </table:table-cell>
          <table:table-cell/>
          <table:table-cell table:formula="of:=AVERAGE([.CO43:.CO72])" office:value-type="float" office:value="1.66379838898415" calcext:value-type="float">
            <text:p>1.66379838898415</text:p>
          </table:table-cell>
          <table:table-cell/>
          <table:table-cell table:formula="of:=AVERAGE([.CU43:.CU72])" office:value-type="float" office:value="1.81456510747532" calcext:value-type="float">
            <text:p>1.81456510747532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0</text:p>
          </table:table-cell>
          <table:table-cell office:value-type="float" office:value="1.7552128892496" calcext:value-type="float">
            <text:p>1.75521288924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7</text:p>
          </table:table-cell>
          <table:table-cell office:value-type="float" office:value="1.5101784103385" calcext:value-type="float">
            <text:p>1.5101784103385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1</text:p>
          </table:table-cell>
          <table:table-cell office:value-type="float" office:value="1.5914930615863" calcext:value-type="float">
            <text:p>1.59149306158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8</text:p>
          </table:table-cell>
          <table:table-cell office:value-type="float" office:value="1.8832453860575" calcext:value-type="float">
            <text:p>1.8832453860575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5</text:p>
          </table:table-cell>
          <table:table-cell office:value-type="float" office:value="1.7559728884496" calcext:value-type="float">
            <text:p>1.75597288844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0</text:p>
          </table:table-cell>
          <table:table-cell office:value-type="float" office:value="1.5060942041114" calcext:value-type="float">
            <text:p>1.5060942041114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03031575756" calcext:value-type="float">
            <text:p>2.0003031575756</text:p>
          </table:table-cell>
          <table:table-cell office:value-type="float" office:value="0.00268051424763433" calcext:value-type="float">
            <text:p>0.002680514247634</text:p>
          </table:table-cell>
          <table:table-cell table:number-columns-repeated="2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451178472" calcext:value-type="float">
            <text:p>0.71380451178472</text:p>
          </table:table-cell>
          <table:table-cell office:value-type="float" office:value="0.000265851598340808" calcext:value-type="float">
            <text:p>0.000265851598341</text:p>
          </table:table-cell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2963270565" calcext:value-type="float">
            <text:p>1.8929632705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395495373" calcext:value-type="float">
            <text:p>1.42793954953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240652378" calcext:value-type="float">
            <text:p>0.713802406523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9</text:p>
          </table:table-cell>
          <table:table-cell office:value-type="float" office:value="1.5941446377425" calcext:value-type="float">
            <text:p>1.59414463774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0</text:p>
          </table:table-cell>
          <table:table-cell office:value-type="float" office:value="1.8978253707101" calcext:value-type="float">
            <text:p>1.89782537071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5</text:p>
          </table:table-cell>
          <table:table-cell office:value-type="float" office:value="0.71392872218029" calcext:value-type="float">
            <text:p>0.713928722180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7</text:p>
          </table:table-cell>
          <table:table-cell office:value-type="float" office:value="1.4280637599329" calcext:value-type="float">
            <text:p>1.42806375993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</text:p>
          </table:table-cell>
          <table:table-cell office:value-type="float" office:value="1.7449613210933" calcext:value-type="float">
            <text:p>1.744961321093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1</text:p>
          </table:table-cell>
          <table:table-cell office:value-type="float" office:value="1.8449959526358" calcext:value-type="float">
            <text:p>1.844995952635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9</text:p>
          </table:table-cell>
          <table:table-cell office:value-type="float" office:value="1.7552223629238" calcext:value-type="float">
            <text:p>1.75522236292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8</text:p>
          </table:table-cell>
          <table:table-cell office:value-type="float" office:value="1.5045215741878" calcext:value-type="float">
            <text:p>1.5045215741878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2031471546" calcext:value-type="float">
            <text:p>2.010203147154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872201187" calcext:value-type="float">
            <text:p>0.714088722011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63253617628" calcext:value-type="float">
            <text:p>1.906325361762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048099949" calcext:value-type="float">
            <text:p>1.43050480999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556412046" calcext:value-type="float">
            <text:p>0.714085564120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8</text:p>
          </table:table-cell>
          <table:table-cell office:value-type="float" office:value="1.5956172677713" calcext:value-type="float">
            <text:p>1.59561726777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5</text:p>
          </table:table-cell>
          <table:table-cell office:value-type="float" office:value="1.8895116952508" calcext:value-type="float">
            <text:p>1.88951169525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8</text:p>
          </table:table-cell>
          <table:table-cell office:value-type="float" office:value="0.71478766864456" calcext:value-type="float">
            <text:p>0.714787668644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9</text:p>
          </table:table-cell>
          <table:table-cell office:value-type="float" office:value="1.4255490257379" calcext:value-type="float">
            <text:p>1.42554902573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9</text:p>
          </table:table-cell>
          <table:table-cell office:value-type="float" office:value="1.7398223791343" calcext:value-type="float">
            <text:p>1.739822379134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</text:p>
          </table:table-cell>
          <table:table-cell office:value-type="float" office:value="1.8405359573306" calcext:value-type="float">
            <text:p>1.84053595733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8</text:p>
          </table:table-cell>
          <table:table-cell office:value-type="float" office:value="1.7586434119543" calcext:value-type="float">
            <text:p>1.75864341195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9</text:p>
          </table:table-cell>
          <table:table-cell office:value-type="float" office:value="1.5101805155995" calcext:value-type="float">
            <text:p>1.510180515599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76747182371" calcext:value-type="float">
            <text:p>2.017674718237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8450959525" calcext:value-type="float">
            <text:p>0.715884509595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47548476265" calcext:value-type="float">
            <text:p>1.89475484762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19550611" calcext:value-type="float">
            <text:p>1.4269195506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8135170384" calcext:value-type="float">
            <text:p>0.715881351703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2</text:p>
          </table:table-cell>
          <table:table-cell office:value-type="float" office:value="1.5938993748428" calcext:value-type="float">
            <text:p>1.593899374842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8</text:p>
          </table:table-cell>
          <table:table-cell office:value-type="float" office:value="1.8765022352608" calcext:value-type="float">
            <text:p>1.87650223526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5</text:p>
          </table:table-cell>
          <table:table-cell office:value-type="float" office:value="0.71505187889276" calcext:value-type="float">
            <text:p>0.715051878892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4</text:p>
          </table:table-cell>
          <table:table-cell office:value-type="float" office:value="1.4263511301567" calcext:value-type="float">
            <text:p>1.42635113015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5</text:p>
          </table:table-cell>
          <table:table-cell office:value-type="float" office:value="1.7412960617936" calcext:value-type="float">
            <text:p>1.741296061793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0</text:p>
          </table:table-cell>
          <table:table-cell office:value-type="float" office:value="1.8517675244552" calcext:value-type="float">
            <text:p>1.85176752445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7</text:p>
          </table:table-cell>
          <table:table-cell office:value-type="float" office:value="1.7539939431643" calcext:value-type="float">
            <text:p>1.75399394316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0</text:p>
          </table:table-cell>
          <table:table-cell office:value-type="float" office:value="1.5098131475651" calcext:value-type="float">
            <text:p>1.5098131475651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4011553672" calcext:value-type="float">
            <text:p>2.02401155367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24070501" calcext:value-type="float">
            <text:p>0.71330240705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83337912276" calcext:value-type="float">
            <text:p>1.898333791227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048119949" calcext:value-type="float">
            <text:p>1.42860481199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030178916" calcext:value-type="float">
            <text:p>0.713300301789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1</text:p>
          </table:table-cell>
          <table:table-cell office:value-type="float" office:value="1.5957593728849" calcext:value-type="float">
            <text:p>1.59575937288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9</text:p>
          </table:table-cell>
          <table:table-cell office:value-type="float" office:value="1.8903359049096" calcext:value-type="float">
            <text:p>1.89033590490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4</text:p>
          </table:table-cell>
          <table:table-cell office:value-type="float" office:value="0.71473608975148" calcext:value-type="float">
            <text:p>0.714736089751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5</text:p>
          </table:table-cell>
          <table:table-cell office:value-type="float" office:value="1.4261963934775" calcext:value-type="float">
            <text:p>1.42619639347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1</text:p>
          </table:table-cell>
          <table:table-cell office:value-type="float" office:value="1.7390329062812" calcext:value-type="float">
            <text:p>1.739032906281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4</text:p>
          </table:table-cell>
          <table:table-cell office:value-type="float" office:value="1.8501759471832" calcext:value-type="float">
            <text:p>1.85017594718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6</text:p>
          </table:table-cell>
          <table:table-cell office:value-type="float" office:value="1.7550192052429" calcext:value-type="float">
            <text:p>1.75501920524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1</text:p>
          </table:table-cell>
          <table:table-cell office:value-type="float" office:value="1.5099857789623" calcext:value-type="float">
            <text:p>1.509985778962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0305062837" calcext:value-type="float">
            <text:p>2.019030506283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451172157" calcext:value-type="float">
            <text:p>0.713864511721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58137833539" calcext:value-type="float">
            <text:p>1.905813783353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500781578" calcext:value-type="float">
            <text:p>1.42575007815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872224345" calcext:value-type="float">
            <text:p>0.7138687222434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</text:p>
          </table:table-cell>
          <table:table-cell office:value-type="float" office:value="1.5940888483275" calcext:value-type="float">
            <text:p>1.59408884832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7</text:p>
          </table:table-cell>
          <table:table-cell office:value-type="float" office:value="1.8849759105517" calcext:value-type="float">
            <text:p>1.88497591055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9</text:p>
          </table:table-cell>
          <table:table-cell office:value-type="float" office:value="0.71382451176367" calcext:value-type="float">
            <text:p>0.713824511763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2</text:p>
          </table:table-cell>
          <table:table-cell office:value-type="float" office:value="1.4274206027152" calcext:value-type="float">
            <text:p>1.42742060271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4</text:p>
          </table:table-cell>
          <table:table-cell office:value-type="float" office:value="1.7387286960751" calcext:value-type="float">
            <text:p>1.738728696075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1</text:p>
          </table:table-cell>
          <table:table-cell office:value-type="float" office:value="1.8373370133295" calcext:value-type="float">
            <text:p>1.837337013329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5</text:p>
          </table:table-cell>
          <table:table-cell office:value-type="float" office:value="1.7595581478335" calcext:value-type="float">
            <text:p>1.75955814783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2</text:p>
          </table:table-cell>
          <table:table-cell office:value-type="float" office:value="1.5086257803939" calcext:value-type="float">
            <text:p>1.508625780393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99420947978" calcext:value-type="float">
            <text:p>2.00994209479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451207946" calcext:value-type="float">
            <text:p>0.713524512079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97327371234" calcext:value-type="float">
            <text:p>1.89973273712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006004204" calcext:value-type="float">
            <text:p>1.42960060042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66173404" calcext:value-type="float">
            <text:p>0.7135266173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9</text:p>
          </table:table-cell>
          <table:table-cell office:value-type="float" office:value="1.5930004284206" calcext:value-type="float">
            <text:p>1.59300042842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6</text:p>
          </table:table-cell>
          <table:table-cell office:value-type="float" office:value="1.8845359110148" calcext:value-type="float">
            <text:p>1.88453591101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6</text:p>
          </table:table-cell>
          <table:table-cell office:value-type="float" office:value="0.71546872055924" calcext:value-type="float">
            <text:p>0.715468720559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8</text:p>
          </table:table-cell>
          <table:table-cell office:value-type="float" office:value="1.4251353419628" calcext:value-type="float">
            <text:p>1.42513534196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0</text:p>
          </table:table-cell>
          <table:table-cell office:value-type="float" office:value="1.7431371124873" calcext:value-type="float">
            <text:p>1.743137112487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6</text:p>
          </table:table-cell>
          <table:table-cell office:value-type="float" office:value="1.8440780588652" calcext:value-type="float">
            <text:p>1.84407805886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4</text:p>
          </table:table-cell>
          <table:table-cell office:value-type="float" office:value="1.7589118327244" calcext:value-type="float">
            <text:p>1.75891183272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5</text:p>
          </table:table-cell>
          <table:table-cell office:value-type="float" office:value="1.5073805185468" calcext:value-type="float">
            <text:p>1.5073805185468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85989277906" calcext:value-type="float">
            <text:p>2.018598927790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135347226" calcext:value-type="float">
            <text:p>0.714201353472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17432613229" calcext:value-type="float">
            <text:p>1.901743261322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132324071" calcext:value-type="float">
            <text:p>1.42921323240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19924821132" calcext:value-type="float">
            <text:p>0.714199248211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1</text:p>
          </table:table-cell>
          <table:table-cell office:value-type="float" office:value="1.5894435900594" calcext:value-type="float">
            <text:p>1.58944359005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1</text:p>
          </table:table-cell>
          <table:table-cell office:value-type="float" office:value="1.8894011690514" calcext:value-type="float">
            <text:p>1.88940116905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0</text:p>
          </table:table-cell>
          <table:table-cell office:value-type="float" office:value="0.71432556386783" calcext:value-type="float">
            <text:p>0.714325563867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0</text:p>
          </table:table-cell>
          <table:table-cell office:value-type="float" office:value="1.4260490252116" calcext:value-type="float">
            <text:p>1.42604902521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6</text:p>
          </table:table-cell>
          <table:table-cell office:value-type="float" office:value="1.7463318459665" calcext:value-type="float">
            <text:p>1.746331845966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8</text:p>
          </table:table-cell>
          <table:table-cell office:value-type="float" office:value="1.8438633222491" calcext:value-type="float">
            <text:p>1.84386332224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13</text:p>
          </table:table-cell>
          <table:table-cell office:value-type="float" office:value="1.7611644619321" calcext:value-type="float">
            <text:p>1.76116446193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4</text:p>
          </table:table-cell>
          <table:table-cell office:value-type="float" office:value="1.5075563078355" calcext:value-type="float">
            <text:p>1.507556307835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77568234139" calcext:value-type="float">
            <text:p>2.017756823413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22559028885" calcext:value-type="float">
            <text:p>1.892255902888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858635938" calcext:value-type="float">
            <text:p>1.42958586359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030029442" calcext:value-type="float">
            <text:p>0.714720300294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7</text:p>
          </table:table-cell>
          <table:table-cell office:value-type="float" office:value="1.5925846393846" calcext:value-type="float">
            <text:p>1.59258463938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26</text:p>
          </table:table-cell>
          <table:table-cell office:value-type="float" office:value="1.8907895886425" calcext:value-type="float">
            <text:p>1.89078958864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</text:p>
          </table:table-cell>
          <table:table-cell office:value-type="float" office:value="0.71430556388888" calcext:value-type="float">
            <text:p>0.714305563888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</text:p>
          </table:table-cell>
          <table:table-cell office:value-type="float" office:value="1.4267311297567" calcext:value-type="float">
            <text:p>1.42673112975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8</text:p>
          </table:table-cell>
          <table:table-cell office:value-type="float" office:value="1.729192916639" calcext:value-type="float">
            <text:p>1.72919291663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7</text:p>
          </table:table-cell>
          <table:table-cell office:value-type="float" office:value="1.8446612161461" calcext:value-type="float">
            <text:p>1.844661216146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2</text:p>
          </table:table-cell>
          <table:table-cell office:value-type="string" calcext:value-type="string">
            <text:p>#9</text:p>
          </table:table-cell>
          <table:table-cell office:value-type="float" office:value="1.7582844649637" calcext:value-type="float">
            <text:p>1.75828446496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2</text:p>
          </table:table-cell>
          <table:table-cell office:value-type="string" calcext:value-type="string">
            <text:p>#25</text:p>
          </table:table-cell>
          <table:table-cell office:value-type="float" office:value="1.5077331497546" calcext:value-type="float">
            <text:p>1.5077331497546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3101038841" calcext:value-type="float">
            <text:p>2.01310103884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64116879877" calcext:value-type="float">
            <text:p>1.896411687987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121818819" calcext:value-type="float">
            <text:p>1.4272121818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293360744" calcext:value-type="float">
            <text:p>0.71307293360744</text:p>
          </table:table-cell>
          <table:table-cell table:number-columns-repeated="4"/>
          <table:table-cell table:formula="of:=AVERAGE([.BU48:.BU82])" office:value-type="float" office:value="1.59262172205233" calcext:value-type="float">
            <text:p>1.59262172205233</text:p>
          </table:table-cell>
          <table:table-cell table:formula="of:=AVERAGE([.BZ48:.BZ82])" office:value-type="float" office:value="1.88751813343956" calcext:value-type="float">
            <text:p>1.88751813343956</text:p>
          </table:table-cell>
          <table:table-cell table:number-columns-repeated="5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0</text:p>
          </table:table-cell>
          <table:table-cell office:value-type="float" office:value="0.71456240572378" calcext:value-type="float">
            <text:p>0.714562405723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4</text:p>
          </table:table-cell>
          <table:table-cell office:value-type="float" office:value="1.4266448140581" calcext:value-type="float">
            <text:p>1.42664481405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5</text:p>
          </table:table-cell>
          <table:table-cell office:value-type="float" office:value="1.7401139577748" calcext:value-type="float">
            <text:p>1.740113957774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7</text:p>
          </table:table-cell>
          <table:table-cell office:value-type="float" office:value="1.8511475251079" calcext:value-type="float">
            <text:p>1.8511475251079</text:p>
          </table:table-cell>
          <table:table-cell table:number-columns-repeated="4"/>
          <table:table-cell table:formula="of:=AVERAGE([.CZ48:.CZ82])" office:value-type="float" office:value="1.75614527924557" calcext:value-type="float">
            <text:p>1.75614527924557</text:p>
          </table:table-cell>
          <table:table-cell/>
          <table:table-cell table:formula="of:=AVERAGE([.DE48:.DE82])" office:value-type="float" office:value="1.50892168985687" calcext:value-type="float">
            <text:p>1.50892168985687</text:p>
          </table:table-cell>
          <table:table-cell table:number-columns-repeated="3"/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70073505186" calcext:value-type="float">
            <text:p>2.017007350518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398430107" calcext:value-type="float">
            <text:p>0.714913984301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64095827268" calcext:value-type="float">
            <text:p>1.896409582726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0796936" calcext:value-type="float">
            <text:p>1.429107969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924745342" calcext:value-type="float">
            <text:p>0.71491924745342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0</text:p>
          </table:table-cell>
          <table:table-cell office:value-type="float" office:value="0.71352135418805" calcext:value-type="float">
            <text:p>0.713521354188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9</text:p>
          </table:table-cell>
          <table:table-cell office:value-type="float" office:value="1.4233942911639" calcext:value-type="float">
            <text:p>1.42339429116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6</text:p>
          </table:table-cell>
          <table:table-cell office:value-type="float" office:value="1.7392244850269" calcext:value-type="float">
            <text:p>1.739224485026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3</text:p>
          </table:table-cell>
          <table:table-cell office:value-type="float" office:value="1.8337433329018" calcext:value-type="float">
            <text:p>1.8337433329018</text:p>
          </table:table-cell>
          <table:table-cell table:number-columns-repeated="10"/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75199815579" calcext:value-type="float">
            <text:p>2.017519981557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66157404" calcext:value-type="float">
            <text:p>0.7150466157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75937814802" calcext:value-type="float">
            <text:p>1.907593781480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711264514" calcext:value-type="float">
            <text:p>1.42987112645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977363182" calcext:value-type="float">
            <text:p>0.7150497736318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1</text:p>
          </table:table-cell>
          <table:table-cell office:value-type="float" office:value="1.7767191824009" calcext:value-type="float">
            <text:p>1.77671918240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32</text:p>
          </table:table-cell>
          <table:table-cell office:value-type="float" office:value="1.9785042331534" calcext:value-type="float">
            <text:p>1.978504233153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3</text:p>
          </table:table-cell>
          <table:table-cell office:value-type="float" office:value="0.7130708283465" calcext:value-type="float">
            <text:p>0.713070828346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6</text:p>
          </table:table-cell>
          <table:table-cell office:value-type="float" office:value="1.4286153382996" calcext:value-type="float">
            <text:p>1.42861533829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0</text:p>
          </table:table-cell>
          <table:table-cell office:value-type="float" office:value="1.741100272526" calcext:value-type="float">
            <text:p>1.74110027252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5</text:p>
          </table:table-cell>
          <table:table-cell office:value-type="float" office:value="1.8398643790901" calcext:value-type="float">
            <text:p>1.83986437909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5</text:p>
          </table:table-cell>
          <table:table-cell office:value-type="float" office:value="1.7982212650302" calcext:value-type="float">
            <text:p>1.79822126503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9</text:p>
          </table:table-cell>
          <table:table-cell office:value-type="float" office:value="1.6363666985614" calcext:value-type="float">
            <text:p>1.6363666985614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01020841031" calcext:value-type="float">
            <text:p>2.02010208410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609065675" calcext:value-type="float">
            <text:p>0.713876090656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45643109849" calcext:value-type="float">
            <text:p>1.904564310984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2974438974" calcext:value-type="float">
            <text:p>1.42829744389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661698251" calcext:value-type="float">
            <text:p>0.713866616982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5</text:p>
          </table:table-cell>
          <table:table-cell office:value-type="float" office:value="1.7771318135455" calcext:value-type="float">
            <text:p>1.77713181354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4</text:p>
          </table:table-cell>
          <table:table-cell office:value-type="float" office:value="1.9737358171202" calcext:value-type="float">
            <text:p>1.97373581712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1</text:p>
          </table:table-cell>
          <table:table-cell office:value-type="float" office:value="0.71420240610273" calcext:value-type="float">
            <text:p>0.714202406102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4</text:p>
          </table:table-cell>
          <table:table-cell office:value-type="float" office:value="1.4262753407628" calcext:value-type="float">
            <text:p>1.42627534076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0</text:p>
          </table:table-cell>
          <table:table-cell office:value-type="float" office:value="1.7281360756462" calcext:value-type="float">
            <text:p>1.728136075646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8</text:p>
          </table:table-cell>
          <table:table-cell office:value-type="float" office:value="1.8370685925594" calcext:value-type="float">
            <text:p>1.83706859255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9</text:p>
          </table:table-cell>
          <table:table-cell office:value-type="float" office:value="1.8040433641649" calcext:value-type="float">
            <text:p>1.804043364164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6</text:p>
          </table:table-cell>
          <table:table-cell office:value-type="float" office:value="1.6411698514002" calcext:value-type="float">
            <text:p>1.6411698514002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2073576765" calcext:value-type="float">
            <text:p>2.010207357676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556336256" calcext:value-type="float">
            <text:p>0.714805563362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66611614093" calcext:value-type="float">
            <text:p>1.896661161409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774434974" calcext:value-type="float">
            <text:p>1.42867744349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1293177586" calcext:value-type="float">
            <text:p>0.7148129317758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6</text:p>
          </table:table-cell>
          <table:table-cell office:value-type="float" office:value="1.7751581314125" calcext:value-type="float">
            <text:p>1.77515813141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8</text:p>
          </table:table-cell>
          <table:table-cell office:value-type="float" office:value="1.9651358261728" calcext:value-type="float">
            <text:p>1.96513582617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8</text:p>
          </table:table-cell>
          <table:table-cell office:value-type="float" office:value="0.71330135441963" calcext:value-type="float">
            <text:p>0.713301354419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8</text:p>
          </table:table-cell>
          <table:table-cell office:value-type="float" office:value="1.423137449329" calcext:value-type="float">
            <text:p>1.4231374493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7</text:p>
          </table:table-cell>
          <table:table-cell office:value-type="float" office:value="1.7401265893404" calcext:value-type="float">
            <text:p>1.740126589340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4</text:p>
          </table:table-cell>
          <table:table-cell office:value-type="float" office:value="1.8461527935234" calcext:value-type="float">
            <text:p>1.846152793523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30</text:p>
          </table:table-cell>
          <table:table-cell office:value-type="float" office:value="1.8111959882147" calcext:value-type="float">
            <text:p>1.81119598821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8</text:p>
          </table:table-cell>
          <table:table-cell office:value-type="float" office:value="1.6323361764882" calcext:value-type="float">
            <text:p>1.6323361764882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19136611435" calcext:value-type="float">
            <text:p>2.021913661143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766862351" calcext:value-type="float">
            <text:p>0.714807668623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63895722215" calcext:value-type="float">
            <text:p>1.906389572221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490211063" calcext:value-type="float">
            <text:p>1.42994902110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345810162" calcext:value-type="float">
            <text:p>0.714803458101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7</text:p>
          </table:table-cell>
          <table:table-cell office:value-type="float" office:value="1.774633921438" calcext:value-type="float">
            <text:p>1.7746339214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5</text:p>
          </table:table-cell>
          <table:table-cell office:value-type="float" office:value="1.9687621381451" calcext:value-type="float">
            <text:p>1.96876213814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6</text:p>
          </table:table-cell>
          <table:table-cell office:value-type="float" office:value="0.71387293276533" calcext:value-type="float">
            <text:p>0.713872932765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7</text:p>
          </table:table-cell>
          <table:table-cell office:value-type="float" office:value="1.4262932354808" calcext:value-type="float">
            <text:p>1.42629323548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6</text:p>
          </table:table-cell>
          <table:table-cell office:value-type="float" office:value="1.7412392197482" calcext:value-type="float">
            <text:p>1.741239219748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4</text:p>
          </table:table-cell>
          <table:table-cell office:value-type="float" office:value="1.8424243763954" calcext:value-type="float">
            <text:p>1.84242437639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31</text:p>
          </table:table-cell>
          <table:table-cell office:value-type="float" office:value="1.8045486267909" calcext:value-type="float">
            <text:p>1.80454862679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9</text:p>
          </table:table-cell>
          <table:table-cell office:value-type="float" office:value="1.6329572284661" calcext:value-type="float">
            <text:p>1.6329572284661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0705115047" calcext:value-type="float">
            <text:p>2.014070511504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661807724" calcext:value-type="float">
            <text:p>0.712826618077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28148391423" calcext:value-type="float">
            <text:p>1.902814839142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837582276" calcext:value-type="float">
            <text:p>1.42968375822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1924966395" calcext:value-type="float">
            <text:p>0.712819249663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2</text:p>
          </table:table-cell>
          <table:table-cell office:value-type="float" office:value="1.7733749753948" calcext:value-type="float">
            <text:p>1.77337497539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3</text:p>
          </table:table-cell>
          <table:table-cell office:value-type="float" office:value="1.9751852892786" calcext:value-type="float">
            <text:p>1.97518528927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5</text:p>
          </table:table-cell>
          <table:table-cell office:value-type="float" office:value="0.71379293284954" calcext:value-type="float">
            <text:p>0.713792932849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3</text:p>
          </table:table-cell>
          <table:table-cell office:value-type="float" office:value="1.4271953397944" calcext:value-type="float">
            <text:p>1.42719533979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5</text:p>
          </table:table-cell>
          <table:table-cell office:value-type="float" office:value="1.7426350077526" calcext:value-type="float">
            <text:p>1.742635007752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5</text:p>
          </table:table-cell>
          <table:table-cell office:value-type="float" office:value="1.8460001621051" calcext:value-type="float">
            <text:p>1.84600016210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32</text:p>
          </table:table-cell>
          <table:table-cell office:value-type="float" office:value="1.80226652393" calcext:value-type="float">
            <text:p>1.802266523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0</text:p>
          </table:table-cell>
          <table:table-cell office:value-type="float" office:value="1.6394782742334" calcext:value-type="float">
            <text:p>1.6394782742334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34083964122" calcext:value-type="float">
            <text:p>2.023408396412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608878306" calcext:value-type="float">
            <text:p>0.715656088783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13853669628" calcext:value-type="float">
            <text:p>1.901385366962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069172559" calcext:value-type="float">
            <text:p>1.42860691725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4977300024" calcext:value-type="float">
            <text:p>0.715649773000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9</text:p>
          </table:table-cell>
          <table:table-cell office:value-type="float" office:value="1.7761560250989" calcext:value-type="float">
            <text:p>1.77615602509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9</text:p>
          </table:table-cell>
          <table:table-cell office:value-type="float" office:value="1.9481821598083" calcext:value-type="float">
            <text:p>1.94818215980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9</text:p>
          </table:table-cell>
          <table:table-cell office:value-type="float" office:value="0.71282661807724" calcext:value-type="float">
            <text:p>0.712826618077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3</text:p>
          </table:table-cell>
          <table:table-cell office:value-type="float" office:value="1.4269206032415" calcext:value-type="float">
            <text:p>1.42692060324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3</text:p>
          </table:table-cell>
          <table:table-cell office:value-type="float" office:value="1.7402076418867" calcext:value-type="float">
            <text:p>1.740207641886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0</text:p>
          </table:table-cell>
          <table:table-cell office:value-type="float" office:value="1.8449327948076" calcext:value-type="float">
            <text:p>1.84493279480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33</text:p>
          </table:table-cell>
          <table:table-cell office:value-type="float" office:value="1.8103759890779" calcext:value-type="float">
            <text:p>1.81037598907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1</text:p>
          </table:table-cell>
          <table:table-cell office:value-type="float" office:value="1.63902353787" calcext:value-type="float">
            <text:p>1.6390235378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7884096964" calcext:value-type="float">
            <text:p>2.010788409696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71427609" calcext:value-type="float">
            <text:p>0.71437714276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788043381007" calcext:value-type="float">
            <text:p>1.878804338100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669186664" calcext:value-type="float">
            <text:p>1.427266918666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609013043" calcext:value-type="float">
            <text:p>0.714376090130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7</text:p>
          </table:table-cell>
          <table:table-cell office:value-type="float" office:value="1.7735749751842" calcext:value-type="float">
            <text:p>1.77357497518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3</text:p>
          </table:table-cell>
          <table:table-cell office:value-type="float" office:value="1.963227407129" calcext:value-type="float">
            <text:p>1.9632274071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7</text:p>
          </table:table-cell>
          <table:table-cell office:value-type="float" office:value="0.71466345824899" calcext:value-type="float">
            <text:p>0.714663458248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3</text:p>
          </table:table-cell>
          <table:table-cell office:value-type="float" office:value="1.4281111283041" calcext:value-type="float">
            <text:p>1.42811112830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9</text:p>
          </table:table-cell>
          <table:table-cell office:value-type="float" office:value="1.738840274905" calcext:value-type="float">
            <text:p>1.73884027490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</text:p>
          </table:table-cell>
          <table:table-cell office:value-type="float" office:value="1.8510369989084" calcext:value-type="float">
            <text:p>1.85103699890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34</text:p>
          </table:table-cell>
          <table:table-cell office:value-type="float" office:value="1.8026454708995" calcext:value-type="float">
            <text:p>1.802645470899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2</text:p>
          </table:table-cell>
          <table:table-cell office:value-type="float" office:value="1.6388856432783" calcext:value-type="float">
            <text:p>1.638885643278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64799826526" calcext:value-type="float">
            <text:p>2.016479982652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398468002" calcext:value-type="float">
            <text:p>0.7145539846800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19306295467" calcext:value-type="float">
            <text:p>1.901930629546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342853323" calcext:value-type="float">
            <text:p>1.42893428533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81952019" calcext:value-type="float">
            <text:p>0.71455819520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3</text:p>
          </table:table-cell>
          <table:table-cell office:value-type="float" office:value="1.7750149736684" calcext:value-type="float">
            <text:p>1.77501497366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2</text:p>
          </table:table-cell>
          <table:table-cell office:value-type="float" office:value="1.9800379157496" calcext:value-type="float">
            <text:p>1.98003791574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7</text:p>
          </table:table-cell>
          <table:table-cell office:value-type="float" office:value="0.71481819492822" calcext:value-type="float">
            <text:p>0.714818194928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5</text:p>
          </table:table-cell>
          <table:table-cell office:value-type="float" office:value="1.4269774452869" calcext:value-type="float">
            <text:p>1.42697744528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3</text:p>
          </table:table-cell>
          <table:table-cell office:value-type="float" office:value="1.7303055470468" calcext:value-type="float">
            <text:p>1.730305547046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0</text:p>
          </table:table-cell>
          <table:table-cell office:value-type="float" office:value="1.8474433184807" calcext:value-type="float">
            <text:p>1.84744331848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8</text:p>
          </table:table-cell>
          <table:table-cell office:value-type="float" office:value="1.8079380969073" calcext:value-type="float">
            <text:p>1.80793809690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3</text:p>
          </table:table-cell>
          <table:table-cell office:value-type="float" office:value="1.6320667030877" calcext:value-type="float">
            <text:p>1.632066703087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6125246184" calcext:value-type="float">
            <text:p>2.01612524618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766914982" calcext:value-type="float">
            <text:p>0.7143076691498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47885318015" calcext:value-type="float">
            <text:p>1.894788531801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1942882165" calcext:value-type="float">
            <text:p>1.42619428821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2135334594" calcext:value-type="float">
            <text:p>0.714321353345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</text:p>
          </table:table-cell>
          <table:table-cell office:value-type="float" office:value="1.7742676060341" calcext:value-type="float">
            <text:p>1.77426760603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33</text:p>
          </table:table-cell>
          <table:table-cell office:value-type="float" office:value="1.9702526628919" calcext:value-type="float">
            <text:p>1.97025266289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3</text:p>
          </table:table-cell>
          <table:table-cell office:value-type="float" office:value="0.71437187960855" calcext:value-type="float">
            <text:p>0.714371879608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7</text:p>
          </table:table-cell>
          <table:table-cell office:value-type="float" office:value="1.4275795499163" calcext:value-type="float">
            <text:p>1.42757954991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7</text:p>
          </table:table-cell>
          <table:table-cell office:value-type="float" office:value="1.7458760569726" calcext:value-type="float">
            <text:p>1.745876056972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5</text:p>
          </table:table-cell>
          <table:table-cell office:value-type="float" office:value="1.8431770071821" calcext:value-type="float">
            <text:p>1.84317700718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3</text:p>
          </table:table-cell>
          <table:table-cell office:value-type="float" office:value="1.8084696752951" calcext:value-type="float">
            <text:p>1.80846967529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4</text:p>
          </table:table-cell>
          <table:table-cell office:value-type="float" office:value="1.6332530176284" calcext:value-type="float">
            <text:p>1.6332530176284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7105055679" calcext:value-type="float">
            <text:p>2.019710505567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451125841" calcext:value-type="float">
            <text:p>0.714304511258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96085267279" calcext:value-type="float">
            <text:p>1.899608526727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711289778" calcext:value-type="float">
            <text:p>1.42747112897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872178029" calcext:value-type="float">
            <text:p>0.714308721780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0</text:p>
          </table:table-cell>
          <table:table-cell office:value-type="float" office:value="1.7718991874745" calcext:value-type="float">
            <text:p>1.771899187474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31</text:p>
          </table:table-cell>
          <table:table-cell office:value-type="float" office:value="1.9669010874725" calcext:value-type="float">
            <text:p>1.96690108747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3</text:p>
          </table:table-cell>
          <table:table-cell office:value-type="float" office:value="0.71432766912877" calcext:value-type="float">
            <text:p>0.714327669128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2</text:p>
          </table:table-cell>
          <table:table-cell office:value-type="float" office:value="1.4288763906564" calcext:value-type="float">
            <text:p>1.42887639065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4</text:p>
          </table:table-cell>
          <table:table-cell office:value-type="float" office:value="1.7440844799111" calcext:value-type="float">
            <text:p>1.744084479911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2</text:p>
          </table:table-cell>
          <table:table-cell office:value-type="float" office:value="1.8470938451644" calcext:value-type="float">
            <text:p>1.84709384516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4</text:p>
          </table:table-cell>
          <table:table-cell office:value-type="float" office:value="1.7980781072862" calcext:value-type="float">
            <text:p>1.79807810728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5</text:p>
          </table:table-cell>
          <table:table-cell office:value-type="float" office:value="1.6341319640716" calcext:value-type="float">
            <text:p>1.6341319640716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87136645119" calcext:value-type="float">
            <text:p>2.018713664511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609065675" calcext:value-type="float">
            <text:p>0.713876090656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01506314204" calcext:value-type="float">
            <text:p>1.900150631420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290218642" calcext:value-type="float">
            <text:p>1.42922902186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345907004" calcext:value-type="float">
            <text:p>0.713883459070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4</text:p>
          </table:table-cell>
          <table:table-cell office:value-type="float" office:value="1.7717602402524" calcext:value-type="float">
            <text:p>1.77176024025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5</text:p>
          </table:table-cell>
          <table:table-cell office:value-type="float" office:value="1.9779673916133" calcext:value-type="float">
            <text:p>1.97796739161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9</text:p>
          </table:table-cell>
          <table:table-cell office:value-type="float" office:value="0.71386661698251" calcext:value-type="float">
            <text:p>0.713866616982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0</text:p>
          </table:table-cell>
          <table:table-cell office:value-type="float" office:value="1.4256384993279" calcext:value-type="float">
            <text:p>1.42563849932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8</text:p>
          </table:table-cell>
          <table:table-cell office:value-type="float" office:value="1.7443739532906" calcext:value-type="float">
            <text:p>1.744373953290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3</text:p>
          </table:table-cell>
          <table:table-cell office:value-type="float" office:value="1.8374938552696" calcext:value-type="float">
            <text:p>1.83749385526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1</text:p>
          </table:table-cell>
          <table:table-cell office:value-type="float" office:value="1.8056644150901" calcext:value-type="float">
            <text:p>1.80566441509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2</text:p>
          </table:table-cell>
          <table:table-cell office:value-type="float" office:value="1.6376393288007" calcext:value-type="float">
            <text:p>1.637639328800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83599806737" calcext:value-type="float">
            <text:p>2.018359980673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50362368" calcext:value-type="float">
            <text:p>0.71557503623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4126416709" calcext:value-type="float">
            <text:p>1.90412641670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7806002309" calcext:value-type="float">
            <text:p>1.42978060023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824046501" calcext:value-type="float">
            <text:p>0.71558240465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5</text:p>
          </table:table-cell>
          <table:table-cell office:value-type="float" office:value="1.7752370786978" calcext:value-type="float">
            <text:p>1.77523707869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1</text:p>
          </table:table-cell>
          <table:table-cell office:value-type="float" office:value="1.9696947687423" calcext:value-type="float">
            <text:p>1.96969476874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8</text:p>
          </table:table-cell>
          <table:table-cell office:value-type="float" office:value="0.71480345810162" calcext:value-type="float">
            <text:p>0.714803458101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9</text:p>
          </table:table-cell>
          <table:table-cell office:value-type="float" office:value="1.4253753417102" calcext:value-type="float">
            <text:p>1.42537534171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2</text:p>
          </table:table-cell>
          <table:table-cell office:value-type="float" office:value="1.7390981693703" calcext:value-type="float">
            <text:p>1.739098169370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6</text:p>
          </table:table-cell>
          <table:table-cell office:value-type="float" office:value="1.8448380580652" calcext:value-type="float">
            <text:p>1.84483805806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</text:p>
          </table:table-cell>
          <table:table-cell office:value-type="float" office:value="1.7984444226901" calcext:value-type="float">
            <text:p>1.79844442269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7</text:p>
          </table:table-cell>
          <table:table-cell office:value-type="float" office:value="1.637338276486" calcext:value-type="float">
            <text:p>1.637338276486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71863187512" calcext:value-type="float">
            <text:p>1.997186318751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977436866" calcext:value-type="float">
            <text:p>0.714349774368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70074768342" calcext:value-type="float">
            <text:p>1.897007476834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860602252" calcext:value-type="float">
            <text:p>1.4278606022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977436866" calcext:value-type="float">
            <text:p>0.714349774368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8</text:p>
          </table:table-cell>
          <table:table-cell office:value-type="float" office:value="1.7706044519953" calcext:value-type="float">
            <text:p>1.77060445199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7</text:p>
          </table:table-cell>
          <table:table-cell office:value-type="float" office:value="1.9729537126803" calcext:value-type="float">
            <text:p>1.97295371268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1</text:p>
          </table:table-cell>
          <table:table-cell office:value-type="float" office:value="0.71389188011381" calcext:value-type="float">
            <text:p>0.713891880113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8</text:p>
          </table:table-cell>
          <table:table-cell office:value-type="float" office:value="1.4265237615539" calcext:value-type="float">
            <text:p>1.42652376155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8</text:p>
          </table:table-cell>
          <table:table-cell office:value-type="float" office:value="1.7453855311731" calcext:value-type="float">
            <text:p>1.745385531173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9</text:p>
          </table:table-cell>
          <table:table-cell office:value-type="float" office:value="1.8473064765195" calcext:value-type="float">
            <text:p>1.847306476519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</text:p>
          </table:table-cell>
          <table:table-cell office:value-type="float" office:value="1.8089591484641" calcext:value-type="float">
            <text:p>1.80895914846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8</text:p>
          </table:table-cell>
          <table:table-cell office:value-type="float" office:value="1.6347614370932" calcext:value-type="float">
            <text:p>1.6347614370932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42157955623" calcext:value-type="float">
            <text:p>1.994215795562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451079525" calcext:value-type="float">
            <text:p>0.714744510795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74222132398" calcext:value-type="float">
            <text:p>1.897422213239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711256093" calcext:value-type="float">
            <text:p>1.43067112560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92476429" calcext:value-type="float">
            <text:p>0.71473924764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3</text:p>
          </table:table-cell>
          <table:table-cell office:value-type="float" office:value="1.7785465488984" calcext:value-type="float">
            <text:p>1.77854654889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34</text:p>
          </table:table-cell>
          <table:table-cell office:value-type="float" office:value="1.968802138103" calcext:value-type="float">
            <text:p>1.9688021381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2</text:p>
          </table:table-cell>
          <table:table-cell office:value-type="float" office:value="0.71473819501243" calcext:value-type="float">
            <text:p>0.714738195012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5</text:p>
          </table:table-cell>
          <table:table-cell office:value-type="float" office:value="1.4256837624381" calcext:value-type="float">
            <text:p>1.42568376243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7</text:p>
          </table:table-cell>
          <table:table-cell office:value-type="float" office:value="1.7434076385183" calcext:value-type="float">
            <text:p>1.743407638518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8</text:p>
          </table:table-cell>
          <table:table-cell office:value-type="float" office:value="1.8436159540885" calcext:value-type="float">
            <text:p>1.843615954088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6</text:p>
          </table:table-cell>
          <table:table-cell office:value-type="float" office:value="1.7971202135577" calcext:value-type="float">
            <text:p>1.79712021355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9</text:p>
          </table:table-cell>
          <table:table-cell office:value-type="float" office:value="1.6336245961846" calcext:value-type="float">
            <text:p>1.6336245961846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58894569585" calcext:value-type="float">
            <text:p>2.015889456958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977318971" calcext:value-type="float">
            <text:p>0.715469773189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897295897583" calcext:value-type="float">
            <text:p>1.889729589758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384968016" calcext:value-type="float">
            <text:p>1.42803849680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451003736" calcext:value-type="float">
            <text:p>0.715464510037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8</text:p>
          </table:table-cell>
          <table:table-cell office:value-type="float" office:value="1.7722686607698" calcext:value-type="float">
            <text:p>1.77226866076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7</text:p>
          </table:table-cell>
          <table:table-cell office:value-type="float" office:value="1.9762221302925" calcext:value-type="float">
            <text:p>1.97622213029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</text:p>
          </table:table-cell>
          <table:table-cell office:value-type="float" office:value="0.71557293097586" calcext:value-type="float">
            <text:p>0.715572930975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1</text:p>
          </table:table-cell>
          <table:table-cell office:value-type="float" office:value="1.426595340426" calcext:value-type="float">
            <text:p>1.4265953404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2</text:p>
          </table:table-cell>
          <table:table-cell office:value-type="float" office:value="1.7446729003443" calcext:value-type="float">
            <text:p>1.744672900344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9</text:p>
          </table:table-cell>
          <table:table-cell office:value-type="float" office:value="1.8420717451876" calcext:value-type="float">
            <text:p>1.84207174518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7</text:p>
          </table:table-cell>
          <table:table-cell office:value-type="float" office:value="1.8035844172796" calcext:value-type="float">
            <text:p>1.80358441727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30</text:p>
          </table:table-cell>
          <table:table-cell office:value-type="float" office:value="1.6323877553813" calcext:value-type="float">
            <text:p>1.632387755381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50452578471" calcext:value-type="float">
            <text:p>2.005045257847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61664145617" calcext:value-type="float">
            <text:p>1.906166414561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321809135" calcext:value-type="float">
            <text:p>1.42813218091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135298805" calcext:value-type="float">
            <text:p>0.714661352988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31</text:p>
          </table:table-cell>
          <table:table-cell office:value-type="float" office:value="1.777783391807" calcext:value-type="float">
            <text:p>1.7777833918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0</text:p>
          </table:table-cell>
          <table:table-cell office:value-type="float" office:value="1.9733589754116" calcext:value-type="float">
            <text:p>1.97335897541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4</text:p>
          </table:table-cell>
          <table:table-cell office:value-type="float" office:value="0.71565714141354" calcext:value-type="float">
            <text:p>0.715657141413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6</text:p>
          </table:table-cell>
          <table:table-cell office:value-type="float" office:value="1.42568797296" calcext:value-type="float">
            <text:p>1.425687972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3</text:p>
          </table:table-cell>
          <table:table-cell office:value-type="float" office:value="1.7434676384551" calcext:value-type="float">
            <text:p>1.743467638455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26</text:p>
          </table:table-cell>
          <table:table-cell office:value-type="float" office:value="1.8495191057694" calcext:value-type="float">
            <text:p>1.84951910576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0</text:p>
          </table:table-cell>
          <table:table-cell office:value-type="float" office:value="1.8067559928884" calcext:value-type="float">
            <text:p>1.80675599288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31</text:p>
          </table:table-cell>
          <table:table-cell office:value-type="float" office:value="1.6381551177315" calcext:value-type="float">
            <text:p>1.638155117731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54768258139" calcext:value-type="float">
            <text:p>2.015476825813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766864456" calcext:value-type="float">
            <text:p>0.714787668644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899150632473" calcext:value-type="float">
            <text:p>1.89915063247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300757578" calcext:value-type="float">
            <text:p>1.42803007575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766864456" calcext:value-type="float">
            <text:p>0.714787668644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</text:p>
          </table:table-cell>
          <table:table-cell office:value-type="float" office:value="1.782359176464" calcext:value-type="float">
            <text:p>1.78235917646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8</text:p>
          </table:table-cell>
          <table:table-cell office:value-type="float" office:value="1.9722895028532" calcext:value-type="float">
            <text:p>1.97228950285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2</text:p>
          </table:table-cell>
          <table:table-cell office:value-type="float" office:value="0.7147245108163" calcext:value-type="float">
            <text:p>0.71472451081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</text:p>
          </table:table-cell>
          <table:table-cell office:value-type="float" office:value="1.4285584962542" calcext:value-type="float">
            <text:p>1.42855849625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</text:p>
          </table:table-cell>
          <table:table-cell office:value-type="float" office:value="1.7449623737238" calcext:value-type="float">
            <text:p>1.744962373723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2</text:p>
          </table:table-cell>
          <table:table-cell office:value-type="float" office:value="1.8514843668586" calcext:value-type="float">
            <text:p>1.85148436685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0</text:p>
          </table:table-cell>
          <table:table-cell office:value-type="float" office:value="1.8021644187743" calcext:value-type="float">
            <text:p>1.80216441877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32</text:p>
          </table:table-cell>
          <table:table-cell office:value-type="float" office:value="1.6327730181337" calcext:value-type="float">
            <text:p>1.632773018133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55757625518" calcext:value-type="float">
            <text:p>2.025575762551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1819598085" calcext:value-type="float">
            <text:p>0.7138181959808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0943262165" calcext:value-type="float">
            <text:p>1.9009432621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490215273" calcext:value-type="float">
            <text:p>1.42954902152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308275465" calcext:value-type="float">
            <text:p>0.71383082754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0</text:p>
          </table:table-cell>
          <table:table-cell office:value-type="float" office:value="1.7647613002513" calcext:value-type="float">
            <text:p>1.76476130025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0</text:p>
          </table:table-cell>
          <table:table-cell office:value-type="float" office:value="1.9759063411512" calcext:value-type="float">
            <text:p>1.97590634115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6</text:p>
          </table:table-cell>
          <table:table-cell office:value-type="float" office:value="0.71408451148999" calcext:value-type="float">
            <text:p>0.714084511489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6</text:p>
          </table:table-cell>
          <table:table-cell office:value-type="float" office:value="1.4257690255063" calcext:value-type="float">
            <text:p>1.42576902550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4</text:p>
          </table:table-cell>
          <table:table-cell office:value-type="float" office:value="1.7405265889194" calcext:value-type="float">
            <text:p>1.740526588919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9</text:p>
          </table:table-cell>
          <table:table-cell office:value-type="float" office:value="1.8444443742691" calcext:value-type="float">
            <text:p>1.84444437426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2</text:p>
          </table:table-cell>
          <table:table-cell office:value-type="float" office:value="1.8090486220541" calcext:value-type="float">
            <text:p>1.80904862205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33</text:p>
          </table:table-cell>
          <table:table-cell office:value-type="float" office:value="1.6385066963087" calcext:value-type="float">
            <text:p>1.638506696308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01557682571" calcext:value-type="float">
            <text:p>2.020155768257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977396866" calcext:value-type="float">
            <text:p>0.714729773968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05590520431" calcext:value-type="float">
            <text:p>1.900559052043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0511273146" calcext:value-type="float">
            <text:p>1.42905112731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766870772" calcext:value-type="float">
            <text:p>0.714727668707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32</text:p>
          </table:table-cell>
          <table:table-cell office:value-type="float" office:value="1.774470763715" calcext:value-type="float">
            <text:p>1.77447076371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5</text:p>
          </table:table-cell>
          <table:table-cell office:value-type="float" office:value="1.9594505689994" calcext:value-type="float">
            <text:p>1.95945056899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24</text:p>
          </table:table-cell>
          <table:table-cell office:value-type="float" office:value="0.71492030008389" calcext:value-type="float">
            <text:p>0.714920300083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10</text:p>
          </table:table-cell>
          <table:table-cell office:value-type="float" office:value="1.42682797176" calcext:value-type="float">
            <text:p>1.426827971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19</text:p>
          </table:table-cell>
          <table:table-cell office:value-type="float" office:value="1.738098170423" calcext:value-type="float">
            <text:p>1.73809817042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3</text:p>
          </table:table-cell>
          <table:table-cell office:value-type="float" office:value="1.8404464837405" calcext:value-type="float">
            <text:p>1.84044648374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3</text:p>
          </table:table-cell>
          <table:table-cell office:value-type="float" office:value="1.809902305366" calcext:value-type="float">
            <text:p>1.8099023053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34</text:p>
          </table:table-cell>
          <table:table-cell office:value-type="float" office:value="1.6371488030013" calcext:value-type="float">
            <text:p>1.637148803001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3063007302" calcext:value-type="float">
            <text:p>2.014306300730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556428888" calcext:value-type="float">
            <text:p>0.71392556428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011885250647" calcext:value-type="float">
            <text:p>1.901188525064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42707955" calcext:value-type="float">
            <text:p>1.4274427079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3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872218029" calcext:value-type="float">
            <text:p>0.713928722180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9</text:p>
          </table:table-cell>
          <table:table-cell office:value-type="float" office:value="1.7748644475111" calcext:value-type="float">
            <text:p>1.77486444751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0</text:p>
          </table:table-cell>
          <table:table-cell office:value-type="float" office:value="1.9562253092365" calcext:value-type="float">
            <text:p>1.956225309236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3</text:p>
          </table:table-cell>
          <table:table-cell office:value-type="string" calcext:value-type="string">
            <text:p>#17</text:p>
          </table:table-cell>
          <table:table-cell office:value-type="float" office:value="0.71588135170384" calcext:value-type="float">
            <text:p>0.715881351703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3</text:p>
          </table:table-cell>
          <table:table-cell office:value-type="string" calcext:value-type="string">
            <text:p>#21</text:p>
          </table:table-cell>
          <table:table-cell office:value-type="float" office:value="1.4262279723916" calcext:value-type="float">
            <text:p>1.42622797239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3</text:p>
          </table:table-cell>
          <table:table-cell office:value-type="string" calcext:value-type="string">
            <text:p>#21</text:p>
          </table:table-cell>
          <table:table-cell office:value-type="float" office:value="1.7445834267543" calcext:value-type="float">
            <text:p>1.744583426754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3</text:p>
          </table:table-cell>
          <table:table-cell office:value-type="string" calcext:value-type="string">
            <text:p>#17</text:p>
          </table:table-cell>
          <table:table-cell office:value-type="float" office:value="1.8477475286868" calcext:value-type="float">
            <text:p>1.84774752868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9</text:p>
          </table:table-cell>
          <table:table-cell office:value-type="float" office:value="1.8055275731289" calcext:value-type="float">
            <text:p>1.80552757312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6</text:p>
          </table:table-cell>
          <table:table-cell office:value-type="float" office:value="1.6355709099254" calcext:value-type="float">
            <text:p>1.6355709099254</text:p>
          </table:table-cell>
        </table:table-row>
        <table:table-row table:style-name="ro1">
          <table:table-cell table:number-columns-repeated="37"/>
          <table:table-cell table:formula="of:=AVERAGE([.AL75:.AL104])" office:value-type="float" office:value="2.01476268621471" calcext:value-type="float">
            <text:p>2.01476268621471</text:p>
          </table:table-cell>
          <table:table-cell/>
          <table:table-cell table:formula="of:=AVERAGE([.AU75:.AU104])" office:value-type="float" office:value="0.714395914670966" calcext:value-type="float">
            <text:p>0.714395914670966</text:p>
          </table:table-cell>
          <table:table-cell/>
          <table:table-cell table:formula="of:=AVERAGE([.BB75:.BB104])" office:value-type="float" office:value="1.89919098330774" calcext:value-type="float">
            <text:p>1.89919098330774</text:p>
          </table:table-cell>
          <table:table-cell/>
          <table:table-cell table:formula="of:=AVERAGE([.BI79:.BI108])" office:value-type="float" office:value="1.42856319549737" calcext:value-type="float">
            <text:p>1.42856319549737</text:p>
          </table:table-cell>
          <table:table-cell/>
          <table:table-cell table:formula="of:=AVERAGE([.BP75:.BP104])" office:value-type="float" office:value="0.714396616424614" calcext:value-type="float">
            <text:p>0.714396616424614</text:p>
          </table:table-cell>
          <table:table-cell table:number-columns-repeated="23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4</text:p>
          </table:table-cell>
          <table:table-cell office:value-type="float" office:value="1.7734770805504" calcext:value-type="float">
            <text:p>1.77347708055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30</text:p>
          </table:table-cell>
          <table:table-cell office:value-type="float" office:value="1.9723737132908" calcext:value-type="float">
            <text:p>1.9723737132908</text:p>
          </table:table-cell>
          <table:table-cell table:number-columns-repeated="4"/>
          <table:table-cell table:formula="of:=AVERAGE([.CE75:.CE104])" office:value-type="float" office:value="0.714396721687661" calcext:value-type="float">
            <text:p>0.714396721687661</text:p>
          </table:table-cell>
          <table:table-cell/>
          <table:table-cell table:formula="of:=AVERAGE([.CJ75:.CJ104])" office:value-type="float" office:value="1.42648018265244" calcext:value-type="float">
            <text:p>1.42648018265244</text:p>
          </table:table-cell>
          <table:table-cell/>
          <table:table-cell table:formula="of:=AVERAGE([.CO75:.CO104])" office:value-type="float" office:value="1.74076564129933" calcext:value-type="float">
            <text:p>1.74076564129933</text:p>
          </table:table-cell>
          <table:table-cell/>
          <table:table-cell table:formula="of:=AVERAGE([.CU75:.CU104])" office:value-type="float" office:value="1.84454893556253" calcext:value-type="float">
            <text:p>1.84454893556253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4</text:p>
          </table:table-cell>
          <table:table-cell office:value-type="float" office:value="1.7984602121471" calcext:value-type="float">
            <text:p>1.79846021214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7</text:p>
          </table:table-cell>
          <table:table-cell office:value-type="float" office:value="1.6344351216472" calcext:value-type="float">
            <text:p>1.6344351216472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7</text:p>
          </table:table-cell>
          <table:table-cell office:value-type="float" office:value="1.7771791819167" calcext:value-type="float">
            <text:p>1.77717918191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6</text:p>
          </table:table-cell>
          <table:table-cell office:value-type="float" office:value="1.9628010917883" calcext:value-type="float">
            <text:p>1.9628010917883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5</text:p>
          </table:table-cell>
          <table:table-cell office:value-type="float" office:value="1.8032475755289" calcext:value-type="float">
            <text:p>1.80324757552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8</text:p>
          </table:table-cell>
          <table:table-cell office:value-type="float" office:value="1.6357814360195" calcext:value-type="float">
            <text:p>1.635781436019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74894236953" calcext:value-type="float">
            <text:p>2.0474894236953</text:p>
          </table:table-cell>
          <table:table-cell office:value-type="float" office:value="0.00209868397204453" calcext:value-type="float">
            <text:p>0.002098683972045</text:p>
          </table:table-cell>
          <table:table-cell table:number-columns-repeated="2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766864456" calcext:value-type="float">
            <text:p>0.71478766864456</text:p>
          </table:table-cell>
          <table:table-cell office:value-type="float" office:value="0.000265771479806617" calcext:value-type="float">
            <text:p>0.000265771479807</text:p>
          </table:table-cell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54800573894" calcext:value-type="float">
            <text:p>1.945480057389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574436237" calcext:value-type="float">
            <text:p>1.42855744362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556350993" calcext:value-type="float">
            <text:p>0.7146655635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6</text:p>
          </table:table-cell>
          <table:table-cell office:value-type="float" office:value="1.7643097217792" calcext:value-type="float">
            <text:p>1.76430972177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6</text:p>
          </table:table-cell>
          <table:table-cell office:value-type="float" office:value="1.9673295080742" calcext:value-type="float">
            <text:p>1.96732950807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4</text:p>
          </table:table-cell>
          <table:table-cell office:value-type="float" office:value="0.71490135273542" calcext:value-type="float">
            <text:p>0.714901352735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8</text:p>
          </table:table-cell>
          <table:table-cell office:value-type="float" office:value="1.4286858645412" calcext:value-type="float">
            <text:p>1.42868586454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9</text:p>
          </table:table-cell>
          <table:table-cell office:value-type="float" office:value="1.7689434011122" calcext:value-type="float">
            <text:p>1.768943401112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</text:p>
          </table:table-cell>
          <table:table-cell office:value-type="float" office:value="1.8515275247079" calcext:value-type="float">
            <text:p>1.85152752470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7</text:p>
          </table:table-cell>
          <table:table-cell office:value-type="float" office:value="1.8062865196984" calcext:value-type="float">
            <text:p>1.80628651969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7</text:p>
          </table:table-cell>
          <table:table-cell office:value-type="float" office:value="1.6370161715619" calcext:value-type="float">
            <text:p>1.637016171561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90199484001" calcext:value-type="float">
            <text:p>2.049019948400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135387226" calcext:value-type="float">
            <text:p>0.713821353872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65810983357" calcext:value-type="float">
            <text:p>1.956581098335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048126265" calcext:value-type="float">
            <text:p>1.42800481262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766864456" calcext:value-type="float">
            <text:p>0.714787668644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6</text:p>
          </table:table-cell>
          <table:table-cell office:value-type="float" office:value="1.7734749752895" calcext:value-type="float">
            <text:p>1.77347497528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</text:p>
          </table:table-cell>
          <table:table-cell office:value-type="float" office:value="1.9808231780809" calcext:value-type="float">
            <text:p>1.98082317808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8</text:p>
          </table:table-cell>
          <table:table-cell office:value-type="float" office:value="0.71328767022351" calcext:value-type="float">
            <text:p>0.713287670223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6</text:p>
          </table:table-cell>
          <table:table-cell office:value-type="float" office:value="1.4305090205168" calcext:value-type="float">
            <text:p>1.43050902051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7</text:p>
          </table:table-cell>
          <table:table-cell office:value-type="float" office:value="1.7754749731842" calcext:value-type="float">
            <text:p>1.775474973184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9</text:p>
          </table:table-cell>
          <table:table-cell office:value-type="float" office:value="1.8571769924453" calcext:value-type="float">
            <text:p>1.857176992445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6</text:p>
          </table:table-cell>
          <table:table-cell office:value-type="float" office:value="1.8054549416264" calcext:value-type="float">
            <text:p>1.80545494162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1</text:p>
          </table:table-cell>
          <table:table-cell office:value-type="float" office:value="1.6349635421436" calcext:value-type="float">
            <text:p>1.6349635421436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78525917341" calcext:value-type="float">
            <text:p>2.037852591734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8135170384" calcext:value-type="float">
            <text:p>0.715881351703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05474204764" calcext:value-type="float">
            <text:p>1.950547420476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774413922" calcext:value-type="float">
            <text:p>1.43067744139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34591332" calcext:value-type="float">
            <text:p>0.71382345913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1</text:p>
          </table:table-cell>
          <table:table-cell office:value-type="float" office:value="1.7779202337682" calcext:value-type="float">
            <text:p>1.777920233768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2</text:p>
          </table:table-cell>
          <table:table-cell office:value-type="float" office:value="1.9768621296188" calcext:value-type="float">
            <text:p>1.97686212961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6</text:p>
          </table:table-cell>
          <table:table-cell office:value-type="float" office:value="0.71408872201187" calcext:value-type="float">
            <text:p>0.714088722011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3</text:p>
          </table:table-cell>
          <table:table-cell office:value-type="float" office:value="1.4238858695938" calcext:value-type="float">
            <text:p>1.42388586959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3</text:p>
          </table:table-cell>
          <table:table-cell office:value-type="float" office:value="1.7673244554479" calcext:value-type="float">
            <text:p>1.767324455447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7</text:p>
          </table:table-cell>
          <table:table-cell office:value-type="float" office:value="1.8559801515998" calcext:value-type="float">
            <text:p>1.85598015159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5</text:p>
          </table:table-cell>
          <table:table-cell office:value-type="float" office:value="1.7972402134314" calcext:value-type="float">
            <text:p>1.79724021343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0</text:p>
          </table:table-cell>
          <table:table-cell office:value-type="float" office:value="1.6355235415542" calcext:value-type="float">
            <text:p>1.6355235415542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82431176388" calcext:value-type="float">
            <text:p>2.038243117638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135441963" calcext:value-type="float">
            <text:p>0.713301354419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93442638481" calcext:value-type="float">
            <text:p>1.949344263848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100769368" calcext:value-type="float">
            <text:p>1.42691007693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819652821" calcext:value-type="float">
            <text:p>0.713298196528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8</text:p>
          </table:table-cell>
          <table:table-cell office:value-type="float" office:value="1.777059182043" calcext:value-type="float">
            <text:p>1.7770591820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9</text:p>
          </table:table-cell>
          <table:table-cell office:value-type="float" office:value="1.9493295270216" calcext:value-type="float">
            <text:p>1.94932952702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7</text:p>
          </table:table-cell>
          <table:table-cell office:value-type="float" office:value="0.71466451087946" calcext:value-type="float">
            <text:p>0.714664510879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1</text:p>
          </table:table-cell>
          <table:table-cell office:value-type="float" office:value="1.4279953389523" calcext:value-type="float">
            <text:p>1.42799533895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3</text:p>
          </table:table-cell>
          <table:table-cell office:value-type="float" office:value="1.772117081982" calcext:value-type="float">
            <text:p>1.77211708198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3</text:p>
          </table:table-cell>
          <table:table-cell office:value-type="float" office:value="1.8581948861106" calcext:value-type="float">
            <text:p>1.85819488611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4</text:p>
          </table:table-cell>
          <table:table-cell office:value-type="float" office:value="1.7938717959244" calcext:value-type="float">
            <text:p>1.79387179592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6</text:p>
          </table:table-cell>
          <table:table-cell office:value-type="float" office:value="1.6370772241292" calcext:value-type="float">
            <text:p>1.6370772241292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52820575978" calcext:value-type="float">
            <text:p>2.04528205759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661698251" calcext:value-type="float">
            <text:p>0.713866616982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92284744963" calcext:value-type="float">
            <text:p>1.94922847449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56390888" calcext:value-type="float">
            <text:p>1.428656390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34590911" calcext:value-type="float">
            <text:p>0.71386345909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34</text:p>
          </table:table-cell>
          <table:table-cell office:value-type="float" office:value="1.7724191869272" calcext:value-type="float">
            <text:p>1.77241918692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9</text:p>
          </table:table-cell>
          <table:table-cell office:value-type="float" office:value="1.9745484478437" calcext:value-type="float">
            <text:p>1.97454844784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9</text:p>
          </table:table-cell>
          <table:table-cell office:value-type="float" office:value="0.71386556435204" calcext:value-type="float">
            <text:p>0.713865564352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3</text:p>
          </table:table-cell>
          <table:table-cell office:value-type="float" office:value="1.4290500746841" calcext:value-type="float">
            <text:p>1.42905007468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7</text:p>
          </table:table-cell>
          <table:table-cell office:value-type="float" office:value="1.7648002475787" calcext:value-type="float">
            <text:p>1.764800247578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6</text:p>
          </table:table-cell>
          <table:table-cell office:value-type="float" office:value="1.8500548946791" calcext:value-type="float">
            <text:p>1.85005489467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3</text:p>
          </table:table-cell>
          <table:table-cell office:value-type="float" office:value="1.8010086305172" calcext:value-type="float">
            <text:p>1.80100863051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5</text:p>
          </table:table-cell>
          <table:table-cell office:value-type="float" office:value="1.6398245896583" calcext:value-type="float">
            <text:p>1.639824589658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78410022726" calcext:value-type="float">
            <text:p>2.047841002272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872260134" calcext:value-type="float">
            <text:p>0.713528722601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44789952853" calcext:value-type="float">
            <text:p>1.954478995285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97446529" calcext:value-type="float">
            <text:p>1.4257974465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240681852" calcext:value-type="float">
            <text:p>0.713522406818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0</text:p>
          </table:table-cell>
          <table:table-cell office:value-type="float" office:value="1.7723781343388" calcext:value-type="float">
            <text:p>1.77237813433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3</text:p>
          </table:table-cell>
          <table:table-cell office:value-type="float" office:value="1.9692042429429" calcext:value-type="float">
            <text:p>1.96920424294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</text:p>
          </table:table-cell>
          <table:table-cell office:value-type="float" office:value="0.71432030071547" calcext:value-type="float">
            <text:p>0.714320300715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0</text:p>
          </table:table-cell>
          <table:table-cell office:value-type="float" office:value="1.4264732352913" calcext:value-type="float">
            <text:p>1.42647323529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9</text:p>
          </table:table-cell>
          <table:table-cell office:value-type="float" office:value="1.7632065650457" calcext:value-type="float">
            <text:p>1.763206565045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9</text:p>
          </table:table-cell>
          <table:table-cell office:value-type="float" office:value="1.853713838196" calcext:value-type="float">
            <text:p>1.8537138381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2</text:p>
          </table:table-cell>
          <table:table-cell office:value-type="float" office:value="1.7986433698491" calcext:value-type="float">
            <text:p>1.79864336984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4</text:p>
          </table:table-cell>
          <table:table-cell office:value-type="float" office:value="1.6379519600506" calcext:value-type="float">
            <text:p>1.6379519600506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61989092643" calcext:value-type="float">
            <text:p>2.036198909264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34587332" calcext:value-type="float">
            <text:p>0.71420345873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24368921717" calcext:value-type="float">
            <text:p>1.952436892171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900741157" calcext:value-type="float">
            <text:p>1.42959007411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19924821132" calcext:value-type="float">
            <text:p>0.714199248211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9</text:p>
          </table:table-cell>
          <table:table-cell office:value-type="float" office:value="1.7734791858114" calcext:value-type="float">
            <text:p>1.77347918581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1</text:p>
          </table:table-cell>
          <table:table-cell office:value-type="float" office:value="1.9760231831335" calcext:value-type="float">
            <text:p>1.97602318313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7</text:p>
          </table:table-cell>
          <table:table-cell office:value-type="float" office:value="0.71480135284068" calcext:value-type="float">
            <text:p>0.714801352840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6</text:p>
          </table:table-cell>
          <table:table-cell office:value-type="float" office:value="1.4282721807661" calcext:value-type="float">
            <text:p>1.428272180766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8</text:p>
          </table:table-cell>
          <table:table-cell office:value-type="float" office:value="1.7695191899798" calcext:value-type="float">
            <text:p>1.769519189979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2</text:p>
          </table:table-cell>
          <table:table-cell office:value-type="float" office:value="1.8467159508253" calcext:value-type="float">
            <text:p>1.846715950825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1</text:p>
          </table:table-cell>
          <table:table-cell office:value-type="float" office:value="1.8022991554746" calcext:value-type="float">
            <text:p>1.80229915547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</text:p>
          </table:table-cell>
          <table:table-cell office:value-type="float" office:value="1.6372245923952" calcext:value-type="float">
            <text:p>1.6372245923952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88789064433" calcext:value-type="float">
            <text:p>2.038878906443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05863678038" calcext:value-type="float">
            <text:p>1.95058636780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111291462" calcext:value-type="float">
            <text:p>1.42731112914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6661782461" calcext:value-type="float">
            <text:p>0.713066617824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3</text:p>
          </table:table-cell>
          <table:table-cell office:value-type="float" office:value="1.7793560217305" calcext:value-type="float">
            <text:p>1.77935602173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7</text:p>
          </table:table-cell>
          <table:table-cell office:value-type="float" office:value="1.9680916125351" calcext:value-type="float">
            <text:p>1.96809161253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6</text:p>
          </table:table-cell>
          <table:table-cell office:value-type="float" office:value="0.71547924686395" calcext:value-type="float">
            <text:p>0.7154792468639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1</text:p>
          </table:table-cell>
          <table:table-cell office:value-type="float" office:value="1.4295384952226" calcext:value-type="float">
            <text:p>1.42953849522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0</text:p>
          </table:table-cell>
          <table:table-cell office:value-type="float" office:value="1.7741128693549" calcext:value-type="float">
            <text:p>1.774112869354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6</text:p>
          </table:table-cell>
          <table:table-cell office:value-type="float" office:value="1.854201206104" calcext:value-type="float">
            <text:p>1.8542012061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0</text:p>
          </table:table-cell>
          <table:table-cell office:value-type="float" office:value="1.808473885817" calcext:value-type="float">
            <text:p>1.8084738858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</text:p>
          </table:table-cell>
          <table:table-cell office:value-type="float" office:value="1.6350066999929" calcext:value-type="float">
            <text:p>1.635006699992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62252250261" calcext:value-type="float">
            <text:p>2.036225225026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2030008389" calcext:value-type="float">
            <text:p>0.714920300083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378979601074" calcext:value-type="float">
            <text:p>1.937897960107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0963904249" calcext:value-type="float">
            <text:p>1.42909639042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819482295" calcext:value-type="float">
            <text:p>0.714918194822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2</text:p>
          </table:table-cell>
          <table:table-cell office:value-type="float" office:value="1.7753233943964" calcext:value-type="float">
            <text:p>1.775323394396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8</text:p>
          </table:table-cell>
          <table:table-cell office:value-type="float" office:value="1.9751273946027" calcext:value-type="float">
            <text:p>1.975127394602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3</text:p>
          </table:table-cell>
          <table:table-cell office:value-type="float" office:value="0.71438135328279" calcext:value-type="float">
            <text:p>0.714381353282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0</text:p>
          </table:table-cell>
          <table:table-cell office:value-type="float" office:value="1.4291184956647" calcext:value-type="float">
            <text:p>1.42911849566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6</text:p>
          </table:table-cell>
          <table:table-cell office:value-type="float" office:value="1.7724118185139" calcext:value-type="float">
            <text:p>1.772411818513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5</text:p>
          </table:table-cell>
          <table:table-cell office:value-type="float" office:value="1.846364372248" calcext:value-type="float">
            <text:p>1.8463643722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9</text:p>
          </table:table-cell>
          <table:table-cell office:value-type="float" office:value="1.7978117917771" calcext:value-type="float">
            <text:p>1.79781179177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0</text:p>
          </table:table-cell>
          <table:table-cell office:value-type="float" office:value="1.6202193471375" calcext:value-type="float">
            <text:p>1.620219347137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47673318239" calcext:value-type="float">
            <text:p>2.034767331823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556310993" calcext:value-type="float">
            <text:p>0.7150455631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5333741754" calcext:value-type="float">
            <text:p>1.94533374175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100736736" calcext:value-type="float">
            <text:p>1.43001007367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766837088" calcext:value-type="float">
            <text:p>0.71504766837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24</text:p>
          </table:table-cell>
          <table:table-cell office:value-type="float" office:value="1.7745076057815" calcext:value-type="float">
            <text:p>1.774507605781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4</text:p>
          </table:table-cell>
          <table:table-cell office:value-type="float" office:value="1.9716758192886" calcext:value-type="float">
            <text:p>1.97167581928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2</text:p>
          </table:table-cell>
          <table:table-cell office:value-type="float" office:value="0.7147318792296" calcext:value-type="float">
            <text:p>0.71473187922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4</text:p>
          </table:table-cell>
          <table:table-cell office:value-type="float" office:value="1.4298079686232" calcext:value-type="float">
            <text:p>1.42980796862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5</text:p>
          </table:table-cell>
          <table:table-cell office:value-type="float" office:value="1.7692949796895" calcext:value-type="float">
            <text:p>1.769294979689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6</text:p>
          </table:table-cell>
          <table:table-cell office:value-type="float" office:value="1.8611980408442" calcext:value-type="float">
            <text:p>1.86119804084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8</text:p>
          </table:table-cell>
          <table:table-cell office:value-type="float" office:value="1.8041749429737" calcext:value-type="float">
            <text:p>1.80417494297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3</text:p>
          </table:table-cell>
          <table:table-cell office:value-type="float" office:value="1.630735125542" calcext:value-type="float">
            <text:p>1.630735125542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58768043402" calcext:value-type="float">
            <text:p>2.035876804340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345810162" calcext:value-type="float">
            <text:p>0.714803458101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27726812919" calcext:value-type="float">
            <text:p>1.952772681291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3963911617" calcext:value-type="float">
            <text:p>1.428396391161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924854816" calcext:value-type="float">
            <text:p>0.713879248548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5</text:p>
          </table:table-cell>
          <table:table-cell office:value-type="float" office:value="1.7734433963754" calcext:value-type="float">
            <text:p>1.77344339637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4</text:p>
          </table:table-cell>
          <table:table-cell office:value-type="float" office:value="1.9767537086803" calcext:value-type="float">
            <text:p>1.97675370868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4</text:p>
          </table:table-cell>
          <table:table-cell office:value-type="float" office:value="0.71565714141354" calcext:value-type="float">
            <text:p>0.715657141413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5</text:p>
          </table:table-cell>
          <table:table-cell office:value-type="float" office:value="1.4291006009467" calcext:value-type="float">
            <text:p>1.42910060094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4</text:p>
          </table:table-cell>
          <table:table-cell office:value-type="float" office:value="1.7640055115731" calcext:value-type="float">
            <text:p>1.764005511573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0</text:p>
          </table:table-cell>
          <table:table-cell office:value-type="float" office:value="1.8524391026957" calcext:value-type="float">
            <text:p>1.85243910269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7</text:p>
          </table:table-cell>
          <table:table-cell office:value-type="float" office:value="1.8082086229383" calcext:value-type="float">
            <text:p>1.80820862293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4</text:p>
          </table:table-cell>
          <table:table-cell office:value-type="float" office:value="1.636924592711" calcext:value-type="float">
            <text:p>1.636924592711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5915341142" calcext:value-type="float">
            <text:p>2.042591534114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819591769" calcext:value-type="float">
            <text:p>0.713878195917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57558360465" calcext:value-type="float">
            <text:p>1.95575583604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700750841" calcext:value-type="float">
            <text:p>1.42867007508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33</text:p>
          </table:table-cell>
          <table:table-cell office:value-type="float" office:value="1.7687823486502" calcext:value-type="float">
            <text:p>1.768782348650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6</text:p>
          </table:table-cell>
          <table:table-cell office:value-type="float" office:value="1.9718642401429" calcext:value-type="float">
            <text:p>1.97186424014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1</text:p>
          </table:table-cell>
          <table:table-cell office:value-type="float" office:value="0.71420872188556" calcext:value-type="float">
            <text:p>0.714208721885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8</text:p>
          </table:table-cell>
          <table:table-cell office:value-type="float" office:value="1.4301290209168" calcext:value-type="float">
            <text:p>1.43012902091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0</text:p>
          </table:table-cell>
          <table:table-cell office:value-type="float" office:value="1.769061295725" calcext:value-type="float">
            <text:p>1.76906129572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4</text:p>
          </table:table-cell>
          <table:table-cell office:value-type="float" office:value="1.8531222598713" calcext:value-type="float">
            <text:p>1.85312225987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6</text:p>
          </table:table-cell>
          <table:table-cell office:value-type="float" office:value="1.802210734515" calcext:value-type="float">
            <text:p>1.8022107345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15</text:p>
          </table:table-cell>
          <table:table-cell office:value-type="float" office:value="1.6377098550423" calcext:value-type="float">
            <text:p>1.637709855042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9136390383" calcext:value-type="float">
            <text:p>2.042913639038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1082651492" calcext:value-type="float">
            <text:p>0.714810826514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37758381307" calcext:value-type="float">
            <text:p>1.953775838130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77442129" calcext:value-type="float">
            <text:p>1.4299774421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1082651492" calcext:value-type="float">
            <text:p>0.714810826514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30</text:p>
          </table:table-cell>
          <table:table-cell office:value-type="float" office:value="1.7752160260884" calcext:value-type="float">
            <text:p>1.77521602608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1</text:p>
          </table:table-cell>
          <table:table-cell office:value-type="float" office:value="1.9775073920975" calcext:value-type="float">
            <text:p>1.97750739209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6</text:p>
          </table:table-cell>
          <table:table-cell office:value-type="float" office:value="0.71387609065675" calcext:value-type="float">
            <text:p>0.713876090656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9</text:p>
          </table:table-cell>
          <table:table-cell office:value-type="float" office:value="1.4281227072393" calcext:value-type="float">
            <text:p>1.42812270723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</text:p>
          </table:table-cell>
          <table:table-cell office:value-type="float" office:value="1.7698297159687" calcext:value-type="float">
            <text:p>1.769829715968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0</text:p>
          </table:table-cell>
          <table:table-cell office:value-type="float" office:value="1.8439464800563" calcext:value-type="float">
            <text:p>1.84394648005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3</text:p>
          </table:table-cell>
          <table:table-cell office:value-type="string" calcext:value-type="string">
            <text:p>#28</text:p>
          </table:table-cell>
          <table:table-cell office:value-type="float" office:value="1.797380213284" calcext:value-type="float">
            <text:p>1.7973802132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3</text:p>
          </table:table-cell>
          <table:table-cell office:value-type="string" calcext:value-type="string">
            <text:p>#3</text:p>
          </table:table-cell>
          <table:table-cell office:value-type="float" office:value="1.6338603854101" calcext:value-type="float">
            <text:p>1.6338603854101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5715341352" calcext:value-type="float">
            <text:p>2.042571534135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556544677" calcext:value-type="float">
            <text:p>0.712825565446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61684777174" calcext:value-type="float">
            <text:p>1.946168477717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616553035" calcext:value-type="float">
            <text:p>1.42746165530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661807724" calcext:value-type="float">
            <text:p>0.71282661807724</text:p>
          </table:table-cell>
          <table:table-cell table:number-columns-repeated="4"/>
          <table:table-cell table:formula="of:=AVERAGE([.BU85:.BU119])" office:value-type="float" office:value="1.77425464364173" calcext:value-type="float">
            <text:p>1.77425464364173</text:p>
          </table:table-cell>
          <table:table-cell table:formula="of:=AVERAGE([.BZ85:.BZ119])" office:value-type="float" office:value="1.97037458757561" calcext:value-type="float">
            <text:p>1.97037458757561</text:p>
          </table:table-cell>
          <table:table-cell table:number-columns-repeated="5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9</text:p>
          </table:table-cell>
          <table:table-cell office:value-type="float" office:value="0.71382451176367" calcext:value-type="float">
            <text:p>0.713824511763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2</text:p>
          </table:table-cell>
          <table:table-cell office:value-type="float" office:value="1.4296500740526" calcext:value-type="float">
            <text:p>1.42965007405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5</text:p>
          </table:table-cell>
          <table:table-cell office:value-type="float" office:value="1.7738612906723" calcext:value-type="float">
            <text:p>1.773861290672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7</text:p>
          </table:table-cell>
          <table:table-cell office:value-type="float" office:value="1.8444296374425" calcext:value-type="float">
            <text:p>1.8444296374425</text:p>
          </table:table-cell>
          <table:table-cell table:number-columns-repeated="4"/>
          <table:table-cell table:formula="of:=AVERAGE([.CZ85:.CZ119])" office:value-type="float" office:value="1.80342077835408" calcext:value-type="float">
            <text:p>1.80342077835408</text:p>
          </table:table-cell>
          <table:table-cell/>
          <table:table-cell table:formula="of:=AVERAGE([.DE85:.DE119])" office:value-type="float" office:value="1.63548083483221" calcext:value-type="float">
            <text:p>1.63548083483221</text:p>
          </table:table-cell>
          <table:table-cell table:number-columns-repeated="3"/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71831082283" calcext:value-type="float">
            <text:p>2.047183108228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082662018" calcext:value-type="float">
            <text:p>0.714710826620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16842508587" calcext:value-type="float">
            <text:p>1.961684250858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648124581" calcext:value-type="float">
            <text:p>1.428164812458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608977254" calcext:value-type="float">
            <text:p>0.71471608977254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2</text:p>
          </table:table-cell>
          <table:table-cell office:value-type="float" office:value="0.71472135292489" calcext:value-type="float">
            <text:p>0.714721352924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4</text:p>
          </table:table-cell>
          <table:table-cell office:value-type="float" office:value="1.4278879706442" calcext:value-type="float">
            <text:p>1.42788797064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6</text:p>
          </table:table-cell>
          <table:table-cell office:value-type="float" office:value="1.7722855028574" calcext:value-type="float">
            <text:p>1.772285502857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3</text:p>
          </table:table-cell>
          <table:table-cell office:value-type="float" office:value="1.8571296240741" calcext:value-type="float">
            <text:p>1.8571296240741</text:p>
          </table:table-cell>
          <table:table-cell table:number-columns-repeated="10"/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26894392743" calcext:value-type="float">
            <text:p>2.032689439274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766792877" calcext:value-type="float">
            <text:p>0.715467667928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387411171146" calcext:value-type="float">
            <text:p>1.938741117114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079706232" calcext:value-type="float">
            <text:p>1.42790797062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6872013819" calcext:value-type="float">
            <text:p>0.7158687201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5</text:p>
          </table:table-cell>
          <table:table-cell office:value-type="float" office:value="1.849314895458" calcext:value-type="float">
            <text:p>1.8493148954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7</text:p>
          </table:table-cell>
          <table:table-cell office:value-type="float" office:value="1.9964536879435" calcext:value-type="float">
            <text:p>1.99645368794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</text:p>
          </table:table-cell>
          <table:table-cell office:value-type="float" office:value="0.71557819412822" calcext:value-type="float">
            <text:p>0.715578194128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6</text:p>
          </table:table-cell>
          <table:table-cell office:value-type="float" office:value="1.4278469180559" calcext:value-type="float">
            <text:p>1.427846918055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1</text:p>
          </table:table-cell>
          <table:table-cell office:value-type="float" office:value="1.7674960342147" calcext:value-type="float">
            <text:p>1.767496034214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8</text:p>
          </table:table-cell>
          <table:table-cell office:value-type="float" office:value="1.8538106801993" calcext:value-type="float">
            <text:p>1.85381068019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9</text:p>
          </table:table-cell>
          <table:table-cell office:value-type="float" office:value="1.8152686155067" calcext:value-type="float">
            <text:p>1.81526861550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2</text:p>
          </table:table-cell>
          <table:table-cell office:value-type="float" office:value="1.6854876994866" calcext:value-type="float">
            <text:p>1.6854876994866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80547073108" calcext:value-type="float">
            <text:p>2.028054707310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81779387601" calcext:value-type="float">
            <text:p>1.958177938760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1721829766" calcext:value-type="float">
            <text:p>1.42617218297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81952019" calcext:value-type="float">
            <text:p>0.71455819520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7</text:p>
          </table:table-cell>
          <table:table-cell office:value-type="float" office:value="1.86051804156" calcext:value-type="float">
            <text:p>1.860518041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</text:p>
          </table:table-cell>
          <table:table-cell office:value-type="float" office:value="2.0055515731036" calcext:value-type="float">
            <text:p>2.00555157310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0</text:p>
          </table:table-cell>
          <table:table-cell office:value-type="float" office:value="0.71352240681852" calcext:value-type="float">
            <text:p>0.713522406818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9</text:p>
          </table:table-cell>
          <table:table-cell office:value-type="float" office:value="1.4277269181822" calcext:value-type="float">
            <text:p>1.42772691818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</text:p>
          </table:table-cell>
          <table:table-cell office:value-type="float" office:value="1.7683486648961" calcext:value-type="float">
            <text:p>1.768348664896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0</text:p>
          </table:table-cell>
          <table:table-cell office:value-type="float" office:value="1.8528580496231" calcext:value-type="float">
            <text:p>1.85285804962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8</text:p>
          </table:table-cell>
          <table:table-cell office:value-type="float" office:value="1.8087117803034" calcext:value-type="float">
            <text:p>1.808711780303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1</text:p>
          </table:table-cell>
          <table:table-cell office:value-type="float" office:value="1.6703424522711" calcext:value-type="float">
            <text:p>1.6703424522711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37767960244" calcext:value-type="float">
            <text:p>2.043776796024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293230218" calcext:value-type="float">
            <text:p>0.714312932302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51505735257" calcext:value-type="float">
            <text:p>1.955150573525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61653514" calcext:value-type="float">
            <text:p>1.4291616535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609019359" calcext:value-type="float">
            <text:p>0.714316090193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3</text:p>
          </table:table-cell>
          <table:table-cell office:value-type="float" office:value="1.858669622453" calcext:value-type="float">
            <text:p>1.8586696224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3</text:p>
          </table:table-cell>
          <table:table-cell office:value-type="float" office:value="1.9977726339235" calcext:value-type="float">
            <text:p>1.99777263392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3</text:p>
          </table:table-cell>
          <table:table-cell office:value-type="float" office:value="0.71307503886838" calcext:value-type="float">
            <text:p>0.713075038868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5</text:p>
          </table:table-cell>
          <table:table-cell office:value-type="float" office:value="1.4298911264304" calcext:value-type="float">
            <text:p>1.42989112643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5</text:p>
          </table:table-cell>
          <table:table-cell office:value-type="float" office:value="1.7737991854745" calcext:value-type="float">
            <text:p>1.773799185474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7</text:p>
          </table:table-cell>
          <table:table-cell office:value-type="float" office:value="1.8562033092597" calcext:value-type="float">
            <text:p>1.856203309259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7</text:p>
          </table:table-cell>
          <table:table-cell office:value-type="float" office:value="1.8181717703455" calcext:value-type="float">
            <text:p>1.81817177034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0</text:p>
          </table:table-cell>
          <table:table-cell office:value-type="float" office:value="1.6818434927963" calcext:value-type="float">
            <text:p>1.681843492796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7420602715" calcext:value-type="float">
            <text:p>2.042742060271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8029938916" calcext:value-type="float">
            <text:p>0.715580299389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46579529916" calcext:value-type="float">
            <text:p>1.944657952991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827053866" calcext:value-type="float">
            <text:p>1.42988270538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8029938916" calcext:value-type="float">
            <text:p>0.715580299389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0</text:p>
          </table:table-cell>
          <table:table-cell office:value-type="float" office:value="1.853984364227" calcext:value-type="float">
            <text:p>1.8539843642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6</text:p>
          </table:table-cell>
          <table:table-cell office:value-type="float" office:value="1.9963673722449" calcext:value-type="float">
            <text:p>1.996367372244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5</text:p>
          </table:table-cell>
          <table:table-cell office:value-type="float" office:value="0.71380451178472" calcext:value-type="float">
            <text:p>0.713804511784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7</text:p>
          </table:table-cell>
          <table:table-cell office:value-type="float" office:value="1.4282258650254" calcext:value-type="float">
            <text:p>1.42822586502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6</text:p>
          </table:table-cell>
          <table:table-cell office:value-type="float" office:value="1.7739865536984" calcext:value-type="float">
            <text:p>1.773986553698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8</text:p>
          </table:table-cell>
          <table:table-cell office:value-type="float" office:value="1.8510222620818" calcext:value-type="float">
            <text:p>1.851022262081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6</text:p>
          </table:table-cell>
          <table:table-cell office:value-type="float" office:value="1.8246422898502" calcext:value-type="float">
            <text:p>1.82464228985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9</text:p>
          </table:table-cell>
          <table:table-cell office:value-type="float" office:value="1.6844855952783" calcext:value-type="float">
            <text:p>1.684485595278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89031169441" calcext:value-type="float">
            <text:p>2.038903116944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5082699913" calcext:value-type="float">
            <text:p>0.714350826999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47211108199" calcext:value-type="float">
            <text:p>1.944721110819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121817767" calcext:value-type="float">
            <text:p>1.4273121817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45112163" calcext:value-type="float">
            <text:p>0.71434451121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30</text:p>
          </table:table-cell>
          <table:table-cell office:value-type="float" office:value="1.8523706817151" calcext:value-type="float">
            <text:p>1.85237068171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32</text:p>
          </table:table-cell>
          <table:table-cell office:value-type="float" office:value="2.001953682154" calcext:value-type="float">
            <text:p>2.0019536821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0</text:p>
          </table:table-cell>
          <table:table-cell office:value-type="float" office:value="0.71430556388888" calcext:value-type="float">
            <text:p>0.714305563888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8</text:p>
          </table:table-cell>
          <table:table-cell office:value-type="float" office:value="1.4267532349966" calcext:value-type="float">
            <text:p>1.42675323499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3</text:p>
          </table:table-cell>
          <table:table-cell office:value-type="float" office:value="1.7729181337704" calcext:value-type="float">
            <text:p>1.772918133770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8</text:p>
          </table:table-cell>
          <table:table-cell office:value-type="float" office:value="1.8527812075987" calcext:value-type="float">
            <text:p>1.85278120759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0</text:p>
          </table:table-cell>
          <table:table-cell office:value-type="float" office:value="1.8208138728275" calcext:value-type="float">
            <text:p>1.82081387282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7</text:p>
          </table:table-cell>
          <table:table-cell office:value-type="float" office:value="1.682019282085" calcext:value-type="float">
            <text:p>1.68201928208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92083797807" calcext:value-type="float">
            <text:p>2.039208379780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51200472421" calcext:value-type="float">
            <text:p>1.955120047242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669181401" calcext:value-type="float">
            <text:p>1.42776691814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345816478" calcext:value-type="float">
            <text:p>0.714743458164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0</text:p>
          </table:table-cell>
          <table:table-cell office:value-type="float" office:value="1.8577348865949" calcext:value-type="float">
            <text:p>1.85773488659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9</text:p>
          </table:table-cell>
          <table:table-cell office:value-type="float" office:value="2.0090894641164" calcext:value-type="float">
            <text:p>2.00908946411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5</text:p>
          </table:table-cell>
          <table:table-cell office:value-type="float" office:value="0.71392345902794" calcext:value-type="float">
            <text:p>0.713923459027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9</text:p>
          </table:table-cell>
          <table:table-cell office:value-type="float" office:value="1.4280806020204" calcext:value-type="float">
            <text:p>1.42808060202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9</text:p>
          </table:table-cell>
          <table:table-cell office:value-type="float" office:value="1.7662465618457" calcext:value-type="float">
            <text:p>1.766246561845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5</text:p>
          </table:table-cell>
          <table:table-cell office:value-type="float" office:value="1.857402255366" calcext:value-type="float">
            <text:p>1.8574022553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1</text:p>
          </table:table-cell>
          <table:table-cell office:value-type="float" office:value="1.8172949291632" calcext:value-type="float">
            <text:p>1.81729492916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8</text:p>
          </table:table-cell>
          <table:table-cell office:value-type="float" office:value="1.6839740168695" calcext:value-type="float">
            <text:p>1.683974016869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34441647956" calcext:value-type="float">
            <text:p>2.043444164795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556428888" calcext:value-type="float">
            <text:p>0.71392556428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72253081839" calcext:value-type="float">
            <text:p>1.957225308183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048113634" calcext:value-type="float">
            <text:p>1.42920481136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766954982" calcext:value-type="float">
            <text:p>0.7139276695498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0</text:p>
          </table:table-cell>
          <table:table-cell office:value-type="float" office:value="1.8567622560397" calcext:value-type="float">
            <text:p>1.856762256039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4</text:p>
          </table:table-cell>
          <table:table-cell office:value-type="float" office:value="2.011545251005" calcext:value-type="float">
            <text:p>2.0115452510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4</text:p>
          </table:table-cell>
          <table:table-cell office:value-type="float" office:value="0.71474661605619" calcext:value-type="float">
            <text:p>0.714746616056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4</text:p>
          </table:table-cell>
          <table:table-cell office:value-type="float" office:value="1.4292153376681" calcext:value-type="float">
            <text:p>1.42921533766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0</text:p>
          </table:table-cell>
          <table:table-cell office:value-type="float" office:value="1.7606918308507" calcext:value-type="float">
            <text:p>1.760691830850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9</text:p>
          </table:table-cell>
          <table:table-cell office:value-type="float" office:value="1.8581317282824" calcext:value-type="float">
            <text:p>1.85813172828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2</text:p>
          </table:table-cell>
          <table:table-cell office:value-type="float" office:value="1.8177286129172" calcext:value-type="float">
            <text:p>1.81772861291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6</text:p>
          </table:table-cell>
          <table:table-cell office:value-type="float" office:value="1.6839824379132" calcext:value-type="float">
            <text:p>1.6839824379132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16178614549" calcext:value-type="float">
            <text:p>2.031617861454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661651935" calcext:value-type="float">
            <text:p>0.714306616519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15484720542" calcext:value-type="float">
            <text:p>1.951548472054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482704755" calcext:value-type="float">
            <text:p>1.4304827047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451125841" calcext:value-type="float">
            <text:p>0.714304511258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8</text:p>
          </table:table-cell>
          <table:table-cell office:value-type="float" office:value="1.8513485775278" calcext:value-type="float">
            <text:p>1.85134857752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33</text:p>
          </table:table-cell>
          <table:table-cell office:value-type="float" office:value="1.9945957951623" calcext:value-type="float">
            <text:p>1.99459579516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0</text:p>
          </table:table-cell>
          <table:table-cell office:value-type="float" office:value="0.71456240572378" calcext:value-type="float">
            <text:p>0.714562405723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</text:p>
          </table:table-cell>
          <table:table-cell office:value-type="float" office:value="1.4283448122686" calcext:value-type="float">
            <text:p>1.42834481226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8</text:p>
          </table:table-cell>
          <table:table-cell office:value-type="float" office:value="1.7709781358125" calcext:value-type="float">
            <text:p>1.770978135812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2</text:p>
          </table:table-cell>
          <table:table-cell office:value-type="float" office:value="1.8588738327644" calcext:value-type="float">
            <text:p>1.85887383276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3</text:p>
          </table:table-cell>
          <table:table-cell office:value-type="float" office:value="1.8180349283843" calcext:value-type="float">
            <text:p>1.81803492838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4</text:p>
          </table:table-cell>
          <table:table-cell office:value-type="float" office:value="1.6869834873858" calcext:value-type="float">
            <text:p>1.6869834873858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7831128599" calcext:value-type="float">
            <text:p>2.042783112859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240643957" calcext:value-type="float">
            <text:p>0.713882406439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20432189019" calcext:value-type="float">
            <text:p>1.942043218901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99548211" calcext:value-type="float">
            <text:p>1.4291995482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556433098" calcext:value-type="float">
            <text:p>0.713885564330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8</text:p>
          </table:table-cell>
          <table:table-cell office:value-type="float" office:value="1.8456033204176" calcext:value-type="float">
            <text:p>1.84560332041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8</text:p>
          </table:table-cell>
          <table:table-cell office:value-type="float" office:value="2.0004978942127" calcext:value-type="float">
            <text:p>2.000497894212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5</text:p>
          </table:table-cell>
          <table:table-cell office:value-type="float" office:value="0.7150539841537" calcext:value-type="float">
            <text:p>0.71505398415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0</text:p>
          </table:table-cell>
          <table:table-cell office:value-type="float" office:value="1.4257427097445" calcext:value-type="float">
            <text:p>1.42574270974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2</text:p>
          </table:table-cell>
          <table:table-cell office:value-type="float" office:value="1.7687244539743" calcext:value-type="float">
            <text:p>1.768724453974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3</text:p>
          </table:table-cell>
          <table:table-cell office:value-type="float" office:value="1.8616643561428" calcext:value-type="float">
            <text:p>1.86166435614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4</text:p>
          </table:table-cell>
          <table:table-cell office:value-type="float" office:value="1.8206391361693" calcext:value-type="float">
            <text:p>1.82063913616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3</text:p>
          </table:table-cell>
          <table:table-cell office:value-type="float" office:value="1.6843519112085" calcext:value-type="float">
            <text:p>1.684351911208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06557466782" calcext:value-type="float">
            <text:p>2.040655746678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293186007" calcext:value-type="float">
            <text:p>0.714732931860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17011139988" calcext:value-type="float">
            <text:p>1.941701113998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395478531" calcext:value-type="float">
            <text:p>1.429539547853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18792296" calcext:value-type="float">
            <text:p>0.71473187922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9</text:p>
          </table:table-cell>
          <table:table-cell office:value-type="float" office:value="1.8573496238425" calcext:value-type="float">
            <text:p>1.85734962384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3</text:p>
          </table:table-cell>
          <table:table-cell office:value-type="float" office:value="2.0034263121828" calcext:value-type="float">
            <text:p>2.00342631218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9</text:p>
          </table:table-cell>
          <table:table-cell office:value-type="float" office:value="0.71282767070772" calcext:value-type="float">
            <text:p>0.712827670707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</text:p>
          </table:table-cell>
          <table:table-cell office:value-type="float" office:value="1.427263760775" calcext:value-type="float">
            <text:p>1.4272637607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4</text:p>
          </table:table-cell>
          <table:table-cell office:value-type="float" office:value="1.764787616013" calcext:value-type="float">
            <text:p>1.76478761601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4</text:p>
          </table:table-cell>
          <table:table-cell office:value-type="float" office:value="1.8592738323433" calcext:value-type="float">
            <text:p>1.85927383234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5</text:p>
          </table:table-cell>
          <table:table-cell office:value-type="float" office:value="1.8216075562026" calcext:value-type="float">
            <text:p>1.82160755620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9</text:p>
          </table:table-cell>
          <table:table-cell office:value-type="float" office:value="1.6854982257913" calcext:value-type="float">
            <text:p>1.685498225791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78915495878" calcext:value-type="float">
            <text:p>2.02789154958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398486949" calcext:value-type="float">
            <text:p>0.714373984869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11368830138" calcext:value-type="float">
            <text:p>1.96113688301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300748104" calcext:value-type="float">
            <text:p>1.42893007481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8135328279" calcext:value-type="float">
            <text:p>0.714381353282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5</text:p>
          </table:table-cell>
          <table:table-cell office:value-type="float" office:value="1.8448338475433" calcext:value-type="float">
            <text:p>1.844833847543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7</text:p>
          </table:table-cell>
          <table:table-cell office:value-type="float" office:value="2.0028294707058" calcext:value-type="float">
            <text:p>2.002829470705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1</text:p>
          </table:table-cell>
          <table:table-cell office:value-type="float" office:value="0.71388345907004" calcext:value-type="float">
            <text:p>0.713883459070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27</text:p>
          </table:table-cell>
          <table:table-cell office:value-type="float" office:value="1.4286595487794" calcext:value-type="float">
            <text:p>1.42865954877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4</text:p>
          </table:table-cell>
          <table:table-cell office:value-type="float" office:value="1.7741149746158" calcext:value-type="float">
            <text:p>1.774114974615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5</text:p>
          </table:table-cell>
          <table:table-cell office:value-type="float" office:value="1.8530369968032" calcext:value-type="float">
            <text:p>1.85303699680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9</text:p>
          </table:table-cell>
          <table:table-cell office:value-type="float" office:value="1.8137149329316" calcext:value-type="float">
            <text:p>1.81371493293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8</text:p>
          </table:table-cell>
          <table:table-cell office:value-type="float" office:value="1.6878276970235" calcext:value-type="float">
            <text:p>1.687827697023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18694296111" calcext:value-type="float">
            <text:p>2.041869429611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608878306" calcext:value-type="float">
            <text:p>0.715656088783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86232119756" calcext:value-type="float">
            <text:p>1.94862321197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8902138" calcext:value-type="float">
            <text:p>1.429689021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924667448" calcext:value-type="float">
            <text:p>0.715659246674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4</text:p>
          </table:table-cell>
          <table:table-cell office:value-type="float" office:value="1.8574317290192" calcext:value-type="float">
            <text:p>1.85743172901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8</text:p>
          </table:table-cell>
          <table:table-cell office:value-type="float" office:value="1.9889958010571" calcext:value-type="float">
            <text:p>1.98899580105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3</text:p>
          </table:table-cell>
          <table:table-cell office:value-type="float" office:value="0.7143445112163" calcext:value-type="float">
            <text:p>0.71434451121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2</text:p>
          </table:table-cell>
          <table:table-cell office:value-type="float" office:value="1.4291984955805" calcext:value-type="float">
            <text:p>1.42919849558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7</text:p>
          </table:table-cell>
          <table:table-cell office:value-type="float" office:value="1.7627286708119" calcext:value-type="float">
            <text:p>1.762728670811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11</text:p>
          </table:table-cell>
          <table:table-cell office:value-type="float" office:value="1.8474496342635" calcext:value-type="float">
            <text:p>1.84744963426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6</text:p>
          </table:table-cell>
          <table:table-cell office:value-type="float" office:value="1.8214717668718" calcext:value-type="float">
            <text:p>1.821471766871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2</text:p>
          </table:table-cell>
          <table:table-cell office:value-type="float" office:value="1.6851119104085" calcext:value-type="float">
            <text:p>1.685111910408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18399664842" calcext:value-type="float">
            <text:p>2.031839966484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345915425" calcext:value-type="float">
            <text:p>0.713803459154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362758565517" calcext:value-type="float">
            <text:p>1.936275856551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984975805" calcext:value-type="float">
            <text:p>1.42729849758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345915425" calcext:value-type="float">
            <text:p>0.713803459154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31</text:p>
          </table:table-cell>
          <table:table-cell office:value-type="float" office:value="1.8532012071566" calcext:value-type="float">
            <text:p>1.85320120715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2</text:p>
          </table:table-cell>
          <table:table-cell office:value-type="float" office:value="2.0001178946127" calcext:value-type="float">
            <text:p>2.000117894612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17</text:p>
          </table:table-cell>
          <table:table-cell office:value-type="float" office:value="0.71588661485619" calcext:value-type="float">
            <text:p>0.715886614856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7</text:p>
          </table:table-cell>
          <table:table-cell office:value-type="float" office:value="1.4308490201589" calcext:value-type="float">
            <text:p>1.43084902015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8</text:p>
          </table:table-cell>
          <table:table-cell office:value-type="float" office:value="1.7716507666834" calcext:value-type="float">
            <text:p>1.771650766683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4</text:p>
          </table:table-cell>
          <table:table-cell office:value-type="float" office:value="1.8491222640818" calcext:value-type="float">
            <text:p>1.849122264081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7</text:p>
          </table:table-cell>
          <table:table-cell office:value-type="float" office:value="1.8240559746779" calcext:value-type="float">
            <text:p>1.82405597467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3</text:p>
          </table:table-cell>
          <table:table-cell office:value-type="float" office:value="1.685528752075" calcext:value-type="float">
            <text:p>1.68552875207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11652303524" calcext:value-type="float">
            <text:p>2.031165230352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872201187" calcext:value-type="float">
            <text:p>0.714088722011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433611122515" calcext:value-type="float">
            <text:p>1.943361112251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574425711" calcext:value-type="float">
            <text:p>1.42955744257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9293253376" calcext:value-type="float">
            <text:p>0.714092932533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6</text:p>
          </table:table-cell>
          <table:table-cell office:value-type="float" office:value="1.8560022568397" calcext:value-type="float">
            <text:p>1.856002256839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6</text:p>
          </table:table-cell>
          <table:table-cell office:value-type="float" office:value="2.013682090861" calcext:value-type="float">
            <text:p>2.01368209086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8</text:p>
          </table:table-cell>
          <table:table-cell office:value-type="float" office:value="0.71478661601409" calcext:value-type="float">
            <text:p>0.714786616014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15</text:p>
          </table:table-cell>
          <table:table-cell office:value-type="float" office:value="1.4273163922985" calcext:value-type="float">
            <text:p>1.427316392298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21</text:p>
          </table:table-cell>
          <table:table-cell office:value-type="float" office:value="1.7661402461682" calcext:value-type="float">
            <text:p>1.766140246168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</text:p>
          </table:table-cell>
          <table:table-cell office:value-type="float" office:value="1.8608443570059" calcext:value-type="float">
            <text:p>1.860844357005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8</text:p>
          </table:table-cell>
          <table:table-cell office:value-type="float" office:value="1.8188601906735" calcext:value-type="float">
            <text:p>1.81886019067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4</text:p>
          </table:table-cell>
          <table:table-cell office:value-type="float" office:value="1.6869119085138" calcext:value-type="float">
            <text:p>1.6869119085138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43589006748" calcext:value-type="float">
            <text:p>2.044358900674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556350993" calcext:value-type="float">
            <text:p>0.7146655635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1990576852" calcext:value-type="float">
            <text:p>1.95199057685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479693179" calcext:value-type="float">
            <text:p>1.4291479693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4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7293108113" calcext:value-type="float">
            <text:p>0.715472931081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7</text:p>
          </table:table-cell>
          <table:table-cell office:value-type="float" office:value="1.8529033127334" calcext:value-type="float">
            <text:p>1.85290331273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34</text:p>
          </table:table-cell>
          <table:table-cell office:value-type="float" office:value="2.0015399983789" calcext:value-type="float">
            <text:p>2.00153999837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4</text:p>
          </table:table-cell>
          <table:table-cell office:value-type="string" calcext:value-type="string">
            <text:p>#28</text:p>
          </table:table-cell>
          <table:table-cell office:value-type="float" office:value="0.71480345810162" calcext:value-type="float">
            <text:p>0.714803458101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4</text:p>
          </table:table-cell>
          <table:table-cell office:value-type="string" calcext:value-type="string">
            <text:p>#3</text:p>
          </table:table-cell>
          <table:table-cell office:value-type="float" office:value="1.4297174424027" calcext:value-type="float">
            <text:p>1.429717442402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4</text:p>
          </table:table-cell>
          <table:table-cell office:value-type="string" calcext:value-type="string">
            <text:p>#12</text:p>
          </table:table-cell>
          <table:table-cell office:value-type="float" office:value="1.7697581370967" calcext:value-type="float">
            <text:p>1.769758137096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4</text:p>
          </table:table-cell>
          <table:table-cell office:value-type="string" calcext:value-type="string">
            <text:p>#21</text:p>
          </table:table-cell>
          <table:table-cell office:value-type="float" office:value="1.8518085770436" calcext:value-type="float">
            <text:p>1.85180857704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30</text:p>
          </table:table-cell>
          <table:table-cell office:value-type="float" office:value="1.8144128269339" calcext:value-type="float">
            <text:p>1.81441282693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5</text:p>
          </table:table-cell>
          <table:table-cell office:value-type="float" office:value="1.6821603345681" calcext:value-type="float">
            <text:p>1.6821603345681</text:p>
          </table:table-cell>
        </table:table-row>
        <table:table-row table:style-name="ro1">
          <table:table-cell table:number-columns-repeated="37"/>
          <table:table-cell table:formula="of:=AVERAGE([.AL107:.AL136])" office:value-type="float" office:value="2.03946451986191" calcext:value-type="float">
            <text:p>2.03946451986191</text:p>
          </table:table-cell>
          <table:table-cell/>
          <table:table-cell table:formula="of:=AVERAGE([.AU107:.AU136])" office:value-type="float" office:value="0.714397037476802" calcext:value-type="float">
            <text:p>0.714397037476802</text:p>
          </table:table-cell>
          <table:table-cell/>
          <table:table-cell table:formula="of:=AVERAGE([.BB107:.BB136])" office:value-type="float" office:value="1.94975156166502" calcext:value-type="float">
            <text:p>1.94975156166502</text:p>
          </table:table-cell>
          <table:table-cell/>
          <table:table-cell table:formula="of:=AVERAGE([.BI113:.BI142])" office:value-type="float" office:value="1.42866672922299" calcext:value-type="float">
            <text:p>1.42866672922299</text:p>
          </table:table-cell>
          <table:table-cell/>
          <table:table-cell table:formula="of:=AVERAGE([.BP107:.BP136])" office:value-type="float" office:value="0.714396686599979" calcext:value-type="float">
            <text:p>0.714396686599979</text:p>
          </table:table-cell>
          <table:table-cell table:number-columns-repeated="23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8</text:p>
          </table:table-cell>
          <table:table-cell office:value-type="float" office:value="1.8467475297394" calcext:value-type="float">
            <text:p>1.84674752973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4</text:p>
          </table:table-cell>
          <table:table-cell office:value-type="float" office:value="2.0042305218626" calcext:value-type="float">
            <text:p>2.0042305218626</text:p>
          </table:table-cell>
          <table:table-cell table:number-columns-repeated="4"/>
          <table:table-cell table:formula="of:=AVERAGE([.CE107:.CE136])" office:value-type="float" office:value="0.71439714273985" calcext:value-type="float">
            <text:p>0.71439714273985</text:p>
          </table:table-cell>
          <table:table-cell/>
          <table:table-cell table:formula="of:=AVERAGE([.CJ107:.CJ136])" office:value-type="float" office:value="1.42843530340143" calcext:value-type="float">
            <text:p>1.42843530340143</text:p>
          </table:table-cell>
          <table:table-cell/>
          <table:table-cell table:formula="of:=AVERAGE([.CO107:.CO136])" office:value-type="float" office:value="1.76928729548705" calcext:value-type="float">
            <text:p>1.76928729548705</text:p>
          </table:table-cell>
          <table:table-cell/>
          <table:table-cell table:formula="of:=AVERAGE([.CU107:.CU136])" office:value-type="float" office:value="1.85368261015865" calcext:value-type="float">
            <text:p>1.85368261015865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31</text:p>
          </table:table-cell>
          <table:table-cell office:value-type="float" office:value="1.8213012407355" calcext:value-type="float">
            <text:p>1.82130124073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6</text:p>
          </table:table-cell>
          <table:table-cell office:value-type="float" office:value="1.6882298018634" calcext:value-type="float">
            <text:p>1.6882298018634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34</text:p>
          </table:table-cell>
          <table:table-cell office:value-type="float" office:value="1.8342433323754" calcext:value-type="float">
            <text:p>1.83424333237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8</text:p>
          </table:table-cell>
          <table:table-cell office:value-type="float" office:value="2.0111663040355" calcext:value-type="float">
            <text:p>2.0111663040355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32</text:p>
          </table:table-cell>
          <table:table-cell office:value-type="float" office:value="1.8224117658824" calcext:value-type="float">
            <text:p>1.82241176588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7</text:p>
          </table:table-cell>
          <table:table-cell office:value-type="float" office:value="1.6832571755188" calcext:value-type="float">
            <text:p>1.6832571755188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69788873906" calcext:value-type="float">
            <text:p>2.0569788873906</text:p>
          </table:table-cell>
          <table:table-cell office:value-type="float" office:value="0.00198344018868811" calcext:value-type="float">
            <text:p>0.001983440188688</text:p>
          </table:table-cell>
          <table:table-cell table:number-columns-repeated="2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 office:value-type="float" office:value="0.000265746831115758" calcext:value-type="float">
            <text:p>0.000265746831116</text:p>
          </table:table-cell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02031787335" calcext:value-type="float">
            <text:p>1.980203178733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890239063" calcext:value-type="float">
            <text:p>1.42728902390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661704567" calcext:value-type="float">
            <text:p>0.713806617045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9</text:p>
          </table:table-cell>
          <table:table-cell office:value-type="float" office:value="1.8574169921926" calcext:value-type="float">
            <text:p>1.85741699219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7</text:p>
          </table:table-cell>
          <table:table-cell office:value-type="float" office:value="2.0033978911601" calcext:value-type="float">
            <text:p>2.00339789116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1</text:p>
          </table:table-cell>
          <table:table-cell office:value-type="float" office:value="0.71387609065675" calcext:value-type="float">
            <text:p>0.713876090656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1</text:p>
          </table:table-cell>
          <table:table-cell office:value-type="float" office:value="1.4281174440869" calcext:value-type="float">
            <text:p>1.42811744408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4</text:p>
          </table:table-cell>
          <table:table-cell office:value-type="float" office:value="1.7828981232651" calcext:value-type="float">
            <text:p>1.782898123265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0</text:p>
          </table:table-cell>
          <table:table-cell office:value-type="float" office:value="1.860408567991" calcext:value-type="float">
            <text:p>1.8604085679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33</text:p>
          </table:table-cell>
          <table:table-cell office:value-type="float" office:value="1.8156475624763" calcext:value-type="float">
            <text:p>1.81564756247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8</text:p>
          </table:table-cell>
          <table:table-cell office:value-type="float" office:value="1.6881792756008" calcext:value-type="float">
            <text:p>1.6881792756008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42599428843" calcext:value-type="float">
            <text:p>2.054259942884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293089165" calcext:value-type="float">
            <text:p>0.715652930891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383896438" calcext:value-type="float">
            <text:p>1.983838964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553361523" calcext:value-type="float">
            <text:p>1.43065533615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451148999" calcext:value-type="float">
            <text:p>0.714084511489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6</text:p>
          </table:table-cell>
          <table:table-cell office:value-type="float" office:value="1.8580896230636" calcext:value-type="float">
            <text:p>1.85808962306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0</text:p>
          </table:table-cell>
          <table:table-cell office:value-type="float" office:value="2.0069399926947" calcext:value-type="float">
            <text:p>2.00693999269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2</text:p>
          </table:table-cell>
          <table:table-cell office:value-type="float" office:value="0.71471608977254" calcext:value-type="float">
            <text:p>0.714716089772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7</text:p>
          </table:table-cell>
          <table:table-cell office:value-type="float" office:value="1.4286648119318" calcext:value-type="float">
            <text:p>1.428664811931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</text:p>
          </table:table-cell>
          <table:table-cell office:value-type="float" office:value="1.7686149804053" calcext:value-type="float">
            <text:p>1.768614980405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8</text:p>
          </table:table-cell>
          <table:table-cell office:value-type="float" office:value="1.8587643591954" calcext:value-type="float">
            <text:p>1.85876435919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34</text:p>
          </table:table-cell>
          <table:table-cell office:value-type="float" office:value="1.8224528184707" calcext:value-type="float">
            <text:p>1.82245281847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9</text:p>
          </table:table-cell>
          <table:table-cell office:value-type="float" office:value="1.6788950748473" calcext:value-type="float">
            <text:p>1.678895074847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81557282571" calcext:value-type="float">
            <text:p>2.058155728257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8029907337" calcext:value-type="float">
            <text:p>0.715880299073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5290562852" calcext:value-type="float">
            <text:p>1.96529056285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8763917091" calcext:value-type="float">
            <text:p>1.42787639170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1</text:p>
          </table:table-cell>
          <table:table-cell office:value-type="float" office:value="1.8319085979909" calcext:value-type="float">
            <text:p>1.83190859799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0</text:p>
          </table:table-cell>
          <table:table-cell office:value-type="float" office:value="2.0082852544366" calcext:value-type="float">
            <text:p>2.00828525443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4</text:p>
          </table:table-cell>
          <table:table-cell office:value-type="float" office:value="0.71474135290384" calcext:value-type="float">
            <text:p>0.714741352903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3</text:p>
          </table:table-cell>
          <table:table-cell office:value-type="float" office:value="1.4297711265567" calcext:value-type="float">
            <text:p>1.42977112655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5</text:p>
          </table:table-cell>
          <table:table-cell office:value-type="float" office:value="1.7877665391931" calcext:value-type="float">
            <text:p>1.787766539193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8</text:p>
          </table:table-cell>
          <table:table-cell office:value-type="float" office:value="1.859901200104" calcext:value-type="float">
            <text:p>1.8599012001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5</text:p>
          </table:table-cell>
          <table:table-cell office:value-type="float" office:value="1.8189538747854" calcext:value-type="float">
            <text:p>1.81895387478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30</text:p>
          </table:table-cell>
          <table:table-cell office:value-type="float" office:value="1.6907855886467" calcext:value-type="float">
            <text:p>1.690785588646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18241559746" calcext:value-type="float">
            <text:p>2.051824155974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135441963" calcext:value-type="float">
            <text:p>0.713301354419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82200229263" calcext:value-type="float">
            <text:p>1.97822002292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163927196" calcext:value-type="float">
            <text:p>1.42691639271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030178916" calcext:value-type="float">
            <text:p>0.713300301789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4</text:p>
          </table:table-cell>
          <table:table-cell office:value-type="float" office:value="1.8583380438547" calcext:value-type="float">
            <text:p>1.85833804385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</text:p>
          </table:table-cell>
          <table:table-cell office:value-type="float" office:value="2.0049926263236" calcext:value-type="float">
            <text:p>2.00499262632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6</text:p>
          </table:table-cell>
          <table:table-cell office:value-type="float" office:value="0.71389188011381" calcext:value-type="float">
            <text:p>0.713891880113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</text:p>
          </table:table-cell>
          <table:table-cell office:value-type="float" office:value="1.4294679689811" calcext:value-type="float">
            <text:p>1.42946796898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1</text:p>
          </table:table-cell>
          <table:table-cell office:value-type="float" office:value="1.7787181276651" calcext:value-type="float">
            <text:p>1.778718127665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3</text:p>
          </table:table-cell>
          <table:table-cell office:value-type="float" office:value="1.8593159375622" calcext:value-type="float">
            <text:p>1.85931593756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</text:p>
          </table:table-cell>
          <table:table-cell office:value-type="float" office:value="1.8230496599477" calcext:value-type="float">
            <text:p>1.82304965994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31</text:p>
          </table:table-cell>
          <table:table-cell office:value-type="float" office:value="1.6837340171221" calcext:value-type="float">
            <text:p>1.6837340171221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83062544145" calcext:value-type="float">
            <text:p>2.058306254414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66105509363" calcext:value-type="float">
            <text:p>1.97661055093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879698021" calcext:value-type="float">
            <text:p>1.42868796980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556435204" calcext:value-type="float">
            <text:p>0.713865564352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9</text:p>
          </table:table-cell>
          <table:table-cell office:value-type="float" office:value="1.8524075237816" calcext:value-type="float">
            <text:p>1.85240752378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2</text:p>
          </table:table-cell>
          <table:table-cell office:value-type="float" office:value="2.0026431551125" calcext:value-type="float">
            <text:p>2.00264315511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</text:p>
          </table:table-cell>
          <table:table-cell office:value-type="float" office:value="0.71557924675869" calcext:value-type="float">
            <text:p>0.715579246758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9</text:p>
          </table:table-cell>
          <table:table-cell office:value-type="float" office:value="1.4273921816924" calcext:value-type="float">
            <text:p>1.42739218169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8</text:p>
          </table:table-cell>
          <table:table-cell office:value-type="float" office:value="1.7783107596729" calcext:value-type="float">
            <text:p>1.778310759672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3</text:p>
          </table:table-cell>
          <table:table-cell office:value-type="float" office:value="1.8591012009461" calcext:value-type="float">
            <text:p>1.859101200946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0</text:p>
          </table:table-cell>
          <table:table-cell office:value-type="float" office:value="1.8206012414724" calcext:value-type="float">
            <text:p>1.82060124147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32</text:p>
          </table:table-cell>
          <table:table-cell office:value-type="float" office:value="1.6877182234545" calcext:value-type="float">
            <text:p>1.687718223454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37873118028" calcext:value-type="float">
            <text:p>2.053787311802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556470993" calcext:value-type="float">
            <text:p>0.7135255647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76779182338" calcext:value-type="float">
            <text:p>1.97767791823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500781578" calcext:value-type="float">
            <text:p>1.42575007815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345944899" calcext:value-type="float">
            <text:p>0.713523459448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6</text:p>
          </table:table-cell>
          <table:table-cell office:value-type="float" office:value="1.8554433100597" calcext:value-type="float">
            <text:p>1.855443310059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9</text:p>
          </table:table-cell>
          <table:table-cell office:value-type="float" office:value="1.9977126339867" calcext:value-type="float">
            <text:p>1.99771263398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7</text:p>
          </table:table-cell>
          <table:table-cell office:value-type="float" office:value="0.71480556336256" calcext:value-type="float">
            <text:p>0.714805563362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6</text:p>
          </table:table-cell>
          <table:table-cell office:value-type="float" office:value="1.4284006016836" calcext:value-type="float">
            <text:p>1.42840060168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0</text:p>
          </table:table-cell>
          <table:table-cell office:value-type="float" office:value="1.7870907504308" calcext:value-type="float">
            <text:p>1.787090750430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4</text:p>
          </table:table-cell>
          <table:table-cell office:value-type="float" office:value="1.8596612003566" calcext:value-type="float">
            <text:p>1.85966120035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</text:p>
          </table:table-cell>
          <table:table-cell office:value-type="float" office:value="1.8149812473882" calcext:value-type="float">
            <text:p>1.814981247388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5</text:p>
          </table:table-cell>
          <table:table-cell office:value-type="float" office:value="1.6853413838512" calcext:value-type="float">
            <text:p>1.6853413838512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99104737784" calcext:value-type="float">
            <text:p>2.049910473778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34587332" calcext:value-type="float">
            <text:p>0.71420345873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99410632199" calcext:value-type="float">
            <text:p>1.989941063219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900741157" calcext:value-type="float">
            <text:p>1.42959007411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19924821132" calcext:value-type="float">
            <text:p>0.714199248211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1</text:p>
          </table:table-cell>
          <table:table-cell office:value-type="float" office:value="1.8539938379012" calcext:value-type="float">
            <text:p>1.85399383790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4</text:p>
          </table:table-cell>
          <table:table-cell office:value-type="float" office:value="2.0037347329108" calcext:value-type="float">
            <text:p>2.00373473291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5</text:p>
          </table:table-cell>
          <table:table-cell office:value-type="float" office:value="0.7150466157404" calcext:value-type="float">
            <text:p>0.71504661574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5</text:p>
          </table:table-cell>
          <table:table-cell office:value-type="float" office:value="1.4274700763473" calcext:value-type="float">
            <text:p>1.42747007634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0</text:p>
          </table:table-cell>
          <table:table-cell office:value-type="float" office:value="1.7804875994867" calcext:value-type="float">
            <text:p>1.780487599486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1</text:p>
          </table:table-cell>
          <table:table-cell office:value-type="float" office:value="1.8595433057439" calcext:value-type="float">
            <text:p>1.85954330574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3</text:p>
          </table:table-cell>
          <table:table-cell office:value-type="float" office:value="1.8103338838591" calcext:value-type="float">
            <text:p>1.81033388385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33</text:p>
          </table:table-cell>
          <table:table-cell office:value-type="float" office:value="1.6865645404584" calcext:value-type="float">
            <text:p>1.6865645404584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28767864455" calcext:value-type="float">
            <text:p>2.052876786445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608977254" calcext:value-type="float">
            <text:p>0.714716089772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79284442858" calcext:value-type="float">
            <text:p>1.977928444285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184952437" calcext:value-type="float">
            <text:p>1.42951849524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608977254" calcext:value-type="float">
            <text:p>0.714716089772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3</text:p>
          </table:table-cell>
          <table:table-cell office:value-type="float" office:value="1.8578527812076" calcext:value-type="float">
            <text:p>1.85785278120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5</text:p>
          </table:table-cell>
          <table:table-cell office:value-type="float" office:value="2.0083273596554" calcext:value-type="float">
            <text:p>2.00832735965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6</text:p>
          </table:table-cell>
          <table:table-cell office:value-type="float" office:value="0.71408661675093" calcext:value-type="float">
            <text:p>0.714086616750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4</text:p>
          </table:table-cell>
          <table:table-cell office:value-type="float" office:value="1.4296795477057" calcext:value-type="float">
            <text:p>1.42967954770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8</text:p>
          </table:table-cell>
          <table:table-cell office:value-type="float" office:value="1.7746686582435" calcext:value-type="float">
            <text:p>1.774668658243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3</text:p>
          </table:table-cell>
          <table:table-cell office:value-type="float" office:value="1.8602243576586" calcext:value-type="float">
            <text:p>1.86022435765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4</text:p>
          </table:table-cell>
          <table:table-cell office:value-type="float" office:value="1.8187538749959" calcext:value-type="float">
            <text:p>1.818753874995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34</text:p>
          </table:table-cell>
          <table:table-cell office:value-type="float" office:value="1.6835382278545" calcext:value-type="float">
            <text:p>1.683538227854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13894195901" calcext:value-type="float">
            <text:p>2.051389419590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503886838" calcext:value-type="float">
            <text:p>0.713075038868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19063453617" calcext:value-type="float">
            <text:p>1.971906345361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163922985" calcext:value-type="float">
            <text:p>1.427316392298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293360744" calcext:value-type="float">
            <text:p>0.7130729336074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33</text:p>
          </table:table-cell>
          <table:table-cell office:value-type="float" office:value="1.8556906782203" calcext:value-type="float">
            <text:p>1.85569067822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1</text:p>
          </table:table-cell>
          <table:table-cell office:value-type="float" office:value="2.013065249405" calcext:value-type="float">
            <text:p>2.0130652494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7</text:p>
          </table:table-cell>
          <table:table-cell office:value-type="float" office:value="0.71466135298805" calcext:value-type="float">
            <text:p>0.714661352988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5</text:p>
          </table:table-cell>
          <table:table-cell office:value-type="float" office:value="1.4299890210642" calcext:value-type="float">
            <text:p>1.42998902106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3</text:p>
          </table:table-cell>
          <table:table-cell office:value-type="float" office:value="1.777982338966" calcext:value-type="float">
            <text:p>1.77798233896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5</text:p>
          </table:table-cell>
          <table:table-cell office:value-type="float" office:value="1.8626106709361" calcext:value-type="float">
            <text:p>1.862610670936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5</text:p>
          </table:table-cell>
          <table:table-cell office:value-type="float" office:value="1.8197665055089" calcext:value-type="float">
            <text:p>1.81976650550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4</text:p>
          </table:table-cell>
          <table:table-cell office:value-type="float" office:value="1.6803024417869" calcext:value-type="float">
            <text:p>1.680302441786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58546675214" calcext:value-type="float">
            <text:p>2.065854667521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924745342" calcext:value-type="float">
            <text:p>0.714919247453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91873903291" calcext:value-type="float">
            <text:p>1.979187390329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174430343" calcext:value-type="float">
            <text:p>1.42911744303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503693154" calcext:value-type="float">
            <text:p>0.714915036931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2</text:p>
          </table:table-cell>
          <table:table-cell office:value-type="float" office:value="1.854869626453" calcext:value-type="float">
            <text:p>1.8548696264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6</text:p>
          </table:table-cell>
          <table:table-cell office:value-type="float" office:value="2.0100136736698" calcext:value-type="float">
            <text:p>2.01001367366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0</text:p>
          </table:table-cell>
          <table:table-cell office:value-type="float" office:value="0.7145581952019" calcext:value-type="float">
            <text:p>0.71455819520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2</text:p>
          </table:table-cell>
          <table:table-cell office:value-type="float" office:value="1.4297616528825" calcext:value-type="float">
            <text:p>1.42976165288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7</text:p>
          </table:table-cell>
          <table:table-cell office:value-type="float" office:value="1.7816602298313" calcext:value-type="float">
            <text:p>1.781660229831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9</text:p>
          </table:table-cell>
          <table:table-cell office:value-type="float" office:value="1.8592201481893" calcext:value-type="float">
            <text:p>1.85922014818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6</text:p>
          </table:table-cell>
          <table:table-cell office:value-type="float" office:value="1.8147738791854" calcext:value-type="float">
            <text:p>1.81477387918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</text:p>
          </table:table-cell>
          <table:table-cell office:value-type="float" office:value="1.6869129611443" calcext:value-type="float">
            <text:p>1.686912961144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61894145375" calcext:value-type="float">
            <text:p>2.056189414537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766837088" calcext:value-type="float">
            <text:p>0.71504766837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67010771568" calcext:value-type="float">
            <text:p>1.976701077156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900735894" calcext:value-type="float">
            <text:p>1.43009007358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872100135" calcext:value-type="float">
            <text:p>0.715048721001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4</text:p>
          </table:table-cell>
          <table:table-cell office:value-type="float" office:value="1.8520717346613" calcext:value-type="float">
            <text:p>1.85207173466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5</text:p>
          </table:table-cell>
          <table:table-cell office:value-type="float" office:value="2.0004189469274" calcext:value-type="float">
            <text:p>2.000418946927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2</text:p>
          </table:table-cell>
          <table:table-cell office:value-type="float" office:value="0.71473819501243" calcext:value-type="float">
            <text:p>0.714738195012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0</text:p>
          </table:table-cell>
          <table:table-cell office:value-type="float" office:value="1.4265100773578" calcext:value-type="float">
            <text:p>1.42651007735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5</text:p>
          </table:table-cell>
          <table:table-cell office:value-type="float" office:value="1.7935517962613" calcext:value-type="float">
            <text:p>1.793551796261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0</text:p>
          </table:table-cell>
          <table:table-cell office:value-type="float" office:value="1.8531791019167" calcext:value-type="float">
            <text:p>1.85317910191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7</text:p>
          </table:table-cell>
          <table:table-cell office:value-type="float" office:value="1.8206822940186" calcext:value-type="float">
            <text:p>1.82068229401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</text:p>
          </table:table-cell>
          <table:table-cell office:value-type="float" office:value="1.6844371742767" calcext:value-type="float">
            <text:p>1.684437174276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6315730194" calcext:value-type="float">
            <text:p>2.05631573019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609065675" calcext:value-type="float">
            <text:p>0.713876090656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93137059856" calcext:value-type="float">
            <text:p>1.97931370598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4384963805" calcext:value-type="float">
            <text:p>1.42843849638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714328722" calcext:value-type="float">
            <text:p>0.713877143287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3</text:p>
          </table:table-cell>
          <table:table-cell office:value-type="float" office:value="1.8409054306259" calcext:value-type="float">
            <text:p>1.84090543062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3</text:p>
          </table:table-cell>
          <table:table-cell office:value-type="float" office:value="2.0093336743856" calcext:value-type="float">
            <text:p>2.00933367438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8</text:p>
          </table:table-cell>
          <table:table-cell office:value-type="float" office:value="0.71478556338362" calcext:value-type="float">
            <text:p>0.714785563383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3</text:p>
          </table:table-cell>
          <table:table-cell office:value-type="float" office:value="1.4289753379207" calcext:value-type="float">
            <text:p>1.42897533792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6</text:p>
          </table:table-cell>
          <table:table-cell office:value-type="float" office:value="1.782524439448" calcext:value-type="float">
            <text:p>1.78252443944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4</text:p>
          </table:table-cell>
          <table:table-cell office:value-type="float" office:value="1.8547727844497" calcext:value-type="float">
            <text:p>1.854772784449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8</text:p>
          </table:table-cell>
          <table:table-cell office:value-type="float" office:value="1.8173507185782" calcext:value-type="float">
            <text:p>1.817350718578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3</text:p>
          </table:table-cell>
          <table:table-cell office:value-type="float" office:value="1.6857519097348" calcext:value-type="float">
            <text:p>1.6857519097348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79999389474" calcext:value-type="float">
            <text:p>2.057999938947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345810162" calcext:value-type="float">
            <text:p>0.714803458101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90937062172" calcext:value-type="float">
            <text:p>1.97909370621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711277146" calcext:value-type="float">
            <text:p>1.42867112771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556336256" calcext:value-type="float">
            <text:p>0.714805563362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7</text:p>
          </table:table-cell>
          <table:table-cell office:value-type="float" office:value="1.8473875290658" calcext:value-type="float">
            <text:p>1.84738752906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31</text:p>
          </table:table-cell>
          <table:table-cell office:value-type="float" office:value="2.0070852556997" calcext:value-type="float">
            <text:p>2.007085255699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9</text:p>
          </table:table-cell>
          <table:table-cell office:value-type="float" office:value="0.71282346018583" calcext:value-type="float">
            <text:p>0.712823460185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6</text:p>
          </table:table-cell>
          <table:table-cell office:value-type="float" office:value="1.4282195492426" calcext:value-type="float">
            <text:p>1.42821954924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9</text:p>
          </table:table-cell>
          <table:table-cell office:value-type="float" office:value="1.7824633868806" calcext:value-type="float">
            <text:p>1.782463386880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</text:p>
          </table:table-cell>
          <table:table-cell office:value-type="float" office:value="1.8628454075312" calcext:value-type="float">
            <text:p>1.86284540753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0</text:p>
          </table:table-cell>
          <table:table-cell office:value-type="float" office:value="1.8206938729538" calcext:value-type="float">
            <text:p>1.82069387295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5</text:p>
          </table:table-cell>
          <table:table-cell office:value-type="float" office:value="1.6822413871143" calcext:value-type="float">
            <text:p>1.682241387114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0999346316" calcext:value-type="float">
            <text:p>2.062099934631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872125398" calcext:value-type="float">
            <text:p>0.714808721253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20958083202" calcext:value-type="float">
            <text:p>1.982095808320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932315861" calcext:value-type="float">
            <text:p>1.42999323158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661599304" calcext:value-type="float">
            <text:p>0.714806615993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2</text:p>
          </table:table-cell>
          <table:table-cell office:value-type="float" office:value="1.8530148915633" calcext:value-type="float">
            <text:p>1.853014891563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1</text:p>
          </table:table-cell>
          <table:table-cell office:value-type="float" office:value="2.0046684161385" calcext:value-type="float">
            <text:p>2.004668416138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</text:p>
          </table:table-cell>
          <table:table-cell office:value-type="float" office:value="0.71430977441076" calcext:value-type="float">
            <text:p>0.714309774410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4</text:p>
          </table:table-cell>
          <table:table-cell office:value-type="float" office:value="1.4290163905091" calcext:value-type="float">
            <text:p>1.42901639050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8</text:p>
          </table:table-cell>
          <table:table-cell office:value-type="float" office:value="1.7835633857228" calcext:value-type="float">
            <text:p>1.783563385722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4</text:p>
          </table:table-cell>
          <table:table-cell office:value-type="float" office:value="1.8548369949084" calcext:value-type="float">
            <text:p>1.85483699490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2</text:p>
          </table:table-cell>
          <table:table-cell office:value-type="float" office:value="1.8187380855389" calcext:value-type="float">
            <text:p>1.81873808553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1</text:p>
          </table:table-cell>
          <table:table-cell office:value-type="float" office:value="1.6858740148695" calcext:value-type="float">
            <text:p>1.685874014869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48925737973" calcext:value-type="float">
            <text:p>2.054892573797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661807724" calcext:value-type="float">
            <text:p>0.712826618077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599600421473" calcext:value-type="float">
            <text:p>1.959960042147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763921301" calcext:value-type="float">
            <text:p>1.42747639213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346018583" calcext:value-type="float">
            <text:p>0.712823460185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32</text:p>
          </table:table-cell>
          <table:table-cell office:value-type="float" office:value="1.8502159471411" calcext:value-type="float">
            <text:p>1.85021594714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30</text:p>
          </table:table-cell>
          <table:table-cell office:value-type="float" office:value="2.0007273676554" calcext:value-type="float">
            <text:p>2.00072736765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1</text:p>
          </table:table-cell>
          <table:table-cell office:value-type="float" office:value="0.7142034587332" calcext:value-type="float">
            <text:p>0.71420345873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8</text:p>
          </table:table-cell>
          <table:table-cell office:value-type="float" office:value="1.4299816526509" calcext:value-type="float">
            <text:p>1.42998165265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3</text:p>
          </table:table-cell>
          <table:table-cell office:value-type="float" office:value="1.7830265441826" calcext:value-type="float">
            <text:p>1.783026544182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6</text:p>
          </table:table-cell>
          <table:table-cell office:value-type="float" office:value="1.8666559298359" calcext:value-type="float">
            <text:p>1.866655929835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1</text:p>
          </table:table-cell>
          <table:table-cell office:value-type="float" office:value="1.8159370358558" calcext:value-type="float">
            <text:p>1.815937035855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0</text:p>
          </table:table-cell>
          <table:table-cell office:value-type="float" office:value="1.6824098079897" calcext:value-type="float">
            <text:p>1.682409807989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9547316266" calcext:value-type="float">
            <text:p>2.04954731626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451075315" calcext:value-type="float">
            <text:p>0.7147845107531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2801081262" calcext:value-type="float">
            <text:p>1.97280108126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700740315" calcext:value-type="float">
            <text:p>1.429670074031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924667448" calcext:value-type="float">
            <text:p>0.715659246674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5</text:p>
          </table:table-cell>
          <table:table-cell office:value-type="float" office:value="1.8495454215311" calcext:value-type="float">
            <text:p>1.84954542153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0</text:p>
          </table:table-cell>
          <table:table-cell office:value-type="float" office:value="2.0018168401928" calcext:value-type="float">
            <text:p>2.00181684019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3</text:p>
          </table:table-cell>
          <table:table-cell office:value-type="float" office:value="0.71437819539137" calcext:value-type="float">
            <text:p>0.714378195391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4</text:p>
          </table:table-cell>
          <table:table-cell office:value-type="float" office:value="1.42778902338" calcext:value-type="float">
            <text:p>1.427789023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2</text:p>
          </table:table-cell>
          <table:table-cell office:value-type="float" office:value="1.7858191728219" calcext:value-type="float">
            <text:p>1.785819172821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6</text:p>
          </table:table-cell>
          <table:table-cell office:value-type="float" office:value="1.853928574812" calcext:value-type="float">
            <text:p>1.8539285748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9</text:p>
          </table:table-cell>
          <table:table-cell office:value-type="float" office:value="1.8136370382768" calcext:value-type="float">
            <text:p>1.81363703827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7</text:p>
          </table:table-cell>
          <table:table-cell office:value-type="float" office:value="1.688966643193" calcext:value-type="float">
            <text:p>1.68896664319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81620545663" calcext:value-type="float">
            <text:p>2.048162054566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556350993" calcext:value-type="float">
            <text:p>0.7146655635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88526538393" calcext:value-type="float">
            <text:p>1.978852653839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248113423" calcext:value-type="float">
            <text:p>1.42922481134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71427609" calcext:value-type="float">
            <text:p>0.71437714276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2</text:p>
          </table:table-cell>
          <table:table-cell office:value-type="float" office:value="1.8528369970137" calcext:value-type="float">
            <text:p>1.85283699701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5</text:p>
          </table:table-cell>
          <table:table-cell office:value-type="float" office:value="2.0044926268499" calcext:value-type="float">
            <text:p>2.00449262684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8</text:p>
          </table:table-cell>
          <table:table-cell office:value-type="float" office:value="0.71480345810162" calcext:value-type="float">
            <text:p>0.714803458101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</text:p>
          </table:table-cell>
          <table:table-cell office:value-type="float" office:value="1.4273153396681" calcext:value-type="float">
            <text:p>1.42731533966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9</text:p>
          </table:table-cell>
          <table:table-cell office:value-type="float" office:value="1.772696028741" calcext:value-type="float">
            <text:p>1.77269602874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6</text:p>
          </table:table-cell>
          <table:table-cell office:value-type="float" office:value="1.8613054091522" calcext:value-type="float">
            <text:p>1.86130540915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4</text:p>
          </table:table-cell>
          <table:table-cell office:value-type="float" office:value="1.8181486124751" calcext:value-type="float">
            <text:p>1.81814861247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6</text:p>
          </table:table-cell>
          <table:table-cell office:value-type="float" office:value="1.6841371745924" calcext:value-type="float">
            <text:p>1.6841371745924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22462607934" calcext:value-type="float">
            <text:p>2.052246260793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977318971" calcext:value-type="float">
            <text:p>0.715469773189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30947651634" calcext:value-type="float">
            <text:p>1.97309476516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616537246" calcext:value-type="float">
            <text:p>1.42896165372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608975148" calcext:value-type="float">
            <text:p>0.714736089751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1</text:p>
          </table:table-cell>
          <table:table-cell office:value-type="float" office:value="1.8574169921926" calcext:value-type="float">
            <text:p>1.85741699219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29</text:p>
          </table:table-cell>
          <table:table-cell office:value-type="float" office:value="2.0044515742615" calcext:value-type="float">
            <text:p>2.00445157426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8</text:p>
          </table:table-cell>
          <table:table-cell office:value-type="float" office:value="0.7133024070501" calcext:value-type="float">
            <text:p>0.71330240705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5</text:p>
          </table:table-cell>
          <table:table-cell office:value-type="float" office:value="1.4292427060603" calcext:value-type="float">
            <text:p>1.42924270606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6</text:p>
          </table:table-cell>
          <table:table-cell office:value-type="float" office:value="1.7897907475887" calcext:value-type="float">
            <text:p>1.789790747588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7</text:p>
          </table:table-cell>
          <table:table-cell office:value-type="float" office:value="1.8552801523367" calcext:value-type="float">
            <text:p>1.85528015233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4</text:p>
          </table:table-cell>
          <table:table-cell office:value-type="string" calcext:value-type="string">
            <text:p>#13</text:p>
          </table:table-cell>
          <table:table-cell office:value-type="float" office:value="1.8158738780275" calcext:value-type="float">
            <text:p>1.81587387802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4</text:p>
          </table:table-cell>
          <table:table-cell office:value-type="string" calcext:value-type="string">
            <text:p>#0</text:p>
          </table:table-cell>
          <table:table-cell office:value-type="float" office:value="1.687502434208" calcext:value-type="float">
            <text:p>1.687502434208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79336232278" calcext:value-type="float">
            <text:p>2.05793362322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556412046" calcext:value-type="float">
            <text:p>0.714085564120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59652884576" calcext:value-type="float">
            <text:p>1.975965288457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472179503" calcext:value-type="float">
            <text:p>1.4294721795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135387226" calcext:value-type="float">
            <text:p>0.71382135387226</text:p>
          </table:table-cell>
          <table:table-cell table:number-columns-repeated="4"/>
          <table:table-cell table:formula="of:=AVERAGE([.BU122:.BU156])" office:value-type="float" office:value="1.85224072696465" calcext:value-type="float">
            <text:p>1.85224072696465</text:p>
          </table:table-cell>
          <table:table-cell table:formula="of:=AVERAGE([.BZ122:.BZ156])" office:value-type="float" office:value="2.00376922911509" calcext:value-type="float">
            <text:p>2.00376922911509</text:p>
          </table:table-cell>
          <table:table-cell table:number-columns-repeated="5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4</text:p>
          </table:table-cell>
          <table:table-cell office:value-type="float" office:value="0.71565714141354" calcext:value-type="float">
            <text:p>0.715657141413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8</text:p>
          </table:table-cell>
          <table:table-cell office:value-type="float" office:value="1.4261427093235" calcext:value-type="float">
            <text:p>1.42614270932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4</text:p>
          </table:table-cell>
          <table:table-cell office:value-type="float" office:value="1.7840307536518" calcext:value-type="float">
            <text:p>1.784030753651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7</text:p>
          </table:table-cell>
          <table:table-cell office:value-type="float" office:value="1.8525275236552" calcext:value-type="float">
            <text:p>1.8525275236552</text:p>
          </table:table-cell>
          <table:table-cell table:number-columns-repeated="4"/>
          <table:table-cell table:formula="of:=AVERAGE([.CZ122:.CZ156])" office:value-type="float" office:value="1.81827195069118" calcext:value-type="float">
            <text:p>1.81827195069118</text:p>
          </table:table-cell>
          <table:table-cell/>
          <table:table-cell table:formula="of:=AVERAGE([.DE122:.DE156])" office:value-type="float" office:value="1.68460824176577" calcext:value-type="float">
            <text:p>1.68460824176577</text:p>
          </table:table-cell>
          <table:table-cell table:number-columns-repeated="3"/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995744215" calcext:value-type="float">
            <text:p>2.04299574421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59726673972" calcext:value-type="float">
            <text:p>1.96597266739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427073235" calcext:value-type="float">
            <text:p>1.42804270732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556338362" calcext:value-type="float">
            <text:p>0.71478556338362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7</text:p>
          </table:table-cell>
          <table:table-cell office:value-type="float" office:value="0.71588029907337" calcext:value-type="float">
            <text:p>0.715880299073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9</text:p>
          </table:table-cell>
          <table:table-cell office:value-type="float" office:value="1.4285837593855" calcext:value-type="float">
            <text:p>1.42858375938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4</text:p>
          </table:table-cell>
          <table:table-cell office:value-type="float" office:value="1.7749181316651" calcext:value-type="float">
            <text:p>1.774918131665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5</text:p>
          </table:table-cell>
          <table:table-cell office:value-type="float" office:value="1.8688875064342" calcext:value-type="float">
            <text:p>1.8688875064342</text:p>
          </table:table-cell>
          <table:table-cell table:number-columns-repeated="10"/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90620536189" calcext:value-type="float">
            <text:p>2.049062053618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819539137" calcext:value-type="float">
            <text:p>0.714378195391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39979221075" calcext:value-type="float">
            <text:p>1.973997922107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31127862" calcext:value-type="float">
            <text:p>1.4285311278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66161404" calcext:value-type="float">
            <text:p>0.7146666161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3</text:p>
          </table:table-cell>
          <table:table-cell office:value-type="float" office:value="1.9017895770636" calcext:value-type="float">
            <text:p>1.90178957706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7</text:p>
          </table:table-cell>
          <table:table-cell office:value-type="float" office:value="2.0252462892144" calcext:value-type="float">
            <text:p>2.02524628921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5</text:p>
          </table:table-cell>
          <table:table-cell office:value-type="float" office:value="0.71392451165841" calcext:value-type="float">
            <text:p>0.713924511658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0</text:p>
          </table:table-cell>
          <table:table-cell office:value-type="float" office:value="1.4290637588803" calcext:value-type="float">
            <text:p>1.42906375888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2</text:p>
          </table:table-cell>
          <table:table-cell office:value-type="float" office:value="1.7772970765294" calcext:value-type="float">
            <text:p>1.777297076529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9</text:p>
          </table:table-cell>
          <table:table-cell office:value-type="float" office:value="1.8608580412021" calcext:value-type="float">
            <text:p>1.86085804120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7</text:p>
          </table:table-cell>
          <table:table-cell office:value-type="float" office:value="1.8352201734524" calcext:value-type="float">
            <text:p>1.83522017345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32</text:p>
          </table:table-cell>
          <table:table-cell office:value-type="float" office:value="1.7116203035576" calcext:value-type="float">
            <text:p>1.7116203035576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34031016809" calcext:value-type="float">
            <text:p>2.053403101680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608975148" calcext:value-type="float">
            <text:p>0.714736089751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20210820831" calcext:value-type="float">
            <text:p>1.972021082083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33233544" calcext:value-type="float">
            <text:p>1.42813323354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872055924" calcext:value-type="float">
            <text:p>0.715468720559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7</text:p>
          </table:table-cell>
          <table:table-cell office:value-type="float" office:value="1.8816074930447" calcext:value-type="float">
            <text:p>1.88160749304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6</text:p>
          </table:table-cell>
          <table:table-cell office:value-type="float" office:value="2.0243957637939" calcext:value-type="float">
            <text:p>2.02439576379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9</text:p>
          </table:table-cell>
          <table:table-cell office:value-type="float" office:value="0.71382240650273" calcext:value-type="float">
            <text:p>0.713822406502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8</text:p>
          </table:table-cell>
          <table:table-cell office:value-type="float" office:value="1.4286606014099" calcext:value-type="float">
            <text:p>1.42866060140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1</text:p>
          </table:table-cell>
          <table:table-cell office:value-type="float" office:value="1.7813939143222" calcext:value-type="float">
            <text:p>1.781393914322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9</text:p>
          </table:table-cell>
          <table:table-cell office:value-type="float" office:value="1.8502675260342" calcext:value-type="float">
            <text:p>1.85026752603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0</text:p>
          </table:table-cell>
          <table:table-cell office:value-type="float" office:value="1.8319728084497" calcext:value-type="float">
            <text:p>1.831972808449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0</text:p>
          </table:table-cell>
          <table:table-cell office:value-type="float" office:value="1.7077634655121" calcext:value-type="float">
            <text:p>1.7077634655121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39767958139" calcext:value-type="float">
            <text:p>2.043976795813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924854816" calcext:value-type="float">
            <text:p>0.713879248548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40431746914" calcext:value-type="float">
            <text:p>1.984043174691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132310387" calcext:value-type="float">
            <text:p>1.43051323103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345902794" calcext:value-type="float">
            <text:p>0.713923459027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6</text:p>
          </table:table-cell>
          <table:table-cell office:value-type="float" office:value="1.8974464237406" calcext:value-type="float">
            <text:p>1.89744642374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5</text:p>
          </table:table-cell>
          <table:table-cell office:value-type="float" office:value="2.0265252352366" calcext:value-type="float">
            <text:p>2.02652523523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0</text:p>
          </table:table-cell>
          <table:table-cell office:value-type="float" office:value="0.71430030073653" calcext:value-type="float">
            <text:p>0.7143003007365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9</text:p>
          </table:table-cell>
          <table:table-cell office:value-type="float" office:value="1.426756392888" calcext:value-type="float">
            <text:p>1.4267563928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7</text:p>
          </table:table-cell>
          <table:table-cell office:value-type="float" office:value="1.7881949597948" calcext:value-type="float">
            <text:p>1.788194959794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5</text:p>
          </table:table-cell>
          <table:table-cell office:value-type="float" office:value="1.859485411068" calcext:value-type="float">
            <text:p>1.8594854110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6</text:p>
          </table:table-cell>
          <table:table-cell office:value-type="float" office:value="1.8253664996142" calcext:value-type="float">
            <text:p>1.82536649961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1</text:p>
          </table:table-cell>
          <table:table-cell office:value-type="float" office:value="1.7073950448473" calcext:value-type="float">
            <text:p>1.707395044847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91630956178" calcext:value-type="float">
            <text:p>2.05916309561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345862794" calcext:value-type="float">
            <text:p>0.714303458627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08684411911" calcext:value-type="float">
            <text:p>1.980868441191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784956016" calcext:value-type="float">
            <text:p>1.42917849560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240553431" calcext:value-type="float">
            <text:p>0.7147424055343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9</text:p>
          </table:table-cell>
          <table:table-cell office:value-type="float" office:value="1.8928043233639" calcext:value-type="float">
            <text:p>1.892804323363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8</text:p>
          </table:table-cell>
          <table:table-cell office:value-type="float" office:value="2.0252841839114" calcext:value-type="float">
            <text:p>2.02528418391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0</text:p>
          </table:table-cell>
          <table:table-cell office:value-type="float" office:value="0.71352345944899" calcext:value-type="float">
            <text:p>0.713523459448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6</text:p>
          </table:table-cell>
          <table:table-cell office:value-type="float" office:value="1.4305784941279" calcext:value-type="float">
            <text:p>1.43057849412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</text:p>
          </table:table-cell>
          <table:table-cell office:value-type="float" office:value="1.7738118170402" calcext:value-type="float">
            <text:p>1.773811817040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0</text:p>
          </table:table-cell>
          <table:table-cell office:value-type="float" office:value="1.8635085647278" calcext:value-type="float">
            <text:p>1.86350856472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5</text:p>
          </table:table-cell>
          <table:table-cell office:value-type="float" office:value="1.8265538667854" calcext:value-type="float">
            <text:p>1.82655386678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2</text:p>
          </table:table-cell>
          <table:table-cell office:value-type="float" office:value="1.7044182058756" calcext:value-type="float">
            <text:p>1.7044182058756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3854680153" calcext:value-type="float">
            <text:p>2.05385468015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556428888" calcext:value-type="float">
            <text:p>0.71392556428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666431930072" calcext:value-type="float">
            <text:p>1.96664319300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700757157" calcext:value-type="float">
            <text:p>1.42807007571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766910772" calcext:value-type="float">
            <text:p>0.714347669107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0</text:p>
          </table:table-cell>
          <table:table-cell office:value-type="float" office:value="1.8913001144209" calcext:value-type="float">
            <text:p>1.89130011442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31</text:p>
          </table:table-cell>
          <table:table-cell office:value-type="float" office:value="2.0247462897407" calcext:value-type="float">
            <text:p>2.02474628974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9</text:p>
          </table:table-cell>
          <table:table-cell office:value-type="float" office:value="0.71387503802628" calcext:value-type="float">
            <text:p>0.713875038026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17</text:p>
          </table:table-cell>
          <table:table-cell office:value-type="float" office:value="1.4317027034708" calcext:value-type="float">
            <text:p>1.43170270347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7</text:p>
          </table:table-cell>
          <table:table-cell office:value-type="float" office:value="1.788423380607" calcext:value-type="float">
            <text:p>1.78842338060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</text:p>
          </table:table-cell>
          <table:table-cell office:value-type="float" office:value="1.860804357048" calcext:value-type="float">
            <text:p>1.8608043570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9</text:p>
          </table:table-cell>
          <table:table-cell office:value-type="float" office:value="1.8306917571666" calcext:value-type="float">
            <text:p>1.83069175716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3</text:p>
          </table:table-cell>
          <table:table-cell office:value-type="float" office:value="1.7100181999808" calcext:value-type="float">
            <text:p>1.7100181999808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12536302593" calcext:value-type="float">
            <text:p>2.051253630259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8485285805" calcext:value-type="float">
            <text:p>1.97848528580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395482742" calcext:value-type="float">
            <text:p>1.42913954827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608886727" calcext:value-type="float">
            <text:p>0.715576088867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32</text:p>
          </table:table-cell>
          <table:table-cell office:value-type="float" office:value="1.8895853793838" calcext:value-type="float">
            <text:p>1.88958537938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</text:p>
          </table:table-cell>
          <table:table-cell office:value-type="float" office:value="2.0279189179801" calcext:value-type="float">
            <text:p>2.02791891798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3</text:p>
          </table:table-cell>
          <table:table-cell office:value-type="float" office:value="0.71435082699913" calcext:value-type="float">
            <text:p>0.714350826999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2</text:p>
          </table:table-cell>
          <table:table-cell office:value-type="float" office:value="1.4295227057656" calcext:value-type="float">
            <text:p>1.42952270576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9</text:p>
          </table:table-cell>
          <table:table-cell office:value-type="float" office:value="1.787661276146" calcext:value-type="float">
            <text:p>1.78766127614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2</text:p>
          </table:table-cell>
          <table:table-cell office:value-type="float" office:value="1.8612433039544" calcext:value-type="float">
            <text:p>1.86124330395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8</text:p>
          </table:table-cell>
          <table:table-cell office:value-type="float" office:value="1.8257601834103" calcext:value-type="float">
            <text:p>1.82576018341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4</text:p>
          </table:table-cell>
          <table:table-cell office:value-type="float" office:value="1.7023487343698" calcext:value-type="float">
            <text:p>1.7023487343698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9662495092" calcext:value-type="float">
            <text:p>2.062966249509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661647725" calcext:value-type="float">
            <text:p>0.714346616477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19431769019" calcext:value-type="float">
            <text:p>1.981943176901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616527772" calcext:value-type="float">
            <text:p>1.42986165277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977485287" calcext:value-type="float">
            <text:p>0.713889774852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0</text:p>
          </table:table-cell>
          <table:table-cell office:value-type="float" office:value="1.9005022099977" calcext:value-type="float">
            <text:p>1.90050220999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3</text:p>
          </table:table-cell>
          <table:table-cell office:value-type="float" office:value="2.0210368199612" calcext:value-type="float">
            <text:p>2.02103681996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4</text:p>
          </table:table-cell>
          <table:table-cell office:value-type="float" office:value="0.71492345797531" calcext:value-type="float">
            <text:p>0.714923457975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1</text:p>
          </table:table-cell>
          <table:table-cell office:value-type="float" office:value="1.4295227057656" calcext:value-type="float">
            <text:p>1.42952270576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6</text:p>
          </table:table-cell>
          <table:table-cell office:value-type="float" office:value="1.7805054942047" calcext:value-type="float">
            <text:p>1.780505494204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1</text:p>
          </table:table-cell>
          <table:table-cell office:value-type="float" office:value="1.8625833025439" calcext:value-type="float">
            <text:p>1.86258330254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34</text:p>
          </table:table-cell>
          <table:table-cell office:value-type="float" office:value="1.8273264975511" calcext:value-type="float">
            <text:p>1.82732649755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34</text:p>
          </table:table-cell>
          <table:table-cell office:value-type="float" office:value="1.7084192542955" calcext:value-type="float">
            <text:p>1.708419254295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37178276654" calcext:value-type="float">
            <text:p>2.063717827665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924675869" calcext:value-type="float">
            <text:p>0.7155792467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89579168864" calcext:value-type="float">
            <text:p>1.978957916886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900765368" calcext:value-type="float">
            <text:p>1.42729007653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556388888" calcext:value-type="float">
            <text:p>0.71430556388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5</text:p>
          </table:table-cell>
          <table:table-cell office:value-type="float" office:value="1.8946780056021" calcext:value-type="float">
            <text:p>1.89467800560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33</text:p>
          </table:table-cell>
          <table:table-cell office:value-type="float" office:value="2.0241357640676" calcext:value-type="float">
            <text:p>2.02413576406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6</text:p>
          </table:table-cell>
          <table:table-cell office:value-type="float" office:value="0.71545714162406" calcext:value-type="float">
            <text:p>0.715457141624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7</text:p>
          </table:table-cell>
          <table:table-cell office:value-type="float" office:value="1.4281637598276" calcext:value-type="float">
            <text:p>1.42816375982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5</text:p>
          </table:table-cell>
          <table:table-cell office:value-type="float" office:value="1.7750433946912" calcext:value-type="float">
            <text:p>1.775043394691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12</text:p>
          </table:table-cell>
          <table:table-cell office:value-type="float" office:value="1.8462864775932" calcext:value-type="float">
            <text:p>1.84628647759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6</text:p>
          </table:table-cell>
          <table:table-cell office:value-type="float" office:value="1.8239349221738" calcext:value-type="float">
            <text:p>1.82393492217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33</text:p>
          </table:table-cell>
          <table:table-cell office:value-type="float" office:value="1.7100160947199" calcext:value-type="float">
            <text:p>1.710016094719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69167927192" calcext:value-type="float">
            <text:p>2.046916792719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187967171" calcext:value-type="float">
            <text:p>0.714311879671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68768559191" calcext:value-type="float">
            <text:p>1.986876855919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1795513899" calcext:value-type="float">
            <text:p>1.42617955138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187967171" calcext:value-type="float">
            <text:p>0.714311879671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8</text:p>
          </table:table-cell>
          <table:table-cell office:value-type="float" office:value="1.897449581632" calcext:value-type="float">
            <text:p>1.8974495816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9</text:p>
          </table:table-cell>
          <table:table-cell office:value-type="float" office:value="2.0304368100665" calcext:value-type="float">
            <text:p>2.030436810066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15</text:p>
          </table:table-cell>
          <table:table-cell office:value-type="float" office:value="0.71380451178472" calcext:value-type="float">
            <text:p>0.713804511784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3</text:p>
          </table:table-cell>
          <table:table-cell office:value-type="float" office:value="1.4271890240116" calcext:value-type="float">
            <text:p>1.42718902401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23</text:p>
          </table:table-cell>
          <table:table-cell office:value-type="float" office:value="1.7853191733482" calcext:value-type="float">
            <text:p>1.785319173348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28</text:p>
          </table:table-cell>
          <table:table-cell office:value-type="float" office:value="1.8647506686835" calcext:value-type="float">
            <text:p>1.86475066868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7</text:p>
          </table:table-cell>
          <table:table-cell office:value-type="float" office:value="1.8302464944774" calcext:value-type="float">
            <text:p>1.830246494477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8</text:p>
          </table:table-cell>
          <table:table-cell office:value-type="float" office:value="1.7077150445105" calcext:value-type="float">
            <text:p>1.707715044510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73978343181" calcext:value-type="float">
            <text:p>2.057397834318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82631702493" calcext:value-type="float">
            <text:p>1.988263170249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469181611" calcext:value-type="float">
            <text:p>1.42774691816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5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924783237" calcext:value-type="float">
            <text:p>0.714559247832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8</text:p>
          </table:table-cell>
          <table:table-cell office:value-type="float" office:value="1.902210629252" calcext:value-type="float">
            <text:p>1.9022106292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9</text:p>
          </table:table-cell>
          <table:table-cell office:value-type="float" office:value="2.0230410283779" calcext:value-type="float">
            <text:p>2.02304102837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5</text:p>
          </table:table-cell>
          <table:table-cell office:value-type="string" calcext:value-type="string">
            <text:p>#23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5</text:p>
          </table:table-cell>
          <table:table-cell office:value-type="string" calcext:value-type="string">
            <text:p>#20</text:p>
          </table:table-cell>
          <table:table-cell office:value-type="float" office:value="1.4257921833766" calcext:value-type="float">
            <text:p>1.42579218337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5</text:p>
          </table:table-cell>
          <table:table-cell office:value-type="string" calcext:value-type="string">
            <text:p>#10</text:p>
          </table:table-cell>
          <table:table-cell office:value-type="float" office:value="1.7825297026003" calcext:value-type="float">
            <text:p>1.782529702600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5</text:p>
          </table:table-cell>
          <table:table-cell office:value-type="string" calcext:value-type="string">
            <text:p>#7</text:p>
          </table:table-cell>
          <table:table-cell office:value-type="float" office:value="1.8644338269118" calcext:value-type="float">
            <text:p>1.864433826911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4</text:p>
          </table:table-cell>
          <table:table-cell office:value-type="float" office:value="1.8257801833893" calcext:value-type="float">
            <text:p>1.82578018338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31</text:p>
          </table:table-cell>
          <table:table-cell office:value-type="float" office:value="1.7110929356916" calcext:value-type="float">
            <text:p>1.7110929356916</text:p>
          </table:table-cell>
        </table:table-row>
        <table:table-row table:style-name="ro1">
          <table:table-cell table:number-columns-repeated="37"/>
          <table:table-cell table:formula="of:=AVERAGE([.AL139:.AL168])" office:value-type="float" office:value="2.05444794268638" calcext:value-type="float">
            <text:p>2.05444794268638</text:p>
          </table:table-cell>
          <table:table-cell/>
          <table:table-cell table:formula="of:=AVERAGE([.AU139:.AU168])" office:value-type="float" office:value="0.714396756775344" calcext:value-type="float">
            <text:p>0.714396756775344</text:p>
          </table:table-cell>
          <table:table-cell/>
          <table:table-cell table:formula="of:=AVERAGE([.BB139:.BB168])" office:value-type="float" office:value="1.97722518186823" calcext:value-type="float">
            <text:p>1.97722518186823</text:p>
          </table:table-cell>
          <table:table-cell/>
          <table:table-cell table:formula="of:=AVERAGE([.BI147:.BI176])" office:value-type="float" office:value="1.42867875928553" calcext:value-type="float">
            <text:p>1.42867875928553</text:p>
          </table:table-cell>
          <table:table-cell/>
          <table:table-cell table:formula="of:=AVERAGE([.BP139:.BP168])" office:value-type="float" office:value="0.714396511161568" calcext:value-type="float">
            <text:p>0.714396511161568</text:p>
          </table:table-cell>
          <table:table-cell table:number-columns-repeated="23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3</text:p>
          </table:table-cell>
          <table:table-cell office:value-type="float" office:value="1.9047579949916" calcext:value-type="float">
            <text:p>1.90475799499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6</text:p>
          </table:table-cell>
          <table:table-cell office:value-type="float" office:value="2.0171589293064" calcext:value-type="float">
            <text:p>2.0171589293064</text:p>
          </table:table-cell>
          <table:table-cell table:number-columns-repeated="4"/>
          <table:table-cell table:formula="of:=AVERAGE([.CE139:.CE168])" office:value-type="float" office:value="0.714396686599979" calcext:value-type="float">
            <text:p>0.714396686599979</text:p>
          </table:table-cell>
          <table:table-cell/>
          <table:table-cell table:formula="of:=AVERAGE([.CJ139:.CJ168])" office:value-type="float" office:value="1.42858144359849" calcext:value-type="float">
            <text:p>1.42858144359849</text:p>
          </table:table-cell>
          <table:table-cell/>
          <table:table-cell table:formula="of:=AVERAGE([.CO139:.CO168])" office:value-type="float" office:value="1.78169208944692" calcext:value-type="float">
            <text:p>1.78169208944692</text:p>
          </table:table-cell>
          <table:table-cell/>
          <table:table-cell table:formula="of:=AVERAGE([.CU139:.CU168])" office:value-type="float" office:value="1.85923972711608" calcext:value-type="float">
            <text:p>1.85923972711608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3</text:p>
          </table:table-cell>
          <table:table-cell office:value-type="float" office:value="1.8249622895134" calcext:value-type="float">
            <text:p>1.824962289513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5</text:p>
          </table:table-cell>
          <table:table-cell office:value-type="float" office:value="1.7106834624385" calcext:value-type="float">
            <text:p>1.7106834624385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</text:p>
          </table:table-cell>
          <table:table-cell office:value-type="float" office:value="1.9059779937074" calcext:value-type="float">
            <text:p>1.90597799370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5</text:p>
          </table:table-cell>
          <table:table-cell office:value-type="float" office:value="2.0255452362682" calcext:value-type="float">
            <text:p>2.0255452362682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2</text:p>
          </table:table-cell>
          <table:table-cell office:value-type="float" office:value="1.8319222821871" calcext:value-type="float">
            <text:p>1.83192228218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6</text:p>
          </table:table-cell>
          <table:table-cell office:value-type="float" office:value="1.7030939967432" calcext:value-type="float">
            <text:p>1.7030939967432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88767696034" calcext:value-type="float">
            <text:p>2.0688767696034</text:p>
          </table:table-cell>
          <table:table-cell office:value-type="float" office:value="0.00242845687326119" calcext:value-type="float">
            <text:p>0.002428456873261</text:p>
          </table:table-cell>
          <table:table-cell table:number-columns-repeated="2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608878306" calcext:value-type="float">
            <text:p>0.71565608878306</text:p>
          </table:table-cell>
          <table:table-cell office:value-type="float" office:value="0.000265747896188233" calcext:value-type="float">
            <text:p>0.000265747896188</text:p>
          </table:table-cell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15589562537" calcext:value-type="float">
            <text:p>1.991558956253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616554088" calcext:value-type="float">
            <text:p>1.4273616554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7187845065" calcext:value-type="float">
            <text:p>0.715471878450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34</text:p>
          </table:table-cell>
          <table:table-cell office:value-type="float" office:value="1.903873785396" calcext:value-type="float">
            <text:p>1.9038737853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7</text:p>
          </table:table-cell>
          <table:table-cell office:value-type="float" office:value="2.0278810232831" calcext:value-type="float">
            <text:p>2.02788102328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8</text:p>
          </table:table-cell>
          <table:table-cell office:value-type="float" office:value="0.71329924915869" calcext:value-type="float">
            <text:p>0.713299249158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9</text:p>
          </table:table-cell>
          <table:table-cell office:value-type="float" office:value="1.4274395500636" calcext:value-type="float">
            <text:p>1.42743955006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3</text:p>
          </table:table-cell>
          <table:table-cell office:value-type="float" office:value="1.7908760096042" calcext:value-type="float">
            <text:p>1.790876009604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9</text:p>
          </table:table-cell>
          <table:table-cell office:value-type="float" office:value="1.8642380376442" calcext:value-type="float">
            <text:p>1.86423803764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1</text:p>
          </table:table-cell>
          <table:table-cell office:value-type="float" office:value="1.832559123622" calcext:value-type="float">
            <text:p>1.8325591236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7</text:p>
          </table:table-cell>
          <table:table-cell office:value-type="float" office:value="1.712492934218" calcext:value-type="float">
            <text:p>1.712492934218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55757204466" calcext:value-type="float">
            <text:p>2.065575720446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398493265" calcext:value-type="float">
            <text:p>0.714313984932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92010534726" calcext:value-type="float">
            <text:p>1.999201053472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62707934" calcext:value-type="float">
            <text:p>1.4274627079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872178029" calcext:value-type="float">
            <text:p>0.714308721780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</text:p>
          </table:table-cell>
          <table:table-cell office:value-type="float" office:value="1.9007032624176" calcext:value-type="float">
            <text:p>1.90070326241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2</text:p>
          </table:table-cell>
          <table:table-cell office:value-type="float" office:value="2.0238873432765" calcext:value-type="float">
            <text:p>2.023887343276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7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3</text:p>
          </table:table-cell>
          <table:table-cell office:value-type="float" office:value="1.427245866057" calcext:value-type="float">
            <text:p>1.4272458660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1</text:p>
          </table:table-cell>
          <table:table-cell office:value-type="float" office:value="1.7930781125494" calcext:value-type="float">
            <text:p>1.793078112549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4</text:p>
          </table:table-cell>
          <table:table-cell office:value-type="float" office:value="1.8625222499766" calcext:value-type="float">
            <text:p>1.86252224997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0</text:p>
          </table:table-cell>
          <table:table-cell office:value-type="float" office:value="1.8348780685494" calcext:value-type="float">
            <text:p>1.83487806854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30</text:p>
          </table:table-cell>
          <table:table-cell office:value-type="float" office:value="1.7045908372728" calcext:value-type="float">
            <text:p>1.7045908372728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19283663912" calcext:value-type="float">
            <text:p>2.051928366391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556544677" calcext:value-type="float">
            <text:p>0.712825565446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58473727922" calcext:value-type="float">
            <text:p>1.995847372792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816526509" calcext:value-type="float">
            <text:p>1.42998165265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977596866" calcext:value-type="float">
            <text:p>0.712829775968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7</text:p>
          </table:table-cell>
          <table:table-cell office:value-type="float" office:value="1.8958569517295" calcext:value-type="float">
            <text:p>1.89585695172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0</text:p>
          </table:table-cell>
          <table:table-cell office:value-type="float" office:value="2.038198907159" calcext:value-type="float">
            <text:p>2.03819890715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5</text:p>
          </table:table-cell>
          <table:table-cell office:value-type="float" office:value="0.71380240652378" calcext:value-type="float">
            <text:p>0.713802406523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3</text:p>
          </table:table-cell>
          <table:table-cell office:value-type="float" office:value="1.4292816533877" calcext:value-type="float">
            <text:p>1.42928165338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0</text:p>
          </table:table-cell>
          <table:table-cell office:value-type="float" office:value="1.7908339043854" calcext:value-type="float">
            <text:p>1.790833904385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3</text:p>
          </table:table-cell>
          <table:table-cell office:value-type="float" office:value="1.8618854085417" calcext:value-type="float">
            <text:p>1.86188540854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8</text:p>
          </table:table-cell>
          <table:table-cell office:value-type="float" office:value="1.8286254435522" calcext:value-type="float">
            <text:p>1.82862544355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8</text:p>
          </table:table-cell>
          <table:table-cell office:value-type="float" office:value="1.713992932639" calcext:value-type="float">
            <text:p>1.71399293263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35799225475" calcext:value-type="float">
            <text:p>2.073579922547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872125398" calcext:value-type="float">
            <text:p>0.714808721253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42431534283" calcext:value-type="float">
            <text:p>2.004243153428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437593224" calcext:value-type="float">
            <text:p>1.42864375932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766862351" calcext:value-type="float">
            <text:p>0.714807668623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31</text:p>
          </table:table-cell>
          <table:table-cell office:value-type="float" office:value="1.9006948413739" calcext:value-type="float">
            <text:p>1.900694841373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32</text:p>
          </table:table-cell>
          <table:table-cell office:value-type="float" office:value="1.9914252721839" calcext:value-type="float">
            <text:p>1.99142527218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</text:p>
          </table:table-cell>
          <table:table-cell office:value-type="float" office:value="0.71430872178029" calcext:value-type="float">
            <text:p>0.714308721780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1</text:p>
          </table:table-cell>
          <table:table-cell office:value-type="float" office:value="1.4296406003783" calcext:value-type="float">
            <text:p>1.42964060037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4</text:p>
          </table:table-cell>
          <table:table-cell office:value-type="float" office:value="1.7891212746092" calcext:value-type="float">
            <text:p>1.789121274609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2</text:p>
          </table:table-cell>
          <table:table-cell office:value-type="float" office:value="1.8551906787467" calcext:value-type="float">
            <text:p>1.85519067874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9</text:p>
          </table:table-cell>
          <table:table-cell office:value-type="float" office:value="1.8140507220519" calcext:value-type="float">
            <text:p>1.81405072205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9</text:p>
          </table:table-cell>
          <table:table-cell office:value-type="float" office:value="1.7024003132628" calcext:value-type="float">
            <text:p>1.7024003132628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7725655026" calcext:value-type="float">
            <text:p>2.062772565502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556336256" calcext:value-type="float">
            <text:p>0.714805563362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65326457551" calcext:value-type="float">
            <text:p>1.986532645755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4321805977" calcext:value-type="float">
            <text:p>1.42843218059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766862351" calcext:value-type="float">
            <text:p>0.714807668623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33</text:p>
          </table:table-cell>
          <table:table-cell office:value-type="float" office:value="1.9046001004209" calcext:value-type="float">
            <text:p>1.90460010042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30</text:p>
          </table:table-cell>
          <table:table-cell office:value-type="float" office:value="2.0165736667646" calcext:value-type="float">
            <text:p>2.01657366676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3</text:p>
          </table:table-cell>
          <table:table-cell office:value-type="float" office:value="0.71307503886838" calcext:value-type="float">
            <text:p>0.713075038868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</text:p>
          </table:table-cell>
          <table:table-cell office:value-type="float" office:value="1.4294406005888" calcext:value-type="float">
            <text:p>1.42944060058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2</text:p>
          </table:table-cell>
          <table:table-cell office:value-type="float" office:value="1.7903865364352" calcext:value-type="float">
            <text:p>1.790386536435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</text:p>
          </table:table-cell>
          <table:table-cell office:value-type="float" office:value="1.8662938249539" calcext:value-type="float">
            <text:p>1.86629382495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3</text:p>
          </table:table-cell>
          <table:table-cell office:value-type="float" office:value="1.8300075473605" calcext:value-type="float">
            <text:p>1.83000754736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3</text:p>
          </table:table-cell>
          <table:table-cell office:value-type="float" office:value="1.7089203063997" calcext:value-type="float">
            <text:p>1.708920306399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73799396001" calcext:value-type="float">
            <text:p>2.057379939600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240643957" calcext:value-type="float">
            <text:p>0.713882406439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42905323258" calcext:value-type="float">
            <text:p>1.994290532325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048105213" calcext:value-type="float">
            <text:p>1.43000481052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609065675" calcext:value-type="float">
            <text:p>0.713876090656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0</text:p>
          </table:table-cell>
          <table:table-cell office:value-type="float" office:value="1.8953980048442" calcext:value-type="float">
            <text:p>1.89539800484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8</text:p>
          </table:table-cell>
          <table:table-cell office:value-type="float" office:value="2.0287315487036" calcext:value-type="float">
            <text:p>2.02873154870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5</text:p>
          </table:table-cell>
          <table:table-cell office:value-type="float" office:value="0.71504872100135" calcext:value-type="float">
            <text:p>0.715048721001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9</text:p>
          </table:table-cell>
          <table:table-cell office:value-type="float" office:value="1.4287153381944" calcext:value-type="float">
            <text:p>1.42871533819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</text:p>
          </table:table-cell>
          <table:table-cell office:value-type="float" office:value="1.7816065456773" calcext:value-type="float">
            <text:p>1.781606545677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8</text:p>
          </table:table-cell>
          <table:table-cell office:value-type="float" office:value="1.8607906728519" calcext:value-type="float">
            <text:p>1.86079067285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1</text:p>
          </table:table-cell>
          <table:table-cell office:value-type="float" office:value="1.8263212354513" calcext:value-type="float">
            <text:p>1.82632123545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0</text:p>
          </table:table-cell>
          <table:table-cell office:value-type="float" office:value="1.7110234620806" calcext:value-type="float">
            <text:p>1.7110234620806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05694099269" calcext:value-type="float">
            <text:p>2.060569409926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66157404" calcext:value-type="float">
            <text:p>0.7150466157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72315923878" calcext:value-type="float">
            <text:p>1.987231592387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448114265" calcext:value-type="float">
            <text:p>1.42914481142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5082626229" calcext:value-type="float">
            <text:p>0.715050826262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9</text:p>
          </table:table-cell>
          <table:table-cell office:value-type="float" office:value="1.9024474711079" calcext:value-type="float">
            <text:p>1.90244747110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9</text:p>
          </table:table-cell>
          <table:table-cell office:value-type="float" office:value="2.0198726106604" calcext:value-type="float">
            <text:p>2.01987261066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1</text:p>
          </table:table-cell>
          <table:table-cell office:value-type="float" office:value="0.71420451136367" calcext:value-type="float">
            <text:p>0.714204511363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4</text:p>
          </table:table-cell>
          <table:table-cell office:value-type="float" office:value="1.4296953371628" calcext:value-type="float">
            <text:p>1.42969533716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3</text:p>
          </table:table-cell>
          <table:table-cell office:value-type="float" office:value="1.7922075871499" calcext:value-type="float">
            <text:p>1.792207587149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9</text:p>
          </table:table-cell>
          <table:table-cell office:value-type="float" office:value="1.860716988719" calcext:value-type="float">
            <text:p>1.8607169887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2</text:p>
          </table:table-cell>
          <table:table-cell office:value-type="float" office:value="1.8217959770569" calcext:value-type="float">
            <text:p>1.82179597705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5</text:p>
          </table:table-cell>
          <table:table-cell office:value-type="float" office:value="1.7038624169869" calcext:value-type="float">
            <text:p>1.703862416986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3594659374" calcext:value-type="float">
            <text:p>2.07359465937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924745342" calcext:value-type="float">
            <text:p>0.714919247453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78663180355" calcext:value-type="float">
            <text:p>1.997866318035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269167085" calcext:value-type="float">
            <text:p>1.429126916708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819482295" calcext:value-type="float">
            <text:p>0.714918194822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7</text:p>
          </table:table-cell>
          <table:table-cell office:value-type="float" office:value="1.8938548485738" calcext:value-type="float">
            <text:p>1.89385484857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1</text:p>
          </table:table-cell>
          <table:table-cell office:value-type="float" office:value="2.0204062943092" calcext:value-type="float">
            <text:p>2.02040629430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3</text:p>
          </table:table-cell>
          <table:table-cell office:value-type="float" office:value="0.71434345858583" calcext:value-type="float">
            <text:p>0.714343458585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0</text:p>
          </table:table-cell>
          <table:table-cell office:value-type="float" office:value="1.4261111304093" calcext:value-type="float">
            <text:p>1.42611113040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1</text:p>
          </table:table-cell>
          <table:table-cell office:value-type="float" office:value="1.788186538751" calcext:value-type="float">
            <text:p>1.78818653875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1</text:p>
          </table:table-cell>
          <table:table-cell office:value-type="float" office:value="1.860207515571" calcext:value-type="float">
            <text:p>1.8602075155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33</text:p>
          </table:table-cell>
          <table:table-cell office:value-type="float" office:value="1.8198117686192" calcext:value-type="float">
            <text:p>1.81981176861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1</text:p>
          </table:table-cell>
          <table:table-cell office:value-type="float" office:value="1.707550834157" calcext:value-type="float">
            <text:p>1.70755083415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59304569153" calcext:value-type="float">
            <text:p>2.065930456915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701452945839" calcext:value-type="float">
            <text:p>1.970145294583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858660149" calcext:value-type="float">
            <text:p>1.42728586601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4</text:p>
          </table:table-cell>
          <table:table-cell office:value-type="float" office:value="1.8997885265384" calcext:value-type="float">
            <text:p>1.89978852653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</text:p>
          </table:table-cell>
          <table:table-cell office:value-type="float" office:value="2.0179905073784" calcext:value-type="float">
            <text:p>2.01799050737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0</text:p>
          </table:table-cell>
          <table:table-cell office:value-type="float" office:value="0.71456661624567" calcext:value-type="float">
            <text:p>0.714566616245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6</text:p>
          </table:table-cell>
          <table:table-cell office:value-type="float" office:value="1.4305269152348" calcext:value-type="float">
            <text:p>1.43052691523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6</text:p>
          </table:table-cell>
          <table:table-cell office:value-type="float" office:value="1.7901865366458" calcext:value-type="float">
            <text:p>1.790186536645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2</text:p>
          </table:table-cell>
          <table:table-cell office:value-type="float" office:value="1.8636717224508" calcext:value-type="float">
            <text:p>1.86367172245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4</text:p>
          </table:table-cell>
          <table:table-cell office:value-type="float" office:value="1.8244128164076" calcext:value-type="float">
            <text:p>1.82441281640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4</text:p>
          </table:table-cell>
          <table:table-cell office:value-type="float" office:value="1.7077550444684" calcext:value-type="float">
            <text:p>1.7077550444684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3030923125" calcext:value-type="float">
            <text:p>2.062303092312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16442193219" calcext:value-type="float">
            <text:p>1.991644219321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700741368" calcext:value-type="float">
            <text:p>1.42957007413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6</text:p>
          </table:table-cell>
          <table:table-cell office:value-type="float" office:value="1.904235890278" calcext:value-type="float">
            <text:p>1.9042358902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1</text:p>
          </table:table-cell>
          <table:table-cell office:value-type="float" office:value="2.0204494521585" calcext:value-type="float">
            <text:p>2.020449452158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6</text:p>
          </table:table-cell>
          <table:table-cell office:value-type="float" office:value="0.71546977318971" calcext:value-type="float">
            <text:p>0.715469773189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0</text:p>
          </table:table-cell>
          <table:table-cell office:value-type="float" office:value="1.4255574467816" calcext:value-type="float">
            <text:p>1.42555744678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</text:p>
          </table:table-cell>
          <table:table-cell office:value-type="float" office:value="1.7901875892762" calcext:value-type="float">
            <text:p>1.790187589276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7</text:p>
          </table:table-cell>
          <table:table-cell office:value-type="float" office:value="1.8652043524165" calcext:value-type="float">
            <text:p>1.865204352416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5</text:p>
          </table:table-cell>
          <table:table-cell office:value-type="float" office:value="1.8318043875743" calcext:value-type="float">
            <text:p>1.83180438757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6</text:p>
          </table:table-cell>
          <table:table-cell office:value-type="float" office:value="1.699081369388" calcext:value-type="float">
            <text:p>1.699081369388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69157190361" calcext:value-type="float">
            <text:p>2.066915719036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34587332" calcext:value-type="float">
            <text:p>0.71420345873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00621051978" calcext:value-type="float">
            <text:p>2.000062105197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227056603" calcext:value-type="float">
            <text:p>1.42962270566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240610273" calcext:value-type="float">
            <text:p>0.714202406102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8</text:p>
          </table:table-cell>
          <table:table-cell office:value-type="float" office:value="1.8975990551589" calcext:value-type="float">
            <text:p>1.89759905515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4</text:p>
          </table:table-cell>
          <table:table-cell office:value-type="float" office:value="2.0094494637374" calcext:value-type="float">
            <text:p>2.009449463737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3</text:p>
          </table:table-cell>
          <table:table-cell office:value-type="float" office:value="0.71438030065232" calcext:value-type="float">
            <text:p>0.714380300652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6</text:p>
          </table:table-cell>
          <table:table-cell office:value-type="float" office:value="1.4278763917091" calcext:value-type="float">
            <text:p>1.42787639170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0</text:p>
          </table:table-cell>
          <table:table-cell office:value-type="float" office:value="1.7928149549316" calcext:value-type="float">
            <text:p>1.792814954931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7</text:p>
          </table:table-cell>
          <table:table-cell office:value-type="float" office:value="1.8677454023733" calcext:value-type="float">
            <text:p>1.86774540237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32</text:p>
          </table:table-cell>
          <table:table-cell office:value-type="float" office:value="1.8248338685959" calcext:value-type="float">
            <text:p>1.824833868595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7</text:p>
          </table:table-cell>
          <table:table-cell office:value-type="float" office:value="1.7018497875265" calcext:value-type="float">
            <text:p>1.701849787526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39146695635" calcext:value-type="float">
            <text:p>2.063914669563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30042178903" calcext:value-type="float">
            <text:p>1.993004217890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584992016" calcext:value-type="float">
            <text:p>1.42575849920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240681852" calcext:value-type="float">
            <text:p>0.713522406818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5</text:p>
          </table:table-cell>
          <table:table-cell office:value-type="float" office:value="1.8988274749184" calcext:value-type="float">
            <text:p>1.89882747491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5</text:p>
          </table:table-cell>
          <table:table-cell office:value-type="float" office:value="2.0262957617939" calcext:value-type="float">
            <text:p>2.02629576179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2</text:p>
          </table:table-cell>
          <table:table-cell office:value-type="float" office:value="0.71473398449054" calcext:value-type="float">
            <text:p>0.714733984490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5</text:p>
          </table:table-cell>
          <table:table-cell office:value-type="float" office:value="1.4273058659938" calcext:value-type="float">
            <text:p>1.42730586599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6</text:p>
          </table:table-cell>
          <table:table-cell office:value-type="float" office:value="1.7970370557505" calcext:value-type="float">
            <text:p>1.797037055750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4</text:p>
          </table:table-cell>
          <table:table-cell office:value-type="float" office:value="1.8577917286403" calcext:value-type="float">
            <text:p>1.85779172864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7</text:p>
          </table:table-cell>
          <table:table-cell office:value-type="float" office:value="1.825918077981" calcext:value-type="float">
            <text:p>1.8259180779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3</text:p>
          </table:table-cell>
          <table:table-cell office:value-type="float" office:value="1.7052466260562" calcext:value-type="float">
            <text:p>1.7052466260562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0009873674" calcext:value-type="float">
            <text:p>2.062000987367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556470993" calcext:value-type="float">
            <text:p>0.7135255647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14663247723" calcext:value-type="float">
            <text:p>1.991466324772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669171927" calcext:value-type="float">
            <text:p>1.42866691719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766961298" calcext:value-type="float">
            <text:p>0.713867669612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30</text:p>
          </table:table-cell>
          <table:table-cell office:value-type="float" office:value="1.89775800236" calcext:value-type="float">
            <text:p>1.897758002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3</text:p>
          </table:table-cell>
          <table:table-cell office:value-type="float" office:value="2.0224357658571" calcext:value-type="float">
            <text:p>2.02243576585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8</text:p>
          </table:table-cell>
          <table:table-cell office:value-type="float" office:value="0.71481293177586" calcext:value-type="float">
            <text:p>0.714812931775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2</text:p>
          </table:table-cell>
          <table:table-cell office:value-type="float" office:value="1.4296974424237" calcext:value-type="float">
            <text:p>1.42969744242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3</text:p>
          </table:table-cell>
          <table:table-cell office:value-type="float" office:value="1.7933686385593" calcext:value-type="float">
            <text:p>1.793368638559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0</text:p>
          </table:table-cell>
          <table:table-cell office:value-type="float" office:value="1.8561033093649" calcext:value-type="float">
            <text:p>1.856103309364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8</text:p>
          </table:table-cell>
          <table:table-cell office:value-type="float" office:value="1.8246465003721" calcext:value-type="float">
            <text:p>1.82464650037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8</text:p>
          </table:table-cell>
          <table:table-cell office:value-type="float" office:value="1.7148613527775" calcext:value-type="float">
            <text:p>1.714861352777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49630895125" calcext:value-type="float">
            <text:p>2.064963089512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88947485318" calcext:value-type="float">
            <text:p>1.988894748531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132348282" calcext:value-type="float">
            <text:p>1.426913234828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293337586" calcext:value-type="float">
            <text:p>0.7132929333758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4</text:p>
          </table:table-cell>
          <table:table-cell office:value-type="float" office:value="1.8878790653905" calcext:value-type="float">
            <text:p>1.88787906539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8</text:p>
          </table:table-cell>
          <table:table-cell office:value-type="float" office:value="2.0204641889851" calcext:value-type="float">
            <text:p>2.02046418898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9</text:p>
          </table:table-cell>
          <table:table-cell office:value-type="float" office:value="0.71282767070772" calcext:value-type="float">
            <text:p>0.712827670707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7</text:p>
          </table:table-cell>
          <table:table-cell office:value-type="float" office:value="1.4286690224537" calcext:value-type="float">
            <text:p>1.42866902245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7</text:p>
          </table:table-cell>
          <table:table-cell office:value-type="float" office:value="1.797833897017" calcext:value-type="float">
            <text:p>1.79783389701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1</text:p>
          </table:table-cell>
          <table:table-cell office:value-type="float" office:value="1.8619411979566" calcext:value-type="float">
            <text:p>1.86194119795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31</text:p>
          </table:table-cell>
          <table:table-cell office:value-type="float" office:value="1.8277970233716" calcext:value-type="float">
            <text:p>1.82779702337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9</text:p>
          </table:table-cell>
          <table:table-cell office:value-type="float" office:value="1.7049571526767" calcext:value-type="float">
            <text:p>1.704957152676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61546672056" calcext:value-type="float">
            <text:p>2.066154667205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924915869" calcext:value-type="float">
            <text:p>0.7132992491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44568584665" calcext:value-type="float">
            <text:p>1.984456858466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300756526" calcext:value-type="float">
            <text:p>1.42813007565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8240433431" calcext:value-type="float">
            <text:p>0.7158824043343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3</text:p>
          </table:table-cell>
          <table:table-cell office:value-type="float" office:value="1.8996822108608" calcext:value-type="float">
            <text:p>1.899682210860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7</text:p>
          </table:table-cell>
          <table:table-cell office:value-type="float" office:value="2.0109052516787" calcext:value-type="float">
            <text:p>2.01090525167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0</text:p>
          </table:table-cell>
          <table:table-cell office:value-type="float" office:value="0.71352240681852" calcext:value-type="float">
            <text:p>0.713522406818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4</text:p>
          </table:table-cell>
          <table:table-cell office:value-type="float" office:value="1.4277279708127" calcext:value-type="float">
            <text:p>1.427727970812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5</text:p>
          </table:table-cell>
          <table:table-cell office:value-type="float" office:value="1.7948591633061" calcext:value-type="float">
            <text:p>1.794859163306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7</text:p>
          </table:table-cell>
          <table:table-cell office:value-type="float" office:value="1.8584485700541" calcext:value-type="float">
            <text:p>1.85844857005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9</text:p>
          </table:table-cell>
          <table:table-cell office:value-type="float" office:value="1.8285833383333" calcext:value-type="float">
            <text:p>1.82858333833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2</text:p>
          </table:table-cell>
          <table:table-cell office:value-type="float" office:value="1.7108529359443" calcext:value-type="float">
            <text:p>1.710852935944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78862443303" calcext:value-type="float">
            <text:p>2.067886244330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819381243" calcext:value-type="float">
            <text:p>0.715878193812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41684271911" calcext:value-type="float">
            <text:p>1.994168427191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742863429" calcext:value-type="float">
            <text:p>1.42797428634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135387226" calcext:value-type="float">
            <text:p>0.713821353872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1</text:p>
          </table:table-cell>
          <table:table-cell office:value-type="float" office:value="1.9052558892043" calcext:value-type="float">
            <text:p>1.90525588920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0</text:p>
          </table:table-cell>
          <table:table-cell office:value-type="float" office:value="1.9956894782216" calcext:value-type="float">
            <text:p>1.99568947822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0</text:p>
          </table:table-cell>
          <table:table-cell office:value-type="float" office:value="0.71430766914982" calcext:value-type="float">
            <text:p>0.7143076691498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8</text:p>
          </table:table-cell>
          <table:table-cell office:value-type="float" office:value="1.4269269190243" calcext:value-type="float">
            <text:p>1.42692691902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0</text:p>
          </table:table-cell>
          <table:table-cell office:value-type="float" office:value="1.7820444399532" calcext:value-type="float">
            <text:p>1.782044439953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4</text:p>
          </table:table-cell>
          <table:table-cell office:value-type="float" office:value="1.8579980442126" calcext:value-type="float">
            <text:p>1.85799804421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30</text:p>
          </table:table-cell>
          <table:table-cell office:value-type="float" office:value="1.8273559712042" calcext:value-type="float">
            <text:p>1.82735597120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9</text:p>
          </table:table-cell>
          <table:table-cell office:value-type="float" office:value="1.7100539894169" calcext:value-type="float">
            <text:p>1.710053989416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3426249025" calcext:value-type="float">
            <text:p>2.06342624902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451178472" calcext:value-type="float">
            <text:p>0.713804511784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9648431949" calcext:value-type="float">
            <text:p>1.98964843194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090074642" calcext:value-type="float">
            <text:p>1.4290900746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451087946" calcext:value-type="float">
            <text:p>0.714664510879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9</text:p>
          </table:table-cell>
          <table:table-cell office:value-type="float" office:value="1.8806548624686" calcext:value-type="float">
            <text:p>1.880654862468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34</text:p>
          </table:table-cell>
          <table:table-cell office:value-type="float" office:value="2.0212841881219" calcext:value-type="float">
            <text:p>2.02128418812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5</text:p>
          </table:table-cell>
          <table:table-cell office:value-type="float" office:value="0.71392451165841" calcext:value-type="float">
            <text:p>0.713924511658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7</text:p>
          </table:table-cell>
          <table:table-cell office:value-type="float" office:value="1.4281721808714" calcext:value-type="float">
            <text:p>1.42817218087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7</text:p>
          </table:table-cell>
          <table:table-cell office:value-type="float" office:value="1.7888581169915" calcext:value-type="float">
            <text:p>1.788858116991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5</text:p>
          </table:table-cell>
          <table:table-cell office:value-type="float" office:value="1.8596590950957" calcext:value-type="float">
            <text:p>1.85965909509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5</text:p>
          </table:table-cell>
          <table:table-cell office:value-type="float" office:value="1.8216159772463" calcext:value-type="float">
            <text:p>1.82161597724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</text:p>
          </table:table-cell>
          <table:table-cell office:value-type="float" office:value="1.7082024124185" calcext:value-type="float">
            <text:p>1.708202412418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52672891923" calcext:value-type="float">
            <text:p>2.075267289192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716948719" calcext:value-type="float">
            <text:p>1.9871694871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795477057" calcext:value-type="float">
            <text:p>1.42967954770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9187916644" calcext:value-type="float">
            <text:p>0.7147918791664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4</text:p>
          </table:table-cell>
          <table:table-cell office:value-type="float" office:value="1.8979695810847" calcext:value-type="float">
            <text:p>1.89796958108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0</text:p>
          </table:table-cell>
          <table:table-cell office:value-type="float" office:value="2.0274536553119" calcext:value-type="float">
            <text:p>2.02745365531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7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4</text:p>
          </table:table-cell>
          <table:table-cell office:value-type="float" office:value="1.429143758796" calcext:value-type="float">
            <text:p>1.4291437587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5</text:p>
          </table:table-cell>
          <table:table-cell office:value-type="float" office:value="1.7810307568097" calcext:value-type="float">
            <text:p>1.781030756809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6</text:p>
          </table:table-cell>
          <table:table-cell office:value-type="float" office:value="1.8556748887633" calcext:value-type="float">
            <text:p>1.85567488876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0</text:p>
          </table:table-cell>
          <table:table-cell office:value-type="float" office:value="1.8240938693749" calcext:value-type="float">
            <text:p>1.824093869374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4</text:p>
          </table:table-cell>
          <table:table-cell office:value-type="float" office:value="1.7025624183553" calcext:value-type="float">
            <text:p>1.702562418355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6367761718" calcext:value-type="float">
            <text:p>2.062636776171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714149775" calcext:value-type="float">
            <text:p>0.715577141497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58157938781" calcext:value-type="float">
            <text:p>1.995815793878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953396891" calcext:value-type="float">
            <text:p>1.42729533968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8029938916" calcext:value-type="float">
            <text:p>0.715580299389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5</text:p>
          </table:table-cell>
          <table:table-cell office:value-type="float" office:value="1.8963411617461" calcext:value-type="float">
            <text:p>1.89634116174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2</text:p>
          </table:table-cell>
          <table:table-cell office:value-type="float" office:value="2.0123578817285" calcext:value-type="float">
            <text:p>2.012357881728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2</text:p>
          </table:table-cell>
          <table:table-cell office:value-type="float" office:value="0.71470872135924" calcext:value-type="float">
            <text:p>0.714708721359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9</text:p>
          </table:table-cell>
          <table:table-cell office:value-type="float" office:value="1.4280658651938" calcext:value-type="float">
            <text:p>1.42806586519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7</text:p>
          </table:table-cell>
          <table:table-cell office:value-type="float" office:value="1.7954665310879" calcext:value-type="float">
            <text:p>1.795466531087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5</text:p>
          </table:table-cell>
          <table:table-cell office:value-type="float" office:value="1.8597433055334" calcext:value-type="float">
            <text:p>1.859743305533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</text:p>
          </table:table-cell>
          <table:table-cell office:value-type="float" office:value="1.8284064964142" calcext:value-type="float">
            <text:p>1.82840649641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5</text:p>
          </table:table-cell>
          <table:table-cell office:value-type="float" office:value="1.7123192501903" calcext:value-type="float">
            <text:p>1.712319250190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91672956134" calcext:value-type="float">
            <text:p>2.069167295613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84379069075" calcext:value-type="float">
            <text:p>1.988437906907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890219063" calcext:value-type="float">
            <text:p>1.42918902190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1</text:p>
          </table:table-cell>
          <table:table-cell office:value-type="float" office:value="1.8889190642957" calcext:value-type="float">
            <text:p>1.88891906429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4</text:p>
          </table:table-cell>
          <table:table-cell office:value-type="float" office:value="2.0325525973131" calcext:value-type="float">
            <text:p>2.03255259731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8</text:p>
          </table:table-cell>
          <table:table-cell office:value-type="float" office:value="0.71478451075315" calcext:value-type="float">
            <text:p>0.714784510753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3</text:p>
          </table:table-cell>
          <table:table-cell office:value-type="float" office:value="1.435804804416" calcext:value-type="float">
            <text:p>1.4358048044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4</text:p>
          </table:table-cell>
          <table:table-cell office:value-type="float" office:value="1.7896286424962" calcext:value-type="float">
            <text:p>1.789628642496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5</text:p>
          </table:table-cell>
          <table:table-cell office:value-type="float" office:value="1.8639601431998" calcext:value-type="float">
            <text:p>1.86396014319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</text:p>
          </table:table-cell>
          <table:table-cell office:value-type="float" office:value="1.8283286017594" calcext:value-type="float">
            <text:p>1.82832860175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</text:p>
          </table:table-cell>
          <table:table-cell office:value-type="float" office:value="1.7078013602091" calcext:value-type="float">
            <text:p>1.7078013602091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13441670061" calcext:value-type="float">
            <text:p>2.041344167006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661605619" calcext:value-type="float">
            <text:p>0.714746616056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75252657629" calcext:value-type="float">
            <text:p>1.997525265762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637580381" calcext:value-type="float">
            <text:p>1.429863758038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2</text:p>
          </table:table-cell>
          <table:table-cell office:value-type="float" office:value="1.8990548431002" calcext:value-type="float">
            <text:p>1.899054843100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26</text:p>
          </table:table-cell>
          <table:table-cell office:value-type="float" office:value="2.0213705038205" calcext:value-type="float">
            <text:p>2.02137050382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9</text:p>
          </table:table-cell>
          <table:table-cell office:value-type="float" office:value="0.71386451172157" calcext:value-type="float">
            <text:p>0.713864511721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6</text:p>
          </table:table-cell>
          <table:table-cell office:value-type="float" office:value="1.4284658647728" calcext:value-type="float">
            <text:p>1.42846586477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8</text:p>
          </table:table-cell>
          <table:table-cell office:value-type="float" office:value="1.789941273746" calcext:value-type="float">
            <text:p>1.78994127374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0</text:p>
          </table:table-cell>
          <table:table-cell office:value-type="float" office:value="1.8552654155101" calcext:value-type="float">
            <text:p>1.85526541551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3</text:p>
          </table:table-cell>
          <table:table-cell office:value-type="float" office:value="1.8273117607245" calcext:value-type="float">
            <text:p>1.82731176072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6</text:p>
          </table:table-cell>
          <table:table-cell office:value-type="float" office:value="1.7022034713648" calcext:value-type="float">
            <text:p>1.7022034713648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66715087668" calcext:value-type="float">
            <text:p>2.066671508766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4317900718" calcext:value-type="float">
            <text:p>1.99431790071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416550088" calcext:value-type="float">
            <text:p>1.4277416550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872178029" calcext:value-type="float">
            <text:p>0.714308721780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6</text:p>
          </table:table-cell>
          <table:table-cell office:value-type="float" office:value="1.9006916834824" calcext:value-type="float">
            <text:p>1.90069168348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14</text:p>
          </table:table-cell>
          <table:table-cell office:value-type="float" office:value="2.0239231327125" calcext:value-type="float">
            <text:p>2.02392313271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4</text:p>
          </table:table-cell>
          <table:table-cell office:value-type="float" office:value="0.71490766851824" calcext:value-type="float">
            <text:p>0.714907668518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5</text:p>
          </table:table-cell>
          <table:table-cell office:value-type="float" office:value="1.4299269158664" calcext:value-type="float">
            <text:p>1.42992691586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6</text:p>
          </table:table-cell>
          <table:table-cell office:value-type="float" office:value="1.7947444265848" calcext:value-type="float">
            <text:p>1.794744426584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9</text:p>
          </table:table-cell>
          <table:table-cell office:value-type="float" office:value="1.8596148846159" calcext:value-type="float">
            <text:p>1.859614884615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4</text:p>
          </table:table-cell>
          <table:table-cell office:value-type="float" office:value="1.8285328120707" calcext:value-type="float">
            <text:p>1.82853281207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17</text:p>
          </table:table-cell>
          <table:table-cell office:value-type="float" office:value="1.7079634653016" calcext:value-type="float">
            <text:p>1.7079634653016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54946679003" calcext:value-type="float">
            <text:p>2.065494667900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872055924" calcext:value-type="float">
            <text:p>0.715468720559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60663199302" calcext:value-type="float">
            <text:p>1.996066319930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395481689" calcext:value-type="float">
            <text:p>1.42923954816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030117863" calcext:value-type="float">
            <text:p>0.713880301178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22</text:p>
          </table:table-cell>
          <table:table-cell office:value-type="float" office:value="1.8987474750027" calcext:value-type="float">
            <text:p>1.89874747500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3</text:p>
          </table:table-cell>
          <table:table-cell office:value-type="float" office:value="2.0181747177108" calcext:value-type="float">
            <text:p>2.01817471771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4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5</text:p>
          </table:table-cell>
          <table:table-cell office:value-type="float" office:value="1.4292300744947" calcext:value-type="float">
            <text:p>1.42923007449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8</text:p>
          </table:table-cell>
          <table:table-cell office:value-type="float" office:value="1.7888823274923" calcext:value-type="float">
            <text:p>1.788882327492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6</text:p>
          </table:table-cell>
          <table:table-cell office:value-type="float" office:value="1.8583769911821" calcext:value-type="float">
            <text:p>1.85837699118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5</text:p>
          </table:table-cell>
          <table:table-cell office:value-type="string" calcext:value-type="string">
            <text:p>#6</text:p>
          </table:table-cell>
          <table:table-cell office:value-type="float" office:value="1.8302738628696" calcext:value-type="float">
            <text:p>1.83027386286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5</text:p>
          </table:table-cell>
          <table:table-cell office:value-type="string" calcext:value-type="string">
            <text:p>#0</text:p>
          </table:table-cell>
          <table:table-cell office:value-type="float" office:value="1.7059066253614" calcext:value-type="float">
            <text:p>1.7059066253614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9016769456" calcext:value-type="float">
            <text:p>2.06901676945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66161404" calcext:value-type="float">
            <text:p>0.7146666161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18168612454" calcext:value-type="float">
            <text:p>1.981816861245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069152559" calcext:value-type="float">
            <text:p>1.43050691525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714238196" calcext:value-type="float">
            <text:p>0.71473714238196</text:p>
          </table:table-cell>
          <table:table-cell table:number-columns-repeated="4"/>
          <table:table-cell table:formula="of:=AVERAGE([.BU159:.BU193])" office:value-type="float" office:value="1.89745553651297" calcext:value-type="float">
            <text:p>1.89745553651297</text:p>
          </table:table-cell>
          <table:table-cell table:formula="of:=AVERAGE([.BZ159:.BZ193])" office:value-type="float" office:value="2.02123555659415" calcext:value-type="float">
            <text:p>2.02123555659415</text:p>
          </table:table-cell>
          <table:table-cell table:number-columns-repeated="5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6</text:p>
          </table:table-cell>
          <table:table-cell office:value-type="float" office:value="0.71388030117863" calcext:value-type="float">
            <text:p>0.713880301178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7</text:p>
          </table:table-cell>
          <table:table-cell office:value-type="float" office:value="1.4307311255462" calcext:value-type="float">
            <text:p>1.43073112554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2</text:p>
          </table:table-cell>
          <table:table-cell office:value-type="float" office:value="1.7922075871499" calcext:value-type="float">
            <text:p>1.792207587149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0</text:p>
          </table:table-cell>
          <table:table-cell office:value-type="float" office:value="1.8597338318591" calcext:value-type="float">
            <text:p>1.8597338318591</text:p>
          </table:table-cell>
          <table:table-cell table:number-columns-repeated="4"/>
          <table:table-cell table:formula="of:=AVERAGE([.CZ159:.CZ193])" office:value-type="float" office:value="1.82719152024953" calcext:value-type="float">
            <text:p>1.82719152024953</text:p>
          </table:table-cell>
          <table:table-cell/>
          <table:table-cell table:formula="of:=AVERAGE([.DE159:.DE193])" office:value-type="float" office:value="1.70745817260042" calcext:value-type="float">
            <text:p>1.70745817260042</text:p>
          </table:table-cell>
          <table:table-cell table:number-columns-repeated="3"/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42788797064" calcext:value-type="float">
            <text:p>2.064278879706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556338362" calcext:value-type="float">
            <text:p>0.714785563383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77873707501" calcext:value-type="float">
            <text:p>1.997787370750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258651307" calcext:value-type="float">
            <text:p>1.42812586513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819539137" calcext:value-type="float">
            <text:p>0.71437819539137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9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1</text:p>
          </table:table-cell>
          <table:table-cell office:value-type="float" office:value="1.4280679704548" calcext:value-type="float">
            <text:p>1.42806797045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9</text:p>
          </table:table-cell>
          <table:table-cell office:value-type="float" office:value="1.7903823259133" calcext:value-type="float">
            <text:p>1.790382325913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3</text:p>
          </table:table-cell>
          <table:table-cell office:value-type="float" office:value="1.8592001482104" calcext:value-type="float">
            <text:p>1.8592001482104</text:p>
          </table:table-cell>
          <table:table-cell table:number-columns-repeated="10"/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20020399979" calcext:value-type="float">
            <text:p>2.062002039997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451125841" calcext:value-type="float">
            <text:p>0.714304511258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39136906172" calcext:value-type="float">
            <text:p>1.99391369061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4902258" calcext:value-type="float">
            <text:p>1.428549022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714141354" calcext:value-type="float">
            <text:p>0.715657141413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7</text:p>
          </table:table-cell>
          <table:table-cell office:value-type="float" office:value="1.9219990294747" calcext:value-type="float">
            <text:p>1.92199902947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0</text:p>
          </table:table-cell>
          <table:table-cell office:value-type="float" office:value="2.0279326021762" calcext:value-type="float">
            <text:p>2.02793260217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6</text:p>
          </table:table-cell>
          <table:table-cell office:value-type="float" office:value="0.71408451148999" calcext:value-type="float">
            <text:p>0.714084511489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2</text:p>
          </table:table-cell>
          <table:table-cell office:value-type="float" office:value="1.4296679687706" calcext:value-type="float">
            <text:p>1.42966796877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4</text:p>
          </table:table-cell>
          <table:table-cell office:value-type="float" office:value="1.792205481889" calcext:value-type="float">
            <text:p>1.79220548188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6</text:p>
          </table:table-cell>
          <table:table-cell office:value-type="float" office:value="1.8609433042702" calcext:value-type="float">
            <text:p>1.86094330427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0</text:p>
          </table:table-cell>
          <table:table-cell office:value-type="float" office:value="1.8335864909616" calcext:value-type="float">
            <text:p>1.83358649096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33</text:p>
          </table:table-cell>
          <table:table-cell office:value-type="float" office:value="1.7218213454512" calcext:value-type="float">
            <text:p>1.7218213454512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49799316001" calcext:value-type="float">
            <text:p>2.064979931600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030117863" calcext:value-type="float">
            <text:p>0.713880301178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19631558283" calcext:value-type="float">
            <text:p>2.001963155828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437599539" calcext:value-type="float">
            <text:p>1.428043759953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30</text:p>
          </table:table-cell>
          <table:table-cell office:value-type="float" office:value="1.9254221837661" calcext:value-type="float">
            <text:p>1.92542218376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4</text:p>
          </table:table-cell>
          <table:table-cell office:value-type="float" office:value="2.0423304817574" calcext:value-type="float">
            <text:p>2.042330481757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7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0</text:p>
          </table:table-cell>
          <table:table-cell office:value-type="float" office:value="1.4291763903406" calcext:value-type="float">
            <text:p>1.42917639034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9</text:p>
          </table:table-cell>
          <table:table-cell office:value-type="float" office:value="1.7896833792807" calcext:value-type="float">
            <text:p>1.789683379280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8</text:p>
          </table:table-cell>
          <table:table-cell office:value-type="float" office:value="1.8590548852054" calcext:value-type="float">
            <text:p>1.85905488520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6</text:p>
          </table:table-cell>
          <table:table-cell office:value-type="float" office:value="1.8335349120685" calcext:value-type="float">
            <text:p>1.833534912068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34</text:p>
          </table:table-cell>
          <table:table-cell office:value-type="float" office:value="1.7189013485249" calcext:value-type="float">
            <text:p>1.718901348524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62525513131" calcext:value-type="float">
            <text:p>2.07625255131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714238196" calcext:value-type="float">
            <text:p>0.714737142381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18147454582" calcext:value-type="float">
            <text:p>1.99181474545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4732321334" calcext:value-type="float">
            <text:p>1.42947323213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8</text:p>
          </table:table-cell>
          <table:table-cell office:value-type="float" office:value="1.9264579721495" calcext:value-type="float">
            <text:p>1.92645797214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3</text:p>
          </table:table-cell>
          <table:table-cell office:value-type="float" office:value="2.0429946915845" calcext:value-type="float">
            <text:p>2.04299469158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1</text:p>
          </table:table-cell>
          <table:table-cell office:value-type="float" office:value="0.7138813538091" calcext:value-type="float">
            <text:p>0.71388135380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28</text:p>
          </table:table-cell>
          <table:table-cell office:value-type="float" office:value="1.4300900735894" calcext:value-type="float">
            <text:p>1.43009007358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8</text:p>
          </table:table-cell>
          <table:table-cell office:value-type="float" office:value="1.78107601992" calcext:value-type="float">
            <text:p>1.7810760199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8</text:p>
          </table:table-cell>
          <table:table-cell office:value-type="float" office:value="1.8594327795444" calcext:value-type="float">
            <text:p>1.85943277954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5</text:p>
          </table:table-cell>
          <table:table-cell office:value-type="float" office:value="1.8336496487898" calcext:value-type="float">
            <text:p>1.83364964878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8</text:p>
          </table:table-cell>
          <table:table-cell office:value-type="float" office:value="1.7202445050058" calcext:value-type="float">
            <text:p>1.7202445050058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96746740267" calcext:value-type="float">
            <text:p>2.05967467402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71427609" calcext:value-type="float">
            <text:p>0.71437714276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76631603546" calcext:value-type="float">
            <text:p>1.997663160354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2016566298" calcext:value-type="float">
            <text:p>1.42620165662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451165841" calcext:value-type="float">
            <text:p>0.713924511658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1</text:p>
          </table:table-cell>
          <table:table-cell office:value-type="float" office:value="1.9264158669307" calcext:value-type="float">
            <text:p>1.92641586693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</text:p>
          </table:table-cell>
          <table:table-cell office:value-type="float" office:value="2.0421652187735" calcext:value-type="float">
            <text:p>2.04216521877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2</text:p>
          </table:table-cell>
          <table:table-cell office:value-type="float" office:value="0.71557714149775" calcext:value-type="float">
            <text:p>0.715577141497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1</text:p>
          </table:table-cell>
          <table:table-cell office:value-type="float" office:value="1.427444813216" calcext:value-type="float">
            <text:p>1.4274448132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25</text:p>
          </table:table-cell>
          <table:table-cell office:value-type="float" office:value="1.7917539034169" calcext:value-type="float">
            <text:p>1.791753903416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13</text:p>
          </table:table-cell>
          <table:table-cell office:value-type="float" office:value="1.8574212027145" calcext:value-type="float">
            <text:p>1.85742120271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3</text:p>
          </table:table-cell>
          <table:table-cell office:value-type="float" office:value="1.8252496576319" calcext:value-type="float">
            <text:p>1.82524965763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6</text:p>
          </table:table-cell>
          <table:table-cell office:value-type="float" office:value="1.7225981867388" calcext:value-type="float">
            <text:p>1.7225981867388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88599275159" calcext:value-type="float">
            <text:p>2.068859927515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608994096" calcext:value-type="float">
            <text:p>0.714556089940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869400137474" calcext:value-type="float">
            <text:p>1.986940013747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427045866" calcext:value-type="float">
            <text:p>1.43064270458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6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6240572378" calcext:value-type="float">
            <text:p>0.714562405723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9</text:p>
          </table:table-cell>
          <table:table-cell office:value-type="float" office:value="1.9269221821872" calcext:value-type="float">
            <text:p>1.92692218218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</text:p>
          </table:table-cell>
          <table:table-cell office:value-type="float" office:value="2.04533153123" calcext:value-type="float">
            <text:p>2.045331531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6</text:p>
          </table:table-cell>
          <table:table-cell office:value-type="string" calcext:value-type="string">
            <text:p>#14</text:p>
          </table:table-cell>
          <table:table-cell office:value-type="float" office:value="0.71565398352212" calcext:value-type="float">
            <text:p>0.715653983522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6</text:p>
          </table:table-cell>
          <table:table-cell office:value-type="string" calcext:value-type="string">
            <text:p>#8</text:p>
          </table:table-cell>
          <table:table-cell office:value-type="float" office:value="1.4283427070077" calcext:value-type="float">
            <text:p>1.42834270700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6</text:p>
          </table:table-cell>
          <table:table-cell office:value-type="string" calcext:value-type="string">
            <text:p>#19</text:p>
          </table:table-cell>
          <table:table-cell office:value-type="float" office:value="1.798285475489" calcext:value-type="float">
            <text:p>1.79828547548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6</text:p>
          </table:table-cell>
          <table:table-cell office:value-type="string" calcext:value-type="string">
            <text:p>#2</text:p>
          </table:table-cell>
          <table:table-cell office:value-type="float" office:value="1.8648390896431" calcext:value-type="float">
            <text:p>1.86483908964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9</text:p>
          </table:table-cell>
          <table:table-cell office:value-type="float" office:value="1.8269401821682" calcext:value-type="float">
            <text:p>1.826940182168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0</text:p>
          </table:table-cell>
          <table:table-cell office:value-type="float" office:value="1.7237413434302" calcext:value-type="float">
            <text:p>1.7237413434302</text:p>
          </table:table-cell>
        </table:table-row>
        <table:table-row table:style-name="ro1">
          <table:table-cell table:number-columns-repeated="37"/>
          <table:table-cell table:formula="of:=AVERAGE([.AL171:.AL200])" office:value-type="float" office:value="2.06478063356424" calcext:value-type="float">
            <text:p>2.06478063356424</text:p>
          </table:table-cell>
          <table:table-cell/>
          <table:table-cell table:formula="of:=AVERAGE([.AU171:.AU200])" office:value-type="float" office:value="0.714396791863025" calcext:value-type="float">
            <text:p>0.714396791863025</text:p>
          </table:table-cell>
          <table:table-cell/>
          <table:table-cell table:formula="of:=AVERAGE([.BB171:.BB200])" office:value-type="float" office:value="1.99238313082478" calcext:value-type="float">
            <text:p>1.99238313082478</text:p>
          </table:table-cell>
          <table:table-cell/>
          <table:table-cell table:formula="of:=AVERAGE([.BI181:.BI210])" office:value-type="float" office:value="1.42846748131242" calcext:value-type="float">
            <text:p>1.42846748131242</text:p>
          </table:table-cell>
          <table:table-cell/>
          <table:table-cell table:formula="of:=AVERAGE([.BP171:.BP200])" office:value-type="float" office:value="0.714397388353626" calcext:value-type="float">
            <text:p>0.714397388353626</text:p>
          </table:table-cell>
          <table:table-cell table:number-columns-repeated="23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7</text:p>
          </table:table-cell>
          <table:table-cell office:value-type="float" office:value="1.9219358716465" calcext:value-type="float">
            <text:p>1.92193587164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6</text:p>
          </table:table-cell>
          <table:table-cell office:value-type="float" office:value="2.036772592871" calcext:value-type="float">
            <text:p>2.036772592871</text:p>
          </table:table-cell>
          <table:table-cell table:number-columns-repeated="4"/>
          <table:table-cell table:formula="of:=AVERAGE([.CE171:.CE200])" office:value-type="float" office:value="0.714396335723155" calcext:value-type="float">
            <text:p>0.714396335723155</text:p>
          </table:table-cell>
          <table:table-cell/>
          <table:table-cell table:formula="of:=AVERAGE([.CJ171:.CJ200])" office:value-type="float" office:value="1.42880628546707" calcext:value-type="float">
            <text:p>1.42880628546707</text:p>
          </table:table-cell>
          <table:table-cell/>
          <table:table-cell table:formula="of:=AVERAGE([.CO171:.CO200])" office:value-type="float" office:value="1.79062583442895" calcext:value-type="float">
            <text:p>1.79062583442895</text:p>
          </table:table-cell>
          <table:table-cell/>
          <table:table-cell table:formula="of:=AVERAGE([.CU171:.CU200])" office:value-type="float" office:value="1.86045565566072" calcext:value-type="float">
            <text:p>1.86045565566072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8</text:p>
          </table:table-cell>
          <table:table-cell office:value-type="float" office:value="1.8286201803998" calcext:value-type="float">
            <text:p>1.82862018039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1</text:p>
          </table:table-cell>
          <table:table-cell office:value-type="float" office:value="1.720291873377" calcext:value-type="float">
            <text:p>1.720291873377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6</text:p>
          </table:table-cell>
          <table:table-cell office:value-type="float" office:value="1.9106179888232" calcext:value-type="float">
            <text:p>1.91061798882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2</text:p>
          </table:table-cell>
          <table:table-cell office:value-type="float" office:value="2.0204178732443" calcext:value-type="float">
            <text:p>2.0204178732443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7</text:p>
          </table:table-cell>
          <table:table-cell office:value-type="float" office:value="1.8345749109738" calcext:value-type="float">
            <text:p>1.83457491097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8</text:p>
          </table:table-cell>
          <table:table-cell office:value-type="float" office:value="1.717466613193" calcext:value-type="float">
            <text:p>1.71746661319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58114991458" calcext:value-type="float">
            <text:p>2.0758114991458</text:p>
          </table:table-cell>
          <table:table-cell office:value-type="float" office:value="0.00198289466114493" calcext:value-type="float">
            <text:p>0.001982894661145</text:p>
          </table:table-cell>
          <table:table-cell table:number-columns-repeated="2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  <table:table-cell office:value-type="float" office:value="0.000265689556700859" calcext:value-type="float">
            <text:p>0.000265689556701</text:p>
          </table:table-cell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06473677396" calcext:value-type="float">
            <text:p>2.000647367739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027081024" calcext:value-type="float">
            <text:p>1.42730270810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31</text:p>
          </table:table-cell>
          <table:table-cell office:value-type="float" office:value="1.906824308606" calcext:value-type="float">
            <text:p>1.9068243086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0</text:p>
          </table:table-cell>
          <table:table-cell office:value-type="float" office:value="2.0199915579036" calcext:value-type="float">
            <text:p>2.01999155790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1</text:p>
          </table:table-cell>
          <table:table-cell office:value-type="float" office:value="0.71388451170051" calcext:value-type="float">
            <text:p>0.713884511700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</text:p>
          </table:table-cell>
          <table:table-cell office:value-type="float" office:value="1.4292311271251" calcext:value-type="float">
            <text:p>1.42923112712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0</text:p>
          </table:table-cell>
          <table:table-cell office:value-type="float" office:value="1.7981296861793" calcext:value-type="float">
            <text:p>1.798129686179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1</text:p>
          </table:table-cell>
          <table:table-cell office:value-type="float" office:value="1.8701201367156" calcext:value-type="float">
            <text:p>1.87012013671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4</text:p>
          </table:table-cell>
          <table:table-cell office:value-type="float" office:value="1.8252086050436" calcext:value-type="float">
            <text:p>1.82520860504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7</text:p>
          </table:table-cell>
          <table:table-cell office:value-type="float" office:value="1.7241602903576" calcext:value-type="float">
            <text:p>1.7241602903576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96704424522" calcext:value-type="float">
            <text:p>2.079670442452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661675093" calcext:value-type="float">
            <text:p>0.714086616750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63873616975" calcext:value-type="float">
            <text:p>2.006387361697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174442974" calcext:value-type="float">
            <text:p>1.42791744429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819652821" calcext:value-type="float">
            <text:p>0.713298196528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4</text:p>
          </table:table-cell>
          <table:table-cell office:value-type="float" office:value="1.918711664514" calcext:value-type="float">
            <text:p>1.9187116645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9</text:p>
          </table:table-cell>
          <table:table-cell office:value-type="float" office:value="2.0296304951258" calcext:value-type="float">
            <text:p>2.029630495125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3</text:p>
          </table:table-cell>
          <table:table-cell office:value-type="float" office:value="0.71438030065232" calcext:value-type="float">
            <text:p>0.714380300652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5</text:p>
          </table:table-cell>
          <table:table-cell office:value-type="float" office:value="1.4271616556193" calcext:value-type="float">
            <text:p>1.42716165561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</text:p>
          </table:table-cell>
          <table:table-cell office:value-type="float" office:value="1.7959370569084" calcext:value-type="float">
            <text:p>1.795937056908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4</text:p>
          </table:table-cell>
          <table:table-cell office:value-type="float" office:value="1.8655190889273" calcext:value-type="float">
            <text:p>1.86551908892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2</text:p>
          </table:table-cell>
          <table:table-cell office:value-type="float" office:value="1.8334991226325" calcext:value-type="float">
            <text:p>1.83349912263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5</text:p>
          </table:table-cell>
          <table:table-cell office:value-type="float" office:value="1.728253970259" calcext:value-type="float">
            <text:p>1.72825397025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89536116278" calcext:value-type="float">
            <text:p>2.06895361162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66557824676" calcext:value-type="float">
            <text:p>2.006655782467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448098476" calcext:value-type="float">
            <text:p>1.43064480984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451087946" calcext:value-type="float">
            <text:p>0.714664510879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4</text:p>
          </table:table-cell>
          <table:table-cell office:value-type="float" office:value="1.9205274520764" calcext:value-type="float">
            <text:p>1.920527452076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31</text:p>
          </table:table-cell>
          <table:table-cell office:value-type="float" office:value="2.037566276246" calcext:value-type="float">
            <text:p>2.0375662762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0</text:p>
          </table:table-cell>
          <table:table-cell office:value-type="float" office:value="0.71430345862794" calcext:value-type="float">
            <text:p>0.714303458627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6</text:p>
          </table:table-cell>
          <table:table-cell office:value-type="float" office:value="1.4283942859008" calcext:value-type="float">
            <text:p>1.42839428590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9</text:p>
          </table:table-cell>
          <table:table-cell office:value-type="float" office:value="1.8006538940485" calcext:value-type="float">
            <text:p>1.800653894048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8</text:p>
          </table:table-cell>
          <table:table-cell office:value-type="float" office:value="1.8663506669993" calcext:value-type="float">
            <text:p>1.86635066699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1</text:p>
          </table:table-cell>
          <table:table-cell office:value-type="float" office:value="1.8314917563245" calcext:value-type="float">
            <text:p>1.83149175632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6</text:p>
          </table:table-cell>
          <table:table-cell office:value-type="float" office:value="1.7310834409648" calcext:value-type="float">
            <text:p>1.7310834409648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71462451092" calcext:value-type="float">
            <text:p>2.067146245109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924915869" calcext:value-type="float">
            <text:p>0.7132992491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5210405042" calcext:value-type="float">
            <text:p>2.011521040504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37445329" calcext:value-type="float">
            <text:p>1.4269374453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6</text:p>
          </table:table-cell>
          <table:table-cell office:value-type="float" office:value="1.9159306148099" calcext:value-type="float">
            <text:p>1.91593061480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4</text:p>
          </table:table-cell>
          <table:table-cell office:value-type="float" office:value="2.0436094277795" calcext:value-type="float">
            <text:p>2.043609427779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4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8</text:p>
          </table:table-cell>
          <table:table-cell office:value-type="float" office:value="1.4286037593645" calcext:value-type="float">
            <text:p>1.42860375936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6</text:p>
          </table:table-cell>
          <table:table-cell office:value-type="float" office:value="1.791914955879" calcext:value-type="float">
            <text:p>1.79191495587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9</text:p>
          </table:table-cell>
          <table:table-cell office:value-type="float" office:value="1.8574506763677" calcext:value-type="float">
            <text:p>1.85745067636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0</text:p>
          </table:table-cell>
          <table:table-cell office:value-type="float" office:value="1.8414001669472" calcext:value-type="float">
            <text:p>1.84140016694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2</text:p>
          </table:table-cell>
          <table:table-cell office:value-type="float" office:value="1.7274497605792" calcext:value-type="float">
            <text:p>1.7274497605792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08262307092" calcext:value-type="float">
            <text:p>2.080826230709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32757754992" calcext:value-type="float">
            <text:p>2.013275775499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637593013" calcext:value-type="float">
            <text:p>1.42866375930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872224345" calcext:value-type="float">
            <text:p>0.7138687222434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8</text:p>
          </table:table-cell>
          <table:table-cell office:value-type="float" office:value="1.9200253473417" calcext:value-type="float">
            <text:p>1.920025347341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7</text:p>
          </table:table-cell>
          <table:table-cell office:value-type="float" office:value="2.0380989072643" calcext:value-type="float">
            <text:p>2.03809890726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9</text:p>
          </table:table-cell>
          <table:table-cell office:value-type="float" office:value="0.71282346018583" calcext:value-type="float">
            <text:p>0.712823460185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0</text:p>
          </table:table-cell>
          <table:table-cell office:value-type="float" office:value="1.4257448150055" calcext:value-type="float">
            <text:p>1.42574481500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3</text:p>
          </table:table-cell>
          <table:table-cell office:value-type="float" office:value="1.7991191588219" calcext:value-type="float">
            <text:p>1.799119158821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6</text:p>
          </table:table-cell>
          <table:table-cell office:value-type="float" office:value="1.8589012011566" calcext:value-type="float">
            <text:p>1.85890120115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</text:p>
          </table:table-cell>
          <table:table-cell office:value-type="float" office:value="1.8328759653937" calcext:value-type="float">
            <text:p>1.83287596539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4</text:p>
          </table:table-cell>
          <table:table-cell office:value-type="float" office:value="1.7172308239676" calcext:value-type="float">
            <text:p>1.7172308239676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55515099458" calcext:value-type="float">
            <text:p>2.065551509945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66173404" calcext:value-type="float">
            <text:p>0.7135266173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7715665562" calcext:value-type="float">
            <text:p>2.011771566556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311308093" calcext:value-type="float">
            <text:p>1.42573113080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556470993" calcext:value-type="float">
            <text:p>0.7135255647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3</text:p>
          </table:table-cell>
          <table:table-cell office:value-type="float" office:value="1.9256590256221" calcext:value-type="float">
            <text:p>1.92565902562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6</text:p>
          </table:table-cell>
          <table:table-cell office:value-type="float" office:value="2.0391283798649" calcext:value-type="float">
            <text:p>2.039128379864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0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6</text:p>
          </table:table-cell>
          <table:table-cell office:value-type="float" office:value="1.4308984937911" calcext:value-type="float">
            <text:p>1.43089849379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2</text:p>
          </table:table-cell>
          <table:table-cell office:value-type="float" office:value="1.7986412645881" calcext:value-type="float">
            <text:p>1.798641264588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5</text:p>
          </table:table-cell>
          <table:table-cell office:value-type="float" office:value="1.8639411958514" calcext:value-type="float">
            <text:p>1.86394119585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6</text:p>
          </table:table-cell>
          <table:table-cell office:value-type="float" office:value="1.8276317603876" calcext:value-type="float">
            <text:p>1.82763176038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3</text:p>
          </table:table-cell>
          <table:table-cell office:value-type="float" office:value="1.724471868977" calcext:value-type="float">
            <text:p>1.72447186897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80841283325" calcext:value-type="float">
            <text:p>2.078084128332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240610273" calcext:value-type="float">
            <text:p>0.714202406102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96484108964" calcext:value-type="float">
            <text:p>2.009648410896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163898775" calcext:value-type="float">
            <text:p>1.42961638987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661662461" calcext:value-type="float">
            <text:p>0.714206616624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5</text:p>
          </table:table-cell>
          <table:table-cell office:value-type="float" office:value="1.9305053363102" calcext:value-type="float">
            <text:p>1.930505336310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1</text:p>
          </table:table-cell>
          <table:table-cell office:value-type="float" office:value="2.0406378519602" calcext:value-type="float">
            <text:p>2.04063785196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2</text:p>
          </table:table-cell>
          <table:table-cell office:value-type="float" office:value="0.7147139845116" calcext:value-type="float">
            <text:p>0.71471398451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1</text:p>
          </table:table-cell>
          <table:table-cell office:value-type="float" office:value="1.4280911283251" calcext:value-type="float">
            <text:p>1.42809112832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</text:p>
          </table:table-cell>
          <table:table-cell office:value-type="float" office:value="1.7945244268164" calcext:value-type="float">
            <text:p>1.794524426816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</text:p>
          </table:table-cell>
          <table:table-cell office:value-type="float" office:value="1.8628369864874" calcext:value-type="float">
            <text:p>1.862836986487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5</text:p>
          </table:table-cell>
          <table:table-cell office:value-type="float" office:value="1.8331264914458" calcext:value-type="float">
            <text:p>1.833126491445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2</text:p>
          </table:table-cell>
          <table:table-cell office:value-type="float" office:value="1.7266181825072" calcext:value-type="float">
            <text:p>1.7266181825072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924096922" calcext:value-type="float">
            <text:p>2.0792409692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503714207" calcext:value-type="float">
            <text:p>0.714715037142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4726205551" calcext:value-type="float">
            <text:p>2.010472620555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679688758" calcext:value-type="float">
            <text:p>1.42956796887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4</text:p>
          </table:table-cell>
          <table:table-cell office:value-type="float" office:value="1.9229337653329" calcext:value-type="float">
            <text:p>1.92293376533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5</text:p>
          </table:table-cell>
          <table:table-cell office:value-type="float" office:value="2.0380894335901" calcext:value-type="float">
            <text:p>2.03808943359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8</text:p>
          </table:table-cell>
          <table:table-cell office:value-type="float" office:value="0.71481187914539" calcext:value-type="float">
            <text:p>0.714811879145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7</text:p>
          </table:table-cell>
          <table:table-cell office:value-type="float" office:value="1.4286890224326" calcext:value-type="float">
            <text:p>1.42868902243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8</text:p>
          </table:table-cell>
          <table:table-cell office:value-type="float" office:value="1.7957749518158" calcext:value-type="float">
            <text:p>1.795774951815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4</text:p>
          </table:table-cell>
          <table:table-cell office:value-type="float" office:value="1.865493825796" calcext:value-type="float">
            <text:p>1.8654938257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4</text:p>
          </table:table-cell>
          <table:table-cell office:value-type="float" office:value="1.834079122022" calcext:value-type="float">
            <text:p>1.8340791220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1</text:p>
          </table:table-cell>
          <table:table-cell office:value-type="float" office:value="1.7207381886966" calcext:value-type="float">
            <text:p>1.7207381886966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03388733275" calcext:value-type="float">
            <text:p>2.070338873327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75420973241" calcext:value-type="float">
            <text:p>2.007542097324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806028625" calcext:value-type="float">
            <text:p>1.42728060286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08283465" calcext:value-type="float">
            <text:p>0.71307082834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5</text:p>
          </table:table-cell>
          <table:table-cell office:value-type="float" office:value="1.9189148221949" calcext:value-type="float">
            <text:p>1.91891482219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34</text:p>
          </table:table-cell>
          <table:table-cell office:value-type="float" office:value="2.0330389125906" calcext:value-type="float">
            <text:p>2.03303891259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9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2</text:p>
          </table:table-cell>
          <table:table-cell office:value-type="float" office:value="1.4295069163085" calcext:value-type="float">
            <text:p>1.429506916308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1</text:p>
          </table:table-cell>
          <table:table-cell office:value-type="float" office:value="1.7988275801815" calcext:value-type="float">
            <text:p>1.798827580181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8</text:p>
          </table:table-cell>
          <table:table-cell office:value-type="float" office:value="1.8621748819212" calcext:value-type="float">
            <text:p>1.86217488192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3</text:p>
          </table:table-cell>
          <table:table-cell office:value-type="float" office:value="1.8309401779577" calcext:value-type="float">
            <text:p>1.83094017795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9</text:p>
          </table:table-cell>
          <table:table-cell office:value-type="float" office:value="1.7328181759809" calcext:value-type="float">
            <text:p>1.732818175980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63778248654" calcext:value-type="float">
            <text:p>2.066377824865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819482295" calcext:value-type="float">
            <text:p>0.714918194822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2073534659" calcext:value-type="float">
            <text:p>2.014207353465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237588171" calcext:value-type="float">
            <text:p>1.42912375881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819482295" calcext:value-type="float">
            <text:p>0.714918194822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3</text:p>
          </table:table-cell>
          <table:table-cell office:value-type="float" office:value="1.9055485204752" calcext:value-type="float">
            <text:p>1.90554852047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8</text:p>
          </table:table-cell>
          <table:table-cell office:value-type="float" office:value="2.0437904802205" calcext:value-type="float">
            <text:p>2.04379048022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5</text:p>
          </table:table-cell>
          <table:table-cell office:value-type="float" office:value="0.71505293152323" calcext:value-type="float">
            <text:p>0.715052931523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6</text:p>
          </table:table-cell>
          <table:table-cell office:value-type="float" office:value="1.4277269181822" calcext:value-type="float">
            <text:p>1.42772691818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0</text:p>
          </table:table-cell>
          <table:table-cell office:value-type="float" office:value="1.8030549441527" calcext:value-type="float">
            <text:p>1.803054944152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0</text:p>
          </table:table-cell>
          <table:table-cell office:value-type="float" office:value="1.8629327758602" calcext:value-type="float">
            <text:p>1.86293277586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</text:p>
          </table:table-cell>
          <table:table-cell office:value-type="float" office:value="1.8252633418281" calcext:value-type="float">
            <text:p>1.82526334182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3</text:p>
          </table:table-cell>
          <table:table-cell office:value-type="float" office:value="1.7253855522257" calcext:value-type="float">
            <text:p>1.725385552225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82251913419" calcext:value-type="float">
            <text:p>2.068225191341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766837088" calcext:value-type="float">
            <text:p>0.71504766837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59599937263" calcext:value-type="float">
            <text:p>2.00595999372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279683916" calcext:value-type="float">
            <text:p>1.43002796839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451047946" calcext:value-type="float">
            <text:p>0.715044510479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0</text:p>
          </table:table-cell>
          <table:table-cell office:value-type="float" office:value="1.9147895633794" calcext:value-type="float">
            <text:p>1.91478956337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6</text:p>
          </table:table-cell>
          <table:table-cell office:value-type="float" office:value="2.0211220830294" calcext:value-type="float">
            <text:p>2.02112208302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3</text:p>
          </table:table-cell>
          <table:table-cell office:value-type="float" office:value="0.71435293226007" calcext:value-type="float">
            <text:p>0.714352932260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8</text:p>
          </table:table-cell>
          <table:table-cell office:value-type="float" office:value="1.4299816526509" calcext:value-type="float">
            <text:p>1.42998165265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8</text:p>
          </table:table-cell>
          <table:table-cell office:value-type="float" office:value="1.7916991666325" calcext:value-type="float">
            <text:p>1.791699166632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2</text:p>
          </table:table-cell>
          <table:table-cell office:value-type="float" office:value="1.8685485594226" calcext:value-type="float">
            <text:p>1.86854855942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6</text:p>
          </table:table-cell>
          <table:table-cell office:value-type="float" office:value="1.8360138568275" calcext:value-type="float">
            <text:p>1.83601385682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8</text:p>
          </table:table-cell>
          <table:table-cell office:value-type="float" office:value="1.7277213392407" calcext:value-type="float">
            <text:p>1.727721339240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55125520921" calcext:value-type="float">
            <text:p>2.075512552092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345907004" calcext:value-type="float">
            <text:p>0.713883459070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30010389463" calcext:value-type="float">
            <text:p>2.01300103894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421654293" calcext:value-type="float">
            <text:p>1.4284216542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345907004" calcext:value-type="float">
            <text:p>0.713883459070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9</text:p>
          </table:table-cell>
          <table:table-cell office:value-type="float" office:value="1.927417971139" calcext:value-type="float">
            <text:p>1.92741797113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7</text:p>
          </table:table-cell>
          <table:table-cell office:value-type="float" office:value="2.0388525906815" calcext:value-type="float">
            <text:p>2.03885259068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1</text:p>
          </table:table-cell>
          <table:table-cell office:value-type="float" office:value="0.71420135347226" calcext:value-type="float">
            <text:p>0.714201353472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9</text:p>
          </table:table-cell>
          <table:table-cell office:value-type="float" office:value="1.4274911289567" calcext:value-type="float">
            <text:p>1.42749112895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3</text:p>
          </table:table-cell>
          <table:table-cell office:value-type="float" office:value="1.7960602146735" calcext:value-type="float">
            <text:p>1.796060214673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6</text:p>
          </table:table-cell>
          <table:table-cell office:value-type="float" office:value="1.8663380354336" calcext:value-type="float">
            <text:p>1.86633803543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30</text:p>
          </table:table-cell>
          <table:table-cell office:value-type="float" office:value="1.8302685997173" calcext:value-type="float">
            <text:p>1.83026859971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7</text:p>
          </table:table-cell>
          <table:table-cell office:value-type="float" office:value="1.722207660834" calcext:value-type="float">
            <text:p>1.722207660834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36715119247" calcext:value-type="float">
            <text:p>2.063671511924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345810162" calcext:value-type="float">
            <text:p>0.714803458101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94715689773" calcext:value-type="float">
            <text:p>2.009471568977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595487794" calcext:value-type="float">
            <text:p>1.42865954877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</text:p>
          </table:table-cell>
          <table:table-cell office:value-type="float" office:value="1.93519901558" calcext:value-type="float">
            <text:p>1.935199015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2</text:p>
          </table:table-cell>
          <table:table-cell office:value-type="float" office:value="2.0389978536865" calcext:value-type="float">
            <text:p>2.038997853686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2</text:p>
          </table:table-cell>
          <table:table-cell office:value-type="float" office:value="0.71473714238196" calcext:value-type="float">
            <text:p>0.714737142381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9</text:p>
          </table:table-cell>
          <table:table-cell office:value-type="float" office:value="1.4281069177822" calcext:value-type="float">
            <text:p>1.42810691778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0</text:p>
          </table:table-cell>
          <table:table-cell office:value-type="float" office:value="1.7954138995643" calcext:value-type="float">
            <text:p>1.795413899564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9</text:p>
          </table:table-cell>
          <table:table-cell office:value-type="float" office:value="1.8670790872852" calcext:value-type="float">
            <text:p>1.86707908728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31</text:p>
          </table:table-cell>
          <table:table-cell office:value-type="float" office:value="1.8209854515943" calcext:value-type="float">
            <text:p>1.82098545159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</text:p>
          </table:table-cell>
          <table:table-cell office:value-type="float" office:value="1.7197550318368" calcext:value-type="float">
            <text:p>1.7197550318368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31125546184" calcext:value-type="float">
            <text:p>2.073112554618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872125398" calcext:value-type="float">
            <text:p>0.714808721253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77210445042" calcext:value-type="float">
            <text:p>2.007721044504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037578908" calcext:value-type="float">
            <text:p>1.430003757890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766862351" calcext:value-type="float">
            <text:p>0.714807668623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3</text:p>
          </table:table-cell>
          <table:table-cell office:value-type="float" office:value="1.9099400947999" calcext:value-type="float">
            <text:p>1.90994009479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9</text:p>
          </table:table-cell>
          <table:table-cell office:value-type="float" office:value="2.0416294298638" calcext:value-type="float">
            <text:p>2.04162942986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7</text:p>
          </table:table-cell>
          <table:table-cell office:value-type="float" office:value="0.71588345696478" calcext:value-type="float">
            <text:p>0.715883456964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3</text:p>
          </table:table-cell>
          <table:table-cell office:value-type="float" office:value="1.4272774449711" calcext:value-type="float">
            <text:p>1.42727744497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5</text:p>
          </table:table-cell>
          <table:table-cell office:value-type="float" office:value="1.783570754136" calcext:value-type="float">
            <text:p>1.78357075413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7</text:p>
          </table:table-cell>
          <table:table-cell office:value-type="float" office:value="1.8621211977672" calcext:value-type="float">
            <text:p>1.86212119776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9</text:p>
          </table:table-cell>
          <table:table-cell office:value-type="float" office:value="1.8289096537793" calcext:value-type="float">
            <text:p>1.82890965377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31</text:p>
          </table:table-cell>
          <table:table-cell office:value-type="float" office:value="1.7189571379399" calcext:value-type="float">
            <text:p>1.718957137939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71893924322" calcext:value-type="float">
            <text:p>2.077189392432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872333819" calcext:value-type="float">
            <text:p>0.7128287233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5936635856" calcext:value-type="float">
            <text:p>2.01959366358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563905722" calcext:value-type="float">
            <text:p>1.42895639057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872333819" calcext:value-type="float">
            <text:p>0.7128287233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0</text:p>
          </table:table-cell>
          <table:table-cell office:value-type="float" office:value="1.9272484976332" calcext:value-type="float">
            <text:p>1.92724849763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7</text:p>
          </table:table-cell>
          <table:table-cell office:value-type="float" office:value="2.0248399738527" calcext:value-type="float">
            <text:p>2.024839973852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4</text:p>
          </table:table-cell>
          <table:table-cell office:value-type="float" office:value="0.71492451060578" calcext:value-type="float">
            <text:p>0.714924510605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3</text:p>
          </table:table-cell>
          <table:table-cell office:value-type="float" office:value="1.4292469165822" calcext:value-type="float">
            <text:p>1.42924691658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1</text:p>
          </table:table-cell>
          <table:table-cell office:value-type="float" office:value="1.7932328492286" calcext:value-type="float">
            <text:p>1.793232849228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</text:p>
          </table:table-cell>
          <table:table-cell office:value-type="float" office:value="1.8629633021439" calcext:value-type="float">
            <text:p>1.86296330214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33</text:p>
          </table:table-cell>
          <table:table-cell office:value-type="float" office:value="1.8351612261461" calcext:value-type="float">
            <text:p>1.835161226146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30</text:p>
          </table:table-cell>
          <table:table-cell office:value-type="float" office:value="1.7240960798989" calcext:value-type="float">
            <text:p>1.724096079898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06030835757" calcext:value-type="float">
            <text:p>2.070603083575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958946359" calcext:value-type="float">
            <text:p>2.0095894635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563914143" calcext:value-type="float">
            <text:p>1.4281563914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451075315" calcext:value-type="float">
            <text:p>0.7147845107531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32</text:p>
          </table:table-cell>
          <table:table-cell office:value-type="float" office:value="1.9276400761683" calcext:value-type="float">
            <text:p>1.92764007616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33</text:p>
          </table:table-cell>
          <table:table-cell office:value-type="float" office:value="2.0413631143546" calcext:value-type="float">
            <text:p>2.04136311435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6</text:p>
          </table:table-cell>
          <table:table-cell office:value-type="float" office:value="0.71546451003736" calcext:value-type="float">
            <text:p>0.715464510037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4</text:p>
          </table:table-cell>
          <table:table-cell office:value-type="float" office:value="1.4290216536614" calcext:value-type="float">
            <text:p>1.42902165366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4</text:p>
          </table:table-cell>
          <table:table-cell office:value-type="float" office:value="1.7954117943034" calcext:value-type="float">
            <text:p>1.795411794303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5</text:p>
          </table:table-cell>
          <table:table-cell office:value-type="float" office:value="1.8700832946492" calcext:value-type="float">
            <text:p>1.87008329464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32</text:p>
          </table:table-cell>
          <table:table-cell office:value-type="float" office:value="1.8303928101128" calcext:value-type="float">
            <text:p>1.83039281011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9</text:p>
          </table:table-cell>
          <table:table-cell office:value-type="float" office:value="1.7228350285947" calcext:value-type="float">
            <text:p>1.722835028594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91262324987" calcext:value-type="float">
            <text:p>2.079126232498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819501243" calcext:value-type="float">
            <text:p>0.714738195012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1884061175" calcext:value-type="float">
            <text:p>2.014188406117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4784952858" calcext:value-type="float">
            <text:p>1.42947849528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1</text:p>
          </table:table-cell>
          <table:table-cell office:value-type="float" office:value="1.9231769229717" calcext:value-type="float">
            <text:p>1.923176922971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0</text:p>
          </table:table-cell>
          <table:table-cell office:value-type="float" office:value="2.0419778505496" calcext:value-type="float">
            <text:p>2.04197785054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8</text:p>
          </table:table-cell>
          <table:table-cell office:value-type="float" office:value="0.71329609126727" calcext:value-type="float">
            <text:p>0.7132960912672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1</text:p>
          </table:table-cell>
          <table:table-cell office:value-type="float" office:value="1.4296879687495" calcext:value-type="float">
            <text:p>1.429687968749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7</text:p>
          </table:table-cell>
          <table:table-cell office:value-type="float" office:value="1.7890528536286" calcext:value-type="float">
            <text:p>1.789052853628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3</text:p>
          </table:table-cell>
          <table:table-cell office:value-type="float" office:value="1.8671822450713" calcext:value-type="float">
            <text:p>1.86718224507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8</text:p>
          </table:table-cell>
          <table:table-cell office:value-type="float" office:value="1.825951762156" calcext:value-type="float">
            <text:p>1.8259517621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9</text:p>
          </table:table-cell>
          <table:table-cell office:value-type="float" office:value="1.7158192465061" calcext:value-type="float">
            <text:p>1.7158192465061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77641286693" calcext:value-type="float">
            <text:p>2.077764128669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65505194205" calcext:value-type="float">
            <text:p>2.006550519420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1932355861" calcext:value-type="float">
            <text:p>1.42619323558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503731049" calcext:value-type="float">
            <text:p>0.714555037310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34</text:p>
          </table:table-cell>
          <table:table-cell office:value-type="float" office:value="1.9225442920586" calcext:value-type="float">
            <text:p>1.922544292058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9</text:p>
          </table:table-cell>
          <table:table-cell office:value-type="float" office:value="2.0448999527369" calcext:value-type="float">
            <text:p>2.04489995273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5</text:p>
          </table:table-cell>
          <table:table-cell office:value-type="float" office:value="0.71392451165841" calcext:value-type="float">
            <text:p>0.713924511658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0</text:p>
          </table:table-cell>
          <table:table-cell office:value-type="float" office:value="1.4292658639307" calcext:value-type="float">
            <text:p>1.42926586393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7</text:p>
          </table:table-cell>
          <table:table-cell office:value-type="float" office:value="1.7906623256186" calcext:value-type="float">
            <text:p>1.790662325618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3</text:p>
          </table:table-cell>
          <table:table-cell office:value-type="float" office:value="1.862109618832" calcext:value-type="float">
            <text:p>1.8621096188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34</text:p>
          </table:table-cell>
          <table:table-cell office:value-type="float" office:value="1.8304159679832" calcext:value-type="float">
            <text:p>1.83041596798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7</text:p>
          </table:table-cell>
          <table:table-cell office:value-type="float" office:value="1.7278781811809" calcext:value-type="float">
            <text:p>1.727878181180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98294001796" calcext:value-type="float">
            <text:p>2.069829400179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187967171" calcext:value-type="float">
            <text:p>0.714311879671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58778990759" calcext:value-type="float">
            <text:p>1.995877899075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606028836" calcext:value-type="float">
            <text:p>1.42726060288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293230218" calcext:value-type="float">
            <text:p>0.714312932302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5</text:p>
          </table:table-cell>
          <table:table-cell office:value-type="float" office:value="1.924666395088" calcext:value-type="float">
            <text:p>1.924666395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3</text:p>
          </table:table-cell>
          <table:table-cell office:value-type="float" office:value="2.0279883915912" calcext:value-type="float">
            <text:p>2.02798839159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9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0</text:p>
          </table:table-cell>
          <table:table-cell office:value-type="float" office:value="1.426159551411" calcext:value-type="float">
            <text:p>1.4261595514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8</text:p>
          </table:table-cell>
          <table:table-cell office:value-type="float" office:value="1.796258109202" calcext:value-type="float">
            <text:p>1.79625810920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4</text:p>
          </table:table-cell>
          <table:table-cell office:value-type="float" office:value="1.8698148738791" calcext:value-type="float">
            <text:p>1.86981487387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7</text:p>
          </table:table-cell>
          <table:table-cell office:value-type="float" office:value="1.8286380751178" calcext:value-type="float">
            <text:p>1.82863807511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0</text:p>
          </table:table-cell>
          <table:table-cell office:value-type="float" office:value="1.7210413462723" calcext:value-type="float">
            <text:p>1.721041346272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0827293866" calcext:value-type="float">
            <text:p>2.07082729386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556388888" calcext:value-type="float">
            <text:p>0.71430556388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9431463756" calcext:value-type="float">
            <text:p>2.01094314637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742850797" calcext:value-type="float">
            <text:p>1.429174285079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924675869" calcext:value-type="float">
            <text:p>0.7155792467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8</text:p>
          </table:table-cell>
          <table:table-cell office:value-type="float" office:value="1.9301263893406" calcext:value-type="float">
            <text:p>1.93012638934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5</text:p>
          </table:table-cell>
          <table:table-cell office:value-type="float" office:value="2.0387399592211" calcext:value-type="float">
            <text:p>2.03873995922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0</text:p>
          </table:table-cell>
          <table:table-cell office:value-type="float" office:value="0.71352977523182" calcext:value-type="float">
            <text:p>0.7135297752318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4</text:p>
          </table:table-cell>
          <table:table-cell office:value-type="float" office:value="1.4278153391417" calcext:value-type="float">
            <text:p>1.42781533914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14</text:p>
          </table:table-cell>
          <table:table-cell office:value-type="float" office:value="1.7851181209283" calcext:value-type="float">
            <text:p>1.785118120928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0</text:p>
          </table:table-cell>
          <table:table-cell office:value-type="float" office:value="1.8659064569406" calcext:value-type="float">
            <text:p>1.86590645694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7</text:p>
          </table:table-cell>
          <table:table-cell office:value-type="float" office:value="1.8268286033383" calcext:value-type="float">
            <text:p>1.82682860333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</text:p>
          </table:table-cell>
          <table:table-cell office:value-type="float" office:value="1.7254350258579" calcext:value-type="float">
            <text:p>1.725435025857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94967689508" calcext:value-type="float">
            <text:p>2.069496768950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030117863" calcext:value-type="float">
            <text:p>0.713880301178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6062098882" calcext:value-type="float">
            <text:p>2.0060620988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70073821" calcext:value-type="float">
            <text:p>1.4298700738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6</text:p>
          </table:table-cell>
          <table:table-cell office:value-type="float" office:value="1.9143274586027" calcext:value-type="float">
            <text:p>1.91432745860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8</text:p>
          </table:table-cell>
          <table:table-cell office:value-type="float" office:value="2.0482157387203" calcext:value-type="float">
            <text:p>2.04821573872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7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3</text:p>
          </table:table-cell>
          <table:table-cell office:value-type="float" office:value="1.4299121790398" calcext:value-type="float">
            <text:p>1.42991217903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5</text:p>
          </table:table-cell>
          <table:table-cell office:value-type="float" office:value="1.7901465366879" calcext:value-type="float">
            <text:p>1.790146536687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2</text:p>
          </table:table-cell>
          <table:table-cell office:value-type="float" office:value="1.8638033012597" calcext:value-type="float">
            <text:p>1.863803301259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5</text:p>
          </table:table-cell>
          <table:table-cell office:value-type="float" office:value="1.8337633328807" calcext:value-type="float">
            <text:p>1.83376333288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32</text:p>
          </table:table-cell>
          <table:table-cell office:value-type="float" office:value="1.7240729220285" calcext:value-type="float">
            <text:p>1.724072922028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25904499048" calcext:value-type="float">
            <text:p>2.072590449904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71427609" calcext:value-type="float">
            <text:p>0.71437714276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165251405" calcext:value-type="float">
            <text:p>2.01116525140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416550088" calcext:value-type="float">
            <text:p>1.4277416550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345816478" calcext:value-type="float">
            <text:p>0.714743458164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2</text:p>
          </table:table-cell>
          <table:table-cell office:value-type="float" office:value="1.9216506087888" calcext:value-type="float">
            <text:p>1.9216506087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1</text:p>
          </table:table-cell>
          <table:table-cell office:value-type="float" office:value="2.0442325850183" calcext:value-type="float">
            <text:p>2.04423258501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5</text:p>
          </table:table-cell>
          <table:table-cell office:value-type="float" office:value="0.71380766967614" calcext:value-type="float">
            <text:p>0.713807669676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</text:p>
          </table:table-cell>
          <table:table-cell office:value-type="float" office:value="1.4273521817345" calcext:value-type="float">
            <text:p>1.42735218173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2</text:p>
          </table:table-cell>
          <table:table-cell office:value-type="float" office:value="1.8000181052441" calcext:value-type="float">
            <text:p>1.800018105244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7</text:p>
          </table:table-cell>
          <table:table-cell office:value-type="float" office:value="1.8653201417683" calcext:value-type="float">
            <text:p>1.86532014176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4</text:p>
          </table:table-cell>
          <table:table-cell office:value-type="float" office:value="1.8263949195843" calcext:value-type="float">
            <text:p>1.82639491958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6</text:p>
          </table:table-cell>
          <table:table-cell office:value-type="float" office:value="1.722171871398" calcext:value-type="float">
            <text:p>1.722171871398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86525593131" calcext:value-type="float">
            <text:p>2.068652559313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924675869" calcext:value-type="float">
            <text:p>0.7155792467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5452520576" calcext:value-type="float">
            <text:p>2.010545252057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216534509" calcext:value-type="float">
            <text:p>1.42922165345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240639747" calcext:value-type="float">
            <text:p>0.713922406397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33</text:p>
          </table:table-cell>
          <table:table-cell office:value-type="float" office:value="1.912759039201" calcext:value-type="float">
            <text:p>1.9127590392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30</text:p>
          </table:table-cell>
          <table:table-cell office:value-type="float" office:value="2.0393441691114" calcext:value-type="float">
            <text:p>2.03934416911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7</text:p>
          </table:table-cell>
          <table:table-cell office:value-type="float" office:value="0.71466556350993" calcext:value-type="float">
            <text:p>0.714665563509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4</text:p>
          </table:table-cell>
          <table:table-cell office:value-type="float" office:value="1.4297206002941" calcext:value-type="float">
            <text:p>1.42972060029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6</text:p>
          </table:table-cell>
          <table:table-cell office:value-type="float" office:value="1.8029444179532" calcext:value-type="float">
            <text:p>1.802944417953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5</text:p>
          </table:table-cell>
          <table:table-cell office:value-type="float" office:value="1.8616969876874" calcext:value-type="float">
            <text:p>1.861696987687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3</text:p>
          </table:table-cell>
          <table:table-cell office:value-type="float" office:value="1.8338191222957" calcext:value-type="float">
            <text:p>1.83381912229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3</text:p>
          </table:table-cell>
          <table:table-cell office:value-type="float" office:value="1.7247297634424" calcext:value-type="float">
            <text:p>1.7247297634424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78672969818" calcext:value-type="float">
            <text:p>2.067867296981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4378837496" calcext:value-type="float">
            <text:p>2.010437883749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627056182" calcext:value-type="float">
            <text:p>1.429662705618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7187845065" calcext:value-type="float">
            <text:p>0.715471878450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0</text:p>
          </table:table-cell>
          <table:table-cell office:value-type="float" office:value="1.9233853438049" calcext:value-type="float">
            <text:p>1.92338534380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8</text:p>
          </table:table-cell>
          <table:table-cell office:value-type="float" office:value="2.0273715501352" calcext:value-type="float">
            <text:p>2.02737155013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6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7</text:p>
          </table:table-cell>
          <table:table-cell office:value-type="float" office:value="1.4281469177401" calcext:value-type="float">
            <text:p>1.42814691774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7</text:p>
          </table:table-cell>
          <table:table-cell office:value-type="float" office:value="1.7924570605715" calcext:value-type="float">
            <text:p>1.792457060571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0</text:p>
          </table:table-cell>
          <table:table-cell office:value-type="float" office:value="1.8554159416674" calcext:value-type="float">
            <text:p>1.855415941667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2</text:p>
          </table:table-cell>
          <table:table-cell office:value-type="float" office:value="1.8255907099045" calcext:value-type="float">
            <text:p>1.82559070990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4</text:p>
          </table:table-cell>
          <table:table-cell office:value-type="float" office:value="1.7242781849703" calcext:value-type="float">
            <text:p>1.724278184970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1227293445" calcext:value-type="float">
            <text:p>2.07122729344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608878306" calcext:value-type="float">
            <text:p>0.715656088783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2052513629" calcext:value-type="float">
            <text:p>2.011205251362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216535562" calcext:value-type="float">
            <text:p>1.42912165355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661675093" calcext:value-type="float">
            <text:p>0.714086616750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</text:p>
          </table:table-cell>
          <table:table-cell office:value-type="float" office:value="1.9208611359356" calcext:value-type="float">
            <text:p>1.92086113593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4</text:p>
          </table:table-cell>
          <table:table-cell office:value-type="float" office:value="2.0281336545962" calcext:value-type="float">
            <text:p>2.02813365459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8</text:p>
          </table:table-cell>
          <table:table-cell office:value-type="float" office:value="0.71478766864456" calcext:value-type="float">
            <text:p>0.714787668644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5</text:p>
          </table:table-cell>
          <table:table-cell office:value-type="float" office:value="1.4299311263883" calcext:value-type="float">
            <text:p>1.42993112638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4</text:p>
          </table:table-cell>
          <table:table-cell office:value-type="float" office:value="1.8030054705206" calcext:value-type="float">
            <text:p>1.803005470520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7</text:p>
          </table:table-cell>
          <table:table-cell office:value-type="float" office:value="1.8663759301306" calcext:value-type="float">
            <text:p>1.86637593013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1</text:p>
          </table:table-cell>
          <table:table-cell office:value-type="float" office:value="1.8285622857239" calcext:value-type="float">
            <text:p>1.82856228572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5</text:p>
          </table:table-cell>
          <table:table-cell office:value-type="float" office:value="1.7306887045382" calcext:value-type="float">
            <text:p>1.7306887045382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02483576333" calcext:value-type="float">
            <text:p>2.060248357633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9988494748953" calcext:value-type="float">
            <text:p>1.998849474895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795493899" calcext:value-type="float">
            <text:p>1.42807954938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345862794" calcext:value-type="float">
            <text:p>0.714303458627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9</text:p>
          </table:table-cell>
          <table:table-cell office:value-type="float" office:value="1.9138706169783" calcext:value-type="float">
            <text:p>1.91387061697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5</text:p>
          </table:table-cell>
          <table:table-cell office:value-type="float" office:value="2.0346799634948" calcext:value-type="float">
            <text:p>2.03467996349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</text:p>
          </table:table-cell>
          <table:table-cell office:value-type="float" office:value="0.71431082704123" calcext:value-type="float">
            <text:p>0.714310827041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22</text:p>
          </table:table-cell>
          <table:table-cell office:value-type="float" office:value="1.429653231944" calcext:value-type="float">
            <text:p>1.4296532319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5</text:p>
          </table:table-cell>
          <table:table-cell office:value-type="float" office:value="1.7928370601715" calcext:value-type="float">
            <text:p>1.792837060171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1</text:p>
          </table:table-cell>
          <table:table-cell office:value-type="float" office:value="1.8665485615278" calcext:value-type="float">
            <text:p>1.86654856152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0</text:p>
          </table:table-cell>
          <table:table-cell office:value-type="float" office:value="1.8320380715389" calcext:value-type="float">
            <text:p>1.83203807153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0</text:p>
          </table:table-cell>
          <table:table-cell office:value-type="float" office:value="1.7288360749094" calcext:value-type="float">
            <text:p>1.7288360749094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75030763126" calcext:value-type="float">
            <text:p>2.077503076312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66152983" calcext:value-type="float">
            <text:p>0.71546661529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4347258582" calcext:value-type="float">
            <text:p>2.01043472585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363910143" calcext:value-type="float">
            <text:p>1.4285363910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556433098" calcext:value-type="float">
            <text:p>0.713885564330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17</text:p>
          </table:table-cell>
          <table:table-cell office:value-type="float" office:value="1.9218011349462" calcext:value-type="float">
            <text:p>1.92180113494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32</text:p>
          </table:table-cell>
          <table:table-cell office:value-type="float" office:value="2.0398736422383" calcext:value-type="float">
            <text:p>2.03987364223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14</text:p>
          </table:table-cell>
          <table:table-cell office:value-type="float" office:value="0.71565608878306" calcext:value-type="float">
            <text:p>0.715656088783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8</text:p>
          </table:table-cell>
          <table:table-cell office:value-type="float" office:value="1.426975340026" calcext:value-type="float">
            <text:p>1.4269753400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6</text:p>
          </table:table-cell>
          <table:table-cell office:value-type="float" office:value="1.792277060761" calcext:value-type="float">
            <text:p>1.79227706076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3</text:p>
          </table:table-cell>
          <table:table-cell office:value-type="float" office:value="1.8695622425661" calcext:value-type="float">
            <text:p>1.869562242566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9</text:p>
          </table:table-cell>
          <table:table-cell office:value-type="float" office:value="1.8275001815788" calcext:value-type="float">
            <text:p>1.82750018157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5</text:p>
          </table:table-cell>
          <table:table-cell office:value-type="float" office:value="1.7209539779432" calcext:value-type="float">
            <text:p>1.7209539779432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85083489386" calcext:value-type="float">
            <text:p>2.068508348938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8978822128" calcext:value-type="float">
            <text:p>2.011897882212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353389102" calcext:value-type="float">
            <text:p>1.428035338910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92476429" calcext:value-type="float">
            <text:p>0.71473924764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2</text:p>
          </table:table-cell>
          <table:table-cell office:value-type="float" office:value="1.9262590249905" calcext:value-type="float">
            <text:p>1.92625902499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23</text:p>
          </table:table-cell>
          <table:table-cell office:value-type="float" office:value="2.0259557621518" calcext:value-type="float">
            <text:p>2.025955762151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</text:p>
          </table:table-cell>
          <table:table-cell office:value-type="float" office:value="0.71557819412822" calcext:value-type="float">
            <text:p>0.715578194128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9</text:p>
          </table:table-cell>
          <table:table-cell office:value-type="float" office:value="1.4286953382154" calcext:value-type="float">
            <text:p>1.42869533821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3</text:p>
          </table:table-cell>
          <table:table-cell office:value-type="float" office:value="1.7967696876109" calcext:value-type="float">
            <text:p>1.796769687610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8</text:p>
          </table:table-cell>
          <table:table-cell office:value-type="float" office:value="1.8692064534669" calcext:value-type="float">
            <text:p>1.86920645346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6</text:p>
          </table:table-cell>
          <table:table-cell office:value-type="string" calcext:value-type="string">
            <text:p>#18</text:p>
          </table:table-cell>
          <table:table-cell office:value-type="float" office:value="1.8287486013173" calcext:value-type="float">
            <text:p>1.82874860131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6</text:p>
          </table:table-cell>
          <table:table-cell office:value-type="string" calcext:value-type="string">
            <text:p>#24</text:p>
          </table:table-cell>
          <table:table-cell office:value-type="float" office:value="1.7118876716972" calcext:value-type="float">
            <text:p>1.7118876716972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617083560965" calcext:value-type="float">
            <text:p>2.061708356096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556338362" calcext:value-type="float">
            <text:p>0.714785563383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23663027723" calcext:value-type="float">
            <text:p>2.012366302772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816552825" calcext:value-type="float">
            <text:p>1.427481655282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819539137" calcext:value-type="float">
            <text:p>0.71437819539137</text:p>
          </table:table-cell>
          <table:table-cell table:number-columns-repeated="4"/>
          <table:table-cell table:formula="of:=AVERAGE([.BU196:.BU230])" office:value-type="float" office:value="1.92122901524765" calcext:value-type="float">
            <text:p>1.92122901524765</text:p>
          </table:table-cell>
          <table:table-cell table:formula="of:=AVERAGE([.BZ196:.BZ230])" office:value-type="float" office:value="2.0362784279776" calcext:value-type="float">
            <text:p>2.0362784279776</text:p>
          </table:table-cell>
          <table:table-cell table:number-columns-repeated="5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6</text:p>
          </table:table-cell>
          <table:table-cell office:value-type="float" office:value="0.71388240643957" calcext:value-type="float">
            <text:p>0.713882406439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5</text:p>
          </table:table-cell>
          <table:table-cell office:value-type="float" office:value="1.4290816535983" calcext:value-type="float">
            <text:p>1.42908165359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9</text:p>
          </table:table-cell>
          <table:table-cell office:value-type="float" office:value="1.7962233723965" calcext:value-type="float">
            <text:p>1.796223372396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16</text:p>
          </table:table-cell>
          <table:table-cell office:value-type="float" office:value="1.8651180367179" calcext:value-type="float">
            <text:p>1.8651180367179</text:p>
          </table:table-cell>
          <table:table-cell table:number-columns-repeated="4"/>
          <table:table-cell table:formula="of:=AVERAGE([.CZ196:.CZ230])" office:value-type="float" office:value="1.83033302070209" calcext:value-type="float">
            <text:p>1.83033302070209</text:p>
          </table:table-cell>
          <table:table-cell/>
          <table:table-cell table:formula="of:=AVERAGE([.DE196:.DE230])" office:value-type="float" office:value="1.72333259198074" calcext:value-type="float">
            <text:p>1.72333259198074</text:p>
          </table:table-cell>
          <table:table-cell table:number-columns-repeated="3"/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44567637297" calcext:value-type="float">
            <text:p>2.074456763729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95031478914" calcext:value-type="float">
            <text:p>2.009503147891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069152559" calcext:value-type="float">
            <text:p>1.43050691525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7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608878306" calcext:value-type="float">
            <text:p>0.71565608878306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7</text:p>
          </table:table-cell>
          <table:table-cell office:value-type="string" calcext:value-type="string">
            <text:p>#23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7</text:p>
          </table:table-cell>
          <table:table-cell office:value-type="string" calcext:value-type="string">
            <text:p>#17</text:p>
          </table:table-cell>
          <table:table-cell office:value-type="float" office:value="1.4306690203484" calcext:value-type="float">
            <text:p>1.43066902034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7</text:p>
          </table:table-cell>
          <table:table-cell office:value-type="string" calcext:value-type="string">
            <text:p>#29</text:p>
          </table:table-cell>
          <table:table-cell office:value-type="float" office:value="1.796150740894" calcext:value-type="float">
            <text:p>1.79615074089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7</text:p>
          </table:table-cell>
          <table:table-cell office:value-type="string" calcext:value-type="string">
            <text:p>#29</text:p>
          </table:table-cell>
          <table:table-cell office:value-type="float" office:value="1.8685201383999" calcext:value-type="float">
            <text:p>1.86852013839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32</text:p>
          </table:table-cell>
          <table:table-cell office:value-type="float" office:value="1.8404843784375" calcext:value-type="float">
            <text:p>1.84048437843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7</text:p>
          </table:table-cell>
          <table:table-cell office:value-type="float" office:value="1.7370939609537" calcext:value-type="float">
            <text:p>1.7370939609537</text:p>
          </table:table-cell>
        </table:table-row>
        <table:table-row table:style-name="ro1">
          <table:table-cell table:number-columns-repeated="37"/>
          <table:table-cell table:formula="of:=AVERAGE([.AL203:.AL232])" office:value-type="float" office:value="2.07167073157467" calcext:value-type="float">
            <text:p>2.07167073157467</text:p>
          </table:table-cell>
          <table:table-cell/>
          <table:table-cell table:formula="of:=AVERAGE([.AU203:.AU232])" office:value-type="float" office:value="0.714397072564486" calcext:value-type="float">
            <text:p>0.714397072564486</text:p>
          </table:table-cell>
          <table:table-cell/>
          <table:table-cell table:formula="of:=AVERAGE([.BB203:.BB232])" office:value-type="float" office:value="2.00924977973707" calcext:value-type="float">
            <text:p>2.00924977973707</text:p>
          </table:table-cell>
          <table:table-cell/>
          <table:table-cell table:formula="of:=AVERAGE([.BI215:.BI244])" office:value-type="float" office:value="1.4285341353776" calcext:value-type="float">
            <text:p>1.4285341353776</text:p>
          </table:table-cell>
          <table:table-cell/>
          <table:table-cell table:formula="of:=AVERAGE([.BP203:.BP232])" office:value-type="float" office:value="0.714396897126073" calcext:value-type="float">
            <text:p>0.714396897126073</text:p>
          </table:table-cell>
          <table:table-cell table:number-columns-repeated="23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4</text:p>
          </table:table-cell>
          <table:table-cell office:value-type="float" office:value="1.9305590204642" calcext:value-type="float">
            <text:p>1.93055902046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0</text:p>
          </table:table-cell>
          <table:table-cell office:value-type="float" office:value="2.044822058082" calcext:value-type="float">
            <text:p>2.044822058082</text:p>
          </table:table-cell>
          <table:table-cell table:number-columns-repeated="4"/>
          <table:table-cell table:formula="of:=AVERAGE([.CE203:.CE232])" office:value-type="float" office:value="0.714397809405815" calcext:value-type="float">
            <text:p>0.714397809405815</text:p>
          </table:table-cell>
          <table:table-cell/>
          <table:table-cell table:formula="of:=AVERAGE([.CJ203:.CJ232])" office:value-type="float" office:value="1.42860800497403" calcext:value-type="float">
            <text:p>1.42860800497403</text:p>
          </table:table-cell>
          <table:table-cell/>
          <table:table-cell table:formula="of:=AVERAGE([.CO203:.CO232])" office:value-type="float" office:value="1.79519625067062" calcext:value-type="float">
            <text:p>1.79519625067062</text:p>
          </table:table-cell>
          <table:table-cell/>
          <table:table-cell table:formula="of:=AVERAGE([.CU203:.CU232])" office:value-type="float" office:value="1.86498119475665" calcext:value-type="float">
            <text:p>1.86498119475665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1</text:p>
          </table:table-cell>
          <table:table-cell office:value-type="float" office:value="1.8421559556253" calcext:value-type="float">
            <text:p>1.842155955625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32</text:p>
          </table:table-cell>
          <table:table-cell office:value-type="float" office:value="1.7383855385415" calcext:value-type="float">
            <text:p>1.7383855385415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</text:p>
          </table:table-cell>
          <table:table-cell office:value-type="float" office:value="1.9402400629052" calcext:value-type="float">
            <text:p>1.94024006290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7</text:p>
          </table:table-cell>
          <table:table-cell office:value-type="float" office:value="2.0552188892433" calcext:value-type="float">
            <text:p>2.0552188892433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33</text:p>
          </table:table-cell>
          <table:table-cell office:value-type="float" office:value="1.8355591204641" calcext:value-type="float">
            <text:p>1.835559120464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4</text:p>
          </table:table-cell>
          <table:table-cell office:value-type="float" office:value="1.7343265954457" calcext:value-type="float">
            <text:p>1.734326595445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34514911037" calcext:value-type="float">
            <text:p>2.0834514911037</text:p>
          </table:table-cell>
          <table:table-cell office:value-type="float" office:value="0.00181288553179581" calcext:value-type="float">
            <text:p>0.001812885531796</text:p>
          </table:table-cell>
          <table:table-cell table:number-columns-repeated="2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766877087" calcext:value-type="float">
            <text:p>0.71466766877087</text:p>
          </table:table-cell>
          <table:table-cell office:value-type="float" office:value="0.000265668300407569" calcext:value-type="float">
            <text:p>0.000265668300408</text:p>
          </table:table-cell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8568212033" calcext:value-type="float">
            <text:p>2.019856821203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237607118" calcext:value-type="float">
            <text:p>1.42732376071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9</text:p>
          </table:table-cell>
          <table:table-cell office:value-type="float" office:value="1.9476400551157" calcext:value-type="float">
            <text:p>1.94764005511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8</text:p>
          </table:table-cell>
          <table:table-cell office:value-type="float" office:value="2.0481610019358" calcext:value-type="float">
            <text:p>2.048161001935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3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0</text:p>
          </table:table-cell>
          <table:table-cell office:value-type="float" office:value="1.429110074621" calcext:value-type="float">
            <text:p>1.4291100746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5</text:p>
          </table:table-cell>
          <table:table-cell office:value-type="float" office:value="1.7985338962801" calcext:value-type="float">
            <text:p>1.798533896280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2</text:p>
          </table:table-cell>
          <table:table-cell office:value-type="float" office:value="1.8571506766835" calcext:value-type="float">
            <text:p>1.85715067668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7</text:p>
          </table:table-cell>
          <table:table-cell office:value-type="float" office:value="1.8358296464951" calcext:value-type="float">
            <text:p>1.83582964649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7</text:p>
          </table:table-cell>
          <table:table-cell office:value-type="float" office:value="1.7355960677936" calcext:value-type="float">
            <text:p>1.7355960677936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82157071414" calcext:value-type="float">
            <text:p>2.078215707141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556338362" calcext:value-type="float">
            <text:p>0.714785563383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09957673729" calcext:value-type="float">
            <text:p>2.020995767372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353390154" calcext:value-type="float">
            <text:p>1.42793533901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8</text:p>
          </table:table-cell>
          <table:table-cell office:value-type="float" office:value="1.9385916435877" calcext:value-type="float">
            <text:p>1.93859164358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7</text:p>
          </table:table-cell>
          <table:table-cell office:value-type="float" office:value="2.0501220525031" calcext:value-type="float">
            <text:p>2.05012205250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9</text:p>
          </table:table-cell>
          <table:table-cell office:value-type="float" office:value="0.71382661702461" calcext:value-type="float">
            <text:p>0.7138266170246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3</text:p>
          </table:table-cell>
          <table:table-cell office:value-type="float" office:value="1.427373234344" calcext:value-type="float">
            <text:p>1.4273732343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6</text:p>
          </table:table-cell>
          <table:table-cell office:value-type="float" office:value="1.8052412576408" calcext:value-type="float">
            <text:p>1.805241257640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9</text:p>
          </table:table-cell>
          <table:table-cell office:value-type="float" office:value="1.8622433029018" calcext:value-type="float">
            <text:p>1.862243302901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3</text:p>
          </table:table-cell>
          <table:table-cell office:value-type="float" office:value="1.8340812272829" calcext:value-type="float">
            <text:p>1.83408122728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6</text:p>
          </table:table-cell>
          <table:table-cell office:value-type="float" office:value="1.7345518583665" calcext:value-type="float">
            <text:p>1.734551858366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82167597718" calcext:value-type="float">
            <text:p>2.078216759771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5747246582" calcext:value-type="float">
            <text:p>2.01157472465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574414132" calcext:value-type="float">
            <text:p>1.43065744141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3</text:p>
          </table:table-cell>
          <table:table-cell office:value-type="float" office:value="1.9489158432465" calcext:value-type="float">
            <text:p>1.94891584324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0</text:p>
          </table:table-cell>
          <table:table-cell office:value-type="float" office:value="2.0492894218006" calcext:value-type="float">
            <text:p>2.04928942180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6</text:p>
          </table:table-cell>
          <table:table-cell office:value-type="float" office:value="0.7154666152983" calcext:value-type="float">
            <text:p>0.71546661529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3</text:p>
          </table:table-cell>
          <table:table-cell office:value-type="float" office:value="1.429870073821" calcext:value-type="float">
            <text:p>1.4298700738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6</text:p>
          </table:table-cell>
          <table:table-cell office:value-type="float" office:value="1.7923928501128" calcext:value-type="float">
            <text:p>1.792392850112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0</text:p>
          </table:table-cell>
          <table:table-cell office:value-type="float" office:value="1.8648075107289" calcext:value-type="float">
            <text:p>1.86480751072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6</text:p>
          </table:table-cell>
          <table:table-cell office:value-type="float" office:value="1.8336622803555" calcext:value-type="float">
            <text:p>1.83366228035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5</text:p>
          </table:table-cell>
          <table:table-cell office:value-type="float" office:value="1.7258497622634" calcext:value-type="float">
            <text:p>1.7258497622634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79609705674" calcext:value-type="float">
            <text:p>2.077960970567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924915869" calcext:value-type="float">
            <text:p>0.7132992491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6745235005" calcext:value-type="float">
            <text:p>2.02674523500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227085024" calcext:value-type="float">
            <text:p>1.42692270850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030178916" calcext:value-type="float">
            <text:p>0.713300301789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3</text:p>
          </table:table-cell>
          <table:table-cell office:value-type="float" office:value="1.942526376288" calcext:value-type="float">
            <text:p>1.9425263762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9</text:p>
          </table:table-cell>
          <table:table-cell office:value-type="float" office:value="2.0374673289818" calcext:value-type="float">
            <text:p>2.037467328981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1</text:p>
          </table:table-cell>
          <table:table-cell office:value-type="float" office:value="0.71421503766838" calcext:value-type="float">
            <text:p>0.714215037668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1</text:p>
          </table:table-cell>
          <table:table-cell office:value-type="float" office:value="1.4276753392891" calcext:value-type="float">
            <text:p>1.42767533928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5</text:p>
          </table:table-cell>
          <table:table-cell office:value-type="float" office:value="1.8029265232352" calcext:value-type="float">
            <text:p>1.802926523235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</text:p>
          </table:table-cell>
          <table:table-cell office:value-type="float" office:value="1.8649633000386" calcext:value-type="float">
            <text:p>1.86496330003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2</text:p>
          </table:table-cell>
          <table:table-cell office:value-type="float" office:value="1.8257001834735" calcext:value-type="float">
            <text:p>1.82570018347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34</text:p>
          </table:table-cell>
          <table:table-cell office:value-type="float" office:value="1.7262729197127" calcext:value-type="float">
            <text:p>1.726272919712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5412541671" calcext:value-type="float">
            <text:p>2.08541254167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01883892754" calcext:value-type="float">
            <text:p>2.030188389275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74285606" calcext:value-type="float">
            <text:p>1.4286742856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</text:p>
          </table:table-cell>
          <table:table-cell office:value-type="float" office:value="1.9424284816542" calcext:value-type="float">
            <text:p>1.94242848165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</text:p>
          </table:table-cell>
          <table:table-cell office:value-type="float" office:value="2.0489431063757" calcext:value-type="float">
            <text:p>2.04894310637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6</text:p>
          </table:table-cell>
          <table:table-cell office:value-type="float" office:value="0.71388240643957" calcext:value-type="float">
            <text:p>0.713882406439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3</text:p>
          </table:table-cell>
          <table:table-cell office:value-type="float" office:value="1.428926916919" calcext:value-type="float">
            <text:p>1.4289269169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7</text:p>
          </table:table-cell>
          <table:table-cell office:value-type="float" office:value="1.7887170645084" calcext:value-type="float">
            <text:p>1.788717064508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8</text:p>
          </table:table-cell>
          <table:table-cell office:value-type="float" office:value="1.8635327752287" calcext:value-type="float">
            <text:p>1.86353277522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8</text:p>
          </table:table-cell>
          <table:table-cell office:value-type="float" office:value="1.8418464822669" calcext:value-type="float">
            <text:p>1.84184648226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5</text:p>
          </table:table-cell>
          <table:table-cell office:value-type="float" office:value="1.734278174444" calcext:value-type="float">
            <text:p>1.734278174444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3966227404" calcext:value-type="float">
            <text:p>2.08396622740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66173404" calcext:value-type="float">
            <text:p>0.7135266173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67841823324" calcext:value-type="float">
            <text:p>2.026784182332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511307883" calcext:value-type="float">
            <text:p>1.42575113078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556470993" calcext:value-type="float">
            <text:p>0.7135255647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7</text:p>
          </table:table-cell>
          <table:table-cell office:value-type="float" office:value="1.940863220144" calcext:value-type="float">
            <text:p>1.94086322014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5</text:p>
          </table:table-cell>
          <table:table-cell office:value-type="float" office:value="2.0453957416887" calcext:value-type="float">
            <text:p>2.04539574168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2</text:p>
          </table:table-cell>
          <table:table-cell office:value-type="float" office:value="0.71472135292489" calcext:value-type="float">
            <text:p>0.714721352924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8</text:p>
          </table:table-cell>
          <table:table-cell office:value-type="float" office:value="1.4284858647517" calcext:value-type="float">
            <text:p>1.42848586475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1</text:p>
          </table:table-cell>
          <table:table-cell office:value-type="float" office:value="1.8019886294857" calcext:value-type="float">
            <text:p>1.801988629485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3</text:p>
          </table:table-cell>
          <table:table-cell office:value-type="float" office:value="1.8722411871145" calcext:value-type="float">
            <text:p>1.87224118711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5</text:p>
          </table:table-cell>
          <table:table-cell office:value-type="float" office:value="1.8268717611876" calcext:value-type="float">
            <text:p>1.82687176118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6</text:p>
          </table:table-cell>
          <table:table-cell office:value-type="float" office:value="1.7287813381249" calcext:value-type="float">
            <text:p>1.728781338124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07188624012" calcext:value-type="float">
            <text:p>2.080718862401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135347226" calcext:value-type="float">
            <text:p>0.714201353472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19820821241" calcext:value-type="float">
            <text:p>2.021982082124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942846376" calcext:value-type="float">
            <text:p>1.42959428463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34587332" calcext:value-type="float">
            <text:p>0.71420345873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4</text:p>
          </table:table-cell>
          <table:table-cell office:value-type="float" office:value="1.9454863731722" calcext:value-type="float">
            <text:p>1.94548637317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5</text:p>
          </table:table-cell>
          <table:table-cell office:value-type="float" office:value="2.0441410061674" calcext:value-type="float">
            <text:p>2.044141006167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4</text:p>
          </table:table-cell>
          <table:table-cell office:value-type="float" office:value="0.71565082563071" calcext:value-type="float">
            <text:p>0.715650825630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9</text:p>
          </table:table-cell>
          <table:table-cell office:value-type="float" office:value="1.4274563921512" calcext:value-type="float">
            <text:p>1.42745639215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2</text:p>
          </table:table-cell>
          <table:table-cell office:value-type="float" office:value="1.7995570530978" calcext:value-type="float">
            <text:p>1.799557053097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5</text:p>
          </table:table-cell>
          <table:table-cell office:value-type="float" office:value="1.8611559356253" calcext:value-type="float">
            <text:p>1.861155935625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7</text:p>
          </table:table-cell>
          <table:table-cell office:value-type="float" office:value="1.8401843787533" calcext:value-type="float">
            <text:p>1.84018437875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7</text:p>
          </table:table-cell>
          <table:table-cell office:value-type="float" office:value="1.7335644909847" calcext:value-type="float">
            <text:p>1.733564490984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67778139181" calcext:value-type="float">
            <text:p>2.076777813918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39845116" calcext:value-type="float">
            <text:p>0.71471398451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57526149972" calcext:value-type="float">
            <text:p>2.015752614997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742846586" calcext:value-type="float">
            <text:p>1.429574284658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39845116" calcext:value-type="float">
            <text:p>0.71471398451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0</text:p>
          </table:table-cell>
          <table:table-cell office:value-type="float" office:value="1.9496905792731" calcext:value-type="float">
            <text:p>1.949690579273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6</text:p>
          </table:table-cell>
          <table:table-cell office:value-type="float" office:value="2.0433894280111" calcext:value-type="float">
            <text:p>2.04338942801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3</text:p>
          </table:table-cell>
          <table:table-cell office:value-type="float" office:value="0.7143771427609" calcext:value-type="float">
            <text:p>0.71437714276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8</text:p>
          </table:table-cell>
          <table:table-cell office:value-type="float" office:value="1.4266869192769" calcext:value-type="float">
            <text:p>1.42668691927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5</text:p>
          </table:table-cell>
          <table:table-cell office:value-type="float" office:value="1.807658097202" calcext:value-type="float">
            <text:p>1.80765809720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6</text:p>
          </table:table-cell>
          <table:table-cell office:value-type="float" office:value="1.8683380333284" calcext:value-type="float">
            <text:p>1.86833803332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8</text:p>
          </table:table-cell>
          <table:table-cell office:value-type="float" office:value="1.8281475493184" calcext:value-type="float">
            <text:p>1.82814754931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33</text:p>
          </table:table-cell>
          <table:table-cell office:value-type="float" office:value="1.7348002791576" calcext:value-type="float">
            <text:p>1.7348002791576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44220163979" calcext:value-type="float">
            <text:p>2.084422016397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7041950482" calcext:value-type="float">
            <text:p>2.01470419504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721818188" calcext:value-type="float">
            <text:p>1.42727218181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8</text:p>
          </table:table-cell>
          <table:table-cell office:value-type="float" office:value="1.9328390180642" calcext:value-type="float">
            <text:p>1.932839018064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9</text:p>
          </table:table-cell>
          <table:table-cell office:value-type="float" office:value="2.0375789078117" calcext:value-type="float">
            <text:p>2.03757890781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9</text:p>
          </table:table-cell>
          <table:table-cell office:value-type="float" office:value="0.71282767070772" calcext:value-type="float">
            <text:p>0.712827670707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</text:p>
          </table:table-cell>
          <table:table-cell office:value-type="float" office:value="1.4295406004836" calcext:value-type="float">
            <text:p>1.42954060048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4</text:p>
          </table:table-cell>
          <table:table-cell office:value-type="float" office:value="1.7981296861793" calcext:value-type="float">
            <text:p>1.798129686179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7</text:p>
          </table:table-cell>
          <table:table-cell office:value-type="float" office:value="1.8663096144109" calcext:value-type="float">
            <text:p>1.86630961441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9</text:p>
          </table:table-cell>
          <table:table-cell office:value-type="float" office:value="1.83541596272" calcext:value-type="float">
            <text:p>1.835415962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6</text:p>
          </table:table-cell>
          <table:table-cell office:value-type="float" office:value="1.7377929075864" calcext:value-type="float">
            <text:p>1.7377929075864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82651807735" calcext:value-type="float">
            <text:p>2.078265180773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714219248" calcext:value-type="float">
            <text:p>0.714917142192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31073546238" calcext:value-type="float">
            <text:p>2.01310735462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10074621" calcext:value-type="float">
            <text:p>1.4291100746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2135271437" calcext:value-type="float">
            <text:p>0.714921352714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8</text:p>
          </table:table-cell>
          <table:table-cell office:value-type="float" office:value="1.9432853228576" calcext:value-type="float">
            <text:p>1.94328532285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</text:p>
          </table:table-cell>
          <table:table-cell office:value-type="float" office:value="2.0508009991568" calcext:value-type="float">
            <text:p>2.05080099915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7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7</text:p>
          </table:table-cell>
          <table:table-cell office:value-type="float" office:value="1.4319553347839" calcext:value-type="float">
            <text:p>1.43195533478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0</text:p>
          </table:table-cell>
          <table:table-cell office:value-type="float" office:value="1.7985823172818" calcext:value-type="float">
            <text:p>1.798582317281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</text:p>
          </table:table-cell>
          <table:table-cell office:value-type="float" office:value="1.8632243545007" calcext:value-type="float">
            <text:p>1.86322435450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30</text:p>
          </table:table-cell>
          <table:table-cell office:value-type="float" office:value="1.8368812243356" calcext:value-type="float">
            <text:p>1.83688122433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31</text:p>
          </table:table-cell>
          <table:table-cell office:value-type="float" office:value="1.7279644968795" calcext:value-type="float">
            <text:p>1.727964496879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94978110549" calcext:value-type="float">
            <text:p>2.079497811054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66157404" calcext:value-type="float">
            <text:p>0.7150466157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23715553984" calcext:value-type="float">
            <text:p>2.022371555398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248105002" calcext:value-type="float">
            <text:p>1.430024810500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977363182" calcext:value-type="float">
            <text:p>0.7150497736318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9</text:p>
          </table:table-cell>
          <table:table-cell office:value-type="float" office:value="1.9424979552653" calcext:value-type="float">
            <text:p>1.94249795526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2</text:p>
          </table:table-cell>
          <table:table-cell office:value-type="float" office:value="2.0449189000854" calcext:value-type="float">
            <text:p>2.04491890008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7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1</text:p>
          </table:table-cell>
          <table:table-cell office:value-type="float" office:value="1.4296500740526" calcext:value-type="float">
            <text:p>1.42965007405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1</text:p>
          </table:table-cell>
          <table:table-cell office:value-type="float" office:value="1.8053812574934" calcext:value-type="float">
            <text:p>1.805381257493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3</text:p>
          </table:table-cell>
          <table:table-cell office:value-type="float" office:value="1.865276983919" calcext:value-type="float">
            <text:p>1.8652769839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0</text:p>
          </table:table-cell>
          <table:table-cell office:value-type="float" office:value="1.8351717524508" calcext:value-type="float">
            <text:p>1.83517175245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4</text:p>
          </table:table-cell>
          <table:table-cell office:value-type="float" office:value="1.737356065941" calcext:value-type="float">
            <text:p>1.737356065941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36072909397" calcext:value-type="float">
            <text:p>2.073607290939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240643957" calcext:value-type="float">
            <text:p>0.713882406439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15589352011" calcext:value-type="float">
            <text:p>2.011558935201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3974437922" calcext:value-type="float">
            <text:p>1.42839744379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556433098" calcext:value-type="float">
            <text:p>0.713885564330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1</text:p>
          </table:table-cell>
          <table:table-cell office:value-type="float" office:value="1.9448769001296" calcext:value-type="float">
            <text:p>1.94487690012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5</text:p>
          </table:table-cell>
          <table:table-cell office:value-type="float" office:value="2.0349052264156" calcext:value-type="float">
            <text:p>2.03490522641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</text:p>
          </table:table-cell>
          <table:table-cell office:value-type="float" office:value="0.71557924675869" calcext:value-type="float">
            <text:p>0.715579246758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9</text:p>
          </table:table-cell>
          <table:table-cell office:value-type="float" office:value="1.4280574441501" calcext:value-type="float">
            <text:p>1.42805744415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3</text:p>
          </table:table-cell>
          <table:table-cell office:value-type="float" office:value="1.8074244132375" calcext:value-type="float">
            <text:p>1.807424413237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6</text:p>
          </table:table-cell>
          <table:table-cell office:value-type="float" office:value="1.8627117234613" calcext:value-type="float">
            <text:p>1.86271172346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4</text:p>
          </table:table-cell>
          <table:table-cell office:value-type="float" office:value="1.8387170118768" calcext:value-type="float">
            <text:p>1.83871701187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3</text:p>
          </table:table-cell>
          <table:table-cell office:value-type="float" office:value="1.7358581727809" calcext:value-type="float">
            <text:p>1.735858172780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35672909818" calcext:value-type="float">
            <text:p>2.073567290981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95220952399" calcext:value-type="float">
            <text:p>2.009522095239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574435185" calcext:value-type="float">
            <text:p>1.428657443518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6</text:p>
          </table:table-cell>
          <table:table-cell office:value-type="float" office:value="1.934582174124" calcext:value-type="float">
            <text:p>1.9345821741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3</text:p>
          </table:table-cell>
          <table:table-cell office:value-type="float" office:value="2.0383789069696" calcext:value-type="float">
            <text:p>2.03837890696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1</text:p>
          </table:table-cell>
          <table:table-cell office:value-type="float" office:value="0.71388030117863" calcext:value-type="float">
            <text:p>0.713880301178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6</text:p>
          </table:table-cell>
          <table:table-cell office:value-type="float" office:value="1.4305532309966" calcext:value-type="float">
            <text:p>1.43055323099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8</text:p>
          </table:table-cell>
          <table:table-cell office:value-type="float" office:value="1.7990770536031" calcext:value-type="float">
            <text:p>1.799077053603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4</text:p>
          </table:table-cell>
          <table:table-cell office:value-type="float" office:value="1.8624433026913" calcext:value-type="float">
            <text:p>1.86244330269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31</text:p>
          </table:table-cell>
          <table:table-cell office:value-type="float" office:value="1.8295254426048" calcext:value-type="float">
            <text:p>1.82952544260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30</text:p>
          </table:table-cell>
          <table:table-cell office:value-type="float" office:value="1.7171287188119" calcext:value-type="float">
            <text:p>1.717128718811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94525479447" calcext:value-type="float">
            <text:p>2.079452547944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766862351" calcext:value-type="float">
            <text:p>0.714807668623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18641875114" calcext:value-type="float">
            <text:p>2.021864187511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984947384" calcext:value-type="float">
            <text:p>1.42999849473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661599304" calcext:value-type="float">
            <text:p>0.714806615993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5</text:p>
          </table:table-cell>
          <table:table-cell office:value-type="float" office:value="1.9371295398636" calcext:value-type="float">
            <text:p>1.93712953986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9</text:p>
          </table:table-cell>
          <table:table-cell office:value-type="float" office:value="2.0532925754815" calcext:value-type="float">
            <text:p>2.05329257548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4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0</text:p>
          </table:table-cell>
          <table:table-cell office:value-type="float" office:value="1.4256942887429" calcext:value-type="float">
            <text:p>1.42569428874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</text:p>
          </table:table-cell>
          <table:table-cell office:value-type="float" office:value="1.8002781049704" calcext:value-type="float">
            <text:p>1.800278104970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0</text:p>
          </table:table-cell>
          <table:table-cell office:value-type="float" office:value="1.8715222405029" calcext:value-type="float">
            <text:p>1.87152224050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3</text:p>
          </table:table-cell>
          <table:table-cell office:value-type="float" office:value="1.8324485974225" calcext:value-type="float">
            <text:p>1.83244859742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8</text:p>
          </table:table-cell>
          <table:table-cell office:value-type="float" office:value="1.7368760664462" calcext:value-type="float">
            <text:p>1.7368760664462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67493928954" calcext:value-type="float">
            <text:p>2.076749392895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556544677" calcext:value-type="float">
            <text:p>0.712825565446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85915593773" calcext:value-type="float">
            <text:p>2.018591559377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511289988" calcext:value-type="float">
            <text:p>1.42745112899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3082859913" calcext:value-type="float">
            <text:p>0.712830828599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6</text:p>
          </table:table-cell>
          <table:table-cell office:value-type="float" office:value="1.9492221587135" calcext:value-type="float">
            <text:p>1.94922215871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6</text:p>
          </table:table-cell>
          <table:table-cell office:value-type="float" office:value="2.0522483660544" calcext:value-type="float">
            <text:p>2.05224836605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5</text:p>
          </table:table-cell>
          <table:table-cell office:value-type="float" office:value="0.7138055644152" calcext:value-type="float">
            <text:p>0.71380556441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6</text:p>
          </table:table-cell>
          <table:table-cell office:value-type="float" office:value="1.4279479705811" calcext:value-type="float">
            <text:p>1.42794797058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4</text:p>
          </table:table-cell>
          <table:table-cell office:value-type="float" office:value="1.7896833792807" calcext:value-type="float">
            <text:p>1.789683379280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9</text:p>
          </table:table-cell>
          <table:table-cell office:value-type="float" office:value="1.8692306639677" calcext:value-type="float">
            <text:p>1.86923066396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</text:p>
          </table:table-cell>
          <table:table-cell office:value-type="float" office:value="1.830424389027" calcext:value-type="float">
            <text:p>1.83042438902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</text:p>
          </table:table-cell>
          <table:table-cell office:value-type="float" office:value="1.7355571204662" calcext:value-type="float">
            <text:p>1.7355571204662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73346554372" calcext:value-type="float">
            <text:p>2.077334655437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234716595" calcext:value-type="float">
            <text:p>2.01923471659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1848145423" calcext:value-type="float">
            <text:p>1.42618481454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4</text:p>
          </table:table-cell>
          <table:table-cell office:value-type="float" office:value="1.9467642665639" calcext:value-type="float">
            <text:p>1.946764266563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3</text:p>
          </table:table-cell>
          <table:table-cell office:value-type="float" office:value="2.0463357406992" calcext:value-type="float">
            <text:p>2.04633574069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0</text:p>
          </table:table-cell>
          <table:table-cell office:value-type="float" office:value="0.71456135309331" calcext:value-type="float">
            <text:p>0.714561353093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5</text:p>
          </table:table-cell>
          <table:table-cell office:value-type="float" office:value="1.4292279692337" calcext:value-type="float">
            <text:p>1.42922796923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4</text:p>
          </table:table-cell>
          <table:table-cell office:value-type="float" office:value="1.8007865254879" calcext:value-type="float">
            <text:p>1.800786525487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9</text:p>
          </table:table-cell>
          <table:table-cell office:value-type="float" office:value="1.8681464545827" calcext:value-type="float">
            <text:p>1.868146454582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</text:p>
          </table:table-cell>
          <table:table-cell office:value-type="float" office:value="1.8404064837826" calcext:value-type="float">
            <text:p>1.84040648378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9</text:p>
          </table:table-cell>
          <table:table-cell office:value-type="float" office:value="1.7352129103022" calcext:value-type="float">
            <text:p>1.7352129103022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8018854717" calcext:value-type="float">
            <text:p>2.08801885471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01978734759" calcext:value-type="float">
            <text:p>2.020197873475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311271251" calcext:value-type="float">
            <text:p>1.42923112712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503749996" calcext:value-type="float">
            <text:p>0.714375037499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5</text:p>
          </table:table-cell>
          <table:table-cell office:value-type="float" office:value="1.9463137407224" calcext:value-type="float">
            <text:p>1.94631374072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0</text:p>
          </table:table-cell>
          <table:table-cell office:value-type="float" office:value="2.0531136283014" calcext:value-type="float">
            <text:p>2.05311362830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8</text:p>
          </table:table-cell>
          <table:table-cell office:value-type="float" office:value="0.71329924915869" calcext:value-type="float">
            <text:p>0.713299249158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5</text:p>
          </table:table-cell>
          <table:table-cell office:value-type="float" office:value="1.4301742840271" calcext:value-type="float">
            <text:p>1.43017428402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9</text:p>
          </table:table-cell>
          <table:table-cell office:value-type="float" office:value="1.8021938924275" calcext:value-type="float">
            <text:p>1.802193892427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5</text:p>
          </table:table-cell>
          <table:table-cell office:value-type="float" office:value="1.8735243436586" calcext:value-type="float">
            <text:p>1.87352434365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9</text:p>
          </table:table-cell>
          <table:table-cell office:value-type="float" office:value="1.8308801780209" calcext:value-type="float">
            <text:p>1.83088017802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0</text:p>
          </table:table-cell>
          <table:table-cell office:value-type="float" office:value="1.7370876451709" calcext:value-type="float">
            <text:p>1.737087645170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81493808954" calcext:value-type="float">
            <text:p>2.088149380895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66152983" calcext:value-type="float">
            <text:p>0.71546661529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54673416133" calcext:value-type="float">
            <text:p>2.025467341613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837589645" calcext:value-type="float">
            <text:p>1.428983758964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714141354" calcext:value-type="float">
            <text:p>0.715657141413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0</text:p>
          </table:table-cell>
          <table:table-cell office:value-type="float" office:value="1.9415832193861" calcext:value-type="float">
            <text:p>1.94158321938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7</text:p>
          </table:table-cell>
          <table:table-cell office:value-type="float" office:value="2.0471536345751" calcext:value-type="float">
            <text:p>2.04715363457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8</text:p>
          </table:table-cell>
          <table:table-cell office:value-type="float" office:value="0.71478661601409" calcext:value-type="float">
            <text:p>0.714786616014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7</text:p>
          </table:table-cell>
          <table:table-cell office:value-type="float" office:value="1.428658496149" calcext:value-type="float">
            <text:p>1.42865849614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2</text:p>
          </table:table-cell>
          <table:table-cell office:value-type="float" office:value="1.8023170501926" calcext:value-type="float">
            <text:p>1.802317050192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4</text:p>
          </table:table-cell>
          <table:table-cell office:value-type="float" office:value="1.8702369786979" calcext:value-type="float">
            <text:p>1.87023697869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7</text:p>
          </table:table-cell>
          <table:table-cell office:value-type="float" office:value="1.8371991187378" calcext:value-type="float">
            <text:p>1.83719911873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</text:p>
          </table:table-cell>
          <table:table-cell office:value-type="float" office:value="1.7343181744019" calcext:value-type="float">
            <text:p>1.734318174401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14935984278" calcext:value-type="float">
            <text:p>2.08149359842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187967171" calcext:value-type="float">
            <text:p>0.714311879671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236821856" calcext:value-type="float">
            <text:p>2.01923682185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795477057" calcext:value-type="float">
            <text:p>1.42967954770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082704123" calcext:value-type="float">
            <text:p>0.714310827041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30</text:p>
          </table:table-cell>
          <table:table-cell office:value-type="float" office:value="1.9495442636376" calcext:value-type="float">
            <text:p>1.94954426363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31</text:p>
          </table:table-cell>
          <table:table-cell office:value-type="float" office:value="2.0411304830205" calcext:value-type="float">
            <text:p>2.04113048302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4</text:p>
          </table:table-cell>
          <table:table-cell office:value-type="float" office:value="0.71491924745342" calcext:value-type="float">
            <text:p>0.714919247453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0</text:p>
          </table:table-cell>
          <table:table-cell office:value-type="float" office:value="1.4261490251063" calcext:value-type="float">
            <text:p>1.42614902510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9</text:p>
          </table:table-cell>
          <table:table-cell office:value-type="float" office:value="1.8010223147134" calcext:value-type="float">
            <text:p>1.801022314713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6</text:p>
          </table:table-cell>
          <table:table-cell office:value-type="float" office:value="1.8628538285749" calcext:value-type="float">
            <text:p>1.862853828574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0</text:p>
          </table:table-cell>
          <table:table-cell office:value-type="float" office:value="1.8292022850502" calcext:value-type="float">
            <text:p>1.82920228505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2</text:p>
          </table:table-cell>
          <table:table-cell office:value-type="float" office:value="1.7382244860795" calcext:value-type="float">
            <text:p>1.738224486079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44662268777" calcext:value-type="float">
            <text:p>2.084466226877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714149775" calcext:value-type="float">
            <text:p>0.715577141497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4715637141" calcext:value-type="float">
            <text:p>2.014471563714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763923406" calcext:value-type="float">
            <text:p>1.42727639234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661651935" calcext:value-type="float">
            <text:p>0.714306616519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1</text:p>
          </table:table-cell>
          <table:table-cell office:value-type="float" office:value="1.9479105811468" calcext:value-type="float">
            <text:p>1.94791058114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8</text:p>
          </table:table-cell>
          <table:table-cell office:value-type="float" office:value="2.0434146911424" calcext:value-type="float">
            <text:p>2.04341469114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0</text:p>
          </table:table-cell>
          <table:table-cell office:value-type="float" office:value="0.7135266173404" calcext:value-type="float">
            <text:p>0.71352661734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9</text:p>
          </table:table-cell>
          <table:table-cell office:value-type="float" office:value="1.4286932329545" calcext:value-type="float">
            <text:p>1.42869323295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7</text:p>
          </table:table-cell>
          <table:table-cell office:value-type="float" office:value="1.7966875824341" calcext:value-type="float">
            <text:p>1.796687582434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3</text:p>
          </table:table-cell>
          <table:table-cell office:value-type="float" office:value="1.8656464572143" calcext:value-type="float">
            <text:p>1.86564645721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1</text:p>
          </table:table-cell>
          <table:table-cell office:value-type="float" office:value="1.8422264818669" calcext:value-type="float">
            <text:p>1.84222648186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0</text:p>
          </table:table-cell>
          <table:table-cell office:value-type="float" office:value="1.7349381737493" calcext:value-type="float">
            <text:p>1.734938173749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29146600898" calcext:value-type="float">
            <text:p>2.072914660089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30357652255" calcext:value-type="float">
            <text:p>2.023035765225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427063761" calcext:value-type="float">
            <text:p>1.42894270637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819591769" calcext:value-type="float">
            <text:p>0.713878195917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33</text:p>
          </table:table-cell>
          <table:table-cell office:value-type="float" office:value="1.9395211162936" calcext:value-type="float">
            <text:p>1.93952111629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8</text:p>
          </table:table-cell>
          <table:table-cell office:value-type="float" office:value="2.0401083788333" calcext:value-type="float">
            <text:p>2.04010837883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7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5</text:p>
          </table:table-cell>
          <table:table-cell office:value-type="float" office:value="1.42702902418" calcext:value-type="float">
            <text:p>1.4270290241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8</text:p>
          </table:table-cell>
          <table:table-cell office:value-type="float" office:value="1.7994381058546" calcext:value-type="float">
            <text:p>1.799438105854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7</text:p>
          </table:table-cell>
          <table:table-cell office:value-type="float" office:value="1.8636885645384" calcext:value-type="float">
            <text:p>1.86368856453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2</text:p>
          </table:table-cell>
          <table:table-cell office:value-type="float" office:value="1.8422633239333" calcext:value-type="float">
            <text:p>1.84226332393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9</text:p>
          </table:table-cell>
          <table:table-cell office:value-type="float" office:value="1.7308792306534" calcext:value-type="float">
            <text:p>1.7308792306534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70609609885" calcext:value-type="float">
            <text:p>2.087060960988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661605619" calcext:value-type="float">
            <text:p>0.714746616056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72968238981" calcext:value-type="float">
            <text:p>2.017296823898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532317334" calcext:value-type="float">
            <text:p>1.42985323173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714149775" calcext:value-type="float">
            <text:p>0.715577141497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32</text:p>
          </table:table-cell>
          <table:table-cell office:value-type="float" office:value="1.9313505985783" calcext:value-type="float">
            <text:p>1.93135059857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1</text:p>
          </table:table-cell>
          <table:table-cell office:value-type="float" office:value="2.0452683734017" calcext:value-type="float">
            <text:p>2.04526837340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5</text:p>
          </table:table-cell>
          <table:table-cell office:value-type="float" office:value="0.71505293152323" calcext:value-type="float">
            <text:p>0.715052931523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2</text:p>
          </table:table-cell>
          <table:table-cell office:value-type="float" office:value="1.4298732317124" calcext:value-type="float">
            <text:p>1.42987323171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10</text:p>
          </table:table-cell>
          <table:table-cell office:value-type="float" office:value="1.7988170538768" calcext:value-type="float">
            <text:p>1.798817053876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1</text:p>
          </table:table-cell>
          <table:table-cell office:value-type="float" office:value="1.8668654032996" calcext:value-type="float">
            <text:p>1.86686540329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3</text:p>
          </table:table-cell>
          <table:table-cell office:value-type="float" office:value="1.8282349176475" calcext:value-type="float">
            <text:p>1.82823491764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2</text:p>
          </table:table-cell>
          <table:table-cell office:value-type="float" office:value="1.7327192287166" calcext:value-type="float">
            <text:p>1.7327192287166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3899901158" calcext:value-type="float">
            <text:p>2.09389990115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5915635878" calcext:value-type="float">
            <text:p>2.014591563587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584970963" calcext:value-type="float">
            <text:p>1.42775849709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5</text:p>
          </table:table-cell>
          <table:table-cell office:value-type="float" office:value="1.9394253269207" calcext:value-type="float">
            <text:p>1.939425326920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1</text:p>
          </table:table-cell>
          <table:table-cell office:value-type="float" office:value="2.0514725773973" calcext:value-type="float">
            <text:p>2.05147257739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2</text:p>
          </table:table-cell>
          <table:table-cell office:value-type="float" office:value="0.71473714238196" calcext:value-type="float">
            <text:p>0.714737142381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6</text:p>
          </table:table-cell>
          <table:table-cell office:value-type="float" office:value="1.4283606017257" calcext:value-type="float">
            <text:p>1.42836060172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</text:p>
          </table:table-cell>
          <table:table-cell office:value-type="float" office:value="1.8057949412685" calcext:value-type="float">
            <text:p>1.805794941268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7</text:p>
          </table:table-cell>
          <table:table-cell office:value-type="float" office:value="1.8697548739422" calcext:value-type="float">
            <text:p>1.86975487394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4</text:p>
          </table:table-cell>
          <table:table-cell office:value-type="float" office:value="1.8364759616043" calcext:value-type="float">
            <text:p>1.83647596160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8</text:p>
          </table:table-cell>
          <table:table-cell office:value-type="float" office:value="1.7351381735388" calcext:value-type="float">
            <text:p>1.7351381735388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06641256167" calcext:value-type="float">
            <text:p>2.08066412561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451125841" calcext:value-type="float">
            <text:p>0.714304511258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55810362305" calcext:value-type="float">
            <text:p>2.015581036230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553388891" calcext:value-type="float">
            <text:p>1.42805533888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2</text:p>
          </table:table-cell>
          <table:table-cell office:value-type="float" office:value="1.9450768999191" calcext:value-type="float">
            <text:p>1.94507689991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30</text:p>
          </table:table-cell>
          <table:table-cell office:value-type="float" office:value="2.0327683865596" calcext:value-type="float">
            <text:p>2.03276838655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6</text:p>
          </table:table-cell>
          <table:table-cell office:value-type="float" office:value="0.71409187990328" calcext:value-type="float">
            <text:p>0.714091879903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2</text:p>
          </table:table-cell>
          <table:table-cell office:value-type="float" office:value="1.4295100741999" calcext:value-type="float">
            <text:p>1.42951007419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3</text:p>
          </table:table-cell>
          <table:table-cell office:value-type="float" office:value="1.8001770524452" calcext:value-type="float">
            <text:p>1.800177052445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4</text:p>
          </table:table-cell>
          <table:table-cell office:value-type="float" office:value="1.8737675012974" calcext:value-type="float">
            <text:p>1.873767501297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34</text:p>
          </table:table-cell>
          <table:table-cell office:value-type="float" office:value="1.8347180687178" calcext:value-type="float">
            <text:p>1.83471806871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1</text:p>
          </table:table-cell>
          <table:table-cell office:value-type="float" office:value="1.7371560661515" calcext:value-type="float">
            <text:p>1.737156066151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38578064655" calcext:value-type="float">
            <text:p>2.083857806465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030117863" calcext:value-type="float">
            <text:p>0.713880301178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03347259634" calcext:value-type="float">
            <text:p>2.01033472596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005994731" calcext:value-type="float">
            <text:p>1.430500599473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030113653" calcext:value-type="float">
            <text:p>0.713920301136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7</text:p>
          </table:table-cell>
          <table:table-cell office:value-type="float" office:value="1.9421169030348" calcext:value-type="float">
            <text:p>1.94211690303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2</text:p>
          </table:table-cell>
          <table:table-cell office:value-type="float" office:value="2.0459978463181" calcext:value-type="float">
            <text:p>2.04599784631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8</text:p>
          </table:table-cell>
          <table:table-cell office:value-type="float" office:value="0.71480661599304" calcext:value-type="float">
            <text:p>0.714806615993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4</text:p>
          </table:table-cell>
          <table:table-cell office:value-type="float" office:value="1.4296795477057" calcext:value-type="float">
            <text:p>1.42967954770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0</text:p>
          </table:table-cell>
          <table:table-cell office:value-type="float" office:value="1.798048633633" calcext:value-type="float">
            <text:p>1.79804863363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22</text:p>
          </table:table-cell>
          <table:table-cell office:value-type="float" office:value="1.8520917346403" calcext:value-type="float">
            <text:p>1.85209173464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5</text:p>
          </table:table-cell>
          <table:table-cell office:value-type="float" office:value="1.8389170116663" calcext:value-type="float">
            <text:p>1.83891701166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0</text:p>
          </table:table-cell>
          <table:table-cell office:value-type="float" office:value="1.7310865988562" calcext:value-type="float">
            <text:p>1.7310865988562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66546456267" calcext:value-type="float">
            <text:p>2.08665464562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714238196" calcext:value-type="float">
            <text:p>0.714737142381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000115789352" calcext:value-type="float">
            <text:p>2.000011578935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195493478" calcext:value-type="float">
            <text:p>1.42811954934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977318971" calcext:value-type="float">
            <text:p>0.715469773189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7</text:p>
          </table:table-cell>
          <table:table-cell office:value-type="float" office:value="1.9424337448066" calcext:value-type="float">
            <text:p>1.94243374480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32</text:p>
          </table:table-cell>
          <table:table-cell office:value-type="float" office:value="2.0491283693386" calcext:value-type="float">
            <text:p>2.04912836933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5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4</text:p>
          </table:table-cell>
          <table:table-cell office:value-type="float" office:value="1.4280227073445" calcext:value-type="float">
            <text:p>1.42802270734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6</text:p>
          </table:table-cell>
          <table:table-cell office:value-type="float" office:value="1.7982612649881" calcext:value-type="float">
            <text:p>1.798261264988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1</text:p>
          </table:table-cell>
          <table:table-cell office:value-type="float" office:value="1.8703727680287" calcext:value-type="float">
            <text:p>1.87037276802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6</text:p>
          </table:table-cell>
          <table:table-cell office:value-type="float" office:value="1.8402780628652" calcext:value-type="float">
            <text:p>1.84027806286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1</text:p>
          </table:table-cell>
          <table:table-cell office:value-type="float" office:value="1.7314813352828" calcext:value-type="float">
            <text:p>1.7314813352828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70472767923" calcext:value-type="float">
            <text:p>2.087047276792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819539137" calcext:value-type="float">
            <text:p>0.714378195391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62631302493" calcext:value-type="float">
            <text:p>2.026263130249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269173401" calcext:value-type="float">
            <text:p>1.42852691734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556350993" calcext:value-type="float">
            <text:p>0.714665563509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6</text:p>
          </table:table-cell>
          <table:table-cell office:value-type="float" office:value="1.9392326955445" calcext:value-type="float">
            <text:p>1.939232695544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6</text:p>
          </table:table-cell>
          <table:table-cell office:value-type="float" office:value="2.0412167987192" calcext:value-type="float">
            <text:p>2.04121679871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23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4</text:p>
          </table:table-cell>
          <table:table-cell office:value-type="float" office:value="1.4289753379207" calcext:value-type="float">
            <text:p>1.42897533792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8</text:p>
          </table:table-cell>
          <table:table-cell office:value-type="float" office:value="1.8040654694048" calcext:value-type="float">
            <text:p>1.804065469404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8</text:p>
          </table:table-cell>
          <table:table-cell office:value-type="float" office:value="1.8663011933672" calcext:value-type="float">
            <text:p>1.86630119336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4</text:p>
          </table:table-cell>
          <table:table-cell office:value-type="float" office:value="1.8335685962436" calcext:value-type="float">
            <text:p>1.83356859624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3</text:p>
          </table:table-cell>
          <table:table-cell office:value-type="float" office:value="1.7323518606823" calcext:value-type="float">
            <text:p>1.732351860682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25399131159" calcext:value-type="float">
            <text:p>2.082539913115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503615259" calcext:value-type="float">
            <text:p>0.715655036152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4682079282" calcext:value-type="float">
            <text:p>2.0246820792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448125844" calcext:value-type="float">
            <text:p>1.428044812584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556338362" calcext:value-type="float">
            <text:p>0.714785563383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0</text:p>
          </table:table-cell>
          <table:table-cell office:value-type="float" office:value="1.9487032118914" calcext:value-type="float">
            <text:p>1.94870321189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34</text:p>
          </table:table-cell>
          <table:table-cell office:value-type="float" office:value="2.0488010012621" calcext:value-type="float">
            <text:p>2.04880100126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9</text:p>
          </table:table-cell>
          <table:table-cell office:value-type="float" office:value="0.7138634590911" calcext:value-type="float">
            <text:p>0.71386345909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7</text:p>
          </table:table-cell>
          <table:table-cell office:value-type="float" office:value="1.4283795490742" calcext:value-type="float">
            <text:p>1.42837954907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7</text:p>
          </table:table-cell>
          <table:table-cell office:value-type="float" office:value="1.8037749433948" calcext:value-type="float">
            <text:p>1.803774943394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5</text:p>
          </table:table-cell>
          <table:table-cell office:value-type="float" office:value="1.8665938246381" calcext:value-type="float">
            <text:p>1.86659382463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5</text:p>
          </table:table-cell>
          <table:table-cell office:value-type="float" office:value="1.8342338587012" calcext:value-type="float">
            <text:p>1.83423385870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4</text:p>
          </table:table-cell>
          <table:table-cell office:value-type="float" office:value="1.7312655460363" calcext:value-type="float">
            <text:p>1.731265546036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15146510372" calcext:value-type="float">
            <text:p>2.081514651037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661704567" calcext:value-type="float">
            <text:p>0.713806617045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1624187764" calcext:value-type="float">
            <text:p>2.02162418776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4774426553" calcext:value-type="float">
            <text:p>1.42947744265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3</text:p>
          </table:table-cell>
          <table:table-cell office:value-type="float" office:value="1.9494453163734" calcext:value-type="float">
            <text:p>1.949445316373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4</text:p>
          </table:table-cell>
          <table:table-cell office:value-type="float" office:value="2.0434431121651" calcext:value-type="float">
            <text:p>2.04344311216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0</text:p>
          </table:table-cell>
          <table:table-cell office:value-type="float" office:value="0.71430556388888" calcext:value-type="float">
            <text:p>0.714305563888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1</text:p>
          </table:table-cell>
          <table:table-cell office:value-type="float" office:value="1.4272795502321" calcext:value-type="float">
            <text:p>1.42727955023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9</text:p>
          </table:table-cell>
          <table:table-cell office:value-type="float" office:value="1.8026686287699" calcext:value-type="float">
            <text:p>1.802668628769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8</text:p>
          </table:table-cell>
          <table:table-cell office:value-type="float" office:value="1.8648622475134" calcext:value-type="float">
            <text:p>1.864862247513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26</text:p>
          </table:table-cell>
          <table:table-cell office:value-type="float" office:value="1.8409475358447" calcext:value-type="float">
            <text:p>1.84094753584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9</text:p>
          </table:table-cell>
          <table:table-cell office:value-type="float" office:value="1.730531862598" calcext:value-type="float">
            <text:p>1.730531862598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42925533763" calcext:value-type="float">
            <text:p>2.074292553376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85368225928" calcext:value-type="float">
            <text:p>2.018536822592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374430132" calcext:value-type="float">
            <text:p>1.42913744301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8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245108163" calcext:value-type="float">
            <text:p>0.71472451081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9</text:p>
          </table:table-cell>
          <table:table-cell office:value-type="float" office:value="1.9457253202891" calcext:value-type="float">
            <text:p>1.94572532028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3</text:p>
          </table:table-cell>
          <table:table-cell office:value-type="float" office:value="2.0517631034073" calcext:value-type="float">
            <text:p>2.05176310340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8</text:p>
          </table:table-cell>
          <table:table-cell office:value-type="string" calcext:value-type="string">
            <text:p>#1</text:p>
          </table:table-cell>
          <table:table-cell office:value-type="float" office:value="0.71430556388888" calcext:value-type="float">
            <text:p>0.714305563888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8</text:p>
          </table:table-cell>
          <table:table-cell office:value-type="string" calcext:value-type="string">
            <text:p>#28</text:p>
          </table:table-cell>
          <table:table-cell office:value-type="float" office:value="1.4296753371839" calcext:value-type="float">
            <text:p>1.42967533718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8</text:p>
          </table:table-cell>
          <table:table-cell office:value-type="string" calcext:value-type="string">
            <text:p>#23</text:p>
          </table:table-cell>
          <table:table-cell office:value-type="float" office:value="1.7945760057095" calcext:value-type="float">
            <text:p>1.794576005709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8</text:p>
          </table:table-cell>
          <table:table-cell office:value-type="string" calcext:value-type="string">
            <text:p>#10</text:p>
          </table:table-cell>
          <table:table-cell office:value-type="float" office:value="1.8557685728752" calcext:value-type="float">
            <text:p>1.85576857287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9</text:p>
          </table:table-cell>
          <table:table-cell office:value-type="float" office:value="1.8332696491898" calcext:value-type="float">
            <text:p>1.83326964918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8</text:p>
          </table:table-cell>
          <table:table-cell office:value-type="float" office:value="1.7379086969382" calcext:value-type="float">
            <text:p>1.7379086969382</text:p>
          </table:table-cell>
        </table:table-row>
        <table:table-row table:style-name="ro1">
          <table:table-cell table:number-columns-repeated="37"/>
          <table:table-cell table:formula="of:=AVERAGE([.AL235:.AL264])" office:value-type="float" office:value="2.08133970385295" calcext:value-type="float">
            <text:p>2.08133970385295</text:p>
          </table:table-cell>
          <table:table-cell/>
          <table:table-cell table:formula="of:=AVERAGE([.AU235:.AU264])" office:value-type="float" office:value="0.714396686599979" calcext:value-type="float">
            <text:p>0.714396686599979</text:p>
          </table:table-cell>
          <table:table-cell/>
          <table:table-cell table:formula="of:=AVERAGE([.BB235:.BB264])" office:value-type="float" office:value="2.01853885767838" calcext:value-type="float">
            <text:p>2.01853885767838</text:p>
          </table:table-cell>
          <table:table-cell/>
          <table:table-cell table:formula="of:=AVERAGE([.BI249:.BI278])" office:value-type="float" office:value="1.42859172930193" calcext:value-type="float">
            <text:p>1.42859172930193</text:p>
          </table:table-cell>
          <table:table-cell/>
          <table:table-cell table:formula="of:=AVERAGE([.BP235:.BP264])" office:value-type="float" office:value="0.714396756775344" calcext:value-type="float">
            <text:p>0.714396756775344</text:p>
          </table:table-cell>
          <table:table-cell table:number-columns-repeated="23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31</text:p>
          </table:table-cell>
          <table:table-cell office:value-type="float" office:value="1.9503358417517" calcext:value-type="float">
            <text:p>1.950335841751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4</text:p>
          </table:table-cell>
          <table:table-cell office:value-type="float" office:value="2.0397136424067" calcext:value-type="float">
            <text:p>2.0397136424067</text:p>
          </table:table-cell>
          <table:table-cell table:number-columns-repeated="4"/>
          <table:table-cell table:formula="of:=AVERAGE([.CE235:.CE264])" office:value-type="float" office:value="0.71439773923045" calcext:value-type="float">
            <text:p>0.71439773923045</text:p>
          </table:table-cell>
          <table:table-cell/>
          <table:table-cell table:formula="of:=AVERAGE([.CJ235:.CJ264])" office:value-type="float" office:value="1.42862239092381" calcext:value-type="float">
            <text:p>1.42862239092381</text:p>
          </table:table-cell>
          <table:table-cell/>
          <table:table-cell table:formula="of:=AVERAGE([.CO235:.CO264])" office:value-type="float" office:value="1.80014003494032" calcext:value-type="float">
            <text:p>1.80014003494032</text:p>
          </table:table-cell>
          <table:table-cell/>
          <table:table-cell table:formula="of:=AVERAGE([.CU235:.CU264])" office:value-type="float" office:value="1.86552087839908" calcext:value-type="float">
            <text:p>1.86552087839908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8</text:p>
          </table:table-cell>
          <table:table-cell office:value-type="float" office:value="1.8329822810713" calcext:value-type="float">
            <text:p>1.83298228107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5</text:p>
          </table:table-cell>
          <table:table-cell office:value-type="float" office:value="1.7261318672296" calcext:value-type="float">
            <text:p>1.7261318672296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12</text:p>
          </table:table-cell>
          <table:table-cell office:value-type="float" office:value="1.9369242769218" calcext:value-type="float">
            <text:p>1.93692427692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4</text:p>
          </table:table-cell>
          <table:table-cell office:value-type="float" office:value="2.0440589009906" calcext:value-type="float">
            <text:p>2.0440589009906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10</text:p>
          </table:table-cell>
          <table:table-cell office:value-type="float" office:value="1.8343401743788" calcext:value-type="float">
            <text:p>1.83434017437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23</text:p>
          </table:table-cell>
          <table:table-cell office:value-type="float" office:value="1.7357834360174" calcext:value-type="float">
            <text:p>1.7357834360174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79020022084" calcext:value-type="float">
            <text:p>2.0979020022084</text:p>
          </table:table-cell>
          <table:table-cell office:value-type="float" office:value="0.00250898105491407" calcext:value-type="float">
            <text:p>0.002508981054914</text:p>
          </table:table-cell>
          <table:table-cell table:number-columns-repeated="2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66152983" calcext:value-type="float">
            <text:p>0.7154666152983</text:p>
          </table:table-cell>
          <table:table-cell office:value-type="float" office:value="0.000265628393648829" calcext:value-type="float">
            <text:p>0.000265628393649</text:p>
          </table:table-cell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34252279734" calcext:value-type="float">
            <text:p>2.03342522797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111257778" calcext:value-type="float">
            <text:p>1.43051112577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872230661" calcext:value-type="float">
            <text:p>0.713808722306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7</text:p>
          </table:table-cell>
          <table:table-cell office:value-type="string" calcext:value-type="string">
            <text:p>#34</text:p>
          </table:table-cell>
          <table:table-cell office:value-type="float" office:value="1.9379369074348" calcext:value-type="float">
            <text:p>1.93793690743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7</text:p>
          </table:table-cell>
          <table:table-cell office:value-type="string" calcext:value-type="string">
            <text:p>#33</text:p>
          </table:table-cell>
          <table:table-cell office:value-type="float" office:value="2.0567157297729" calcext:value-type="float">
            <text:p>2.05671572977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2</text:p>
          </table:table-cell>
          <table:table-cell office:value-type="float" office:value="0.7147318792296" calcext:value-type="float">
            <text:p>0.71473187922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9</text:p>
          </table:table-cell>
          <table:table-cell office:value-type="float" office:value="1.4283163912459" calcext:value-type="float">
            <text:p>1.428316391245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8</text:p>
          </table:table-cell>
          <table:table-cell office:value-type="float" office:value="1.8042433639544" calcext:value-type="float">
            <text:p>1.804243363954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9</text:p>
          </table:table-cell>
          <table:table-cell office:value-type="float" office:value="1.8714043458902" calcext:value-type="float">
            <text:p>1.8714043458902</text:p>
          </table:table-cell>
          <table:table-cell table:number-columns-repeated="4"/>
          <table:table-cell table:formula="of:=AVERAGE([.CZ232:.CZ266])" office:value-type="float" office:value="1.83523575238342" calcext:value-type="float">
            <text:p>1.83523575238342</text:p>
          </table:table-cell>
          <table:table-cell/>
          <table:table-cell table:formula="of:=AVERAGE([.DE232:.DE266])" office:value-type="float" office:value="1.73326428077444" calcext:value-type="float">
            <text:p>1.73326428077444</text:p>
          </table:table-cell>
          <table:table-cell table:number-columns-repeated="3"/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70746451846" calcext:value-type="float">
            <text:p>2.087074645184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62210145042" calcext:value-type="float">
            <text:p>2.036221014504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353390154" calcext:value-type="float">
            <text:p>1.42793533901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  <table:table-cell table:number-columns-repeated="4"/>
          <table:table-cell table:formula="of:=AVERAGE([.BU233:.BU267])" office:value-type="float" office:value="1.94262054160243" calcext:value-type="float">
            <text:p>1.94262054160243</text:p>
          </table:table-cell>
          <table:table-cell table:formula="of:=AVERAGE([.BZ233:.BZ267])" office:value-type="float" office:value="2.04573366614502" calcext:value-type="float">
            <text:p>2.04573366614502</text:p>
          </table:table-cell>
          <table:table-cell table:number-columns-repeated="5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8</text:p>
          </table:table-cell>
          <table:table-cell office:value-type="float" office:value="0.71330030178916" calcext:value-type="float">
            <text:p>0.713300301789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</text:p>
          </table:table-cell>
          <table:table-cell office:value-type="float" office:value="1.4273416554298" calcext:value-type="float">
            <text:p>1.42734165542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9</text:p>
          </table:table-cell>
          <table:table-cell office:value-type="float" office:value="1.8105844099111" calcext:value-type="float">
            <text:p>1.810584409911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0</text:p>
          </table:table-cell>
          <table:table-cell office:value-type="float" office:value="1.8698759264464" calcext:value-type="float">
            <text:p>1.86987592644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32</text:p>
          </table:table-cell>
          <table:table-cell office:value-type="float" office:value="1.8455075310447" calcext:value-type="float">
            <text:p>1.84550753104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5</text:p>
          </table:table-cell>
          <table:table-cell office:value-type="float" office:value="1.744629742495" calcext:value-type="float">
            <text:p>1.74462974249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66030667336" calcext:value-type="float">
            <text:p>2.086603066733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819381243" calcext:value-type="float">
            <text:p>0.715878193812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04999678948" calcext:value-type="float">
            <text:p>2.030499967894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427045866" calcext:value-type="float">
            <text:p>1.43064270458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1</text:p>
          </table:table-cell>
          <table:table-cell office:value-type="float" office:value="0.71388451170051" calcext:value-type="float">
            <text:p>0.713884511700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5</text:p>
          </table:table-cell>
          <table:table-cell office:value-type="float" office:value="1.4301384945911" calcext:value-type="float">
            <text:p>1.43013849459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1</text:p>
          </table:table-cell>
          <table:table-cell office:value-type="float" office:value="1.8026317867034" calcext:value-type="float">
            <text:p>1.802631786703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9</text:p>
          </table:table-cell>
          <table:table-cell office:value-type="float" office:value="1.8704748731843" calcext:value-type="float">
            <text:p>1.87047487318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</text:p>
          </table:table-cell>
          <table:table-cell office:value-type="float" office:value="1.8356580677283" calcext:value-type="float">
            <text:p>1.83565806772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2</text:p>
          </table:table-cell>
          <table:table-cell office:value-type="float" office:value="1.7437529013127" calcext:value-type="float">
            <text:p>1.743752901312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88767485508" calcext:value-type="float">
            <text:p>2.088876748550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924915869" calcext:value-type="float">
            <text:p>0.7132992491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09294411269" calcext:value-type="float">
            <text:p>2.030929441126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142874586" calcext:value-type="float">
            <text:p>1.426914287458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30030178916" calcext:value-type="float">
            <text:p>0.713300301789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7</text:p>
          </table:table-cell>
          <table:table-cell office:value-type="float" office:value="1.9495021584188" calcext:value-type="float">
            <text:p>1.94950215841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6</text:p>
          </table:table-cell>
          <table:table-cell office:value-type="float" office:value="2.0448294264953" calcext:value-type="float">
            <text:p>2.044829426495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7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8</text:p>
          </table:table-cell>
          <table:table-cell office:value-type="float" office:value="1.4271584977279" calcext:value-type="float">
            <text:p>1.42715849772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6</text:p>
          </table:table-cell>
          <table:table-cell office:value-type="float" office:value="1.8080412546934" calcext:value-type="float">
            <text:p>1.808041254693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8</text:p>
          </table:table-cell>
          <table:table-cell office:value-type="float" office:value="1.8722790818115" calcext:value-type="float">
            <text:p>1.87227908181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9</text:p>
          </table:table-cell>
          <table:table-cell office:value-type="float" office:value="1.8369938557959" calcext:value-type="float">
            <text:p>1.836993855795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3</text:p>
          </table:table-cell>
          <table:table-cell office:value-type="float" office:value="1.7368950137947" calcext:value-type="float">
            <text:p>1.736895013794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2716755035" calcext:value-type="float">
            <text:p>2.08271675503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72904975889" calcext:value-type="float">
            <text:p>2.027290497588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837592803" calcext:value-type="float">
            <text:p>1.42868375928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2</text:p>
          </table:table-cell>
          <table:table-cell office:value-type="float" office:value="1.9559410990094" calcext:value-type="float">
            <text:p>1.955941099009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9</text:p>
          </table:table-cell>
          <table:table-cell office:value-type="float" office:value="2.0617104613574" calcext:value-type="float">
            <text:p>2.061710461357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8</text:p>
          </table:table-cell>
          <table:table-cell office:value-type="float" office:value="0.71478451075315" calcext:value-type="float">
            <text:p>0.714784510753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7</text:p>
          </table:table-cell>
          <table:table-cell office:value-type="float" office:value="1.4305637573013" calcext:value-type="float">
            <text:p>1.43056375730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1</text:p>
          </table:table-cell>
          <table:table-cell office:value-type="float" office:value="1.8056644150901" calcext:value-type="float">
            <text:p>1.805664415090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6</text:p>
          </table:table-cell>
          <table:table-cell office:value-type="float" office:value="1.8727253971312" calcext:value-type="float">
            <text:p>1.87272539713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6</text:p>
          </table:table-cell>
          <table:table-cell office:value-type="float" office:value="1.839870694873" calcext:value-type="float">
            <text:p>1.8398706948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</text:p>
          </table:table-cell>
          <table:table-cell office:value-type="float" office:value="1.7288844959111" calcext:value-type="float">
            <text:p>1.7288844959111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80999072633" calcext:value-type="float">
            <text:p>2.088099907263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66173404" calcext:value-type="float">
            <text:p>0.7135266173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97989265274" calcext:value-type="float">
            <text:p>2.019798926527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627097235" calcext:value-type="float">
            <text:p>1.42576270972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345944899" calcext:value-type="float">
            <text:p>0.713523459448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0</text:p>
          </table:table-cell>
          <table:table-cell office:value-type="float" office:value="1.9466379509074" calcext:value-type="float">
            <text:p>1.94663795090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8</text:p>
          </table:table-cell>
          <table:table-cell office:value-type="float" office:value="2.0611851987524" calcext:value-type="float">
            <text:p>2.06118519875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</text:p>
          </table:table-cell>
          <table:table-cell office:value-type="float" office:value="0.71558029938916" calcext:value-type="float">
            <text:p>0.715580299389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2</text:p>
          </table:table-cell>
          <table:table-cell office:value-type="float" office:value="1.4296374424869" calcext:value-type="float">
            <text:p>1.42963744248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0</text:p>
          </table:table-cell>
          <table:table-cell office:value-type="float" office:value="1.8074223079765" calcext:value-type="float">
            <text:p>1.807422307976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7</text:p>
          </table:table-cell>
          <table:table-cell office:value-type="float" office:value="1.866251719735" calcext:value-type="float">
            <text:p>1.8662517197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1</text:p>
          </table:table-cell>
          <table:table-cell office:value-type="float" office:value="1.8416012193671" calcext:value-type="float">
            <text:p>1.84160121936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1</text:p>
          </table:table-cell>
          <table:table-cell office:value-type="float" office:value="1.7439507958413" calcext:value-type="float">
            <text:p>1.743950795841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39620063558" calcext:value-type="float">
            <text:p>2.093962006355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40399852211" calcext:value-type="float">
            <text:p>2.014039985221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963923196" calcext:value-type="float">
            <text:p>1.42729639231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503615259" calcext:value-type="float">
            <text:p>0.715655036152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9</text:p>
          </table:table-cell>
          <table:table-cell office:value-type="float" office:value="1.960080042021" calcext:value-type="float">
            <text:p>1.9600800420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3</text:p>
          </table:table-cell>
          <table:table-cell office:value-type="float" office:value="2.0512431039546" calcext:value-type="float">
            <text:p>2.05124310395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1</text:p>
          </table:table-cell>
          <table:table-cell office:value-type="float" office:value="0.71420977451603" calcext:value-type="float">
            <text:p>0.714209774516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1</text:p>
          </table:table-cell>
          <table:table-cell office:value-type="float" office:value="1.4278006023152" calcext:value-type="float">
            <text:p>1.42780060231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5</text:p>
          </table:table-cell>
          <table:table-cell office:value-type="float" office:value="1.8018359980674" calcext:value-type="float">
            <text:p>1.801835998067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4</text:p>
          </table:table-cell>
          <table:table-cell office:value-type="float" office:value="1.8659675095079" calcext:value-type="float">
            <text:p>1.86596750950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8</text:p>
          </table:table-cell>
          <table:table-cell office:value-type="float" office:value="1.846185425068" calcext:value-type="float">
            <text:p>1.8461854250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0</text:p>
          </table:table-cell>
          <table:table-cell office:value-type="float" office:value="1.743219217664" calcext:value-type="float">
            <text:p>1.743219217664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26672708766" calcext:value-type="float">
            <text:p>2.092667270876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240610273" calcext:value-type="float">
            <text:p>0.714202406102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7604170943" calcext:value-type="float">
            <text:p>2.03760417094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858635938" calcext:value-type="float">
            <text:p>1.42958586359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19714295038" calcext:value-type="float">
            <text:p>0.714197142950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3</text:p>
          </table:table-cell>
          <table:table-cell office:value-type="float" office:value="1.9404074311501" calcext:value-type="float">
            <text:p>1.940407431150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2</text:p>
          </table:table-cell>
          <table:table-cell office:value-type="float" office:value="2.0617894086427" calcext:value-type="float">
            <text:p>2.061789408642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4</text:p>
          </table:table-cell>
          <table:table-cell office:value-type="float" office:value="0.71474135290384" calcext:value-type="float">
            <text:p>0.714741352903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0</text:p>
          </table:table-cell>
          <table:table-cell office:value-type="float" office:value="1.4256069204138" calcext:value-type="float">
            <text:p>1.42560692041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2</text:p>
          </table:table-cell>
          <table:table-cell office:value-type="float" office:value="1.8106201993472" calcext:value-type="float">
            <text:p>1.810620199347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9</text:p>
          </table:table-cell>
          <table:table-cell office:value-type="float" office:value="1.8687138224065" calcext:value-type="float">
            <text:p>1.868713822406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33</text:p>
          </table:table-cell>
          <table:table-cell office:value-type="float" office:value="1.8443401638525" calcext:value-type="float">
            <text:p>1.84434016385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9</text:p>
          </table:table-cell>
          <table:table-cell office:value-type="float" office:value="1.7336602803576" calcext:value-type="float">
            <text:p>1.7336602803576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44188479802" calcext:value-type="float">
            <text:p>2.094418847980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07483886859" calcext:value-type="float">
            <text:p>2.030748388685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711267672" calcext:value-type="float">
            <text:p>1.42957112676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34</text:p>
          </table:table-cell>
          <table:table-cell office:value-type="float" office:value="1.9615884614858" calcext:value-type="float">
            <text:p>1.96158846148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7</text:p>
          </table:table-cell>
          <table:table-cell office:value-type="float" office:value="2.063464143722" calcext:value-type="float">
            <text:p>2.0634641437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8</text:p>
          </table:table-cell>
          <table:table-cell office:value-type="float" office:value="0.71481187914539" calcext:value-type="float">
            <text:p>0.714811879145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9</text:p>
          </table:table-cell>
          <table:table-cell office:value-type="float" office:value="1.4283869174875" calcext:value-type="float">
            <text:p>1.42838691748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2</text:p>
          </table:table-cell>
          <table:table-cell office:value-type="float" office:value="1.8030759967621" calcext:value-type="float">
            <text:p>1.803075996762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5</text:p>
          </table:table-cell>
          <table:table-cell office:value-type="float" office:value="1.8715275036553" calcext:value-type="float">
            <text:p>1.871527503655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0</text:p>
          </table:table-cell>
          <table:table-cell office:value-type="float" office:value="1.8373433291123" calcext:value-type="float">
            <text:p>1.83734332911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</text:p>
          </table:table-cell>
          <table:table-cell office:value-type="float" office:value="1.7391044851532" calcext:value-type="float">
            <text:p>1.7391044851532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5027257866" calcext:value-type="float">
            <text:p>2.10502725786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66431087967" calcext:value-type="float">
            <text:p>2.046643108796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942870586" calcext:value-type="float">
            <text:p>1.427294287058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4</text:p>
          </table:table-cell>
          <table:table-cell office:value-type="float" office:value="1.9554379416443" calcext:value-type="float">
            <text:p>1.95543794164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8</text:p>
          </table:table-cell>
          <table:table-cell office:value-type="float" office:value="2.0580557283624" calcext:value-type="float">
            <text:p>2.05805572836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7</text:p>
          </table:table-cell>
          <table:table-cell office:value-type="float" office:value="0.7146666161404" calcext:value-type="float">
            <text:p>0.71466661614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6</text:p>
          </table:table-cell>
          <table:table-cell office:value-type="float" office:value="1.4278858653833" calcext:value-type="float">
            <text:p>1.42788586538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4</text:p>
          </table:table-cell>
          <table:table-cell office:value-type="float" office:value="1.8054780994967" calcext:value-type="float">
            <text:p>1.805478099496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5</text:p>
          </table:table-cell>
          <table:table-cell office:value-type="float" office:value="1.8633338280697" calcext:value-type="float">
            <text:p>1.863333828069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34</text:p>
          </table:table-cell>
          <table:table-cell office:value-type="float" office:value="1.8378728022392" calcext:value-type="float">
            <text:p>1.83787280223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0</text:p>
          </table:table-cell>
          <table:table-cell office:value-type="float" office:value="1.7376150130368" calcext:value-type="float">
            <text:p>1.7376150130368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56430572178" calcext:value-type="float">
            <text:p>2.09564305721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714219248" calcext:value-type="float">
            <text:p>0.714917142192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23031238914" calcext:value-type="float">
            <text:p>2.032303123891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174430343" calcext:value-type="float">
            <text:p>1.42911744303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819482295" calcext:value-type="float">
            <text:p>0.7149181948229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7</text:p>
          </table:table-cell>
          <table:table-cell office:value-type="float" office:value="1.9584663595091" calcext:value-type="float">
            <text:p>1.95846635950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4</text:p>
          </table:table-cell>
          <table:table-cell office:value-type="float" office:value="2.0641136167225" calcext:value-type="float">
            <text:p>2.06411361672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6</text:p>
          </table:table-cell>
          <table:table-cell office:value-type="float" office:value="0.71388345907004" calcext:value-type="float">
            <text:p>0.713883459070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6</text:p>
          </table:table-cell>
          <table:table-cell office:value-type="float" office:value="1.428332180703" calcext:value-type="float">
            <text:p>1.4283321807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3</text:p>
          </table:table-cell>
          <table:table-cell office:value-type="float" office:value="1.8010875778025" calcext:value-type="float">
            <text:p>1.801087577802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6</text:p>
          </table:table-cell>
          <table:table-cell office:value-type="float" office:value="1.8740075010447" calcext:value-type="float">
            <text:p>1.87400750104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0</text:p>
          </table:table-cell>
          <table:table-cell office:value-type="float" office:value="1.8392728007655" calcext:value-type="float">
            <text:p>1.83927280076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8</text:p>
          </table:table-cell>
          <table:table-cell office:value-type="float" office:value="1.736757119203" calcext:value-type="float">
            <text:p>1.73675711920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56041204167" calcext:value-type="float">
            <text:p>2.085604120416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66157404" calcext:value-type="float">
            <text:p>0.7150466157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28662811934" calcext:value-type="float">
            <text:p>2.03286628119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300736526" calcext:value-type="float">
            <text:p>1.43003007365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872100135" calcext:value-type="float">
            <text:p>0.715048721001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6</text:p>
          </table:table-cell>
          <table:table-cell office:value-type="float" office:value="1.9570126768288" calcext:value-type="float">
            <text:p>1.95701267682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5</text:p>
          </table:table-cell>
          <table:table-cell office:value-type="float" office:value="2.0518283664965" calcext:value-type="float">
            <text:p>2.051828366496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3</text:p>
          </table:table-cell>
          <table:table-cell office:value-type="float" office:value="0.71434556384677" calcext:value-type="float">
            <text:p>0.714345563846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8</text:p>
          </table:table-cell>
          <table:table-cell office:value-type="float" office:value="1.4299490211063" calcext:value-type="float">
            <text:p>1.429949021106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3</text:p>
          </table:table-cell>
          <table:table-cell office:value-type="float" office:value="1.8058907306413" calcext:value-type="float">
            <text:p>1.805890730641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1</text:p>
          </table:table-cell>
          <table:table-cell office:value-type="float" office:value="1.8683306649151" calcext:value-type="float">
            <text:p>1.86833066491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</text:p>
          </table:table-cell>
          <table:table-cell office:value-type="float" office:value="1.8323685975067" calcext:value-type="float">
            <text:p>1.83236859750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7</text:p>
          </table:table-cell>
          <table:table-cell office:value-type="float" office:value="1.7422613239354" calcext:value-type="float">
            <text:p>1.7422613239354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01578103602" calcext:value-type="float">
            <text:p>2.080157810360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345907004" calcext:value-type="float">
            <text:p>0.713883459070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00905051679" calcext:value-type="float">
            <text:p>2.020090505167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4090227273" calcext:value-type="float">
            <text:p>1.42840902272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609065675" calcext:value-type="float">
            <text:p>0.713876090656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</text:p>
          </table:table-cell>
          <table:table-cell office:value-type="float" office:value="1.9620231978703" calcext:value-type="float">
            <text:p>1.96202319787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33</text:p>
          </table:table-cell>
          <table:table-cell office:value-type="float" office:value="2.0392083797807" calcext:value-type="float">
            <text:p>2.03920837978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</text:p>
          </table:table-cell>
          <table:table-cell office:value-type="float" office:value="0.71430977441076" calcext:value-type="float">
            <text:p>0.714309774410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7</text:p>
          </table:table-cell>
          <table:table-cell office:value-type="float" office:value="1.4281437598487" calcext:value-type="float">
            <text:p>1.42814375984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9</text:p>
          </table:table-cell>
          <table:table-cell office:value-type="float" office:value="1.8074886236962" calcext:value-type="float">
            <text:p>1.807488623696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</text:p>
          </table:table-cell>
          <table:table-cell office:value-type="float" office:value="1.8753980258968" calcext:value-type="float">
            <text:p>1.87539802589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7</text:p>
          </table:table-cell>
          <table:table-cell office:value-type="float" office:value="1.8459106885151" calcext:value-type="float">
            <text:p>1.84591068851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3</text:p>
          </table:table-cell>
          <table:table-cell office:value-type="float" office:value="1.7481750019211" calcext:value-type="float">
            <text:p>1.7481750019211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4443058481" calcext:value-type="float">
            <text:p>2.09444305848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07673360344" calcext:value-type="float">
            <text:p>2.030767336034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637593013" calcext:value-type="float">
            <text:p>1.42866375930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33</text:p>
          </table:table-cell>
          <table:table-cell office:value-type="float" office:value="1.9574295184952" calcext:value-type="float">
            <text:p>1.95742951849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7</text:p>
          </table:table-cell>
          <table:table-cell office:value-type="float" office:value="2.0571630977231" calcext:value-type="float">
            <text:p>2.05716309772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0</text:p>
          </table:table-cell>
          <table:table-cell office:value-type="float" office:value="0.71352345944899" calcext:value-type="float">
            <text:p>0.713523459448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5</text:p>
          </table:table-cell>
          <table:table-cell office:value-type="float" office:value="1.4272395502742" calcext:value-type="float">
            <text:p>1.42723955027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</text:p>
          </table:table-cell>
          <table:table-cell office:value-type="float" office:value="1.7977002129471" calcext:value-type="float">
            <text:p>1.797700212947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7</text:p>
          </table:table-cell>
          <table:table-cell office:value-type="float" office:value="1.8668443506902" calcext:value-type="float">
            <text:p>1.86684435069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5</text:p>
          </table:table-cell>
          <table:table-cell office:value-type="float" office:value="1.8423233238702" calcext:value-type="float">
            <text:p>1.84232332387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6</text:p>
          </table:table-cell>
          <table:table-cell office:value-type="float" office:value="1.7429655337205" calcext:value-type="float">
            <text:p>1.742965533720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4858847517" calcext:value-type="float">
            <text:p>2.09485884751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872125398" calcext:value-type="float">
            <text:p>0.714808721253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27283866017" calcext:value-type="float">
            <text:p>2.032728386601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17442929" calcext:value-type="float">
            <text:p>1.4292174429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977388445" calcext:value-type="float">
            <text:p>0.7148097738844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0</text:p>
          </table:table-cell>
          <table:table-cell office:value-type="float" office:value="1.9642137218803" calcext:value-type="float">
            <text:p>1.96421372188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1</text:p>
          </table:table-cell>
          <table:table-cell office:value-type="float" office:value="2.058086254646" calcext:value-type="float">
            <text:p>2.0580862546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0</text:p>
          </table:table-cell>
          <table:table-cell office:value-type="float" office:value="0.71430661651935" calcext:value-type="float">
            <text:p>0.714306616519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1</text:p>
          </table:table-cell>
          <table:table-cell office:value-type="float" office:value="1.4297090213589" calcext:value-type="float">
            <text:p>1.42970902135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4</text:p>
          </table:table-cell>
          <table:table-cell office:value-type="float" office:value="1.8070854662258" calcext:value-type="float">
            <text:p>1.807085466225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2</text:p>
          </table:table-cell>
          <table:table-cell office:value-type="float" office:value="1.8724822394924" calcext:value-type="float">
            <text:p>1.87248223949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8</text:p>
          </table:table-cell>
          <table:table-cell office:value-type="float" office:value="1.8380843809638" calcext:value-type="float">
            <text:p>1.83808438096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4</text:p>
          </table:table-cell>
          <table:table-cell office:value-type="float" office:value="1.7433686911909" calcext:value-type="float">
            <text:p>1.743368691190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66841192799" calcext:value-type="float">
            <text:p>2.086684119279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767070772" calcext:value-type="float">
            <text:p>0.712827670707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29294390216" calcext:value-type="float">
            <text:p>2.032929439021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616553035" calcext:value-type="float">
            <text:p>1.42746165530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45128163" calcext:value-type="float">
            <text:p>0.71282451281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4</text:p>
          </table:table-cell>
          <table:table-cell office:value-type="float" office:value="1.9565400457473" calcext:value-type="float">
            <text:p>1.95654004574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30</text:p>
          </table:table-cell>
          <table:table-cell office:value-type="float" office:value="2.0508904727469" calcext:value-type="float">
            <text:p>2.05089047274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6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2</text:p>
          </table:table-cell>
          <table:table-cell office:value-type="float" office:value="1.4295479688969" calcext:value-type="float">
            <text:p>1.429547968896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6</text:p>
          </table:table-cell>
          <table:table-cell office:value-type="float" office:value="1.8140023010502" calcext:value-type="float">
            <text:p>1.814002301050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3</text:p>
          </table:table-cell>
          <table:table-cell office:value-type="float" office:value="1.8691885587489" calcext:value-type="float">
            <text:p>1.86918855874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9</text:p>
          </table:table-cell>
          <table:table-cell office:value-type="float" office:value="1.8410917462192" calcext:value-type="float">
            <text:p>1.84109174621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5</text:p>
          </table:table-cell>
          <table:table-cell office:value-type="float" office:value="1.7397118529349" calcext:value-type="float">
            <text:p>1.739711852934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19651768788" calcext:value-type="float">
            <text:p>2.081965176878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503615259" calcext:value-type="float">
            <text:p>0.715655036152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38957643202" calcext:value-type="float">
            <text:p>2.023895764320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911263251" calcext:value-type="float">
            <text:p>1.42999112632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3</text:p>
          </table:table-cell>
          <table:table-cell office:value-type="float" office:value="1.9593421480609" calcext:value-type="float">
            <text:p>1.95934214806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5</text:p>
          </table:table-cell>
          <table:table-cell office:value-type="float" office:value="2.0685125594605" calcext:value-type="float">
            <text:p>2.06851255946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9</text:p>
          </table:table-cell>
          <table:table-cell office:value-type="float" office:value="0.7138234591332" calcext:value-type="float">
            <text:p>0.71382345913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4</text:p>
          </table:table-cell>
          <table:table-cell office:value-type="float" office:value="1.4222079766232" calcext:value-type="float">
            <text:p>1.42220797662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7</text:p>
          </table:table-cell>
          <table:table-cell office:value-type="float" office:value="1.8070244136585" calcext:value-type="float">
            <text:p>1.807024413658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3</text:p>
          </table:table-cell>
          <table:table-cell office:value-type="float" office:value="1.8720285557594" calcext:value-type="float">
            <text:p>1.87202855575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7</text:p>
          </table:table-cell>
          <table:table-cell office:value-type="float" office:value="1.8379580653073" calcext:value-type="float">
            <text:p>1.83795806530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6</text:p>
          </table:table-cell>
          <table:table-cell office:value-type="float" office:value="1.7420444820584" calcext:value-type="float">
            <text:p>1.7420444820584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29241232378" calcext:value-type="float">
            <text:p>2.08292412323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924802184" calcext:value-type="float">
            <text:p>0.714379248021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34968068455" calcext:value-type="float">
            <text:p>2.033496806845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7574423606" calcext:value-type="float">
            <text:p>1.429757442360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451075315" calcext:value-type="float">
            <text:p>0.7147845107531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1</text:p>
          </table:table-cell>
          <table:table-cell office:value-type="float" office:value="1.9480674230869" calcext:value-type="float">
            <text:p>1.9480674230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5</text:p>
          </table:table-cell>
          <table:table-cell office:value-type="float" office:value="2.0499462632145" calcext:value-type="float">
            <text:p>2.04994626321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0</text:p>
          </table:table-cell>
          <table:table-cell office:value-type="float" office:value="0.71455924783237" calcext:value-type="float">
            <text:p>0.714559247832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3</text:p>
          </table:table-cell>
          <table:table-cell office:value-type="float" office:value="1.4272742870797" calcext:value-type="float">
            <text:p>1.427274287079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5</text:p>
          </table:table-cell>
          <table:table-cell office:value-type="float" office:value="1.8051686261383" calcext:value-type="float">
            <text:p>1.805168626138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8</text:p>
          </table:table-cell>
          <table:table-cell office:value-type="float" office:value="1.8727475023711" calcext:value-type="float">
            <text:p>1.87274750237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1</text:p>
          </table:table-cell>
          <table:table-cell office:value-type="float" office:value="1.8308254412364" calcext:value-type="float">
            <text:p>1.83082544123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34</text:p>
          </table:table-cell>
          <table:table-cell office:value-type="float" office:value="1.7372865923299" calcext:value-type="float">
            <text:p>1.737286592329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55609625674" calcext:value-type="float">
            <text:p>2.085560962567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819501243" calcext:value-type="float">
            <text:p>0.714738195012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13104933574" calcext:value-type="float">
            <text:p>2.031310493357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416537456" calcext:value-type="float">
            <text:p>1.42894165374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451087946" calcext:value-type="float">
            <text:p>0.714664510879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32</text:p>
          </table:table-cell>
          <table:table-cell office:value-type="float" office:value="1.9597853054892" calcext:value-type="float">
            <text:p>1.95978530548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34</text:p>
          </table:table-cell>
          <table:table-cell office:value-type="float" office:value="2.0624662500355" calcext:value-type="float">
            <text:p>2.06246625003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5</text:p>
          </table:table-cell>
          <table:table-cell office:value-type="float" office:value="0.7150466157404" calcext:value-type="float">
            <text:p>0.71504661574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0</text:p>
          </table:table-cell>
          <table:table-cell office:value-type="float" office:value="1.4261269198664" calcext:value-type="float">
            <text:p>1.42612691986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8</text:p>
          </table:table-cell>
          <table:table-cell office:value-type="float" office:value="1.7911770619189" calcext:value-type="float">
            <text:p>1.791177061918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</text:p>
          </table:table-cell>
          <table:table-cell office:value-type="float" office:value="1.8653517206824" calcext:value-type="float">
            <text:p>1.86535172068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9</text:p>
          </table:table-cell>
          <table:table-cell office:value-type="float" office:value="1.8410033252597" calcext:value-type="float">
            <text:p>1.841003325259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33</text:p>
          </table:table-cell>
          <table:table-cell office:value-type="float" office:value="1.7418307980728" calcext:value-type="float">
            <text:p>1.7418307980728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47399108001" calcext:value-type="float">
            <text:p>2.084739910800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68652348787" calcext:value-type="float">
            <text:p>2.026865234878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4911268514" calcext:value-type="float">
            <text:p>1.42949112685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7293108113" calcext:value-type="float">
            <text:p>0.7154729310811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9</text:p>
          </table:table-cell>
          <table:table-cell office:value-type="float" office:value="1.9507800518105" calcext:value-type="float">
            <text:p>1.95078005181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4</text:p>
          </table:table-cell>
          <table:table-cell office:value-type="float" office:value="2.0460188989275" calcext:value-type="float">
            <text:p>2.04601889892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6</text:p>
          </table:table-cell>
          <table:table-cell office:value-type="float" office:value="0.71546240477642" calcext:value-type="float">
            <text:p>0.7154624047764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5</text:p>
          </table:table-cell>
          <table:table-cell office:value-type="float" office:value="1.4291090219905" calcext:value-type="float">
            <text:p>1.42910902199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0</text:p>
          </table:table-cell>
          <table:table-cell office:value-type="float" office:value="1.808344412269" calcext:value-type="float">
            <text:p>1.80834441226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8</text:p>
          </table:table-cell>
          <table:table-cell office:value-type="float" office:value="1.868804348627" calcext:value-type="float">
            <text:p>1.86880434862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8</text:p>
          </table:table-cell>
          <table:table-cell office:value-type="float" office:value="1.8432591123588" calcext:value-type="float">
            <text:p>1.84325911235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32</text:p>
          </table:table-cell>
          <table:table-cell office:value-type="float" office:value="1.7388065907299" calcext:value-type="float">
            <text:p>1.738806590729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66714666616" calcext:value-type="float">
            <text:p>2.106671466661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556338362" calcext:value-type="float">
            <text:p>0.714785563383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59999726316" calcext:value-type="float">
            <text:p>2.025999972631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384968016" calcext:value-type="float">
            <text:p>1.42803849680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9</text:p>
          </table:table-cell>
          <table:table-cell office:value-type="float" office:value="1.9599484632121" calcext:value-type="float">
            <text:p>1.959948463212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0</text:p>
          </table:table-cell>
          <table:table-cell office:value-type="float" office:value="2.0615094089375" calcext:value-type="float">
            <text:p>2.06150940893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4</text:p>
          </table:table-cell>
          <table:table-cell office:value-type="float" office:value="0.71491503693154" calcext:value-type="float">
            <text:p>0.714915036931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4</text:p>
          </table:table-cell>
          <table:table-cell office:value-type="float" office:value="1.4297921791661" calcext:value-type="float">
            <text:p>1.429792179166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5</text:p>
          </table:table-cell>
          <table:table-cell office:value-type="float" office:value="1.8037886275909" calcext:value-type="float">
            <text:p>1.803788627590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7</text:p>
          </table:table-cell>
          <table:table-cell office:value-type="float" office:value="1.8661359303832" calcext:value-type="float">
            <text:p>1.86613593038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2</text:p>
          </table:table-cell>
          <table:table-cell office:value-type="float" office:value="1.8412043776796" calcext:value-type="float">
            <text:p>1.84120437767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31</text:p>
          </table:table-cell>
          <table:table-cell office:value-type="float" office:value="1.7459455305837" calcext:value-type="float">
            <text:p>1.745945530583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64999089475" calcext:value-type="float">
            <text:p>2.086499908947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69473505817" calcext:value-type="float">
            <text:p>2.016947350581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216541877" calcext:value-type="float">
            <text:p>1.42852165418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1</text:p>
          </table:table-cell>
          <table:table-cell office:value-type="float" office:value="1.9647926686393" calcext:value-type="float">
            <text:p>1.96479266863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31</text:p>
          </table:table-cell>
          <table:table-cell office:value-type="float" office:value="2.0668294033375" calcext:value-type="float">
            <text:p>2.06682940333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9</text:p>
          </table:table-cell>
          <table:table-cell office:value-type="float" office:value="0.71282767070772" calcext:value-type="float">
            <text:p>0.712827670707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7</text:p>
          </table:table-cell>
          <table:table-cell office:value-type="float" office:value="1.428674285606" calcext:value-type="float">
            <text:p>1.4286742856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8</text:p>
          </table:table-cell>
          <table:table-cell office:value-type="float" office:value="1.8050675736131" calcext:value-type="float">
            <text:p>1.805067573613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3</text:p>
          </table:table-cell>
          <table:table-cell office:value-type="float" office:value="1.8597875160131" calcext:value-type="float">
            <text:p>1.859787516013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0</text:p>
          </table:table-cell>
          <table:table-cell office:value-type="float" office:value="1.8398643790901" calcext:value-type="float">
            <text:p>1.83986437909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30</text:p>
          </table:table-cell>
          <table:table-cell office:value-type="float" office:value="1.7434329016496" calcext:value-type="float">
            <text:p>1.7434329016496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04409574306" calcext:value-type="float">
            <text:p>2.090440957430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43115533563" calcext:value-type="float">
            <text:p>2.02431155335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216546088" calcext:value-type="float">
            <text:p>1.42812165460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609013043" calcext:value-type="float">
            <text:p>0.714376090130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6</text:p>
          </table:table-cell>
          <table:table-cell office:value-type="float" office:value="1.9504926836919" calcext:value-type="float">
            <text:p>1.95049268369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8</text:p>
          </table:table-cell>
          <table:table-cell office:value-type="float" office:value="2.0552125734604" calcext:value-type="float">
            <text:p>2.05521257346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3</text:p>
          </table:table-cell>
          <table:table-cell office:value-type="float" office:value="0.71437924802184" calcext:value-type="float">
            <text:p>0.714379248021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</text:p>
          </table:table-cell>
          <table:table-cell office:value-type="float" office:value="1.429199548211" calcext:value-type="float">
            <text:p>1.42919954821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6</text:p>
          </table:table-cell>
          <table:table-cell office:value-type="float" office:value="1.8074380974336" calcext:value-type="float">
            <text:p>1.807438097433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4</text:p>
          </table:table-cell>
          <table:table-cell office:value-type="float" office:value="1.8699317158614" calcext:value-type="float">
            <text:p>1.86993171586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7</text:p>
          </table:table-cell>
          <table:table-cell office:value-type="float" office:value="1.8396538529959" calcext:value-type="float">
            <text:p>1.839653852995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9</text:p>
          </table:table-cell>
          <table:table-cell office:value-type="float" office:value="1.7371444872163" calcext:value-type="float">
            <text:p>1.737144487216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14114827248" calcext:value-type="float">
            <text:p>2.091411482724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55147099845" calcext:value-type="float">
            <text:p>2.025514709984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95338847" calcext:value-type="float">
            <text:p>1.4280953388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398449054" calcext:value-type="float">
            <text:p>0.714733984490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30</text:p>
          </table:table-cell>
          <table:table-cell office:value-type="float" office:value="1.9342905954836" calcext:value-type="float">
            <text:p>1.93429059548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9</text:p>
          </table:table-cell>
          <table:table-cell office:value-type="float" office:value="2.0598936211646" calcext:value-type="float">
            <text:p>2.05989362116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4</text:p>
          </table:table-cell>
          <table:table-cell office:value-type="float" office:value="0.71564977300024" calcext:value-type="float">
            <text:p>0.715649773000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3</text:p>
          </table:table-cell>
          <table:table-cell office:value-type="float" office:value="1.4289016537877" calcext:value-type="float">
            <text:p>1.42890165378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7</text:p>
          </table:table-cell>
          <table:table-cell office:value-type="float" office:value="1.8026981024231" calcext:value-type="float">
            <text:p>1.802698102423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0</text:p>
          </table:table-cell>
          <table:table-cell office:value-type="float" office:value="1.8752969733716" calcext:value-type="float">
            <text:p>1.87529697337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6</text:p>
          </table:table-cell>
          <table:table-cell office:value-type="float" office:value="1.8393243796585" calcext:value-type="float">
            <text:p>1.839324379658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8</text:p>
          </table:table-cell>
          <table:table-cell office:value-type="float" office:value="1.7471844766479" calcext:value-type="float">
            <text:p>1.747184476647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1510429989" calcext:value-type="float">
            <text:p>2.09151042998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38610169884" calcext:value-type="float">
            <text:p>2.033861016988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416535351" calcext:value-type="float">
            <text:p>1.42914165353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924854816" calcext:value-type="float">
            <text:p>0.713879248548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4</text:p>
          </table:table-cell>
          <table:table-cell office:value-type="float" office:value="1.9395021689451" calcext:value-type="float">
            <text:p>1.939502168945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3</text:p>
          </table:table-cell>
          <table:table-cell office:value-type="float" office:value="2.0560736251857" calcext:value-type="float">
            <text:p>2.05607362518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5</text:p>
          </table:table-cell>
          <table:table-cell office:value-type="float" office:value="0.71380240652378" calcext:value-type="float">
            <text:p>0.713802406523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9</text:p>
          </table:table-cell>
          <table:table-cell office:value-type="float" office:value="1.4289711273988" calcext:value-type="float">
            <text:p>1.42897112739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9</text:p>
          </table:table-cell>
          <table:table-cell office:value-type="float" office:value="1.8042370481715" calcext:value-type="float">
            <text:p>1.804237048171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6</text:p>
          </table:table-cell>
          <table:table-cell office:value-type="float" office:value="1.8710875041184" calcext:value-type="float">
            <text:p>1.87108750411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4</text:p>
          </table:table-cell>
          <table:table-cell office:value-type="float" office:value="1.8384149069317" calcext:value-type="float">
            <text:p>1.83841490693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7</text:p>
          </table:table-cell>
          <table:table-cell office:value-type="float" office:value="1.7393539585748" calcext:value-type="float">
            <text:p>1.7393539585748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61409724832" calcext:value-type="float">
            <text:p>2.076140972483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819412822" calcext:value-type="float">
            <text:p>0.715578194128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33252280787" calcext:value-type="float">
            <text:p>2.033325228078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51128683" calcext:value-type="float">
            <text:p>1.4277511286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556388888" calcext:value-type="float">
            <text:p>0.71430556388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3</text:p>
          </table:table-cell>
          <table:table-cell office:value-type="float" office:value="1.9661210882936" calcext:value-type="float">
            <text:p>1.966121088293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7</text:p>
          </table:table-cell>
          <table:table-cell office:value-type="float" office:value="2.0537199434527" calcext:value-type="float">
            <text:p>2.053719943452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5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10</text:p>
          </table:table-cell>
          <table:table-cell office:value-type="float" office:value="1.4291184956647" calcext:value-type="float">
            <text:p>1.42911849566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0</text:p>
          </table:table-cell>
          <table:table-cell office:value-type="float" office:value="1.8020054715732" calcext:value-type="float">
            <text:p>1.802005471573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4</text:p>
          </table:table-cell>
          <table:table-cell office:value-type="float" office:value="1.8706527677339" calcext:value-type="float">
            <text:p>1.87065276773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4</text:p>
          </table:table-cell>
          <table:table-cell office:value-type="float" office:value="1.8302707049782" calcext:value-type="float">
            <text:p>1.830270704978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6</text:p>
          </table:table-cell>
          <table:table-cell office:value-type="float" office:value="1.7455876362235" calcext:value-type="float">
            <text:p>1.745587636223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2028334707" calcext:value-type="float">
            <text:p>2.08202833470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924854816" calcext:value-type="float">
            <text:p>0.713879248548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70462873197" calcext:value-type="float">
            <text:p>2.027046287319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490212116" calcext:value-type="float">
            <text:p>1.42984902121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6</text:p>
          </table:table-cell>
          <table:table-cell office:value-type="float" office:value="1.9606779361285" calcext:value-type="float">
            <text:p>1.960677936128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</text:p>
          </table:table-cell>
          <table:table-cell office:value-type="float" office:value="2.0429925863236" calcext:value-type="float">
            <text:p>2.04299258632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9</text:p>
          </table:table-cell>
          <table:table-cell office:value-type="float" office:value="0.71386030119968" calcext:value-type="float">
            <text:p>0.713860301199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8</text:p>
          </table:table-cell>
          <table:table-cell office:value-type="float" office:value="1.4296921792714" calcext:value-type="float">
            <text:p>1.42969217927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4</text:p>
          </table:table-cell>
          <table:table-cell office:value-type="float" office:value="1.8008875780131" calcext:value-type="float">
            <text:p>1.800887578013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0</text:p>
          </table:table-cell>
          <table:table-cell office:value-type="float" office:value="1.8697769791821" calcext:value-type="float">
            <text:p>1.86977697918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3</text:p>
          </table:table-cell>
          <table:table-cell office:value-type="float" office:value="1.8461591093062" calcext:value-type="float">
            <text:p>1.84615910930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5</text:p>
          </table:table-cell>
          <table:table-cell office:value-type="float" office:value="1.7507928939022" calcext:value-type="float">
            <text:p>1.7507928939022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44483216333" calcext:value-type="float">
            <text:p>2.094448321633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556388888" calcext:value-type="float">
            <text:p>0.71430556388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64715405563" calcext:value-type="float">
            <text:p>2.036471540556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690219273" calcext:value-type="float">
            <text:p>1.42916902192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8029938916" calcext:value-type="float">
            <text:p>0.715580299389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5</text:p>
          </table:table-cell>
          <table:table-cell office:value-type="float" office:value="1.9582032018914" calcext:value-type="float">
            <text:p>1.95820320189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0</text:p>
          </table:table-cell>
          <table:table-cell office:value-type="float" office:value="2.0524178395602" calcext:value-type="float">
            <text:p>2.05241783956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3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24</text:p>
          </table:table-cell>
          <table:table-cell office:value-type="float" office:value="1.4291016535772" calcext:value-type="float">
            <text:p>1.42910165357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17</text:p>
          </table:table-cell>
          <table:table-cell office:value-type="float" office:value="1.8124854605416" calcext:value-type="float">
            <text:p>1.812485460541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2</text:p>
          </table:table-cell>
          <table:table-cell office:value-type="float" office:value="1.8636906697993" calcext:value-type="float">
            <text:p>1.86369066979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5</text:p>
          </table:table-cell>
          <table:table-cell office:value-type="float" office:value="1.8468991085273" calcext:value-type="float">
            <text:p>1.84689910852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4</text:p>
          </table:table-cell>
          <table:table-cell office:value-type="float" office:value="1.7359950147421" calcext:value-type="float">
            <text:p>1.7359950147421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17388613275" calcext:value-type="float">
            <text:p>2.081738861327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082704123" calcext:value-type="float">
            <text:p>0.714310827041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58704885574" calcext:value-type="float">
            <text:p>2.035870488557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669186664" calcext:value-type="float">
            <text:p>1.427266918666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609019359" calcext:value-type="float">
            <text:p>0.714316090193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8</text:p>
          </table:table-cell>
          <table:table-cell office:value-type="float" office:value="1.9708431885861" calcext:value-type="float">
            <text:p>1.97084318858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2</text:p>
          </table:table-cell>
          <table:table-cell office:value-type="float" office:value="2.0548388896433" calcext:value-type="float">
            <text:p>2.05483888964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12</text:p>
          </table:table-cell>
          <table:table-cell office:value-type="float" office:value="0.71473819501243" calcext:value-type="float">
            <text:p>0.714738195012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6</text:p>
          </table:table-cell>
          <table:table-cell office:value-type="float" office:value="1.4304500732104" calcext:value-type="float">
            <text:p>1.43045007321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2</text:p>
          </table:table-cell>
          <table:table-cell office:value-type="float" office:value="1.8011886303278" calcext:value-type="float">
            <text:p>1.801188630327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21</text:p>
          </table:table-cell>
          <table:table-cell office:value-type="float" office:value="1.8693548743633" calcext:value-type="float">
            <text:p>1.86935487436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3</text:p>
          </table:table-cell>
          <table:table-cell office:value-type="float" office:value="1.8412675355079" calcext:value-type="float">
            <text:p>1.84126753550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3</text:p>
          </table:table-cell>
          <table:table-cell office:value-type="float" office:value="1.7418707980307" calcext:value-type="float">
            <text:p>1.741870798030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46230582915" calcext:value-type="float">
            <text:p>2.094623058291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79894547479" calcext:value-type="float">
            <text:p>2.017989454747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1900776947" calcext:value-type="float">
            <text:p>1.426190077694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0.9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5</text:p>
          </table:table-cell>
          <table:table-cell office:value-type="float" office:value="1.9440369010138" calcext:value-type="float">
            <text:p>1.944036901013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1</text:p>
          </table:table-cell>
          <table:table-cell office:value-type="float" office:value="2.058776780235" calcext:value-type="float">
            <text:p>2.0587767802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0.9</text:p>
          </table:table-cell>
          <table:table-cell office:value-type="string" calcext:value-type="string">
            <text:p>#27</text:p>
          </table:table-cell>
          <table:table-cell office:value-type="float" office:value="0.71480345810162" calcext:value-type="float">
            <text:p>0.7148034581016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0.9</text:p>
          </table:table-cell>
          <table:table-cell office:value-type="string" calcext:value-type="string">
            <text:p>#3</text:p>
          </table:table-cell>
          <table:table-cell office:value-type="float" office:value="1.4298690211905" calcext:value-type="float">
            <text:p>1.42986902119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0.9</text:p>
          </table:table-cell>
          <table:table-cell office:value-type="string" calcext:value-type="string">
            <text:p>#3</text:p>
          </table:table-cell>
          <table:table-cell office:value-type="float" office:value="1.7896296951266" calcext:value-type="float">
            <text:p>1.789629695126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0.9</text:p>
          </table:table-cell>
          <table:table-cell office:value-type="string" calcext:value-type="string">
            <text:p>#15</text:p>
          </table:table-cell>
          <table:table-cell office:value-type="float" office:value="1.8700917156929" calcext:value-type="float">
            <text:p>1.87009171569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30</text:p>
          </table:table-cell>
          <table:table-cell office:value-type="float" office:value="1.8328443864796" calcext:value-type="float">
            <text:p>1.83284438647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2</text:p>
          </table:table-cell>
          <table:table-cell office:value-type="float" office:value="1.7473171080873" calcext:value-type="float">
            <text:p>1.7473171080873</text:p>
          </table:table-cell>
        </table:table-row>
        <table:table-row table:style-name="ro1">
          <table:table-cell table:number-columns-repeated="37"/>
          <table:table-cell table:formula="of:=AVERAGE([.AL267:.AL296])" office:value-type="float" office:value="2.0895147829669" calcext:value-type="float">
            <text:p>2.0895147829669</text:p>
          </table:table-cell>
          <table:table-cell/>
          <table:table-cell table:formula="of:=AVERAGE([.AU267:.AU296])" office:value-type="float" office:value="0.714396862038391" calcext:value-type="float">
            <text:p>0.714396862038391</text:p>
          </table:table-cell>
          <table:table-cell/>
          <table:table-cell table:formula="of:=AVERAGE([.BB267:.BB296])" office:value-type="float" office:value="2.02939305677923" calcext:value-type="float">
            <text:p>2.02939305677923</text:p>
          </table:table-cell>
          <table:table-cell/>
          <table:table-cell table:formula="of:=AVERAGE([.BI283:.BI312])" office:value-type="float" office:value="1.42840131596854" calcext:value-type="float">
            <text:p>1.42840131596854</text:p>
          </table:table-cell>
          <table:table-cell/>
          <table:table-cell table:formula="of:=AVERAGE([.BP267:.BP296])" office:value-type="float" office:value="0.714396616424615" calcext:value-type="float">
            <text:p>0.714396616424615</text:p>
          </table:table-cell>
          <table:table-cell table:number-columns-repeated="23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8</text:p>
          </table:table-cell>
          <table:table-cell office:value-type="float" office:value="1.9687442434271" calcext:value-type="float">
            <text:p>1.968744243427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6</text:p>
          </table:table-cell>
          <table:table-cell office:value-type="float" office:value="2.0526620498294" calcext:value-type="float">
            <text:p>2.0526620498294</text:p>
          </table:table-cell>
          <table:table-cell table:number-columns-repeated="4"/>
          <table:table-cell table:formula="of:=AVERAGE([.CE267:.CE296])" office:value-type="float" office:value="0.71439700238912" calcext:value-type="float">
            <text:p>0.71439700238912</text:p>
          </table:table-cell>
          <table:table-cell/>
          <table:table-cell table:formula="of:=AVERAGE([.CJ267:.CJ296])" office:value-type="float" office:value="1.42847488230714" calcext:value-type="float">
            <text:p>1.42847488230714</text:p>
          </table:table-cell>
          <table:table-cell/>
          <table:table-cell table:formula="of:=AVERAGE([.CO267:.CO296])" office:value-type="float" office:value="1.80446645143882" calcext:value-type="float">
            <text:p>1.80446645143882</text:p>
          </table:table-cell>
          <table:table-cell/>
          <table:table-cell table:formula="of:=AVERAGE([.CU267:.CU296])" office:value-type="float" office:value="1.86945147075284" calcext:value-type="float">
            <text:p>1.86945147075284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6</text:p>
          </table:table-cell>
          <table:table-cell office:value-type="float" office:value="1.8396180635599" calcext:value-type="float">
            <text:p>1.83961806355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1</text:p>
          </table:table-cell>
          <table:table-cell office:value-type="float" office:value="1.7323129133548" calcext:value-type="float">
            <text:p>1.7323129133548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5</text:p>
          </table:table-cell>
          <table:table-cell office:value-type="float" office:value="1.9653263522881" calcext:value-type="float">
            <text:p>1.965326352288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32</text:p>
          </table:table-cell>
          <table:table-cell office:value-type="float" office:value="2.0502199471369" calcext:value-type="float">
            <text:p>2.0502199471369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4</text:p>
          </table:table-cell>
          <table:table-cell office:value-type="float" office:value="1.8423222712397" calcext:value-type="float">
            <text:p>1.842322271239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0</text:p>
          </table:table-cell>
          <table:table-cell office:value-type="float" office:value="1.7390076431498" calcext:value-type="float">
            <text:p>1.7390076431498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28156812467" calcext:value-type="float">
            <text:p>2.1028156812467</text:p>
          </table:table-cell>
          <table:table-cell office:value-type="float" office:value="0.00154543522840483" calcext:value-type="float">
            <text:p>0.001545435228405</text:p>
          </table:table-cell>
          <table:table-cell table:number-columns-repeated="2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977388445" calcext:value-type="float">
            <text:p>0.71480977388445</text:p>
          </table:table-cell>
          <table:table-cell office:value-type="float" office:value="0.000265657866690978" calcext:value-type="float">
            <text:p>0.000265657866691</text:p>
          </table:table-cell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96525793131" calcext:value-type="float">
            <text:p>2.049652579313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9995473689" calcext:value-type="float">
            <text:p>1.42999954736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977388445" calcext:value-type="float">
            <text:p>0.7148097738844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2</text:p>
          </table:table-cell>
          <table:table-cell office:value-type="float" office:value="1.9611410935357" calcext:value-type="float">
            <text:p>1.96114109353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0</text:p>
          </table:table-cell>
          <table:table-cell office:value-type="float" office:value="2.062918881138" calcext:value-type="float">
            <text:p>2.06291888113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7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1</text:p>
          </table:table-cell>
          <table:table-cell office:value-type="float" office:value="1.4296542845744" calcext:value-type="float">
            <text:p>1.42965428457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9</text:p>
          </table:table-cell>
          <table:table-cell office:value-type="float" office:value="1.8125096710425" calcext:value-type="float">
            <text:p>1.812509671042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</text:p>
          </table:table-cell>
          <table:table-cell office:value-type="float" office:value="1.867322244924" calcext:value-type="float">
            <text:p>1.8673222449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2</text:p>
          </table:table-cell>
          <table:table-cell office:value-type="float" office:value="1.8434822700187" calcext:value-type="float">
            <text:p>1.84348227001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9</text:p>
          </table:table-cell>
          <table:table-cell office:value-type="float" office:value="1.7439118485138" calcext:value-type="float">
            <text:p>1.7439118485138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90672641397" calcext:value-type="float">
            <text:p>2.099067264139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767070772" calcext:value-type="float">
            <text:p>0.712827670707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361048041" calcext:value-type="float">
            <text:p>2.0436104804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4732342387" calcext:value-type="float">
            <text:p>1.42747323423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282556544677" calcext:value-type="float">
            <text:p>0.712825565446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27</text:p>
          </table:table-cell>
          <table:table-cell office:value-type="float" office:value="1.9636474066869" calcext:value-type="float">
            <text:p>1.9636474066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</text:p>
          </table:table-cell>
          <table:table-cell office:value-type="float" office:value="2.0464652142471" calcext:value-type="float">
            <text:p>2.04646521424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1</text:p>
          </table:table-cell>
          <table:table-cell office:value-type="float" office:value="0.71420766925508" calcext:value-type="float">
            <text:p>0.714207669255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8</text:p>
          </table:table-cell>
          <table:table-cell office:value-type="float" office:value="1.4285090226221" calcext:value-type="float">
            <text:p>1.42850902262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</text:p>
          </table:table-cell>
          <table:table-cell office:value-type="float" office:value="1.8168844032796" calcext:value-type="float">
            <text:p>1.816884403279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3</text:p>
          </table:table-cell>
          <table:table-cell office:value-type="float" office:value="1.8778117075666" calcext:value-type="float">
            <text:p>1.87781170756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5</text:p>
          </table:table-cell>
          <table:table-cell office:value-type="float" office:value="1.8383412227987" calcext:value-type="float">
            <text:p>1.83834122279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8</text:p>
          </table:table-cell>
          <table:table-cell office:value-type="float" office:value="1.7417729033969" calcext:value-type="float">
            <text:p>1.741772903396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63883195912" calcext:value-type="float">
            <text:p>2.096388319591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977441076" calcext:value-type="float">
            <text:p>0.714309774410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90652220366" calcext:value-type="float">
            <text:p>2.039065222036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742870797" calcext:value-type="float">
            <text:p>1.427274287079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1398493265" calcext:value-type="float">
            <text:p>0.714313984932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8</text:p>
          </table:table-cell>
          <table:table-cell office:value-type="float" office:value="1.9686842434903" calcext:value-type="float">
            <text:p>1.96868424349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9</text:p>
          </table:table-cell>
          <table:table-cell office:value-type="float" office:value="2.0552388892222" calcext:value-type="float">
            <text:p>2.05523888922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0</text:p>
          </table:table-cell>
          <table:table-cell office:value-type="float" office:value="0.71430661651935" calcext:value-type="float">
            <text:p>0.714306616519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</text:p>
          </table:table-cell>
          <table:table-cell office:value-type="float" office:value="1.4291690219273" calcext:value-type="float">
            <text:p>1.42916902192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2</text:p>
          </table:table-cell>
          <table:table-cell office:value-type="float" office:value="1.8161138777749" calcext:value-type="float">
            <text:p>1.8161138777749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</text:p>
          </table:table-cell>
          <table:table-cell office:value-type="float" office:value="1.8665927720076" calcext:value-type="float">
            <text:p>1.86659277200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31</text:p>
          </table:table-cell>
          <table:table-cell office:value-type="float" office:value="1.8431622703555" calcext:value-type="float">
            <text:p>1.84316227035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7</text:p>
          </table:table-cell>
          <table:table-cell office:value-type="float" office:value="1.7385002752629" calcext:value-type="float">
            <text:p>1.738500275262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74167395613" calcext:value-type="float">
            <text:p>2.097416739561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38767959192" calcext:value-type="float">
            <text:p>2.043876795919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2111303041" calcext:value-type="float">
            <text:p>1.42621113030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56030046284" calcext:value-type="float">
            <text:p>0.714560300462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</text:p>
          </table:table-cell>
          <table:table-cell office:value-type="float" office:value="1.96787898118" calcext:value-type="float">
            <text:p>1.9678789811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14</text:p>
          </table:table-cell>
          <table:table-cell office:value-type="float" office:value="2.0615704615048" calcext:value-type="float">
            <text:p>2.06157046150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0</text:p>
          </table:table-cell>
          <table:table-cell office:value-type="float" office:value="0.71455714257143" calcext:value-type="float">
            <text:p>0.714557142571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6</text:p>
          </table:table-cell>
          <table:table-cell office:value-type="float" office:value="1.4305890204326" calcext:value-type="float">
            <text:p>1.43058902043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9</text:p>
          </table:table-cell>
          <table:table-cell office:value-type="float" office:value="1.8090391483798" calcext:value-type="float">
            <text:p>1.809039148379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0</text:p>
          </table:table-cell>
          <table:table-cell office:value-type="float" office:value="1.873022238924" calcext:value-type="float">
            <text:p>1.8730222389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3</text:p>
          </table:table-cell>
          <table:table-cell office:value-type="float" office:value="1.8430117441982" calcext:value-type="float">
            <text:p>1.843011744198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4</text:p>
          </table:table-cell>
          <table:table-cell office:value-type="float" office:value="1.7499128948285" calcext:value-type="float">
            <text:p>1.749912894828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51430472178" calcext:value-type="float">
            <text:p>2.105143047217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80451073209" calcext:value-type="float">
            <text:p>0.714804510732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9946915845" calcext:value-type="float">
            <text:p>2.042994691584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669171927" calcext:value-type="float">
            <text:p>1.42866691719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971423188" calcext:value-type="float">
            <text:p>0.71479714231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10</text:p>
          </table:table-cell>
          <table:table-cell office:value-type="float" office:value="1.9612421460609" calcext:value-type="float">
            <text:p>1.961242146060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3</text:p>
          </table:table-cell>
          <table:table-cell office:value-type="float" office:value="2.0596452003735" calcext:value-type="float">
            <text:p>2.05964520037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8</text:p>
          </table:table-cell>
          <table:table-cell office:value-type="float" office:value="0.71480977388445" calcext:value-type="float">
            <text:p>0.714809773884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7</text:p>
          </table:table-cell>
          <table:table-cell office:value-type="float" office:value="1.4285563909933" calcext:value-type="float">
            <text:p>1.42855639099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9</text:p>
          </table:table-cell>
          <table:table-cell office:value-type="float" office:value="1.8177222971344" calcext:value-type="float">
            <text:p>1.817722297134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4</text:p>
          </table:table-cell>
          <table:table-cell office:value-type="float" office:value="1.8743443427954" calcext:value-type="float">
            <text:p>1.8743443427954</text:p>
          </table:table-cell>
          <table:table-cell table:number-columns-repeated="4"/>
          <table:table-cell table:formula="of:=AVERAGE([.CZ268:.CZ302])" office:value-type="float" office:value="1.8400946044117" calcext:value-type="float">
            <text:p>1.8400946044117</text:p>
          </table:table-cell>
          <table:table-cell/>
          <table:table-cell table:formula="of:=AVERAGE([.DE268:.DE302])" office:value-type="float" office:value="1.74128466330937" calcext:value-type="float">
            <text:p>1.74128466330937</text:p>
          </table:table-cell>
          <table:table-cell table:number-columns-repeated="3"/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11725250816" calcext:value-type="float">
            <text:p>2.101172525081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345907004" calcext:value-type="float">
            <text:p>0.713883459070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21199451369" calcext:value-type="float">
            <text:p>2.052119945136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3932332703" calcext:value-type="float">
            <text:p>1.42839323327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8240643957" calcext:value-type="float">
            <text:p>0.7138824064395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8</text:p>
          </table:table-cell>
          <table:table-cell office:value-type="string" calcext:value-type="string">
            <text:p>#31</text:p>
          </table:table-cell>
          <table:table-cell office:value-type="float" office:value="1.9571863608565" calcext:value-type="float">
            <text:p>1.957186360856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8</text:p>
          </table:table-cell>
          <table:table-cell office:value-type="string" calcext:value-type="string">
            <text:p>#26</text:p>
          </table:table-cell>
          <table:table-cell office:value-type="float" office:value="2.0450988998959" calcext:value-type="float">
            <text:p>2.045098899895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5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2</text:p>
          </table:table-cell>
          <table:table-cell office:value-type="float" office:value="1.4295216531351" calcext:value-type="float">
            <text:p>1.42952165313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2</text:p>
          </table:table-cell>
          <table:table-cell office:value-type="float" office:value="1.8173675606657" calcext:value-type="float">
            <text:p>1.817367560665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2</text:p>
          </table:table-cell>
          <table:table-cell office:value-type="float" office:value="1.8705348731212" calcext:value-type="float">
            <text:p>1.8705348731212</text:p>
          </table:table-cell>
          <table:table-cell table:number-columns-repeated="10"/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43472585818" calcext:value-type="float">
            <text:p>2.104347258581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466157404" calcext:value-type="float">
            <text:p>0.7150466157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82715386615" calcext:value-type="float">
            <text:p>2.038271538661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121798819" calcext:value-type="float">
            <text:p>1.4291121798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05082626229" calcext:value-type="float">
            <text:p>0.71505082626229</text:p>
          </table:table-cell>
          <table:table-cell table:number-columns-repeated="4"/>
          <table:table-cell table:formula="of:=AVERAGE([.BU270:.BU304])" office:value-type="float" office:value="1.95731472162361" calcext:value-type="float">
            <text:p>1.95731472162361</text:p>
          </table:table-cell>
          <table:table-cell table:formula="of:=AVERAGE([.BZ270:.BZ304])" office:value-type="float" office:value="2.05561702416254" calcext:value-type="float">
            <text:p>2.05561702416254</text:p>
          </table:table-cell>
          <table:table-cell table:number-columns-repeated="5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</text:p>
          </table:table-cell>
          <table:table-cell office:value-type="float" office:value="0.71430556388888" calcext:value-type="float">
            <text:p>0.7143055638888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5</text:p>
          </table:table-cell>
          <table:table-cell office:value-type="float" office:value="1.4289932326387" calcext:value-type="float">
            <text:p>1.42899323263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8</text:p>
          </table:table-cell>
          <table:table-cell office:value-type="float" office:value="1.8119254611311" calcext:value-type="float">
            <text:p>1.811925461131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0</text:p>
          </table:table-cell>
          <table:table-cell office:value-type="float" office:value="1.8725917130614" calcext:value-type="float">
            <text:p>1.87259171306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32</text:p>
          </table:table-cell>
          <table:table-cell office:value-type="float" office:value="1.8433591122536" calcext:value-type="float">
            <text:p>1.843359112253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9</text:p>
          </table:table-cell>
          <table:table-cell office:value-type="float" office:value="1.7494297374424" calcext:value-type="float">
            <text:p>1.7494297374424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16619982505" calcext:value-type="float">
            <text:p>2.101661998250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714219248" calcext:value-type="float">
            <text:p>0.7149171421924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490102642" calcext:value-type="float">
            <text:p>2.0249010264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658636149" calcext:value-type="float">
            <text:p>1.42956586361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91714219248" calcext:value-type="float">
            <text:p>0.71491714219248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5</text:p>
          </table:table-cell>
          <table:table-cell office:value-type="float" office:value="0.71379398548002" calcext:value-type="float">
            <text:p>0.713793985480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5</text:p>
          </table:table-cell>
          <table:table-cell office:value-type="float" office:value="1.4306258624991" calcext:value-type="float">
            <text:p>1.43062586249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5</text:p>
          </table:table-cell>
          <table:table-cell office:value-type="float" office:value="1.8101044104164" calcext:value-type="float">
            <text:p>1.810104410416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1</text:p>
          </table:table-cell>
          <table:table-cell office:value-type="float" office:value="1.8701948734791" calcext:value-type="float">
            <text:p>1.870194873479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9</text:p>
          </table:table-cell>
          <table:table-cell office:value-type="float" office:value="1.849225421868" calcext:value-type="float">
            <text:p>1.8492254218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</text:p>
          </table:table-cell>
          <table:table-cell office:value-type="float" office:value="1.7460171094557" calcext:value-type="float">
            <text:p>1.746017109455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07409465885" calcext:value-type="float">
            <text:p>2.100740946588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95052215735" calcext:value-type="float">
            <text:p>2.039505221573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0227052393" calcext:value-type="float">
            <text:p>1.43002270523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07398623791" calcext:value-type="float">
            <text:p>0.7130739862379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9</text:p>
          </table:table-cell>
          <table:table-cell office:value-type="float" office:value="1.9661768777085" calcext:value-type="float">
            <text:p>1.966176877708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3</text:p>
          </table:table-cell>
          <table:table-cell office:value-type="float" office:value="2.0570473083713" calcext:value-type="float">
            <text:p>2.05704730837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1</text:p>
          </table:table-cell>
          <table:table-cell office:value-type="float" office:value="0.71388977485287" calcext:value-type="float">
            <text:p>0.713889774852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3</text:p>
          </table:table-cell>
          <table:table-cell office:value-type="float" office:value="1.4298384949068" calcext:value-type="float">
            <text:p>1.42983849490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4</text:p>
          </table:table-cell>
          <table:table-cell office:value-type="float" office:value="1.8100896735898" calcext:value-type="float">
            <text:p>1.810089673589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0</text:p>
          </table:table-cell>
          <table:table-cell office:value-type="float" office:value="1.8707001361051" calcext:value-type="float">
            <text:p>1.87070013610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31</text:p>
          </table:table-cell>
          <table:table-cell office:value-type="float" office:value="1.8441601640419" calcext:value-type="float">
            <text:p>1.84416016404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7</text:p>
          </table:table-cell>
          <table:table-cell office:value-type="float" office:value="1.7471518451033" calcext:value-type="float">
            <text:p>1.7471518451033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03904206417" calcext:value-type="float">
            <text:p>2.100390420641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48389001696" calcext:value-type="float">
            <text:p>2.044838900169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2879712758" calcext:value-type="float">
            <text:p>1.42728797127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1293188112" calcext:value-type="float">
            <text:p>0.7147129318811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4</text:p>
          </table:table-cell>
          <table:table-cell office:value-type="float" office:value="1.9596537266803" calcext:value-type="float">
            <text:p>1.95965372668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34</text:p>
          </table:table-cell>
          <table:table-cell office:value-type="float" office:value="2.0728672917186" calcext:value-type="float">
            <text:p>2.07286729171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8</text:p>
          </table:table-cell>
          <table:table-cell office:value-type="float" office:value="0.71328661759303" calcext:value-type="float">
            <text:p>0.713286617593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4</text:p>
          </table:table-cell>
          <table:table-cell office:value-type="float" office:value="1.4301542840481" calcext:value-type="float">
            <text:p>1.43015428404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6</text:p>
          </table:table-cell>
          <table:table-cell office:value-type="float" office:value="1.8172107187256" calcext:value-type="float">
            <text:p>1.817210718725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8</text:p>
          </table:table-cell>
          <table:table-cell office:value-type="float" office:value="1.8765811825461" calcext:value-type="float">
            <text:p>1.876581182546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34</text:p>
          </table:table-cell>
          <table:table-cell office:value-type="float" office:value="1.8418117454613" calcext:value-type="float">
            <text:p>1.84181174546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6</text:p>
          </table:table-cell>
          <table:table-cell office:value-type="float" office:value="1.7454486890014" calcext:value-type="float">
            <text:p>1.7454486890014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83746332899" calcext:value-type="float">
            <text:p>2.098374633289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240610273" calcext:value-type="float">
            <text:p>0.7142024061027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67094245164" calcext:value-type="float">
            <text:p>2.046709424516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579547811" calcext:value-type="float">
            <text:p>1.42957954781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20661662461" calcext:value-type="float">
            <text:p>0.7142066166246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31</text:p>
          </table:table-cell>
          <table:table-cell office:value-type="float" office:value="1.9666884561174" calcext:value-type="float">
            <text:p>1.96668845611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6</text:p>
          </table:table-cell>
          <table:table-cell office:value-type="float" office:value="2.0612388829064" calcext:value-type="float">
            <text:p>2.06123888290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9</text:p>
          </table:table-cell>
          <table:table-cell office:value-type="float" office:value="0.71282767070772" calcext:value-type="float">
            <text:p>0.712827670707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7</text:p>
          </table:table-cell>
          <table:table-cell office:value-type="float" office:value="1.427389023801" calcext:value-type="float">
            <text:p>1.42738902380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0</text:p>
          </table:table-cell>
          <table:table-cell office:value-type="float" office:value="1.8095486215278" calcext:value-type="float">
            <text:p>1.809548621527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4</text:p>
          </table:table-cell>
          <table:table-cell office:value-type="float" office:value="1.8737696065583" calcext:value-type="float">
            <text:p>1.873769606558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6</text:p>
          </table:table-cell>
          <table:table-cell office:value-type="float" office:value="1.8501896313793" calcext:value-type="float">
            <text:p>1.850189631379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5</text:p>
          </table:table-cell>
          <table:table-cell office:value-type="float" office:value="1.7544213111355" calcext:value-type="float">
            <text:p>1.754421311135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3862006461" calcext:value-type="float">
            <text:p>2.09386200646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66173404" calcext:value-type="float">
            <text:p>0.7135266173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6344161743" calcext:value-type="float">
            <text:p>2.04634416174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5743762375" calcext:value-type="float">
            <text:p>1.4257437623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5266173404" calcext:value-type="float">
            <text:p>0.713526617340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33</text:p>
          </table:table-cell>
          <table:table-cell office:value-type="float" office:value="1.9668821401241" calcext:value-type="float">
            <text:p>1.96688214012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5</text:p>
          </table:table-cell>
          <table:table-cell office:value-type="float" office:value="2.0657630886704" calcext:value-type="float">
            <text:p>2.06576308867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3</text:p>
          </table:table-cell>
          <table:table-cell office:value-type="float" office:value="0.71434556384677" calcext:value-type="float">
            <text:p>0.7143455638467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9</text:p>
          </table:table-cell>
          <table:table-cell office:value-type="float" office:value="1.4285100752526" calcext:value-type="float">
            <text:p>1.42851007525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8</text:p>
          </table:table-cell>
          <table:table-cell office:value-type="float" office:value="1.8013328407023" calcext:value-type="float">
            <text:p>1.801332840702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8</text:p>
          </table:table-cell>
          <table:table-cell office:value-type="float" office:value="1.8761948671633" calcext:value-type="float">
            <text:p>1.87619486716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5</text:p>
          </table:table-cell>
          <table:table-cell office:value-type="float" office:value="1.8361275409184" calcext:value-type="float">
            <text:p>1.836127540918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4</text:p>
          </table:table-cell>
          <table:table-cell office:value-type="float" office:value="1.7504128943022" calcext:value-type="float">
            <text:p>1.7504128943022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71188451381" calcext:value-type="float">
            <text:p>2.0971188451381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8357443834" calcext:value-type="float">
            <text:p>2.04283574438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6321803872" calcext:value-type="float">
            <text:p>1.42863218038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5</text:p>
          </table:table-cell>
          <table:table-cell office:value-type="float" office:value="1.9678842443324" calcext:value-type="float">
            <text:p>1.967884244332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0</text:p>
          </table:table-cell>
          <table:table-cell office:value-type="float" office:value="2.074119921979" calcext:value-type="float">
            <text:p>2.0741199219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7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4</text:p>
          </table:table-cell>
          <table:table-cell office:value-type="float" office:value="1.427717444508" calcext:value-type="float">
            <text:p>1.4277174445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4</text:p>
          </table:table-cell>
          <table:table-cell office:value-type="float" office:value="1.818624401448" calcext:value-type="float">
            <text:p>1.81862440144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6</text:p>
          </table:table-cell>
          <table:table-cell office:value-type="float" office:value="1.8768327612287" calcext:value-type="float">
            <text:p>1.87683276122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8</text:p>
          </table:table-cell>
          <table:table-cell office:value-type="float" office:value="1.849098053581" calcext:value-type="float">
            <text:p>1.8490980535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3</text:p>
          </table:table-cell>
          <table:table-cell office:value-type="float" office:value="1.7534423647975" calcext:value-type="float">
            <text:p>1.753442364797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78851601209" calcext:value-type="float">
            <text:p>2.097885160120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924915869" calcext:value-type="float">
            <text:p>0.713299249158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54178574549" calcext:value-type="float">
            <text:p>2.035417857454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69479716337" calcext:value-type="float">
            <text:p>1.42694797163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29714389774" calcext:value-type="float">
            <text:p>0.713297143897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8</text:p>
          </table:table-cell>
          <table:table-cell office:value-type="float" office:value="1.9682895070637" calcext:value-type="float">
            <text:p>1.96828950706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8</text:p>
          </table:table-cell>
          <table:table-cell office:value-type="float" office:value="2.0756967624245" calcext:value-type="float">
            <text:p>2.07569676242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</text:p>
          </table:table-cell>
          <table:table-cell office:value-type="float" office:value="0.71558029938916" calcext:value-type="float">
            <text:p>0.7155802993891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0</text:p>
          </table:table-cell>
          <table:table-cell office:value-type="float" office:value="1.4291237588171" calcext:value-type="float">
            <text:p>1.42912375881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3</text:p>
          </table:table-cell>
          <table:table-cell office:value-type="float" office:value="1.8047012582092" calcext:value-type="float">
            <text:p>1.804701258209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7</text:p>
          </table:table-cell>
          <table:table-cell office:value-type="float" office:value="1.8773159186148" calcext:value-type="float">
            <text:p>1.87731591861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33</text:p>
          </table:table-cell>
          <table:table-cell office:value-type="float" office:value="1.8444012164198" calcext:value-type="float">
            <text:p>1.844401216419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0</text:p>
          </table:table-cell>
          <table:table-cell office:value-type="float" office:value="1.7538139433537" calcext:value-type="float">
            <text:p>1.753813943353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73062028356" calcext:value-type="float">
            <text:p>2.107306202835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030124179" calcext:value-type="float">
            <text:p>0.71382030124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90620746715" calcext:value-type="float">
            <text:p>2.029062074671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3037607329" calcext:value-type="float">
            <text:p>1.42730376073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234591332" calcext:value-type="float">
            <text:p>0.71382345913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3</text:p>
          </table:table-cell>
          <table:table-cell office:value-type="float" office:value="1.9767589718327" calcext:value-type="float">
            <text:p>1.97675897183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9</text:p>
          </table:table-cell>
          <table:table-cell office:value-type="float" office:value="2.0634094069375" calcext:value-type="float">
            <text:p>2.06340940693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6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7</text:p>
          </table:table-cell>
          <table:table-cell office:value-type="float" office:value="1.4304363890143" calcext:value-type="float">
            <text:p>1.43043638901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5</text:p>
          </table:table-cell>
          <table:table-cell office:value-type="float" office:value="1.8098454633206" calcext:value-type="float">
            <text:p>1.809845463320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3</text:p>
          </table:table-cell>
          <table:table-cell office:value-type="float" office:value="1.8756780256021" calcext:value-type="float">
            <text:p>1.875678025602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3</text:p>
          </table:table-cell>
          <table:table-cell office:value-type="float" office:value="1.8385285910225" calcext:value-type="float">
            <text:p>1.83852859102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</text:p>
          </table:table-cell>
          <table:table-cell office:value-type="float" office:value="1.7401876419077" calcext:value-type="float">
            <text:p>1.740187641907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61809408622" calcext:value-type="float">
            <text:p>2.106180940862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451075315" calcext:value-type="float">
            <text:p>0.7147845107531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40199641895" calcext:value-type="float">
            <text:p>2.034019964189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9132337755" calcext:value-type="float">
            <text:p>1.42791323377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8</text:p>
          </table:table-cell>
          <table:table-cell office:value-type="float" office:value="1.964313721775" calcext:value-type="float">
            <text:p>1.9643137217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9</text:p>
          </table:table-cell>
          <table:table-cell office:value-type="float" office:value="2.0674778237076" calcext:value-type="float">
            <text:p>2.06747782370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2</text:p>
          </table:table-cell>
          <table:table-cell office:value-type="float" office:value="0.71471503714207" calcext:value-type="float">
            <text:p>0.714715037142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9</text:p>
          </table:table-cell>
          <table:table-cell office:value-type="float" office:value="1.4280532336282" calcext:value-type="float">
            <text:p>1.428053233628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1</text:p>
          </table:table-cell>
          <table:table-cell office:value-type="float" office:value="1.809032832597" calcext:value-type="float">
            <text:p>1.809032832597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2</text:p>
          </table:table-cell>
          <table:table-cell office:value-type="float" office:value="1.8718306612309" calcext:value-type="float">
            <text:p>1.87183066123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7</text:p>
          </table:table-cell>
          <table:table-cell office:value-type="float" office:value="1.8463022670502" calcext:value-type="float">
            <text:p>1.84630226705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9</text:p>
          </table:table-cell>
          <table:table-cell office:value-type="float" office:value="1.7414497458424" calcext:value-type="float">
            <text:p>1.7414497458424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68609401464" calcext:value-type="float">
            <text:p>2.106860940146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84083911491" calcext:value-type="float">
            <text:p>2.028408391149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3258638675" calcext:value-type="float">
            <text:p>1.429325863867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4</text:p>
          </table:table-cell>
          <table:table-cell office:value-type="float" office:value="1.976187393487" calcext:value-type="float">
            <text:p>1.9761873934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2</text:p>
          </table:table-cell>
          <table:table-cell office:value-type="float" office:value="2.0638725643447" calcext:value-type="float">
            <text:p>2.06387256434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5</text:p>
          </table:table-cell>
          <table:table-cell office:value-type="float" office:value="0.71505608941464" calcext:value-type="float">
            <text:p>0.7150560894146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2</text:p>
          </table:table-cell>
          <table:table-cell office:value-type="float" office:value="1.4297711265567" calcext:value-type="float">
            <text:p>1.42977112655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8</text:p>
          </table:table-cell>
          <table:table-cell office:value-type="float" office:value="1.8150475631078" calcext:value-type="float">
            <text:p>1.815047563107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7</text:p>
          </table:table-cell>
          <table:table-cell office:value-type="float" office:value="1.873489606853" calcext:value-type="float">
            <text:p>1.87348960685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30</text:p>
          </table:table-cell>
          <table:table-cell office:value-type="float" office:value="1.8418717453982" calcext:value-type="float">
            <text:p>1.841871745398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8</text:p>
          </table:table-cell>
          <table:table-cell office:value-type="float" office:value="1.7393929059022" calcext:value-type="float">
            <text:p>1.7393929059022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86651592998" calcext:value-type="float">
            <text:p>2.0986651592998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8792464429" calcext:value-type="float">
            <text:p>0.71587924644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70746978161" calcext:value-type="float">
            <text:p>2.0370746978161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9521800503" calcext:value-type="float">
            <text:p>1.42895218005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503615259" calcext:value-type="float">
            <text:p>0.715655036152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4</text:p>
          </table:table-cell>
          <table:table-cell office:value-type="float" office:value="1.9768063402039" calcext:value-type="float">
            <text:p>1.976806340203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</text:p>
          </table:table-cell>
          <table:table-cell office:value-type="float" office:value="2.0641020377873" calcext:value-type="float">
            <text:p>2.06410203778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3</text:p>
          </table:table-cell>
          <table:table-cell office:value-type="float" office:value="0.71307714412932" calcext:value-type="float">
            <text:p>0.713077144129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0</text:p>
          </table:table-cell>
          <table:table-cell office:value-type="float" office:value="1.4257637623539" calcext:value-type="float">
            <text:p>1.42576376235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7</text:p>
          </table:table-cell>
          <table:table-cell office:value-type="float" office:value="1.8080317810192" calcext:value-type="float">
            <text:p>1.808031781019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1</text:p>
          </table:table-cell>
          <table:table-cell office:value-type="float" office:value="1.8775864446458" calcext:value-type="float">
            <text:p>1.877586444645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0</text:p>
          </table:table-cell>
          <table:table-cell office:value-type="float" office:value="1.8370264873405" calcext:value-type="float">
            <text:p>1.83702648734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3</text:p>
          </table:table-cell>
          <table:table-cell office:value-type="float" office:value="1.749444474269" calcext:value-type="float">
            <text:p>1.74944447426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98451580577" calcext:value-type="float">
            <text:p>2.099845158057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666152983" calcext:value-type="float">
            <text:p>0.715466615298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552009945253" calcext:value-type="float">
            <text:p>2.0552009945253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6784950753" calcext:value-type="float">
            <text:p>1.42967849507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3</text:p>
          </table:table-cell>
          <table:table-cell office:value-type="float" office:value="1.9746726582393" calcext:value-type="float">
            <text:p>1.97467265823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</text:p>
          </table:table-cell>
          <table:table-cell office:value-type="float" office:value="2.0579262548145" calcext:value-type="float">
            <text:p>2.05792625481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9</text:p>
          </table:table-cell>
          <table:table-cell office:value-type="float" office:value="0.71382135387226" calcext:value-type="float">
            <text:p>0.713821353872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1</text:p>
          </table:table-cell>
          <table:table-cell office:value-type="float" office:value="1.4280511283672" calcext:value-type="float">
            <text:p>1.42805112836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1</text:p>
          </table:table-cell>
          <table:table-cell office:value-type="float" office:value="1.8094107269361" calcext:value-type="float">
            <text:p>1.8094107269361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6</text:p>
          </table:table-cell>
          <table:table-cell office:value-type="float" office:value="1.8705990835799" calcext:value-type="float">
            <text:p>1.87059908357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5</text:p>
          </table:table-cell>
          <table:table-cell office:value-type="float" office:value="1.8478875285394" calcext:value-type="float">
            <text:p>1.84788752853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8</text:p>
          </table:table-cell>
          <table:table-cell office:value-type="float" office:value="1.7526402603787" calcext:value-type="float">
            <text:p>1.752640260378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37946275846" calcext:value-type="float">
            <text:p>2.103794627584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819412822" calcext:value-type="float">
            <text:p>0.715578194128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5125868289" calcext:value-type="float">
            <text:p>2.0425125868289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427061656" calcext:value-type="float">
            <text:p>1.42914270616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57819412822" calcext:value-type="float">
            <text:p>0.715578194128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30</text:p>
          </table:table-cell>
          <table:table-cell office:value-type="float" office:value="1.9429726916077" calcext:value-type="float">
            <text:p>1.94297269160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33</text:p>
          </table:table-cell>
          <table:table-cell office:value-type="float" office:value="2.0574546763635" calcext:value-type="float">
            <text:p>2.05745467636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2</text:p>
          </table:table-cell>
          <table:table-cell office:value-type="float" office:value="0.71473819501243" calcext:value-type="float">
            <text:p>0.714738195012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8</text:p>
          </table:table-cell>
          <table:table-cell office:value-type="float" office:value="1.4300037578908" calcext:value-type="float">
            <text:p>1.43000375789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4</text:p>
          </table:table-cell>
          <table:table-cell office:value-type="float" office:value="1.8090475694236" calcext:value-type="float">
            <text:p>1.809047569423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9</text:p>
          </table:table-cell>
          <table:table-cell office:value-type="float" office:value="1.8717211876619" calcext:value-type="float">
            <text:p>1.87172118766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4</text:p>
          </table:table-cell>
          <table:table-cell office:value-type="float" office:value="1.846581214125" calcext:value-type="float">
            <text:p>1.8465812141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7</text:p>
          </table:table-cell>
          <table:table-cell office:value-type="float" office:value="1.7404918521138" calcext:value-type="float">
            <text:p>1.7404918521138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48714790827" calcext:value-type="float">
            <text:p>2.094871479082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872173819" calcext:value-type="float">
            <text:p>0.714348721738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4062058882" calcext:value-type="float">
            <text:p>2.044062058882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8584948858" calcext:value-type="float">
            <text:p>1.42985849488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4556384677" calcext:value-type="float">
            <text:p>0.714345563846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1</text:p>
          </table:table-cell>
          <table:table-cell office:value-type="float" office:value="1.9833652806681" calcext:value-type="float">
            <text:p>1.983365280668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8</text:p>
          </table:table-cell>
          <table:table-cell office:value-type="float" office:value="2.068004138943" calcext:value-type="float">
            <text:p>2.06800413894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8</text:p>
          </table:table-cell>
          <table:table-cell office:value-type="float" office:value="0.71478661601409" calcext:value-type="float">
            <text:p>0.714786616014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6</text:p>
          </table:table-cell>
          <table:table-cell office:value-type="float" office:value="1.4283469175296" calcext:value-type="float">
            <text:p>1.42834691752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0</text:p>
          </table:table-cell>
          <table:table-cell office:value-type="float" office:value="1.8147359844884" calcext:value-type="float">
            <text:p>1.814735984488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7</text:p>
          </table:table-cell>
          <table:table-cell office:value-type="float" office:value="1.8778085496752" calcext:value-type="float">
            <text:p>1.87780854967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3</text:p>
          </table:table-cell>
          <table:table-cell office:value-type="float" office:value="1.8421885871699" calcext:value-type="float">
            <text:p>1.84218858716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4</text:p>
          </table:table-cell>
          <table:table-cell office:value-type="float" office:value="1.7549602579366" calcext:value-type="float">
            <text:p>1.7549602579366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76662129829" calcext:value-type="float">
            <text:p>2.097666212982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36599645685" calcext:value-type="float">
            <text:p>2.033659964568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77563918354" calcext:value-type="float">
            <text:p>1.427756391835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5</text:p>
          </table:table-cell>
          <table:table-cell office:value-type="float" office:value="1.9753189733484" calcext:value-type="float">
            <text:p>1.97531897334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1</text:p>
          </table:table-cell>
          <table:table-cell office:value-type="float" office:value="2.067932560071" calcext:value-type="float">
            <text:p>2.0679325600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0</text:p>
          </table:table-cell>
          <table:table-cell office:value-type="float" office:value="0.71352451207946" calcext:value-type="float">
            <text:p>0.713524512079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3</text:p>
          </table:table-cell>
          <table:table-cell office:value-type="float" office:value="1.4273090238852" calcext:value-type="float">
            <text:p>1.42730902388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7</text:p>
          </table:table-cell>
          <table:table-cell office:value-type="float" office:value="1.8152307208098" calcext:value-type="float">
            <text:p>1.815230720809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5</text:p>
          </table:table-cell>
          <table:table-cell office:value-type="float" office:value="1.8812106513572" calcext:value-type="float">
            <text:p>1.881210651357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6</text:p>
          </table:table-cell>
          <table:table-cell office:value-type="float" office:value="1.8426696392951" calcext:value-type="float">
            <text:p>1.84266963929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2</text:p>
          </table:table-cell>
          <table:table-cell office:value-type="float" office:value="1.7543634164596" calcext:value-type="float">
            <text:p>1.7543634164596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60251515525" calcext:value-type="float">
            <text:p>2.106025151552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1353767" calcext:value-type="float">
            <text:p>0.713921353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4406269046" calcext:value-type="float">
            <text:p>2.044406269046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2279692337" calcext:value-type="float">
            <text:p>1.42922796923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92556428888" calcext:value-type="float">
            <text:p>0.7139255642888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0</text:p>
          </table:table-cell>
          <table:table-cell office:value-type="float" office:value="1.9656979308443" calcext:value-type="float">
            <text:p>1.96569793084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32</text:p>
          </table:table-cell>
          <table:table-cell office:value-type="float" office:value="2.0535178384023" calcext:value-type="float">
            <text:p>2.05351783840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3</text:p>
          </table:table-cell>
          <table:table-cell office:value-type="float" office:value="0.71438240591326" calcext:value-type="float">
            <text:p>0.7143824059132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0</text:p>
          </table:table-cell>
          <table:table-cell office:value-type="float" office:value="1.4267932349545" calcext:value-type="float">
            <text:p>1.42679323495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6</text:p>
          </table:table-cell>
          <table:table-cell office:value-type="float" office:value="1.8149665105616" calcext:value-type="float">
            <text:p>1.814966510561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4</text:p>
          </table:table-cell>
          <table:table-cell office:value-type="float" office:value="1.8795169689295" calcext:value-type="float">
            <text:p>1.879516968929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2</text:p>
          </table:table-cell>
          <table:table-cell office:value-type="float" office:value="1.8338254380785" calcext:value-type="float">
            <text:p>1.833825438078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5</text:p>
          </table:table-cell>
          <table:table-cell office:value-type="float" office:value="1.753316049141" calcext:value-type="float">
            <text:p>1.753316049141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93672638239" calcext:value-type="float">
            <text:p>2.0993672638239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451125841" calcext:value-type="float">
            <text:p>0.714304511258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24485237384" calcext:value-type="float">
            <text:p>2.02448523738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1227072393" calcext:value-type="float">
            <text:p>1.42812270723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4739837116" calcext:value-type="float">
            <text:p>0.71547398371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7</text:p>
          </table:table-cell>
          <table:table-cell office:value-type="float" office:value="1.967590560431" calcext:value-type="float">
            <text:p>1.96759056043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4</text:p>
          </table:table-cell>
          <table:table-cell office:value-type="float" office:value="2.0637230908178" calcext:value-type="float">
            <text:p>2.063723090817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6</text:p>
          </table:table-cell>
          <table:table-cell office:value-type="float" office:value="0.71388345907004" calcext:value-type="float">
            <text:p>0.7138834590700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4</text:p>
          </table:table-cell>
          <table:table-cell office:value-type="float" office:value="1.4291132325124" calcext:value-type="float">
            <text:p>1.42911323251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</text:p>
          </table:table-cell>
          <table:table-cell office:value-type="float" office:value="1.8112959881095" calcext:value-type="float">
            <text:p>1.8112959881095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9</text:p>
          </table:table-cell>
          <table:table-cell office:value-type="float" office:value="1.87837802276" calcext:value-type="float">
            <text:p>1.878378022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8</text:p>
          </table:table-cell>
          <table:table-cell office:value-type="float" office:value="1.8546748898159" calcext:value-type="float">
            <text:p>1.854674889815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1</text:p>
          </table:table-cell>
          <table:table-cell office:value-type="float" office:value="1.7506044730479" calcext:value-type="float">
            <text:p>1.750604473047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24535763647" calcext:value-type="float">
            <text:p>2.1024535763647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924854816" calcext:value-type="float">
            <text:p>0.713879248548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20715346615" calcext:value-type="float">
            <text:p>2.042071534661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5237594487" calcext:value-type="float">
            <text:p>1.42852375944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6</text:p>
          </table:table-cell>
          <table:table-cell office:value-type="float" office:value="1.9812221250293" calcext:value-type="float">
            <text:p>1.981222125029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4</text:p>
          </table:table-cell>
          <table:table-cell office:value-type="float" office:value="2.0754293942848" calcext:value-type="float">
            <text:p>2.07542939428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4</text:p>
          </table:table-cell>
          <table:table-cell office:value-type="float" office:value="0.71565924667448" calcext:value-type="float">
            <text:p>0.715659246674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6</text:p>
          </table:table-cell>
          <table:table-cell office:value-type="float" office:value="1.4279469179506" calcext:value-type="float">
            <text:p>1.427946917950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5</text:p>
          </table:table-cell>
          <table:table-cell office:value-type="float" office:value="1.7991075798868" calcext:value-type="float">
            <text:p>1.7991075798868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5</text:p>
          </table:table-cell>
          <table:table-cell office:value-type="float" office:value="1.8725780288652" calcext:value-type="float">
            <text:p>1.872578028865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7</text:p>
          </table:table-cell>
          <table:table-cell office:value-type="float" office:value="1.8387138539854" calcext:value-type="float">
            <text:p>1.838713853985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0</text:p>
          </table:table-cell>
          <table:table-cell office:value-type="float" office:value="1.7530739441327" calcext:value-type="float">
            <text:p>1.7530739441327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01662103514" calcext:value-type="float">
            <text:p>2.1001662103514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819501243" calcext:value-type="float">
            <text:p>0.714738195012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184694542427" calcext:value-type="float">
            <text:p>2.018469454242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079705179" calcext:value-type="float">
            <text:p>1.428007970517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8451075315" calcext:value-type="float">
            <text:p>0.7147845107531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3</text:p>
          </table:table-cell>
          <table:table-cell office:value-type="float" office:value="1.9783094965163" calcext:value-type="float">
            <text:p>1.978309496516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4</text:p>
          </table:table-cell>
          <table:table-cell office:value-type="float" office:value="2.0727167655613" calcext:value-type="float">
            <text:p>2.072716765561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7</text:p>
          </table:table-cell>
          <table:table-cell office:value-type="float" office:value="0.71466766877087" calcext:value-type="float">
            <text:p>0.714667668770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</text:p>
          </table:table-cell>
          <table:table-cell office:value-type="float" office:value="1.4271458661622" calcext:value-type="float">
            <text:p>1.427145866162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3</text:p>
          </table:table-cell>
          <table:table-cell office:value-type="float" office:value="1.8195528215233" calcext:value-type="float">
            <text:p>1.819552821523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9</text:p>
          </table:table-cell>
          <table:table-cell office:value-type="float" office:value="1.8684685595068" calcext:value-type="float">
            <text:p>1.868468559506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0</text:p>
          </table:table-cell>
          <table:table-cell office:value-type="float" office:value="1.8413001670525" calcext:value-type="float">
            <text:p>1.841300167052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5</text:p>
          </table:table-cell>
          <table:table-cell office:value-type="float" office:value="1.7435192173482" calcext:value-type="float">
            <text:p>1.7435192173482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46925213763" calcext:value-type="float">
            <text:p>2.1046925213763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924802184" calcext:value-type="float">
            <text:p>0.714379248021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54062679934" calcext:value-type="float">
            <text:p>2.0454062679934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91542851008" calcext:value-type="float">
            <text:p>1.429154285100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0661651935" calcext:value-type="float">
            <text:p>0.7143066165193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</text:p>
          </table:table-cell>
          <table:table-cell office:value-type="float" office:value="1.9722368713296" calcext:value-type="float">
            <text:p>1.97223687132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7</text:p>
          </table:table-cell>
          <table:table-cell office:value-type="float" office:value="2.0639420379557" calcext:value-type="float">
            <text:p>2.063942037955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6</text:p>
          </table:table-cell>
          <table:table-cell office:value-type="float" office:value="0.71546345740689" calcext:value-type="float">
            <text:p>0.7154634574068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5</text:p>
          </table:table-cell>
          <table:table-cell office:value-type="float" office:value="1.4275090236747" calcext:value-type="float">
            <text:p>1.42750902367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16</text:p>
          </table:table-cell>
          <table:table-cell office:value-type="float" office:value="1.816489666853" calcext:value-type="float">
            <text:p>1.816489666853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5</text:p>
          </table:table-cell>
          <table:table-cell office:value-type="float" office:value="1.8745432899544" calcext:value-type="float">
            <text:p>1.874543289954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9</text:p>
          </table:table-cell>
          <table:table-cell office:value-type="float" office:value="1.8430212178724" calcext:value-type="float">
            <text:p>1.84302121787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33</text:p>
          </table:table-cell>
          <table:table-cell office:value-type="float" office:value="1.7526465761615" calcext:value-type="float">
            <text:p>1.7526465761615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74746447635" calcext:value-type="float">
            <text:p>2.0874746447635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565503615259" calcext:value-type="float">
            <text:p>0.715655036152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51241735535" calcext:value-type="float">
            <text:p>2.0351241735535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280711283462" calcext:value-type="float">
            <text:p>1.428071128346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7924854816" calcext:value-type="float">
            <text:p>0.7138792485481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8</text:p>
          </table:table-cell>
          <table:table-cell office:value-type="float" office:value="1.9659558253097" calcext:value-type="float">
            <text:p>1.965955825309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31</text:p>
          </table:table-cell>
          <table:table-cell office:value-type="float" office:value="2.0668830874915" calcext:value-type="float">
            <text:p>2.066883087491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4</text:p>
          </table:table-cell>
          <table:table-cell office:value-type="float" office:value="0.71474766868666" calcext:value-type="float">
            <text:p>0.7147476686866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29</text:p>
          </table:table-cell>
          <table:table-cell office:value-type="float" office:value="1.4274142869323" calcext:value-type="float">
            <text:p>1.42741428693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0</text:p>
          </table:table-cell>
          <table:table-cell office:value-type="float" office:value="1.8099233579754" calcext:value-type="float">
            <text:p>1.8099233579754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6</text:p>
          </table:table-cell>
          <table:table-cell office:value-type="float" office:value="1.8713769774979" calcext:value-type="float">
            <text:p>1.871376977497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0</text:p>
          </table:table-cell>
          <table:table-cell office:value-type="float" office:value="1.8454338469117" calcext:value-type="float">
            <text:p>1.845433846911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32</text:p>
          </table:table-cell>
          <table:table-cell office:value-type="float" office:value="1.7516002614734" calcext:value-type="float">
            <text:p>1.7516002614734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03535785752" calcext:value-type="float">
            <text:p>2.1003535785752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38055644152" calcext:value-type="float">
            <text:p>0.713805564415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400399578527" calcext:value-type="float">
            <text:p>2.0400399578527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6605993046" calcext:value-type="float">
            <text:p>1.43066059930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73819501243" calcext:value-type="float">
            <text:p>0.7147381950124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1</text:p>
          </table:table-cell>
          <table:table-cell office:value-type="float" office:value="1.9714705563468" calcext:value-type="float">
            <text:p>1.97147055634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5</text:p>
          </table:table-cell>
          <table:table-cell office:value-type="float" office:value="2.0597346739635" calcext:value-type="float">
            <text:p>2.05973467396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19</text:p>
          </table:table-cell>
          <table:table-cell office:value-type="float" office:value="0.71386977487392" calcext:value-type="float">
            <text:p>0.713869774873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8</text:p>
          </table:table-cell>
          <table:table-cell office:value-type="float" office:value="1.426702708734" calcext:value-type="float">
            <text:p>1.42670270873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23</text:p>
          </table:table-cell>
          <table:table-cell office:value-type="float" office:value="1.8056244151322" calcext:value-type="float">
            <text:p>1.8056244151322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13</text:p>
          </table:table-cell>
          <table:table-cell office:value-type="float" office:value="1.8730632915123" calcext:value-type="float">
            <text:p>1.873063291512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1</text:p>
          </table:table-cell>
          <table:table-cell office:value-type="float" office:value="1.8387496434214" calcext:value-type="float">
            <text:p>1.838749643421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31</text:p>
          </table:table-cell>
          <table:table-cell office:value-type="float" office:value="1.7552939417959" calcext:value-type="float">
            <text:p>1.7552939417959</text:p>
          </table:table-cell>
        </table:table-row>
        <table:table-row table:style-name="ro1">
          <table:table-cell table:number-columns-repeated="32"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102858839096" calcext:value-type="float">
            <text:p>2.102858839096</text:p>
          </table:table-cell>
          <table:table-cell table:number-columns-repeated="3"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0876693814" calcext:value-type="float">
            <text:p>0.714087669381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350578578338" calcext:value-type="float">
            <text:p>2.0350578578338</text:p>
          </table:table-cell>
          <table:table-cell/>
          <table:table-cell office:value-type="string" calcext:value-type="string">
            <text:p>Second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4305111257778" calcext:value-type="float">
            <text:p>1.430511125777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71437924802184" calcext:value-type="float">
            <text:p>0.7143792480218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</text:p>
          </table:table-cell>
          <table:table-cell office:value-type="float" office:value="1.9698179265074" calcext:value-type="float">
            <text:p>1.96981792650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3</text:p>
          </table:table-cell>
          <table:table-cell office:value-type="float" office:value="2.0573515185773" calcext:value-type="float">
            <text:p>2.05735151857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5, $1=1</text:p>
          </table:table-cell>
          <table:table-cell office:value-type="string" calcext:value-type="string">
            <text:p>#24</text:p>
          </table:table-cell>
          <table:table-cell office:value-type="float" office:value="0.71491714219248" calcext:value-type="float">
            <text:p>0.7149171421924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0, $1=1</text:p>
          </table:table-cell>
          <table:table-cell office:value-type="string" calcext:value-type="string">
            <text:p>#13</text:p>
          </table:table-cell>
          <table:table-cell office:value-type="float" office:value="1.4289584958332" calcext:value-type="float">
            <text:p>1.428958495833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0, $1=1</text:p>
          </table:table-cell>
          <table:table-cell office:value-type="string" calcext:value-type="string">
            <text:p>#7</text:p>
          </table:table-cell>
          <table:table-cell office:value-type="float" office:value="1.813702301366" calcext:value-type="float">
            <text:p>1.813702301366</text:p>
          </table:table-cell>
          <table:table-cell table:number-columns-repeated="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30, $1=1</text:p>
          </table:table-cell>
          <table:table-cell office:value-type="string" calcext:value-type="string">
            <text:p>#28</text:p>
          </table:table-cell>
          <table:table-cell office:value-type="float" office:value="1.8646054056785" calcext:value-type="float">
            <text:p>1.864605405678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1</text:p>
          </table:table-cell>
          <table:table-cell office:value-type="float" office:value="1.8428275338658" calcext:value-type="float">
            <text:p>1.842827533865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30</text:p>
          </table:table-cell>
          <table:table-cell office:value-type="float" office:value="1.7574749921316" calcext:value-type="float">
            <text:p>1.7574749921316</text:p>
          </table:table-cell>
        </table:table-row>
        <table:table-row table:style-name="ro1">
          <table:table-cell table:number-columns-repeated="37"/>
          <table:table-cell table:formula="of:=AVERAGE([.AL299:.AL328])" office:value-type="float" office:value="2.10049891175554" calcext:value-type="float">
            <text:p>2.10049891175554</text:p>
          </table:table-cell>
          <table:table-cell/>
          <table:table-cell table:formula="of:=AVERAGE([.AU299:.AU328])" office:value-type="float" office:value="0.714396826950708" calcext:value-type="float">
            <text:p>0.714396826950708</text:p>
          </table:table-cell>
          <table:table-cell/>
          <table:table-cell table:formula="of:=AVERAGE([.BB299:.BB328])" office:value-type="float" office:value="2.03930683581737" calcext:value-type="float">
            <text:p>2.03930683581737</text:p>
          </table:table-cell>
          <table:table-cell/>
          <table:table-cell table:formula="of:=AVERAGE([.BI317:.BI346])" office:value-type="float" office:value="1.42905963607759" calcext:value-type="float">
            <text:p>1.42905963607759</text:p>
          </table:table-cell>
          <table:table-cell/>
          <table:table-cell table:formula="of:=AVERAGE([.BP299:.BP328])" office:value-type="float" office:value="0.714397388353626" calcext:value-type="float">
            <text:p>0.714397388353626</text:p>
          </table:table-cell>
          <table:table-cell table:number-columns-repeated="23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34</text:p>
          </table:table-cell>
          <table:table-cell office:value-type="float" office:value="1.9550926788498" calcext:value-type="float">
            <text:p>1.95509267884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8</text:p>
          </table:table-cell>
          <table:table-cell office:value-type="float" office:value="2.0648157212466" calcext:value-type="float">
            <text:p>2.0648157212466</text:p>
          </table:table-cell>
          <table:table-cell table:number-columns-repeated="4"/>
          <table:table-cell table:formula="of:=AVERAGE([.CE299:.CE328])" office:value-type="float" office:value="0.714397107652167" calcext:value-type="float">
            <text:p>0.714397107652167</text:p>
          </table:table-cell>
          <table:table-cell/>
          <table:table-cell table:formula="of:=AVERAGE([.CJ299:.CJ328])" office:value-type="float" office:value="1.42858902253787" calcext:value-type="float">
            <text:p>1.42858902253787</text:p>
          </table:table-cell>
          <table:table-cell/>
          <table:table-cell table:formula="of:=AVERAGE([.CO299:.CO328])" office:value-type="float" office:value="1.81180732090458" calcext:value-type="float">
            <text:p>1.81180732090458</text:p>
          </table:table-cell>
          <table:table-cell/>
          <table:table-cell table:formula="of:=AVERAGE([.CU299:.CU328])" office:value-type="float" office:value="1.87354213311354" calcext:value-type="float">
            <text:p>1.87354213311354</text:p>
          </table:table-cell>
          <table:table-cell table:number-columns-repeated="11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2</text:p>
          </table:table-cell>
          <table:table-cell office:value-type="float" office:value="1.843543322586" calcext:value-type="float">
            <text:p>1.8435433225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6</text:p>
          </table:table-cell>
          <table:table-cell office:value-type="float" office:value="1.7528339443853" calcext:value-type="float">
            <text:p>1.7528339443853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2</text:p>
          </table:table-cell>
          <table:table-cell office:value-type="float" office:value="1.9702652944576" calcext:value-type="float">
            <text:p>1.970265294457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0</text:p>
          </table:table-cell>
          <table:table-cell office:value-type="float" office:value="2.073127291445" calcext:value-type="float">
            <text:p>2.073127291445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8</text:p>
          </table:table-cell>
          <table:table-cell office:value-type="float" office:value="1.8380317494403" calcext:value-type="float">
            <text:p>1.838031749440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8</text:p>
          </table:table-cell>
          <table:table-cell office:value-type="float" office:value="1.754147627213" calcext:value-type="float">
            <text:p>1.754147627213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9</text:p>
          </table:table-cell>
          <table:table-cell office:value-type="float" office:value="1.9665652983523" calcext:value-type="float">
            <text:p>1.966565298352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30</text:p>
          </table:table-cell>
          <table:table-cell office:value-type="float" office:value="2.0482852123314" calcext:value-type="float">
            <text:p>2.0482852123314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7</text:p>
          </table:table-cell>
          <table:table-cell office:value-type="float" office:value="1.8490170010347" calcext:value-type="float">
            <text:p>1.849017001034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7</text:p>
          </table:table-cell>
          <table:table-cell office:value-type="float" office:value="1.7533634175122" calcext:value-type="float">
            <text:p>1.7533634175122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6</text:p>
          </table:table-cell>
          <table:table-cell office:value-type="float" office:value="1.9649884579069" calcext:value-type="float">
            <text:p>1.964988457906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6</text:p>
          </table:table-cell>
          <table:table-cell office:value-type="float" office:value="2.0708557148887" calcext:value-type="float">
            <text:p>2.0708557148887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</text:p>
          </table:table-cell>
          <table:table-cell office:value-type="float" office:value="1.8473991080009" calcext:value-type="float">
            <text:p>1.847399108000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6</text:p>
          </table:table-cell>
          <table:table-cell office:value-type="float" office:value="1.7459981621072" calcext:value-type="float">
            <text:p>1.7459981621072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32</text:p>
          </table:table-cell>
          <table:table-cell office:value-type="float" office:value="1.9827768602349" calcext:value-type="float">
            <text:p>1.98277686023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0</text:p>
          </table:table-cell>
          <table:table-cell office:value-type="float" office:value="2.0706599256211" calcext:value-type="float">
            <text:p>2.0706599256211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9</text:p>
          </table:table-cell>
          <table:table-cell office:value-type="float" office:value="1.8417033245228" calcext:value-type="float">
            <text:p>1.841703324522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34</text:p>
          </table:table-cell>
          <table:table-cell office:value-type="float" office:value="1.7527392076429" calcext:value-type="float">
            <text:p>1.7527392076429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6</text:p>
          </table:table-cell>
          <table:table-cell office:value-type="float" office:value="1.9686705592941" calcext:value-type="float">
            <text:p>1.96867055929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1</text:p>
          </table:table-cell>
          <table:table-cell office:value-type="float" office:value="2.0743041323114" calcext:value-type="float">
            <text:p>2.0743041323114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3</text:p>
          </table:table-cell>
          <table:table-cell office:value-type="float" office:value="1.8478527917339" calcext:value-type="float">
            <text:p>1.847852791733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4</text:p>
          </table:table-cell>
          <table:table-cell office:value-type="float" office:value="1.7537234171332" calcext:value-type="float">
            <text:p>1.7537234171332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0</text:p>
          </table:table-cell>
          <table:table-cell office:value-type="float" office:value="1.9625274078659" calcext:value-type="float">
            <text:p>1.96252740786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2</text:p>
          </table:table-cell>
          <table:table-cell office:value-type="float" office:value="2.067588349907" calcext:value-type="float">
            <text:p>2.067588349907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6</text:p>
          </table:table-cell>
          <table:table-cell office:value-type="float" office:value="1.8395917477982" calcext:value-type="float">
            <text:p>1.839591747798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3</text:p>
          </table:table-cell>
          <table:table-cell office:value-type="float" office:value="1.7488623696186" calcext:value-type="float">
            <text:p>1.7488623696186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9</text:p>
          </table:table-cell>
          <table:table-cell office:value-type="float" office:value="1.9673989816853" calcext:value-type="float">
            <text:p>1.967398981685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7</text:p>
          </table:table-cell>
          <table:table-cell office:value-type="float" office:value="2.063844143322" calcext:value-type="float">
            <text:p>2.063844143322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5</text:p>
          </table:table-cell>
          <table:table-cell office:value-type="float" office:value="1.8440222694502" calcext:value-type="float">
            <text:p>1.844022269450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2</text:p>
          </table:table-cell>
          <table:table-cell office:value-type="float" office:value="1.7499128948285" calcext:value-type="float">
            <text:p>1.7499128948285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7</text:p>
          </table:table-cell>
          <table:table-cell office:value-type="float" office:value="1.9822200187158" calcext:value-type="float">
            <text:p>1.98222001871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3</text:p>
          </table:table-cell>
          <table:table-cell office:value-type="float" office:value="2.0632462492145" calcext:value-type="float">
            <text:p>2.0632462492145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</text:p>
          </table:table-cell>
          <table:table-cell office:value-type="float" office:value="1.8397317476508" calcext:value-type="float">
            <text:p>1.8397317476508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1</text:p>
          </table:table-cell>
          <table:table-cell office:value-type="float" office:value="1.7478760548673" calcext:value-type="float">
            <text:p>1.7478760548673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0</text:p>
          </table:table-cell>
          <table:table-cell office:value-type="float" office:value="1.9768642348798" calcext:value-type="float">
            <text:p>1.976864234879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7</text:p>
          </table:table-cell>
          <table:table-cell office:value-type="float" office:value="2.067606244625" calcext:value-type="float">
            <text:p>2.067606244625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4</text:p>
          </table:table-cell>
          <table:table-cell office:value-type="float" office:value="1.8477043708375" calcext:value-type="float">
            <text:p>1.847704370837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20</text:p>
          </table:table-cell>
          <table:table-cell office:value-type="float" office:value="1.7518939453748" calcext:value-type="float">
            <text:p>1.7518939453748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2</text:p>
          </table:table-cell>
          <table:table-cell office:value-type="float" office:value="1.9760052884155" calcext:value-type="float">
            <text:p>1.976005288415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6</text:p>
          </table:table-cell>
          <table:table-cell office:value-type="float" office:value="2.0727767654981" calcext:value-type="float">
            <text:p>2.0727767654981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4</text:p>
          </table:table-cell>
          <table:table-cell office:value-type="float" office:value="1.8476843708586" calcext:value-type="float">
            <text:p>1.847684370858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9</text:p>
          </table:table-cell>
          <table:table-cell office:value-type="float" office:value="1.7494865794878" calcext:value-type="float">
            <text:p>1.7494865794878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7</text:p>
          </table:table-cell>
          <table:table-cell office:value-type="float" office:value="1.9815358089097" calcext:value-type="float">
            <text:p>1.981535808909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15</text:p>
          </table:table-cell>
          <table:table-cell office:value-type="float" office:value="2.0715230826073" calcext:value-type="float">
            <text:p>2.0715230826073</text:p>
          </table:table-cell>
          <table:table-cell table:number-columns-repeated="25"/>
          <table:table-cell table:formula="of:=AVERAGE([.CZ305:.CZ339])" office:value-type="float" office:value="1.84360735259376" calcext:value-type="float">
            <text:p>1.84360735259376</text:p>
          </table:table-cell>
          <table:table-cell/>
          <table:table-cell table:formula="of:=AVERAGE([.DE305:.DE339])" office:value-type="float" office:value="1.75004101499442" calcext:value-type="float">
            <text:p>1.75004101499442</text:p>
          </table:table-cell>
          <table:table-cell table:number-columns-repeated="3"/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0.9</text:p>
          </table:table-cell>
          <table:table-cell office:value-type="string" calcext:value-type="string">
            <text:p>#15</text:p>
          </table:table-cell>
          <table:table-cell office:value-type="float" office:value="1.9767431823756" calcext:value-type="float">
            <text:p>1.976743182375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0.9</text:p>
          </table:table-cell>
          <table:table-cell office:value-type="string" calcext:value-type="string">
            <text:p>#29</text:p>
          </table:table-cell>
          <table:table-cell office:value-type="float" office:value="2.0597883581175" calcext:value-type="float">
            <text:p>2.0597883581175</text:p>
          </table:table-cell>
          <table:table-cell table:number-columns-repeated="31"/>
        </table:table-row>
        <table:table-row table:style-name="ro1">
          <table:table-cell table:number-columns-repeated="72"/>
          <table:table-cell table:formula="of:=AVERAGE([.BU307:.BU341])" office:value-type="float" office:value="1.97056932421275" calcext:value-type="float">
            <text:p>1.97056932421275</text:p>
          </table:table-cell>
          <table:table-cell table:formula="of:=AVERAGE([.BZ307:.BZ341])" office:value-type="float" office:value="2.06567520906369" calcext:value-type="float">
            <text:p>2.06567520906369</text:p>
          </table:table-cell>
          <table:table-cell table:number-columns-repeated="26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7</text:p>
          </table:table-cell>
          <table:table-cell office:value-type="float" office:value="1.8519001558946" calcext:value-type="float">
            <text:p>1.851900155894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33</text:p>
          </table:table-cell>
          <table:table-cell office:value-type="float" office:value="1.7501349998579" calcext:value-type="float">
            <text:p>1.7501349998579</text:p>
          </table:table-cell>
        </table:table-row>
        <table:table-row table:style-name="ro1">
          <table:table-cell table:number-columns-repeated="100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8</text:p>
          </table:table-cell>
          <table:table-cell office:value-type="float" office:value="1.8451327945971" calcext:value-type="float">
            <text:p>1.845132794597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6</text:p>
          </table:table-cell>
          <table:table-cell office:value-type="float" office:value="1.7446107951465" calcext:value-type="float">
            <text:p>1.7446107951465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33</text:p>
          </table:table-cell>
          <table:table-cell office:value-type="float" office:value="1.9864894879058" calcext:value-type="float">
            <text:p>1.98648948790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0</text:p>
          </table:table-cell>
          <table:table-cell office:value-type="float" office:value="2.0853956995835" calcext:value-type="float">
            <text:p>2.0853956995835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33</text:p>
          </table:table-cell>
          <table:table-cell office:value-type="float" office:value="1.8452106892519" calcext:value-type="float">
            <text:p>1.845210689251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3</text:p>
          </table:table-cell>
          <table:table-cell office:value-type="float" office:value="1.758092886218" calcext:value-type="float">
            <text:p>1.758092886218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6</text:p>
          </table:table-cell>
          <table:table-cell office:value-type="float" office:value="1.9719737137119" calcext:value-type="float">
            <text:p>1.971973713711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8</text:p>
          </table:table-cell>
          <table:table-cell office:value-type="float" office:value="2.0691536114173" calcext:value-type="float">
            <text:p>2.0691536114173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6</text:p>
          </table:table-cell>
          <table:table-cell office:value-type="float" office:value="1.8488106854624" calcext:value-type="float">
            <text:p>1.84881068546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5</text:p>
          </table:table-cell>
          <table:table-cell office:value-type="float" office:value="1.7584486753172" calcext:value-type="float">
            <text:p>1.7584486753172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0</text:p>
          </table:table-cell>
          <table:table-cell office:value-type="float" office:value="1.9461516356299" calcext:value-type="float">
            <text:p>1.946151635629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9</text:p>
          </table:table-cell>
          <table:table-cell office:value-type="float" office:value="2.0807651781419" calcext:value-type="float">
            <text:p>2.0807651781419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32</text:p>
          </table:table-cell>
          <table:table-cell office:value-type="float" office:value="1.8543485743699" calcext:value-type="float">
            <text:p>1.8543485743699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6</text:p>
          </table:table-cell>
          <table:table-cell office:value-type="float" office:value="1.7551770998136" calcext:value-type="float">
            <text:p>1.7551770998136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</text:p>
          </table:table-cell>
          <table:table-cell office:value-type="float" office:value="1.9807421255346" calcext:value-type="float">
            <text:p>1.98074212553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30</text:p>
          </table:table-cell>
          <table:table-cell office:value-type="float" office:value="2.0733862385408" calcext:value-type="float">
            <text:p>2.0733862385408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5</text:p>
          </table:table-cell>
          <table:table-cell office:value-type="float" office:value="1.8469885821173" calcext:value-type="float">
            <text:p>1.84698858211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7</text:p>
          </table:table-cell>
          <table:table-cell office:value-type="float" office:value="1.7443381638546" calcext:value-type="float">
            <text:p>1.7443381638546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30</text:p>
          </table:table-cell>
          <table:table-cell office:value-type="float" office:value="1.9785494962637" calcext:value-type="float">
            <text:p>1.978549496263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1</text:p>
          </table:table-cell>
          <table:table-cell office:value-type="float" office:value="2.077014655774" calcext:value-type="float">
            <text:p>2.077014655774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4</text:p>
          </table:table-cell>
          <table:table-cell office:value-type="float" office:value="1.8511022619976" calcext:value-type="float">
            <text:p>1.851102261997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8</text:p>
          </table:table-cell>
          <table:table-cell office:value-type="float" office:value="1.7565276247078" calcext:value-type="float">
            <text:p>1.7565276247078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4</text:p>
          </table:table-cell>
          <table:table-cell office:value-type="float" office:value="1.9905505362626" calcext:value-type="float">
            <text:p>1.99055053626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7</text:p>
          </table:table-cell>
          <table:table-cell office:value-type="float" office:value="2.0696809792832" calcext:value-type="float">
            <text:p>2.0696809792832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5</text:p>
          </table:table-cell>
          <table:table-cell office:value-type="float" office:value="1.8436791119167" calcext:value-type="float">
            <text:p>1.84367911191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8</text:p>
          </table:table-cell>
          <table:table-cell office:value-type="float" office:value="1.7514528932075" calcext:value-type="float">
            <text:p>1.7514528932075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5</text:p>
          </table:table-cell>
          <table:table-cell office:value-type="float" office:value="1.9833621227767" calcext:value-type="float">
            <text:p>1.983362122776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9</text:p>
          </table:table-cell>
          <table:table-cell office:value-type="float" office:value="2.0671788766538" calcext:value-type="float">
            <text:p>2.0671788766538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30</text:p>
          </table:table-cell>
          <table:table-cell office:value-type="float" office:value="1.8540412062724" calcext:value-type="float">
            <text:p>1.85404120627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7</text:p>
          </table:table-cell>
          <table:table-cell office:value-type="float" office:value="1.7630360389094" calcext:value-type="float">
            <text:p>1.7630360389094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31</text:p>
          </table:table-cell>
          <table:table-cell office:value-type="float" office:value="1.9747989738958" calcext:value-type="float">
            <text:p>1.974798973895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3</text:p>
          </table:table-cell>
          <table:table-cell office:value-type="float" office:value="2.0648073002028" calcext:value-type="float">
            <text:p>2.0648073002028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</text:p>
          </table:table-cell>
          <table:table-cell office:value-type="float" office:value="1.8449012158935" calcext:value-type="float">
            <text:p>1.84490121589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9</text:p>
          </table:table-cell>
          <table:table-cell office:value-type="float" office:value="1.7583539385748" calcext:value-type="float">
            <text:p>1.7583539385748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3</text:p>
          </table:table-cell>
          <table:table-cell office:value-type="float" office:value="1.9851179104022" calcext:value-type="float">
            <text:p>1.98511791040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6</text:p>
          </table:table-cell>
          <table:table-cell office:value-type="float" office:value="2.0802062313619" calcext:value-type="float">
            <text:p>2.0802062313619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3</text:p>
          </table:table-cell>
          <table:table-cell office:value-type="float" office:value="1.85128647233" calcext:value-type="float">
            <text:p>1.8512864723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0</text:p>
          </table:table-cell>
          <table:table-cell office:value-type="float" office:value="1.7498844738058" calcext:value-type="float">
            <text:p>1.7498844738058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7</text:p>
          </table:table-cell>
          <table:table-cell office:value-type="float" office:value="1.9877210655568" calcext:value-type="float">
            <text:p>1.98772106555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2</text:p>
          </table:table-cell>
          <table:table-cell office:value-type="float" office:value="2.0686262435513" calcext:value-type="float">
            <text:p>2.0686262435513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4</text:p>
          </table:table-cell>
          <table:table-cell office:value-type="float" office:value="1.8520675241394" calcext:value-type="float">
            <text:p>1.85206752413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9</text:p>
          </table:table-cell>
          <table:table-cell office:value-type="float" office:value="1.7509392095377" calcext:value-type="float">
            <text:p>1.7509392095377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0</text:p>
          </table:table-cell>
          <table:table-cell office:value-type="float" office:value="1.9690474010027" calcext:value-type="float">
            <text:p>1.969047401002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8</text:p>
          </table:table-cell>
          <table:table-cell office:value-type="float" office:value="2.0790146536688" calcext:value-type="float">
            <text:p>2.0790146536688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</text:p>
          </table:table-cell>
          <table:table-cell office:value-type="float" office:value="1.8387096434635" calcext:value-type="float">
            <text:p>1.838709643463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5</text:p>
          </table:table-cell>
          <table:table-cell office:value-type="float" office:value="1.7628613022513" calcext:value-type="float">
            <text:p>1.7628613022513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34</text:p>
          </table:table-cell>
          <table:table-cell office:value-type="float" office:value="1.9835905435889" calcext:value-type="float">
            <text:p>1.983590543588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4</text:p>
          </table:table-cell>
          <table:table-cell office:value-type="float" office:value="2.0731567650981" calcext:value-type="float">
            <text:p>2.0731567650981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3</text:p>
          </table:table-cell>
          <table:table-cell office:value-type="float" office:value="1.8536991013694" calcext:value-type="float">
            <text:p>1.85369910136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7</text:p>
          </table:table-cell>
          <table:table-cell office:value-type="float" office:value="1.7590276220762" calcext:value-type="float">
            <text:p>1.7590276220762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32</text:p>
          </table:table-cell>
          <table:table-cell office:value-type="float" office:value="1.9872884344332" calcext:value-type="float">
            <text:p>1.987288434433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</text:p>
          </table:table-cell>
          <table:table-cell office:value-type="float" office:value="2.0687630855125" calcext:value-type="float">
            <text:p>2.0687630855125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5</text:p>
          </table:table-cell>
          <table:table-cell office:value-type="float" office:value="1.85195699794" calcext:value-type="float">
            <text:p>1.8519569979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6</text:p>
          </table:table-cell>
          <table:table-cell office:value-type="float" office:value="1.755052889418" calcext:value-type="float">
            <text:p>1.755052889418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</text:p>
          </table:table-cell>
          <table:table-cell office:value-type="float" office:value="1.988166328246" calcext:value-type="float">
            <text:p>1.98816632824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5</text:p>
          </table:table-cell>
          <table:table-cell office:value-type="float" office:value="2.0784925489552" calcext:value-type="float">
            <text:p>2.0784925489552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1</text:p>
          </table:table-cell>
          <table:table-cell office:value-type="float" office:value="1.8489633168807" calcext:value-type="float">
            <text:p>1.848963316880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1</text:p>
          </table:table-cell>
          <table:table-cell office:value-type="float" office:value="1.7568286770224" calcext:value-type="float">
            <text:p>1.7568286770224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6</text:p>
          </table:table-cell>
          <table:table-cell office:value-type="float" office:value="1.9754284469174" calcext:value-type="float">
            <text:p>1.97542844691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0</text:p>
          </table:table-cell>
          <table:table-cell office:value-type="float" office:value="2.067858875938" calcext:value-type="float">
            <text:p>2.067858875938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0</text:p>
          </table:table-cell>
          <table:table-cell office:value-type="float" office:value="1.8453622680397" calcext:value-type="float">
            <text:p>1.845362268039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2</text:p>
          </table:table-cell>
          <table:table-cell office:value-type="float" office:value="1.7584949910579" calcext:value-type="float">
            <text:p>1.7584949910579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9</text:p>
          </table:table-cell>
          <table:table-cell office:value-type="float" office:value="1.9904610626726" calcext:value-type="float">
            <text:p>1.990461062672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3</text:p>
          </table:table-cell>
          <table:table-cell office:value-type="float" office:value="2.0789325484921" calcext:value-type="float">
            <text:p>2.0789325484921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31</text:p>
          </table:table-cell>
          <table:table-cell office:value-type="float" office:value="1.8508717359245" calcext:value-type="float">
            <text:p>1.850871735924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4</text:p>
          </table:table-cell>
          <table:table-cell office:value-type="float" office:value="1.7586865698036" calcext:value-type="float">
            <text:p>1.7586865698036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8</text:p>
          </table:table-cell>
          <table:table-cell office:value-type="float" office:value="1.9893536954172" calcext:value-type="float">
            <text:p>1.989353695417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</text:p>
          </table:table-cell>
          <table:table-cell office:value-type="float" office:value="2.071987292645" calcext:value-type="float">
            <text:p>2.071987292645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6</text:p>
          </table:table-cell>
          <table:table-cell office:value-type="float" office:value="1.8465601615156" calcext:value-type="float">
            <text:p>1.84656016151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3</text:p>
          </table:table-cell>
          <table:table-cell office:value-type="float" office:value="1.7521981555809" calcext:value-type="float">
            <text:p>1.7521981555809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5</text:p>
          </table:table-cell>
          <table:table-cell office:value-type="float" office:value="1.9930368494349" calcext:value-type="float">
            <text:p>1.993036849434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7</text:p>
          </table:table-cell>
          <table:table-cell office:value-type="float" office:value="2.0720325557552" calcext:value-type="float">
            <text:p>2.0720325557552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9</text:p>
          </table:table-cell>
          <table:table-cell office:value-type="float" office:value="1.8431233230281" calcext:value-type="float">
            <text:p>1.843123323028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4</text:p>
          </table:table-cell>
          <table:table-cell office:value-type="float" office:value="1.7594349900684" calcext:value-type="float">
            <text:p>1.7594349900684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0</text:p>
          </table:table-cell>
          <table:table-cell office:value-type="float" office:value="1.984762121303" calcext:value-type="float">
            <text:p>1.984762121303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0</text:p>
          </table:table-cell>
          <table:table-cell office:value-type="float" office:value="2.0737883433807" calcext:value-type="float">
            <text:p>2.0737883433807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8</text:p>
          </table:table-cell>
          <table:table-cell office:value-type="float" office:value="1.838348591212" calcext:value-type="float">
            <text:p>1.83834859121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5</text:p>
          </table:table-cell>
          <table:table-cell office:value-type="float" office:value="1.7605423573238" calcext:value-type="float">
            <text:p>1.7605423573238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7</text:p>
          </table:table-cell>
          <table:table-cell office:value-type="float" office:value="1.8979380021705" calcext:value-type="float">
            <text:p>1.897938002170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9</text:p>
          </table:table-cell>
          <table:table-cell office:value-type="float" office:value="2.0809788621275" calcext:value-type="float">
            <text:p>2.0809788621275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6</text:p>
          </table:table-cell>
          <table:table-cell office:value-type="float" office:value="1.8452054260996" calcext:value-type="float">
            <text:p>1.84520542609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4</text:p>
          </table:table-cell>
          <table:table-cell office:value-type="float" office:value="1.7584023595765" calcext:value-type="float">
            <text:p>1.7584023595765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1</text:p>
          </table:table-cell>
          <table:table-cell office:value-type="float" office:value="1.9879358021728" calcext:value-type="float">
            <text:p>1.987935802172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7</text:p>
          </table:table-cell>
          <table:table-cell office:value-type="float" office:value="2.0790683378228" calcext:value-type="float">
            <text:p>2.0790683378228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7</text:p>
          </table:table-cell>
          <table:table-cell office:value-type="float" office:value="1.8503401575367" calcext:value-type="float">
            <text:p>1.850340157536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8</text:p>
          </table:table-cell>
          <table:table-cell office:value-type="float" office:value="1.7629128811443" calcext:value-type="float">
            <text:p>1.7629128811443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6</text:p>
          </table:table-cell>
          <table:table-cell office:value-type="float" office:value="1.9889221169241" calcext:value-type="float">
            <text:p>1.98892211692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4</text:p>
          </table:table-cell>
          <table:table-cell office:value-type="float" office:value="2.0691241377641" calcext:value-type="float">
            <text:p>2.0691241377641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0</text:p>
          </table:table-cell>
          <table:table-cell office:value-type="float" office:value="1.8431917440087" calcext:value-type="float">
            <text:p>1.84319174400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34</text:p>
          </table:table-cell>
          <table:table-cell office:value-type="float" office:value="1.7550139420906" calcext:value-type="float">
            <text:p>1.7550139420906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9</text:p>
          </table:table-cell>
          <table:table-cell office:value-type="float" office:value="1.9844515953141" calcext:value-type="float">
            <text:p>1.9844515953141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1</text:p>
          </table:table-cell>
          <table:table-cell office:value-type="float" office:value="2.0758525517342" calcext:value-type="float">
            <text:p>2.0758525517342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7</text:p>
          </table:table-cell>
          <table:table-cell office:value-type="float" office:value="1.8466117404087" calcext:value-type="float">
            <text:p>1.846611740408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</text:p>
          </table:table-cell>
          <table:table-cell office:value-type="float" office:value="1.7599970947399" calcext:value-type="float">
            <text:p>1.7599970947399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2</text:p>
          </table:table-cell>
          <table:table-cell office:value-type="float" office:value="1.9849084369385" calcext:value-type="float">
            <text:p>1.9849084369385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2</text:p>
          </table:table-cell>
          <table:table-cell office:value-type="float" office:value="2.0823872816976" calcext:value-type="float">
            <text:p>2.0823872816976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4</text:p>
          </table:table-cell>
          <table:table-cell office:value-type="float" office:value="1.8478106865151" calcext:value-type="float">
            <text:p>1.8478106865151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9</text:p>
          </table:table-cell>
          <table:table-cell office:value-type="float" office:value="1.7584581489914" calcext:value-type="float">
            <text:p>1.7584581489914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8</text:p>
          </table:table-cell>
          <table:table-cell office:value-type="float" office:value="1.9763231828177" calcext:value-type="float">
            <text:p>1.976323182817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33</text:p>
          </table:table-cell>
          <table:table-cell office:value-type="float" office:value="2.0730946599004" calcext:value-type="float">
            <text:p>2.0730946599004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8</text:p>
          </table:table-cell>
          <table:table-cell office:value-type="float" office:value="1.8573117291455" calcext:value-type="float">
            <text:p>1.857311729145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1</text:p>
          </table:table-cell>
          <table:table-cell office:value-type="float" office:value="1.7517413139565" calcext:value-type="float">
            <text:p>1.7517413139565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7</text:p>
          </table:table-cell>
          <table:table-cell office:value-type="float" office:value="1.9825789657064" calcext:value-type="float">
            <text:p>1.982578965706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5</text:p>
          </table:table-cell>
          <table:table-cell office:value-type="float" office:value="2.0745693951901" calcext:value-type="float">
            <text:p>2.0745693951901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3</text:p>
          </table:table-cell>
          <table:table-cell office:value-type="float" office:value="1.8512022618924" calcext:value-type="float">
            <text:p>1.8512022618924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32</text:p>
          </table:table-cell>
          <table:table-cell office:value-type="float" office:value="1.7544371005925" calcext:value-type="float">
            <text:p>1.7544371005925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2</text:p>
          </table:table-cell>
          <table:table-cell office:value-type="float" office:value="1.9642568797296" calcext:value-type="float">
            <text:p>1.964256879729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32</text:p>
          </table:table-cell>
          <table:table-cell office:value-type="float" office:value="2.0744883426438" calcext:value-type="float">
            <text:p>2.0744883426438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2</text:p>
          </table:table-cell>
          <table:table-cell office:value-type="float" office:value="1.8461391093273" calcext:value-type="float">
            <text:p>1.8461391093273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</text:p>
          </table:table-cell>
          <table:table-cell office:value-type="float" office:value="1.758166570351" calcext:value-type="float">
            <text:p>1.758166570351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3</text:p>
          </table:table-cell>
          <table:table-cell office:value-type="float" office:value="1.9831610703568" calcext:value-type="float">
            <text:p>1.9831610703568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8</text:p>
          </table:table-cell>
          <table:table-cell office:value-type="float" office:value="2.0793925480078" calcext:value-type="float">
            <text:p>2.0793925480078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2</text:p>
          </table:table-cell>
          <table:table-cell office:value-type="float" office:value="1.8475748972896" calcext:value-type="float">
            <text:p>1.847574897289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0</text:p>
          </table:table-cell>
          <table:table-cell office:value-type="float" office:value="1.7582181492441" calcext:value-type="float">
            <text:p>1.7582181492441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5</text:p>
          </table:table-cell>
          <table:table-cell office:value-type="float" office:value="1.982718965559" calcext:value-type="float">
            <text:p>1.98271896555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31</text:p>
          </table:table-cell>
          <table:table-cell office:value-type="float" office:value="2.0755041310483" calcext:value-type="float">
            <text:p>2.0755041310483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1</text:p>
          </table:table-cell>
          <table:table-cell office:value-type="float" office:value="1.8492727902392" calcext:value-type="float">
            <text:p>1.8492727902392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0</text:p>
          </table:table-cell>
          <table:table-cell office:value-type="float" office:value="1.7584286753382" calcext:value-type="float">
            <text:p>1.7584286753382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9</text:p>
          </table:table-cell>
          <table:table-cell office:value-type="float" office:value="1.9757063413617" calcext:value-type="float">
            <text:p>1.975706341361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6</text:p>
          </table:table-cell>
          <table:table-cell office:value-type="float" office:value="2.0773904448522" calcext:value-type="float">
            <text:p>2.0773904448522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34</text:p>
          </table:table-cell>
          <table:table-cell office:value-type="float" office:value="1.8469359505937" calcext:value-type="float">
            <text:p>1.8469359505937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2</text:p>
          </table:table-cell>
          <table:table-cell office:value-type="float" office:value="1.7551349945947" calcext:value-type="float">
            <text:p>1.7551349945947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1</text:p>
          </table:table-cell>
          <table:table-cell office:value-type="float" office:value="1.9937684276122" calcext:value-type="float">
            <text:p>1.9937684276122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4</text:p>
          </table:table-cell>
          <table:table-cell office:value-type="float" office:value="2.0722662397197" calcext:value-type="float">
            <text:p>2.0722662397197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9</text:p>
          </table:table-cell>
          <table:table-cell office:value-type="float" office:value="1.8574569921505" calcext:value-type="float">
            <text:p>1.85745699215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31</text:p>
          </table:table-cell>
          <table:table-cell office:value-type="float" office:value="1.7555486783698" calcext:value-type="float">
            <text:p>1.7555486783698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4</text:p>
          </table:table-cell>
          <table:table-cell office:value-type="float" office:value="1.9884600121474" calcext:value-type="float">
            <text:p>1.9884600121474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3</text:p>
          </table:table-cell>
          <table:table-cell office:value-type="float" office:value="2.0727872918029" calcext:value-type="float">
            <text:p>2.0727872918029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9</text:p>
          </table:table-cell>
          <table:table-cell office:value-type="float" office:value="1.8388370117505" calcext:value-type="float">
            <text:p>1.8388370117505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3</text:p>
          </table:table-cell>
          <table:table-cell office:value-type="float" office:value="1.7615339352274" calcext:value-type="float">
            <text:p>1.7615339352274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4</text:p>
          </table:table-cell>
          <table:table-cell office:value-type="float" office:value="1.9792042324166" calcext:value-type="float">
            <text:p>1.9792042324166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6</text:p>
          </table:table-cell>
          <table:table-cell office:value-type="float" office:value="2.0694441374272" calcext:value-type="float">
            <text:p>2.0694441374272</text:p>
          </table:table-cell>
          <table:table-cell table:number-columns-repeated="22"/>
          <table:table-cell office:value-type="string" calcext:value-type="string">
            <text:p>ResponseTimeLimitNoChange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10</text:p>
          </table:table-cell>
          <table:table-cell office:value-type="float" office:value="1.8420001663156" calcext:value-type="float">
            <text:p>1.8420001663156</text:p>
          </table:table-cell>
          <table:table-cell/>
          <table:table-cell office:value-type="string" calcext:value-type="string">
            <text:p>ResponseTimeLimitNoChange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30</text:p>
          </table:table-cell>
          <table:table-cell office:value-type="float" office:value="1.7518297349161" calcext:value-type="float">
            <text:p>1.7518297349161</text:p>
          </table:table-cell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13</text:p>
          </table:table-cell>
          <table:table-cell office:value-type="float" office:value="1.9777652865629" calcext:value-type="float">
            <text:p>1.9777652865629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34</text:p>
          </table:table-cell>
          <table:table-cell office:value-type="float" office:value="2.0859904357995" calcext:value-type="float">
            <text:p>2.0859904357995</text:p>
          </table:table-cell>
          <table:table-cell table:number-columns-repeated="25"/>
          <table:table-cell table:formula="of:=AVERAGE([.CZ342:.CZ376])" office:value-type="float" office:value="1.84791300219684" calcext:value-type="float">
            <text:p>1.84791300219684</text:p>
          </table:table-cell>
          <table:table-cell/>
          <table:table-cell table:formula="of:=AVERAGE([.DE342:.DE376])" office:value-type="float" office:value="1.75611279807675" calcext:value-type="float">
            <text:p>1.75611279807675</text:p>
          </table:table-cell>
          <table:table-cell table:number-columns-repeated="3"/>
        </table:table-row>
        <table:table-row table:style-name="ro1">
          <table:table-cell table:number-columns-repeated="69"/>
          <table:table-cell office:value-type="string" calcext:value-type="string">
            <text:p>ResponseTimeLimit</text:p>
          </table:table-cell>
          <table:table-cell office:value-type="string" calcext:value-type="string">
            <text:p>$0=15, $1=1</text:p>
          </table:table-cell>
          <table:table-cell office:value-type="string" calcext:value-type="string">
            <text:p>#28</text:p>
          </table:table-cell>
          <table:table-cell office:value-type="float" office:value="1.9854968573717" calcext:value-type="float">
            <text:p>1.9854968573717</text:p>
          </table:table-cell>
          <table:table-cell/>
          <table:table-cell office:value-type="string" calcext:value-type="string">
            <text:p>ResponseTimeLimit</text:p>
          </table:table-cell>
          <table:table-cell office:value-type="string" calcext:value-type="string">
            <text:p>$0=25, $1=1</text:p>
          </table:table-cell>
          <table:table-cell office:value-type="string" calcext:value-type="string">
            <text:p>#25</text:p>
          </table:table-cell>
          <table:table-cell office:value-type="float" office:value="2.0783872859081" calcext:value-type="float">
            <text:p>2.0783872859081</text:p>
          </table:table-cell>
          <table:table-cell table:number-columns-repeated="31"/>
        </table:table-row>
        <table:table-row table:style-name="ro1">
          <table:table-cell table:number-columns-repeated="72"/>
          <table:table-cell table:formula="of:=AVERAGE([.BU344:.BU378])" office:value-type="float" office:value="1.97943394646051" calcext:value-type="float">
            <text:p>1.97943394646051</text:p>
          </table:table-cell>
          <table:table-cell table:formula="of:=AVERAGE([.BZ344:.BZ378])" office:value-type="float" office:value="2.07488479335435" calcext:value-type="float">
            <text:p>2.07488479335435</text:p>
          </table:table-cell>
          <table:table-cell table:number-columns-repeated="35"/>
        </table:table-row>
      </table:table>
      <table:named-expressions/>
      <table:database-ranges>
        <table:database-range table:name="__Anonymous_Sheet_DB__0" table:target-range-address="Sheet1.W11:Sheet1.W2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20:28:34.974155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9T18:15:36.654582374</meta:creation-date>
    <meta:generator>LibreOffice/6.4.6.2$Linux_X86_64 LibreOffice_project/40$Build-2</meta:generator>
    <dc:date>2021-02-02T20:46:45.720846152</dc:date>
    <meta:editing-duration>PT1H30M6S</meta:editing-duration>
    <meta:editing-cycles>35</meta:editing-cycles>
    <meta:document-statistic meta:table-count="1" meta:cell-count="1986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.1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f0041" draw:fill-color="#bf004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ff8000" draw:fill-color="#ff8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bf00" draw:fill-color="#ffb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 draw:fill-image-name="ChartBitmap_20_2" draw:opacity="50%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002cm" svg:height="15.062cm" xlink:href=".." xlink:type="simple" chart:class="chart:scatter" chart:style-name="ch1">
        <chart:title svg:x="9.561cm" svg:y="0.436cm" chart:style-name="ch2">
          <text:p>Mean Throughput (C=6)</text:p>
        </chart:title>
        <chart:legend chart:legend-position="end" svg:x="22.265cm" svg:y="5.669cm" style:legend-expansion="high" chart:style-name="ch3"/>
        <chart:plot-area chart:style-name="ch4" table:cell-range-address="Sheet1.C11:Sheet1.D20 Sheet1.D10:Sheet1.D10 Sheet1.F10:Sheet1.F20 Sheet1.H10:Sheet1.H20 Sheet1.J10:Sheet1.J20 Sheet1.L10:Sheet1.L20 Sheet1.N10:Sheet1.N20" chart:data-source-has-labels="row" svg:x="1.73cm" svg:y="1.638cm" svg:width="20.035cm" svg:height="11.923cm">
          <chartooo:coordinate-region svg:x="2.457cm" svg:y="1.837cm" svg:width="19.002cm" svg:height="10.971cm"/>
          <chart:axis chart:dimension="x" chart:name="primary-x" chart:style-name="ch5">
            <chart:title svg:x="11.545cm" svg:y="13.863cm" chart:style-name="ch6">
              <text:p>p</text:p>
            </chart:title>
          </chart:axis>
          <chart:axis chart:dimension="y" chart:name="primary-y" chart:style-name="ch7">
            <chart:title svg:x="0.451cm" svg:y="10.804cm" chart:style-name="ch8">
              <text:p>Mean Throughput [packets/slot]</text:p>
            </chart:title>
            <chart:grid chart:style-name="ch9" chart:class="major"/>
          </chart:axis>
          <chart:series chart:style-name="ch10" chart:values-cell-range-address="Sheet1.D11:Sheet1.D20" chart:label-cell-address="Sheet1.D10:Sheet1.D10" chart:class="chart:scatter">
            <chart:domain table:cell-range-address="Sheet1.C11:Sheet1.C20"/>
            <chart:data-point chart:repeated="10"/>
          </chart:series>
          <chart:series chart:style-name="ch11" chart:values-cell-range-address="Sheet1.F11:Sheet1.F20" chart:label-cell-address="Sheet1.F10:Sheet1.F10" chart:class="chart:scatter">
            <chart:data-point chart:repeated="10"/>
          </chart:series>
          <chart:series chart:style-name="ch12" chart:values-cell-range-address="Sheet1.H11:Sheet1.H20" chart:label-cell-address="Sheet1.H10:Sheet1.H10" chart:class="chart:scatter">
            <chart:data-point chart:repeated="10"/>
          </chart:series>
          <chart:series chart:style-name="ch13" chart:values-cell-range-address="Sheet1.J11:Sheet1.J20" chart:label-cell-address="Sheet1.J10:Sheet1.J10" chart:class="chart:scatter">
            <chart:data-point chart:repeated="10"/>
          </chart:series>
          <chart:series chart:style-name="ch14" chart:values-cell-range-address="Sheet1.L11:Sheet1.L20" chart:label-cell-address="Sheet1.L10:Sheet1.L10" chart:class="chart:scatter">
            <chart:data-point chart:repeated="10"/>
          </chart:series>
          <chart:series chart:style-name="ch15" chart:values-cell-range-address="Sheet1.N11:Sheet1.N20" chart:label-cell-address="Sheet1.N10:Sheet1.N10" chart:class="chart:scatte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=30</text:p>
                <draw:g>
                  <svg:desc>Sheet1.D10:Sheet1.D10</svg:desc>
                </draw:g>
              </table:table-cell>
              <table:table-cell office:value-type="string">
                <text:p>N = 25</text:p>
                <draw:g>
                  <svg:desc>Sheet1.F10:Sheet1.F10</svg:desc>
                </draw:g>
              </table:table-cell>
              <table:table-cell office:value-type="string">
                <text:p>N=20</text:p>
                <draw:g>
                  <svg:desc>Sheet1.H10:Sheet1.H10</svg:desc>
                </draw:g>
              </table:table-cell>
              <table:table-cell office:value-type="string">
                <text:p>N = 15</text:p>
                <draw:g>
                  <svg:desc>Sheet1.J10:Sheet1.J10</svg:desc>
                </draw:g>
              </table:table-cell>
              <table:table-cell office:value-type="string">
                <text:p>N=10</text:p>
                <draw:g>
                  <svg:desc>Sheet1.L10:Sheet1.L10</svg:desc>
                </draw:g>
              </table:table-cell>
              <table:table-cell office:value-type="string">
                <text:p>N=5</text:p>
                <draw:g>
                  <svg:desc>Sheet1.N10:Sheet1.N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C11:Sheet1.C20</svg:desc>
                </draw:g>
              </table:table-cell>
              <table:table-cell office:value-type="float" office:value="1.67518328928074">
                <text:p>1.67518328928074</text:p>
                <draw:g>
                  <svg:desc>Sheet1.D11:Sheet1.D20</svg:desc>
                </draw:g>
              </table:table-cell>
              <table:table-cell office:value-type="float" office:value="1.53275107830713">
                <text:p>1.53275107830713</text:p>
                <draw:g>
                  <svg:desc>Sheet1.F11:Sheet1.F20</svg:desc>
                </draw:g>
              </table:table-cell>
              <table:table-cell office:value-type="float" office:value="1.34855310678621">
                <text:p>1.34855310678621</text:p>
                <draw:g>
                  <svg:desc>Sheet1.H11:Sheet1.H20</svg:desc>
                </draw:g>
              </table:table-cell>
              <table:table-cell office:value-type="float" office:value="1.11532769815129">
                <text:p>1.11532769815129</text:p>
                <draw:g>
                  <svg:desc>Sheet1.J11:Sheet1.J20</svg:desc>
                </draw:g>
              </table:table-cell>
              <table:table-cell office:value-type="float" office:value="0.823090502009998">
                <text:p>0.823090502009998</text:p>
                <draw:g>
                  <svg:desc>Sheet1.L11:Sheet1.L20</svg:desc>
                </draw:g>
              </table:table-cell>
              <table:table-cell office:value-type="float" office:value="0.457600851648226">
                <text:p>0.457600851648226</text:p>
                <draw:g>
                  <svg:desc>Sheet1.N11:Sheet1.N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.95294889163274">
                <text:p>1.95294889163274</text:p>
              </table:table-cell>
              <table:table-cell office:value-type="float" office:value="1.88751813343956">
                <text:p>1.88751813343956</text:p>
              </table:table-cell>
              <table:table-cell office:value-type="float" office:value="1.77607521816643">
                <text:p>1.77607521816643</text:p>
              </table:table-cell>
              <table:table-cell office:value-type="float" office:value="1.59262172205233">
                <text:p>1.59262172205233</text:p>
              </table:table-cell>
              <table:table-cell office:value-type="float" office:value="1.29336303706146">
                <text:p>1.29336303706146</text:p>
              </table:table-cell>
              <table:table-cell office:value-type="float" office:value="0.714397107652168">
                <text:p>0.714397107652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2.01476268621471">
                <text:p>2.01476268621471</text:p>
              </table:table-cell>
              <table:table-cell office:value-type="float" office:value="1.97037458757561">
                <text:p>1.97037458757561</text:p>
              </table:table-cell>
              <table:table-cell office:value-type="float" office:value="1.89919098330774">
                <text:p>1.89919098330774</text:p>
              </table:table-cell>
              <table:table-cell office:value-type="float" office:value="1.77425464364173">
                <text:p>1.77425464364173</text:p>
              </table:table-cell>
              <table:table-cell office:value-type="float" office:value="1.42856319549737">
                <text:p>1.42856319549737</text:p>
              </table:table-cell>
              <table:table-cell office:value-type="float" office:value="0.714396616424614">
                <text:p>0.714396616424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2.03946451986191">
                <text:p>2.03946451986191</text:p>
              </table:table-cell>
              <table:table-cell office:value-type="float" office:value="2.00376922911509">
                <text:p>2.00376922911509</text:p>
              </table:table-cell>
              <table:table-cell office:value-type="float" office:value="1.94975156166502">
                <text:p>1.94975156166502</text:p>
              </table:table-cell>
              <table:table-cell office:value-type="float" office:value="1.85224072696465">
                <text:p>1.85224072696465</text:p>
              </table:table-cell>
              <table:table-cell office:value-type="float" office:value="1.42866672922299">
                <text:p>1.42866672922299</text:p>
              </table:table-cell>
              <table:table-cell office:value-type="float" office:value="0.714396686599979">
                <text:p>0.714396686599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2.05444794268638">
                <text:p>2.05444794268638</text:p>
              </table:table-cell>
              <table:table-cell office:value-type="float" office:value="2.02123555659415">
                <text:p>2.02123555659415</text:p>
              </table:table-cell>
              <table:table-cell office:value-type="float" office:value="1.97722518186823">
                <text:p>1.97722518186823</text:p>
              </table:table-cell>
              <table:table-cell office:value-type="float" office:value="1.89745553651297">
                <text:p>1.89745553651297</text:p>
              </table:table-cell>
              <table:table-cell office:value-type="float" office:value="1.42867875928553">
                <text:p>1.42867875928553</text:p>
              </table:table-cell>
              <table:table-cell office:value-type="float" office:value="0.714396511161568">
                <text:p>0.714396511161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2.06478063356424">
                <text:p>2.06478063356424</text:p>
              </table:table-cell>
              <table:table-cell office:value-type="float" office:value="2.0362784279776">
                <text:p>2.0362784279776</text:p>
              </table:table-cell>
              <table:table-cell office:value-type="float" office:value="1.99238313082478">
                <text:p>1.99238313082478</text:p>
              </table:table-cell>
              <table:table-cell office:value-type="float" office:value="1.92122901524765">
                <text:p>1.92122901524765</text:p>
              </table:table-cell>
              <table:table-cell office:value-type="float" office:value="1.42846748131242">
                <text:p>1.42846748131242</text:p>
              </table:table-cell>
              <table:table-cell office:value-type="float" office:value="0.714397388353626">
                <text:p>0.714397388353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2.07167073157467">
                <text:p>2.07167073157467</text:p>
              </table:table-cell>
              <table:table-cell office:value-type="float" office:value="2.04573366614502">
                <text:p>2.04573366614502</text:p>
              </table:table-cell>
              <table:table-cell office:value-type="float" office:value="2.00924977973707">
                <text:p>2.00924977973707</text:p>
              </table:table-cell>
              <table:table-cell office:value-type="float" office:value="1.94262054160243">
                <text:p>1.94262054160243</text:p>
              </table:table-cell>
              <table:table-cell office:value-type="float" office:value="1.4285341353776">
                <text:p>1.4285341353776</text:p>
              </table:table-cell>
              <table:table-cell office:value-type="float" office:value="0.714396897126073">
                <text:p>0.714396897126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2.08133970385295">
                <text:p>2.08133970385295</text:p>
              </table:table-cell>
              <table:table-cell office:value-type="float" office:value="2.05561702416254">
                <text:p>2.05561702416254</text:p>
              </table:table-cell>
              <table:table-cell office:value-type="float" office:value="2.01853885767838">
                <text:p>2.01853885767838</text:p>
              </table:table-cell>
              <table:table-cell office:value-type="float" office:value="1.95731472162361">
                <text:p>1.95731472162361</text:p>
              </table:table-cell>
              <table:table-cell office:value-type="float" office:value="1.42859172930193">
                <text:p>1.42859172930193</text:p>
              </table:table-cell>
              <table:table-cell office:value-type="float" office:value="0.714396756775344">
                <text:p>0.714396756775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2.0895147829669">
                <text:p>2.0895147829669</text:p>
              </table:table-cell>
              <table:table-cell office:value-type="float" office:value="2.06567520906369">
                <text:p>2.06567520906369</text:p>
              </table:table-cell>
              <table:table-cell office:value-type="float" office:value="2.02939305677923">
                <text:p>2.02939305677923</text:p>
              </table:table-cell>
              <table:table-cell office:value-type="float" office:value="1.97056932421275">
                <text:p>1.97056932421275</text:p>
              </table:table-cell>
              <table:table-cell office:value-type="float" office:value="1.42840131596854">
                <text:p>1.42840131596854</text:p>
              </table:table-cell>
              <table:table-cell office:value-type="float" office:value="0.714396616424615">
                <text:p>0.7143966164246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.10049891175554">
                <text:p>2.10049891175554</text:p>
              </table:table-cell>
              <table:table-cell office:value-type="float" office:value="2.07488479335435">
                <text:p>2.07488479335435</text:p>
              </table:table-cell>
              <table:table-cell office:value-type="float" office:value="2.03930683581737">
                <text:p>2.03930683581737</text:p>
              </table:table-cell>
              <table:table-cell office:value-type="float" office:value="1.97943394646051">
                <text:p>1.97943394646051</text:p>
              </table:table-cell>
              <table:table-cell office:value-type="float" office:value="1.42905963607759">
                <text:p>1.42905963607759</text:p>
              </table:table-cell>
              <table:table-cell office:value-type="float" office:value="0.714397388353626">
                <text:p>0.7143973883536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B2AA4E6A4F6D2D73.png" xlink:type="simple" xlink:show="embed" xlink:actuate="onLoad"/>
    <draw:fill-image draw:name="ChartBitmap_20_2" draw:display-name="ChartBitmap 2" xlink:href="Pictures/10000000000000080000000894642C6FA7144733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.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 style:data-style-name="N0">
      <style:chart-properties chart:display-label="true" chart:logarithmic="false" chart:minimum="0.75" chart:maximum="2.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f0041" draw:fill-color="#bf004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Long_20_Dot" svg:stroke-width="0.08cm" svg:stroke-color="#bf0041" draw:fill-color="#bf004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Long_20_Dot" svg:stroke-width="0.08cm" svg:stroke-color="#ff4000" draw:fill-color="#ff4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bf00" draw:fill-color="#ffb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Long_20_Dot" svg:stroke-width="0.08cm" svg:stroke-color="#ffbf00" draw:fill-color="#ffb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dash" draw:stroke-dash="Long_20_Dot" svg:stroke-width="0.08cm" svg:stroke-color="#3faf46" draw:fill-color="#3faf46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 draw:fill-image-name="ChartBitmap_20_2" draw:opacity="50%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5.002cm" svg:height="15.062cm" xlink:href=".." xlink:type="simple" chart:class="chart:scatter" chart:style-name="ch1">
        <chart:title svg:x="7.392cm" svg:y="0.436cm" chart:style-name="ch2">
          <text:p>Mean Throughput (Change vs NotChange)</text:p>
        </chart:title>
        <chart:legend chart:legend-position="end" svg:x="19.534cm" svg:y="5.065cm" style:legend-expansion="high" chart:style-name="ch3"/>
        <chart:plot-area chart:style-name="ch4" table:cell-range-address="Sheet1.C11:Sheet1.D20 Sheet1.D10:Sheet1.D10 Sheet1.P10:Sheet1.P20 Sheet1.H10:Sheet1.H20 Sheet1.T10:Sheet1.T20 Sheet1.J10:Sheet1.J20 Sheet1.V10:Sheet1.V20 Sheet1.L10:Sheet1.L20 Sheet1.X10:Sheet1.X20" chart:data-source-has-labels="row" svg:x="1.73cm" svg:y="1.638cm" svg:width="17.304cm" svg:height="11.923cm">
          <chartooo:coordinate-region svg:x="2.642cm" svg:y="1.638cm" svg:width="16.086cm" svg:height="11.17cm"/>
          <chart:axis chart:dimension="x" chart:name="primary-x" chart:style-name="ch5">
            <chart:title svg:x="10.18cm" svg:y="13.863cm" chart:style-name="ch6">
              <text:p>p</text:p>
            </chart:title>
          </chart:axis>
          <chart:axis chart:dimension="y" chart:name="primary-y" chart:style-name="ch7">
            <chart:title svg:x="0.451cm" svg:y="10.804cm" chart:style-name="ch8">
              <text:p>Mean Throughput [packets/slot]</text:p>
            </chart:title>
            <chart:grid chart:style-name="ch9" chart:class="major"/>
          </chart:axis>
          <chart:series chart:style-name="ch10" chart:values-cell-range-address="Sheet1.D11:Sheet1.D20" chart:label-cell-address="Sheet1.D10:Sheet1.D10" chart:class="chart:scatter">
            <chart:domain table:cell-range-address="Sheet1.C11:Sheet1.C20"/>
            <chart:data-point chart:repeated="10"/>
          </chart:series>
          <chart:series chart:style-name="ch11" chart:values-cell-range-address="Sheet1.P11:Sheet1.P20" chart:label-cell-address="Sheet1.P10:Sheet1.P10" chart:class="chart:scatter">
            <chart:data-point chart:repeated="10"/>
          </chart:series>
          <chart:series chart:style-name="ch12" chart:values-cell-range-address="Sheet1.H11:Sheet1.H20" chart:label-cell-address="Sheet1.H10:Sheet1.H10" chart:class="chart:scatter">
            <chart:data-point chart:repeated="10"/>
          </chart:series>
          <chart:series chart:style-name="ch13" chart:values-cell-range-address="Sheet1.T11:Sheet1.T20" chart:label-cell-address="Sheet1.T10:Sheet1.T10" chart:class="chart:scatter">
            <chart:data-point chart:repeated="10"/>
          </chart:series>
          <chart:series chart:style-name="ch14" chart:values-cell-range-address="Sheet1.J11:Sheet1.J20" chart:label-cell-address="Sheet1.J10:Sheet1.J10" chart:class="chart:scatter">
            <chart:data-point chart:repeated="10"/>
          </chart:series>
          <chart:series chart:style-name="ch15" chart:values-cell-range-address="Sheet1.V11:Sheet1.V20" chart:label-cell-address="Sheet1.V10:Sheet1.V10" chart:class="chart:scatter">
            <chart:data-point chart:repeated="10"/>
          </chart:series>
          <chart:series chart:style-name="ch16" chart:values-cell-range-address="Sheet1.L11:Sheet1.L20" chart:label-cell-address="Sheet1.L10:Sheet1.L10" chart:class="chart:scatter">
            <chart:data-point chart:repeated="10"/>
          </chart:series>
          <chart:series chart:style-name="ch17" chart:values-cell-range-address="Sheet1.X11:Sheet1.X20" chart:label-cell-address="Sheet1.X10:Sheet1.X10" chart:class="chart:scatte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=30</text:p>
                <draw:g>
                  <svg:desc>Sheet1.D10:Sheet1.D10</svg:desc>
                </draw:g>
              </table:table-cell>
              <table:table-cell office:value-type="string">
                <text:p>N=30 NoChange</text:p>
                <draw:g>
                  <svg:desc>Sheet1.P10:Sheet1.P10</svg:desc>
                </draw:g>
              </table:table-cell>
              <table:table-cell office:value-type="string">
                <text:p>N=20</text:p>
                <draw:g>
                  <svg:desc>Sheet1.H10:Sheet1.H10</svg:desc>
                </draw:g>
              </table:table-cell>
              <table:table-cell office:value-type="string">
                <text:p>N=20 NoChange</text:p>
                <draw:g>
                  <svg:desc>Sheet1.T10:Sheet1.T10</svg:desc>
                </draw:g>
              </table:table-cell>
              <table:table-cell office:value-type="string">
                <text:p>N = 15</text:p>
                <draw:g>
                  <svg:desc>Sheet1.J10:Sheet1.J10</svg:desc>
                </draw:g>
              </table:table-cell>
              <table:table-cell office:value-type="string">
                <text:p>N=15 NoChange</text:p>
                <draw:g>
                  <svg:desc>Sheet1.V10:Sheet1.V10</svg:desc>
                </draw:g>
              </table:table-cell>
              <table:table-cell office:value-type="string">
                <text:p>N=10</text:p>
                <draw:g>
                  <svg:desc>Sheet1.L10:Sheet1.L10</svg:desc>
                </draw:g>
              </table:table-cell>
              <table:table-cell office:value-type="string">
                <text:p>N=10 NoChange</text:p>
                <draw:g>
                  <svg:desc>Sheet1.X10:Sheet1.X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C11:Sheet1.C20</svg:desc>
                </draw:g>
              </table:table-cell>
              <table:table-cell office:value-type="float" office:value="1.67518328928074">
                <text:p>1.67518328928074</text:p>
                <draw:g>
                  <svg:desc>Sheet1.D11:Sheet1.D20</svg:desc>
                </draw:g>
              </table:table-cell>
              <table:table-cell office:value-type="float" office:value="1.61738464836704">
                <text:p>1.61738464836704</text:p>
                <draw:g>
                  <svg:desc>Sheet1.P11:Sheet1.P20</svg:desc>
                </draw:g>
              </table:table-cell>
              <table:table-cell office:value-type="float" office:value="1.34855310678621">
                <text:p>1.34855310678621</text:p>
                <draw:g>
                  <svg:desc>Sheet1.H11:Sheet1.H20</svg:desc>
                </draw:g>
              </table:table-cell>
              <table:table-cell office:value-type="float" office:value="1.31917685700682">
                <text:p>1.31917685700682</text:p>
                <draw:g>
                  <svg:desc>Sheet1.T11:Sheet1.T20</svg:desc>
                </draw:g>
              </table:table-cell>
              <table:table-cell office:value-type="float" office:value="1.11532769815129">
                <text:p>1.11532769815129</text:p>
                <draw:g>
                  <svg:desc>Sheet1.J11:Sheet1.J20</svg:desc>
                </draw:g>
              </table:table-cell>
              <table:table-cell office:value-type="float" office:value="1.09793845329787">
                <text:p>1.09793845329787</text:p>
                <draw:g>
                  <svg:desc>Sheet1.V11:Sheet1.V20</svg:desc>
                </draw:g>
              </table:table-cell>
              <table:table-cell office:value-type="float" office:value="0.823090502009998">
                <text:p>0.823090502009998</text:p>
                <draw:g>
                  <svg:desc>Sheet1.L11:Sheet1.L20</svg:desc>
                </draw:g>
              </table:table-cell>
              <table:table-cell office:value-type="float" office:value="0.814888370292944">
                <text:p>0.814888370292944</text:p>
                <draw:g>
                  <svg:desc>Sheet1.X11:Sheet1.X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.95294889163274">
                <text:p>1.95294889163274</text:p>
              </table:table-cell>
              <table:table-cell office:value-type="float" office:value="1.81456510747532">
                <text:p>1.81456510747532</text:p>
              </table:table-cell>
              <table:table-cell office:value-type="float" office:value="1.77607521816643">
                <text:p>1.77607521816643</text:p>
              </table:table-cell>
              <table:table-cell office:value-type="float" office:value="1.66379838898415">
                <text:p>1.66379838898415</text:p>
              </table:table-cell>
              <table:table-cell office:value-type="float" office:value="1.59262172205233">
                <text:p>1.59262172205233</text:p>
              </table:table-cell>
              <table:table-cell office:value-type="float" office:value="1.50892168985687">
                <text:p>1.50892168985687</text:p>
              </table:table-cell>
              <table:table-cell office:value-type="float" office:value="1.29336303706146">
                <text:p>1.29336303706146</text:p>
              </table:table-cell>
              <table:table-cell office:value-type="float" office:value="1.24452605839361">
                <text:p>1.244526058393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2.01476268621471">
                <text:p>2.01476268621471</text:p>
              </table:table-cell>
              <table:table-cell office:value-type="float" office:value="1.84454893556253">
                <text:p>1.84454893556253</text:p>
              </table:table-cell>
              <table:table-cell office:value-type="float" office:value="1.89919098330774">
                <text:p>1.89919098330774</text:p>
              </table:table-cell>
              <table:table-cell office:value-type="float" office:value="1.74076564129933">
                <text:p>1.74076564129933</text:p>
              </table:table-cell>
              <table:table-cell office:value-type="float" office:value="1.77425464364173">
                <text:p>1.77425464364173</text:p>
              </table:table-cell>
              <table:table-cell office:value-type="float" office:value="1.63548083483221">
                <text:p>1.63548083483221</text:p>
              </table:table-cell>
              <table:table-cell office:value-type="float" office:value="1.42856319549737">
                <text:p>1.42856319549737</text:p>
              </table:table-cell>
              <table:table-cell office:value-type="float" office:value="1.42648018265244">
                <text:p>1.42648018265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2.03946451986191">
                <text:p>2.03946451986191</text:p>
              </table:table-cell>
              <table:table-cell office:value-type="float" office:value="1.85368261015865">
                <text:p>1.85368261015865</text:p>
              </table:table-cell>
              <table:table-cell office:value-type="float" office:value="1.94975156166502">
                <text:p>1.94975156166502</text:p>
              </table:table-cell>
              <table:table-cell office:value-type="float" office:value="1.76928729548705">
                <text:p>1.76928729548705</text:p>
              </table:table-cell>
              <table:table-cell office:value-type="float" office:value="1.85224072696465">
                <text:p>1.85224072696465</text:p>
              </table:table-cell>
              <table:table-cell office:value-type="float" office:value="1.68460824176577">
                <text:p>1.68460824176577</text:p>
              </table:table-cell>
              <table:table-cell office:value-type="float" office:value="1.42866672922299">
                <text:p>1.42866672922299</text:p>
              </table:table-cell>
              <table:table-cell office:value-type="float" office:value="1.42843530340143">
                <text:p>1.42843530340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2.05444794268638">
                <text:p>2.05444794268638</text:p>
              </table:table-cell>
              <table:table-cell office:value-type="float" office:value="1.85923972711608">
                <text:p>1.85923972711608</text:p>
              </table:table-cell>
              <table:table-cell office:value-type="float" office:value="1.97722518186823">
                <text:p>1.97722518186823</text:p>
              </table:table-cell>
              <table:table-cell office:value-type="float" office:value="1.78169208944692">
                <text:p>1.78169208944692</text:p>
              </table:table-cell>
              <table:table-cell office:value-type="float" office:value="1.89745553651297">
                <text:p>1.89745553651297</text:p>
              </table:table-cell>
              <table:table-cell office:value-type="float" office:value="1.70745817260042">
                <text:p>1.70745817260042</text:p>
              </table:table-cell>
              <table:table-cell office:value-type="float" office:value="1.42867875928553">
                <text:p>1.42867875928553</text:p>
              </table:table-cell>
              <table:table-cell office:value-type="float" office:value="1.42858144359849">
                <text:p>1.42858144359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2.06478063356424">
                <text:p>2.06478063356424</text:p>
              </table:table-cell>
              <table:table-cell office:value-type="float" office:value="1.86045565566072">
                <text:p>1.86045565566072</text:p>
              </table:table-cell>
              <table:table-cell office:value-type="float" office:value="1.99238313082478">
                <text:p>1.99238313082478</text:p>
              </table:table-cell>
              <table:table-cell office:value-type="float" office:value="1.79062583442895">
                <text:p>1.79062583442895</text:p>
              </table:table-cell>
              <table:table-cell office:value-type="float" office:value="1.92122901524765">
                <text:p>1.92122901524765</text:p>
              </table:table-cell>
              <table:table-cell office:value-type="float" office:value="1.72333259198074">
                <text:p>1.72333259198074</text:p>
              </table:table-cell>
              <table:table-cell office:value-type="float" office:value="1.42846748131242">
                <text:p>1.42846748131242</text:p>
              </table:table-cell>
              <table:table-cell office:value-type="float" office:value="1.42880628546707">
                <text:p>1.428806285467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2.07167073157467">
                <text:p>2.07167073157467</text:p>
              </table:table-cell>
              <table:table-cell office:value-type="float" office:value="1.86498119475665">
                <text:p>1.86498119475665</text:p>
              </table:table-cell>
              <table:table-cell office:value-type="float" office:value="2.00924977973707">
                <text:p>2.00924977973707</text:p>
              </table:table-cell>
              <table:table-cell office:value-type="float" office:value="1.79519625067062">
                <text:p>1.79519625067062</text:p>
              </table:table-cell>
              <table:table-cell office:value-type="float" office:value="1.94262054160243">
                <text:p>1.94262054160243</text:p>
              </table:table-cell>
              <table:table-cell office:value-type="float" office:value="1.73326428077444">
                <text:p>1.73326428077444</text:p>
              </table:table-cell>
              <table:table-cell office:value-type="float" office:value="1.4285341353776">
                <text:p>1.4285341353776</text:p>
              </table:table-cell>
              <table:table-cell office:value-type="float" office:value="1.42860800497403">
                <text:p>1.428608004974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2.08133970385295">
                <text:p>2.08133970385295</text:p>
              </table:table-cell>
              <table:table-cell office:value-type="float" office:value="1.86552087839908">
                <text:p>1.86552087839908</text:p>
              </table:table-cell>
              <table:table-cell office:value-type="float" office:value="2.01853885767838">
                <text:p>2.01853885767838</text:p>
              </table:table-cell>
              <table:table-cell office:value-type="float" office:value="1.80014003494032">
                <text:p>1.80014003494032</text:p>
              </table:table-cell>
              <table:table-cell office:value-type="float" office:value="1.95731472162361">
                <text:p>1.95731472162361</text:p>
              </table:table-cell>
              <table:table-cell office:value-type="float" office:value="1.74128466330937">
                <text:p>1.74128466330937</text:p>
              </table:table-cell>
              <table:table-cell office:value-type="float" office:value="1.42859172930193">
                <text:p>1.42859172930193</text:p>
              </table:table-cell>
              <table:table-cell office:value-type="float" office:value="1.42862239092381">
                <text:p>1.428622390923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2.0895147829669">
                <text:p>2.0895147829669</text:p>
              </table:table-cell>
              <table:table-cell office:value-type="float" office:value="1.86945147075284">
                <text:p>1.86945147075284</text:p>
              </table:table-cell>
              <table:table-cell office:value-type="float" office:value="2.02939305677923">
                <text:p>2.02939305677923</text:p>
              </table:table-cell>
              <table:table-cell office:value-type="float" office:value="1.80446645143882">
                <text:p>1.80446645143882</text:p>
              </table:table-cell>
              <table:table-cell office:value-type="float" office:value="1.97056932421275">
                <text:p>1.97056932421275</text:p>
              </table:table-cell>
              <table:table-cell office:value-type="float" office:value="1.75004101499442">
                <text:p>1.75004101499442</text:p>
              </table:table-cell>
              <table:table-cell office:value-type="float" office:value="1.42840131596854">
                <text:p>1.42840131596854</text:p>
              </table:table-cell>
              <table:table-cell office:value-type="float" office:value="1.42847488230714">
                <text:p>1.42847488230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.10049891175554">
                <text:p>2.10049891175554</text:p>
              </table:table-cell>
              <table:table-cell office:value-type="float" office:value="1.87354213311354">
                <text:p>1.87354213311354</text:p>
              </table:table-cell>
              <table:table-cell office:value-type="float" office:value="2.03930683581737">
                <text:p>2.03930683581737</text:p>
              </table:table-cell>
              <table:table-cell office:value-type="float" office:value="1.81180732090458">
                <text:p>1.81180732090458</text:p>
              </table:table-cell>
              <table:table-cell office:value-type="float" office:value="1.97943394646051">
                <text:p>1.97943394646051</text:p>
              </table:table-cell>
              <table:table-cell office:value-type="float" office:value="1.75611279807675">
                <text:p>1.75611279807675</text:p>
              </table:table-cell>
              <table:table-cell office:value-type="float" office:value="1.42905963607759">
                <text:p>1.42905963607759</text:p>
              </table:table-cell>
              <table:table-cell office:value-type="float" office:value="1.42858902253787">
                <text:p>1.428589022537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B2AA4E6A4F6D2D73.png" xlink:type="simple" xlink:show="embed" xlink:actuate="onLoad"/>
    <draw:fill-image draw:name="ChartBitmap_20_2" draw:display-name="ChartBitmap 2" xlink:href="Pictures/10000000000000080000000894642C6FA7144733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